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 style:data-style-name="N160">
      <style:table-cell-properties style:cell-protect="protected formula-hidden" style:print-content="true" style:rotation-align="none"/>
    </style:style>
    <style:style style:name="ce3" style:family="table-cell" style:parent-style-name="Default" style:data-style-name="N2">
      <style:table-cell-properties style:cell-protect="protected formula-hidden" style:print-content="true" style:rotation-align="none"/>
    </style:style>
    <style:style style:name="ce4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#b4c6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ackground-color="#c6e0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fce4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 formula-hidden" style:print-content="true" style:rotation-align="none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60">
      <style:table-cell-properties style:cell-protect="protected formula-hidden" style:print-content="true" style:rotation-align="none"/>
    </style:style>
    <style:style style:name="ce19" style:family="table-cell" style:parent-style-name="Default" style:data-style-name="N2">
      <style:table-cell-properties style:cell-protect="protected formula-hidden" style:print-content="true" style:rotation-align="none"/>
    </style:style>
    <style:style style:name="ce20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ackground-color="#b4c6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c6e0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fo:background-color="#fce4d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 formula-hidden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number-columns-repeated="4" table:default-cell-style-name="ce19"/>
        <table:table-column table:style-name="co2" table:number-columns-repeated="2" table:default-cell-style-name="Default"/>
        <table:table-row table:style-name="ro1">
          <table:table-cell table:style-name="ce17" office:value-type="string" calcext:value-type="string">
            <text:p>B.H.Pressure</text:p>
          </table:table-cell>
          <table:table-cell table:style-name="ce20" office:value-type="float" office:value="145" calcext:value-type="float">
            <text:p>145</text:p>
          </table:table-cell>
          <table:table-cell table:style-name="ce17" office:value-type="string" calcext:value-type="string">
            <text:p>ba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Adiabatic Index</text:p>
          </table:table-cell>
          <table:table-cell table:style-name="ce20" office:value-type="float" office:value="1.4" calcext:value-type="float">
            <text:p>1.4</text:p>
          </table:table-cell>
          <table:table-cell table:style-name="ce17" office:value-type="string" calcext:value-type="string">
            <text:p>(gamma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rhow</text:p>
          </table:table-cell>
          <table:table-cell table:style-name="ce21" office:value-type="float" office:value="1.021" calcext:value-type="float">
            <text:p>1.021</text:p>
          </table:table-cell>
          <table:table-cell table:style-name="ce17" office:value-type="string" calcext:value-type="string">
            <text:p>g/c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muw</text:p>
          </table:table-cell>
          <table:table-cell table:style-name="ce21" office:value-type="float" office:value="0.439" calcext:value-type="float">
            <text:p>0.439</text:p>
          </table:table-cell>
          <table:table-cell table:style-name="ce17" office:value-type="string" calcext:value-type="string">
            <text:p>cp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rhoo</text:p>
          </table:table-cell>
          <table:table-cell table:style-name="ce22" office:value-type="float" office:value="0.755" calcext:value-type="float">
            <text:p>0.755</text:p>
          </table:table-cell>
          <table:table-cell table:style-name="ce17" office:value-type="string" calcext:value-type="string">
            <text:p>g/c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muo</text:p>
          </table:table-cell>
          <table:table-cell table:style-name="ce22" office:value-type="float" office:value="0.95" calcext:value-type="float">
            <text:p>0.95</text:p>
          </table:table-cell>
          <table:table-cell table:style-name="ce17" office:value-type="string" calcext:value-type="string">
            <text:p>cp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rhog</text:p>
          </table:table-cell>
          <table:table-cell table:style-name="ce23" office:value-type="float" office:value="0.1118" calcext:value-type="float">
            <text:p>0.1118</text:p>
          </table:table-cell>
          <table:table-cell table:style-name="ce17" office:value-type="string" calcext:value-type="string">
            <text:p>g/cc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mug</text:p>
          </table:table-cell>
          <table:table-cell table:style-name="ce23" office:value-type="float" office:value="0.0183" calcext:value-type="float">
            <text:p>0.0183</text:p>
          </table:table-cell>
          <table:table-cell table:style-name="ce17" office:value-type="string" calcext:value-type="string">
            <text:p>cp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7"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Rate</text:p>
          </table:table-cell>
          <table:table-cell table:style-name="ce18" office:value-type="string" calcext:value-type="string">
            <text:p>DPtotal</text:p>
          </table:table-cell>
          <table:table-cell table:style-name="ce24" office:value-type="string" calcext:value-type="string">
            <text:p>Flowing Fractions</text:p>
          </table:table-cell>
          <table:table-cell table:style-name="ce24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Rm3/d</text:p>
          </table:table-cell>
          <table:table-cell table:style-name="ce18" office:value-type="string" calcext:value-type="string">
            <text:p>bar</text:p>
          </table:table-cell>
          <table:table-cell table:style-name="ce24" office:value-type="string" calcext:value-type="string">
            <text:p>alpha-w</text:p>
          </table:table-cell>
          <table:table-cell table:style-name="ce24" office:value-type="string" calcext:value-type="string">
            <text:p>alpha-o</text:p>
          </table:table-cell>
          <table:table-cell table:style-name="ce18" office:value-type="string" calcext:value-type="string">
            <text:p>alpha-g</text:p>
          </table:table-cell>
          <table:table-cell office:value-type="string" calcext:value-type="string">
            <text:p>mu_mix</text:p>
          </table:table-cell>
          <table:table-cell office:value-type="string" calcext:value-type="string">
            <text:p>rho_mix</text:p>
          </table:table-cell>
        </table:table-row>
        <table:table-row table:style-name="ro1">
          <table:table-cell office:value-type="float" office:value="0.185436362028122" calcext:value-type="float">
            <text:p>0.19</text:p>
          </table:table-cell>
          <table:table-cell office:value-type="float" office:value="0.0000343989696353674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2]*[.$B$4]+[.D12]*[.$B$6]+[.E12]*[.$B$8]" office:value-type="float" office:value="0.439" calcext:value-type="float">
            <text:p>0.439</text:p>
          </table:table-cell>
          <table:table-cell table:formula="of:=[.C12]*[.$B$3]+[.D12]*[.$B$5]+[.E12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0.370872724056244" calcext:value-type="float">
            <text:p>0.37</text:p>
          </table:table-cell>
          <table:table-cell office:value-type="float" office:value="0.000569063577819616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3]*[.$B$4]+[.D13]*[.$B$6]+[.E13]*[.$B$8]" office:value-type="float" office:value="0.439" calcext:value-type="float">
            <text:p>0.439</text:p>
          </table:table-cell>
          <table:table-cell table:formula="of:=[.C13]*[.$B$3]+[.D13]*[.$B$5]+[.E13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0.547684139013291" calcext:value-type="float">
            <text:p>0.55</text:p>
          </table:table-cell>
          <table:table-cell office:value-type="float" office:value="0.00266801146995276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4]*[.$B$4]+[.D14]*[.$B$6]+[.E14]*[.$B$8]" office:value-type="float" office:value="0.439" calcext:value-type="float">
            <text:p>0.439</text:p>
          </table:table-cell>
          <table:table-cell table:formula="of:=[.C14]*[.$B$3]+[.D14]*[.$B$5]+[.E14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0.725034613162279" calcext:value-type="float">
            <text:p>0.73</text:p>
          </table:table-cell>
          <table:table-cell office:value-type="float" office:value="0.0080112215626426" calcext:value-type="float">
            <text:p>0.0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5]*[.$B$4]+[.D15]*[.$B$6]+[.E15]*[.$B$8]" office:value-type="float" office:value="0.439" calcext:value-type="float">
            <text:p>0.439</text:p>
          </table:table-cell>
          <table:table-cell table:formula="of:=[.C15]*[.$B$3]+[.D15]*[.$B$5]+[.E15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0.909931915998459" calcext:value-type="float">
            <text:p>0.91</text:p>
          </table:table-cell>
          <table:table-cell office:value-type="float" office:value="0.0177837569295988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6]*[.$B$4]+[.D16]*[.$B$6]+[.E16]*[.$B$8]" office:value-type="float" office:value="0.439" calcext:value-type="float">
            <text:p>0.439</text:p>
          </table:table-cell>
          <table:table-cell table:formula="of:=[.C16]*[.$B$3]+[.D16]*[.$B$5]+[.E16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1.09536827802658" calcext:value-type="float">
            <text:p>1.10</text:p>
          </table:table-cell>
          <table:table-cell office:value-type="float" office:value="0.0311229542326555" calcext:value-type="float">
            <text:p>0.03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7]*[.$B$4]+[.D17]*[.$B$6]+[.E17]*[.$B$8]" office:value-type="float" office:value="0.439" calcext:value-type="float">
            <text:p>0.439</text:p>
          </table:table-cell>
          <table:table-cell table:formula="of:=[.C17]*[.$B$3]+[.D17]*[.$B$5]+[.E17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1.26355474591255" calcext:value-type="float">
            <text:p>1.26</text:p>
          </table:table-cell>
          <table:table-cell office:value-type="float" office:value="0.0442641376946122" calcext:value-type="float">
            <text:p>0.0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8]*[.$B$4]+[.D18]*[.$B$6]+[.E18]*[.$B$8]" office:value-type="float" office:value="0.439" calcext:value-type="float">
            <text:p>0.439</text:p>
          </table:table-cell>
          <table:table-cell table:formula="of:=[.C18]*[.$B$3]+[.D18]*[.$B$5]+[.E18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1.44791298955679" calcext:value-type="float">
            <text:p>1.45</text:p>
          </table:table-cell>
          <table:table-cell office:value-type="float" office:value="0.0576018567630462" calcext:value-type="float">
            <text:p>0.0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19]*[.$B$4]+[.D19]*[.$B$6]+[.E19]*[.$B$8]" office:value-type="float" office:value="0.439" calcext:value-type="float">
            <text:p>0.439</text:p>
          </table:table-cell>
          <table:table-cell table:formula="of:=[.C19]*[.$B$3]+[.D19]*[.$B$5]+[.E19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1.62795875966549" calcext:value-type="float">
            <text:p>1.63</text:p>
          </table:table-cell>
          <table:table-cell office:value-type="float" office:value="0.0688224579803459" calcext:value-type="float">
            <text:p>0.0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0]*[.$B$4]+[.D20]*[.$B$6]+[.E20]*[.$B$8]" office:value-type="float" office:value="0.439" calcext:value-type="float">
            <text:p>0.439</text:p>
          </table:table-cell>
          <table:table-cell table:formula="of:=[.C20]*[.$B$3]+[.D20]*[.$B$5]+[.E20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1.80369205623865" calcext:value-type="float">
            <text:p>1.80</text:p>
          </table:table-cell>
          <table:table-cell office:value-type="float" office:value="0.0824831483727507" calcext:value-type="float">
            <text:p>0.08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1]*[.$B$4]+[.D21]*[.$B$6]+[.E21]*[.$B$8]" office:value-type="float" office:value="0.439" calcext:value-type="float">
            <text:p>0.439</text:p>
          </table:table-cell>
          <table:table-cell table:formula="of:=[.C21]*[.$B$3]+[.D21]*[.$B$5]+[.E21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1.98265970796347" calcext:value-type="float">
            <text:p>1.98</text:p>
          </table:table-cell>
          <table:table-cell office:value-type="float" office:value="0.105959331602398" calcext:value-type="float">
            <text:p>0.1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2]*[.$B$4]+[.D22]*[.$B$6]+[.E22]*[.$B$8]" office:value-type="float" office:value="0.439" calcext:value-type="float">
            <text:p>0.439</text:p>
          </table:table-cell>
          <table:table-cell table:formula="of:=[.C22]*[.$B$3]+[.D22]*[.$B$5]+[.E22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2.1567758269608" calcext:value-type="float">
            <text:p>2.16</text:p>
          </table:table-cell>
          <table:table-cell office:value-type="float" office:value="0.132298543139305" calcext:value-type="float">
            <text:p>0.13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3]*[.$B$4]+[.D23]*[.$B$6]+[.E23]*[.$B$8]" office:value-type="float" office:value="0.439" calcext:value-type="float">
            <text:p>0.439</text:p>
          </table:table-cell>
          <table:table-cell table:formula="of:=[.C23]*[.$B$3]+[.D23]*[.$B$5]+[.E23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2.33197006434202" calcext:value-type="float">
            <text:p>2.33</text:p>
          </table:table-cell>
          <table:table-cell office:value-type="float" office:value="0.162456066801641" calcext:value-type="float">
            <text:p>0.1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4]*[.$B$4]+[.D24]*[.$B$6]+[.E24]*[.$B$8]" office:value-type="float" office:value="0.439" calcext:value-type="float">
            <text:p>0.439</text:p>
          </table:table-cell>
          <table:table-cell table:formula="of:=[.C24]*[.$B$3]+[.D24]*[.$B$5]+[.E24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2.50231276899576" calcext:value-type="float">
            <text:p>2.50</text:p>
          </table:table-cell>
          <table:table-cell office:value-type="float" office:value="0.195475765154846" calcext:value-type="float">
            <text:p>0.2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5]*[.$B$4]+[.D25]*[.$B$6]+[.E25]*[.$B$8]" office:value-type="float" office:value="0.439" calcext:value-type="float">
            <text:p>0.439</text:p>
          </table:table-cell>
          <table:table-cell table:formula="of:=[.C25]*[.$B$3]+[.D25]*[.$B$5]+[.E25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2.66510864496231" calcext:value-type="float">
            <text:p>2.67</text:p>
          </table:table-cell>
          <table:table-cell office:value-type="float" office:value="0.230529553617612" calcext:value-type="float">
            <text:p>0.23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6]*[.$B$4]+[.D26]*[.$B$6]+[.E26]*[.$B$8]" office:value-type="float" office:value="0.439" calcext:value-type="float">
            <text:p>0.439</text:p>
          </table:table-cell>
          <table:table-cell table:formula="of:=[.C26]*[.$B$3]+[.D26]*[.$B$5]+[.E26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2.84030288234353" calcext:value-type="float">
            <text:p>2.84</text:p>
          </table:table-cell>
          <table:table-cell office:value-type="float" office:value="0.27228491691323" calcext:value-type="float">
            <text:p>0.2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7]*[.$B$4]+[.D27]*[.$B$6]+[.E27]*[.$B$8]" office:value-type="float" office:value="0.439" calcext:value-type="float">
            <text:p>0.439</text:p>
          </table:table-cell>
          <table:table-cell table:formula="of:=[.C27]*[.$B$3]+[.D27]*[.$B$5]+[.E27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3.00795029103756" calcext:value-type="float">
            <text:p>3.01</text:p>
          </table:table-cell>
          <table:table-cell office:value-type="float" office:value="0.316197266614046" calcext:value-type="float">
            <text:p>0.3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8]*[.$B$4]+[.D28]*[.$B$6]+[.E28]*[.$B$8]" office:value-type="float" office:value="0.439" calcext:value-type="float">
            <text:p>0.439</text:p>
          </table:table-cell>
          <table:table-cell table:formula="of:=[.C28]*[.$B$3]+[.D28]*[.$B$5]+[.E28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3.16912898942828" calcext:value-type="float">
            <text:p>3.17</text:p>
          </table:table-cell>
          <table:table-cell office:value-type="float" office:value="0.36220704125274" calcext:value-type="float">
            <text:p>0.3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29]*[.$B$4]+[.D29]*[.$B$6]+[.E29]*[.$B$8]" office:value-type="float" office:value="0.439" calcext:value-type="float">
            <text:p>0.439</text:p>
          </table:table-cell>
          <table:table-cell table:formula="of:=[.C29]*[.$B$3]+[.D29]*[.$B$5]+[.E29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3.32060462236404" calcext:value-type="float">
            <text:p>3.32</text:p>
          </table:table-cell>
          <table:table-cell office:value-type="float" office:value="0.408955226445496" calcext:value-type="float">
            <text:p>0.4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0]*[.$B$4]+[.D30]*[.$B$6]+[.E30]*[.$B$8]" office:value-type="float" office:value="0.439" calcext:value-type="float">
            <text:p>0.439</text:p>
          </table:table-cell>
          <table:table-cell table:formula="of:=[.C30]*[.$B$3]+[.D30]*[.$B$5]+[.E30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3.48501767590642" calcext:value-type="float">
            <text:p>3.49</text:p>
          </table:table-cell>
          <table:table-cell office:value-type="float" office:value="0.463622729191668" calcext:value-type="float">
            <text:p>0.4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1]*[.$B$4]+[.D31]*[.$B$6]+[.E31]*[.$B$8]" office:value-type="float" office:value="0.439" calcext:value-type="float">
            <text:p>0.439</text:p>
          </table:table-cell>
          <table:table-cell table:formula="of:=[.C31]*[.$B$3]+[.D31]*[.$B$5]+[.E31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3.63110271692276" calcext:value-type="float">
            <text:p>3.63</text:p>
          </table:table-cell>
          <table:table-cell office:value-type="float" office:value="0.515715820147153" calcext:value-type="float">
            <text:p>0.5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2]*[.$B$4]+[.D32]*[.$B$6]+[.E32]*[.$B$8]" office:value-type="float" office:value="0.439" calcext:value-type="float">
            <text:p>0.439</text:p>
          </table:table-cell>
          <table:table-cell table:formula="of:=[.C32]*[.$B$3]+[.D32]*[.$B$5]+[.E32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3.79282047450542" calcext:value-type="float">
            <text:p>3.79</text:p>
          </table:table-cell>
          <table:table-cell office:value-type="float" office:value="0.577273048208654" calcext:value-type="float">
            <text:p>0.58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3]*[.$B$4]+[.D33]*[.$B$6]+[.E33]*[.$B$8]" office:value-type="float" office:value="0.439" calcext:value-type="float">
            <text:p>0.439</text:p>
          </table:table-cell>
          <table:table-cell table:formula="of:=[.C33]*[.$B$3]+[.D33]*[.$B$5]+[.E33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3.93836645632982" calcext:value-type="float">
            <text:p>3.94</text:p>
          </table:table-cell>
          <table:table-cell office:value-type="float" office:value="0.636353312350866" calcext:value-type="float">
            <text:p>0.6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4]*[.$B$4]+[.D34]*[.$B$6]+[.E34]*[.$B$8]" office:value-type="float" office:value="0.439" calcext:value-type="float">
            <text:p>0.439</text:p>
          </table:table-cell>
          <table:table-cell table:formula="of:=[.C34]*[.$B$3]+[.D34]*[.$B$5]+[.E34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4.08175620138645" calcext:value-type="float">
            <text:p>4.08</text:p>
          </table:table-cell>
          <table:table-cell office:value-type="float" office:value="0.697911106868591" calcext:value-type="float">
            <text:p>0.7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5]*[.$B$4]+[.D35]*[.$B$6]+[.E35]*[.$B$8]" office:value-type="float" office:value="0.439" calcext:value-type="float">
            <text:p>0.439</text:p>
          </table:table-cell>
          <table:table-cell table:formula="of:=[.C35]*[.$B$3]+[.D35]*[.$B$5]+[.E35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4.21759911775589" calcext:value-type="float">
            <text:p>4.22</text:p>
          </table:table-cell>
          <table:table-cell office:value-type="float" office:value="0.759426415987704" calcext:value-type="float">
            <text:p>0.7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6]*[.$B$4]+[.D36]*[.$B$6]+[.E36]*[.$B$8]" office:value-type="float" office:value="0.439" calcext:value-type="float">
            <text:p>0.439</text:p>
          </table:table-cell>
          <table:table-cell table:formula="of:=[.C36]*[.$B$3]+[.D36]*[.$B$5]+[.E36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4.37284816503525" calcext:value-type="float">
            <text:p>4.37</text:p>
          </table:table-cell>
          <table:table-cell office:value-type="float" office:value="0.833579718717244" calcext:value-type="float">
            <text:p>0.83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7]*[.$B$4]+[.D37]*[.$B$6]+[.E37]*[.$B$8]" office:value-type="float" office:value="0.439" calcext:value-type="float">
            <text:p>0.439</text:p>
          </table:table-cell>
          <table:table-cell table:formula="of:=[.C37]*[.$B$3]+[.D37]*[.$B$5]+[.E37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4.50060519352555" calcext:value-type="float">
            <text:p>4.50</text:p>
          </table:table-cell>
          <table:table-cell office:value-type="float" office:value="0.897753226266373" calcext:value-type="float">
            <text:p>0.9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8]*[.$B$4]+[.D38]*[.$B$6]+[.E38]*[.$B$8]" office:value-type="float" office:value="0.439" calcext:value-type="float">
            <text:p>0.439</text:p>
          </table:table-cell>
          <table:table-cell table:formula="of:=[.C38]*[.$B$3]+[.D38]*[.$B$5]+[.E38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4.63483093231916" calcext:value-type="float">
            <text:p>4.63</text:p>
          </table:table-cell>
          <table:table-cell office:value-type="float" office:value="0.968269292958621" calcext:value-type="float">
            <text:p>0.9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39]*[.$B$4]+[.D39]*[.$B$6]+[.E39]*[.$B$8]" office:value-type="float" office:value="0.439" calcext:value-type="float">
            <text:p>0.439</text:p>
          </table:table-cell>
          <table:table-cell table:formula="of:=[.C39]*[.$B$3]+[.D39]*[.$B$5]+[.E39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4.76474419757724" calcext:value-type="float">
            <text:p>4.76</text:p>
          </table:table-cell>
          <table:table-cell office:value-type="float" office:value="1.03957164716281" calcext:value-type="float">
            <text:p>1.0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0]*[.$B$4]+[.D40]*[.$B$6]+[.E40]*[.$B$8]" office:value-type="float" office:value="0.439" calcext:value-type="float">
            <text:p>0.439</text:p>
          </table:table-cell>
          <table:table-cell table:formula="of:=[.C40]*[.$B$3]+[.D40]*[.$B$5]+[.E40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4.89142310768366" calcext:value-type="float">
            <text:p>4.89</text:p>
          </table:table-cell>
          <table:table-cell office:value-type="float" office:value="1.11207455274448" calcext:value-type="float">
            <text:p>1.1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1]*[.$B$4]+[.D41]*[.$B$6]+[.E41]*[.$B$8]" office:value-type="float" office:value="0.439" calcext:value-type="float">
            <text:p>0.439</text:p>
          </table:table-cell>
          <table:table-cell table:formula="of:=[.C41]*[.$B$3]+[.D41]*[.$B$5]+[.E41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5.01702389940619" calcext:value-type="float">
            <text:p>5.02</text:p>
          </table:table-cell>
          <table:table-cell office:value-type="float" office:value="1.18680956475981" calcext:value-type="float">
            <text:p>1.1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2]*[.$B$4]+[.D42]*[.$B$6]+[.E42]*[.$B$8]" office:value-type="float" office:value="0.439" calcext:value-type="float">
            <text:p>0.439</text:p>
          </table:table-cell>
          <table:table-cell table:formula="of:=[.C42]*[.$B$3]+[.D42]*[.$B$5]+[.E42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5.13885127678514" calcext:value-type="float">
            <text:p>5.14</text:p>
          </table:table-cell>
          <table:table-cell office:value-type="float" office:value="1.2621549934623" calcext:value-type="float">
            <text:p>1.2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3]*[.$B$4]+[.D43]*[.$B$6]+[.E43]*[.$B$8]" office:value-type="float" office:value="0.439" calcext:value-type="float">
            <text:p>0.439</text:p>
          </table:table-cell>
          <table:table-cell table:formula="of:=[.C43]*[.$B$3]+[.D43]*[.$B$5]+[.E43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5.25798335820436" calcext:value-type="float">
            <text:p>5.26</text:p>
          </table:table-cell>
          <table:table-cell office:value-type="float" office:value="1.33850256100019" calcext:value-type="float">
            <text:p>1.3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4]*[.$B$4]+[.D44]*[.$B$6]+[.E44]*[.$B$8]" office:value-type="float" office:value="0.439" calcext:value-type="float">
            <text:p>0.439</text:p>
          </table:table-cell>
          <table:table-cell table:formula="of:=[.C44]*[.$B$3]+[.D44]*[.$B$5]+[.E44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5.37657638043165" calcext:value-type="float">
            <text:p>5.38</text:p>
          </table:table-cell>
          <table:table-cell office:value-type="float" office:value="1.41722205184871" calcext:value-type="float">
            <text:p>1.4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5]*[.$B$4]+[.D45]*[.$B$6]+[.E45]*[.$B$8]" office:value-type="float" office:value="0.439" calcext:value-type="float">
            <text:p>0.439</text:p>
          </table:table-cell>
          <table:table-cell table:formula="of:=[.C45]*[.$B$3]+[.D45]*[.$B$5]+[.E45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5.49139598831534" calcext:value-type="float">
            <text:p>5.49</text:p>
          </table:table-cell>
          <table:table-cell office:value-type="float" office:value="1.49593194794346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6]*[.$B$4]+[.D46]*[.$B$6]+[.E46]*[.$B$8]" office:value-type="float" office:value="0.439" calcext:value-type="float">
            <text:p>0.439</text:p>
          </table:table-cell>
          <table:table-cell table:formula="of:=[.C46]*[.$B$3]+[.D46]*[.$B$5]+[.E46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5.60298124104738" calcext:value-type="float">
            <text:p>5.60</text:p>
          </table:table-cell>
          <table:table-cell office:value-type="float" office:value="1.57494437374113" calcext:value-type="float">
            <text:p>1.5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7]*[.$B$4]+[.D47]*[.$B$6]+[.E47]*[.$B$8]" office:value-type="float" office:value="0.439" calcext:value-type="float">
            <text:p>0.439</text:p>
          </table:table-cell>
          <table:table-cell table:formula="of:=[.C47]*[.$B$3]+[.D47]*[.$B$5]+[.E47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5.71187119781971" calcext:value-type="float">
            <text:p>5.71</text:p>
          </table:table-cell>
          <table:table-cell office:value-type="float" office:value="1.65441827750377" calcext:value-type="float">
            <text:p>1.6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8]*[.$B$4]+[.D48]*[.$B$6]+[.E48]*[.$B$8]" office:value-type="float" office:value="0.439" calcext:value-type="float">
            <text:p>0.439</text:p>
          </table:table-cell>
          <table:table-cell table:formula="of:=[.C48]*[.$B$3]+[.D48]*[.$B$5]+[.E48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5.82615174651146" calcext:value-type="float">
            <text:p>5.83</text:p>
          </table:table-cell>
          <table:table-cell office:value-type="float" office:value="1.74036237567157" calcext:value-type="float">
            <text:p>1.7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49]*[.$B$4]+[.D49]*[.$B$6]+[.E49]*[.$B$8]" office:value-type="float" office:value="0.439" calcext:value-type="float">
            <text:p>0.439</text:p>
          </table:table-cell>
          <table:table-cell table:formula="of:=[.C49]*[.$B$3]+[.D49]*[.$B$5]+[.E49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5.92803393378854" calcext:value-type="float">
            <text:p>5.93</text:p>
          </table:table-cell>
          <table:table-cell office:value-type="float" office:value="1.81908457000671" calcext:value-type="float">
            <text:p>1.8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0]*[.$B$4]+[.D50]*[.$B$6]+[.E50]*[.$B$8]" office:value-type="float" office:value="0.439" calcext:value-type="float">
            <text:p>0.439</text:p>
          </table:table-cell>
          <table:table-cell table:formula="of:=[.C50]*[.$B$3]+[.D50]*[.$B$5]+[.E50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6.0309942394495" calcext:value-type="float">
            <text:p>6.03</text:p>
          </table:table-cell>
          <table:table-cell office:value-type="float" office:value="1.90086797004141" calcext:value-type="float">
            <text:p>1.9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1]*[.$B$4]+[.D51]*[.$B$6]+[.E51]*[.$B$8]" office:value-type="float" office:value="0.439" calcext:value-type="float">
            <text:p>0.439</text:p>
          </table:table-cell>
          <table:table-cell table:formula="of:=[.C51]*[.$B$3]+[.D51]*[.$B$5]+[.E51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6.13557172268629" calcext:value-type="float">
            <text:p>6.14</text:p>
          </table:table-cell>
          <table:table-cell office:value-type="float" office:value="1.98611645646784" calcext:value-type="float">
            <text:p>1.9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2]*[.$B$4]+[.D52]*[.$B$6]+[.E52]*[.$B$8]" office:value-type="float" office:value="0.439" calcext:value-type="float">
            <text:p>0.439</text:p>
          </table:table-cell>
          <table:table-cell table:formula="of:=[.C52]*[.$B$3]+[.D52]*[.$B$5]+[.E52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6.23152425885201" calcext:value-type="float">
            <text:p>6.23</text:p>
          </table:table-cell>
          <table:table-cell office:value-type="float" office:value="2.06625076830512" calcext:value-type="float">
            <text:p>2.0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3]*[.$B$4]+[.D53]*[.$B$6]+[.E53]*[.$B$8]" office:value-type="float" office:value="0.439" calcext:value-type="float">
            <text:p>0.439</text:p>
          </table:table-cell>
          <table:table-cell table:formula="of:=[.C53]*[.$B$3]+[.D53]*[.$B$5]+[.E53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6.33448456451297" calcext:value-type="float">
            <text:p>6.33</text:p>
          </table:table-cell>
          <table:table-cell office:value-type="float" office:value="2.15435279056761" calcext:value-type="float">
            <text:p>2.1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4]*[.$B$4]+[.D54]*[.$B$6]+[.E54]*[.$B$8]" office:value-type="float" office:value="0.439" calcext:value-type="float">
            <text:p>0.439</text:p>
          </table:table-cell>
          <table:table-cell table:formula="of:=[.C54]*[.$B$3]+[.D54]*[.$B$5]+[.E54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6.43151521906257" calcext:value-type="float">
            <text:p>6.43</text:p>
          </table:table-cell>
          <table:table-cell office:value-type="float" office:value="2.23947121366249" calcext:value-type="float">
            <text:p>2.2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5]*[.$B$4]+[.D55]*[.$B$6]+[.E55]*[.$B$8]" office:value-type="float" office:value="0.439" calcext:value-type="float">
            <text:p>0.439</text:p>
          </table:table-cell>
          <table:table-cell table:formula="of:=[.C55]*[.$B$3]+[.D55]*[.$B$5]+[.E55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6.52612010724843" calcext:value-type="float">
            <text:p>6.53</text:p>
          </table:table-cell>
          <table:table-cell office:value-type="float" office:value="2.32436489837294" calcext:value-type="float">
            <text:p>2.3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6]*[.$B$4]+[.D56]*[.$B$6]+[.E56]*[.$B$8]" office:value-type="float" office:value="0.439" calcext:value-type="float">
            <text:p>0.439</text:p>
          </table:table-cell>
          <table:table-cell table:formula="of:=[.C56]*[.$B$3]+[.D56]*[.$B$5]+[.E56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6.62180311381817" calcext:value-type="float">
            <text:p>6.62</text:p>
          </table:table-cell>
          <table:table-cell office:value-type="float" office:value="2.412076301532" calcext:value-type="float">
            <text:p>2.4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7]*[.$B$4]+[.D57]*[.$B$6]+[.E57]*[.$B$8]" office:value-type="float" office:value="0.439" calcext:value-type="float">
            <text:p>0.439</text:p>
          </table:table-cell>
          <table:table-cell table:formula="of:=[.C57]*[.$B$3]+[.D57]*[.$B$5]+[.E57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6.71128693968058" calcext:value-type="float">
            <text:p>6.71</text:p>
          </table:table-cell>
          <table:table-cell office:value-type="float" office:value="2.49584043928524" calcext:value-type="float">
            <text:p>2.5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8]*[.$B$4]+[.D58]*[.$B$6]+[.E58]*[.$B$8]" office:value-type="float" office:value="0.439" calcext:value-type="float">
            <text:p>0.439</text:p>
          </table:table-cell>
          <table:table-cell table:formula="of:=[.C58]*[.$B$3]+[.D58]*[.$B$5]+[.E58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6.80184888392687" calcext:value-type="float">
            <text:p>6.80</text:p>
          </table:table-cell>
          <table:table-cell office:value-type="float" office:value="2.58244995295543" calcext:value-type="float">
            <text:p>2.58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59]*[.$B$4]+[.D59]*[.$B$6]+[.E59]*[.$B$8]" office:value-type="float" office:value="0.439" calcext:value-type="float">
            <text:p>0.439</text:p>
          </table:table-cell>
          <table:table-cell table:formula="of:=[.C59]*[.$B$3]+[.D59]*[.$B$5]+[.E59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6.89187176898122" calcext:value-type="float">
            <text:p>6.89</text:p>
          </table:table-cell>
          <table:table-cell office:value-type="float" office:value="2.67024308377638" calcext:value-type="float">
            <text:p>2.6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0]*[.$B$4]+[.D60]*[.$B$6]+[.E60]*[.$B$8]" office:value-type="float" office:value="0.439" calcext:value-type="float">
            <text:p>0.439</text:p>
          </table:table-cell>
          <table:table-cell table:formula="of:=[.C60]*[.$B$3]+[.D60]*[.$B$5]+[.E60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6.98081653565168" calcext:value-type="float">
            <text:p>6.98</text:p>
          </table:table-cell>
          <table:table-cell office:value-type="float" office:value="2.75869478079669" calcext:value-type="float">
            <text:p>2.7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1]*[.$B$4]+[.D61]*[.$B$6]+[.E61]*[.$B$8]" office:value-type="float" office:value="0.439" calcext:value-type="float">
            <text:p>0.439</text:p>
          </table:table-cell>
          <table:table-cell table:formula="of:=[.C61]*[.$B$3]+[.D61]*[.$B$5]+[.E61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06625741757452" calcext:value-type="float">
            <text:p>7.07</text:p>
          </table:table-cell>
          <table:table-cell office:value-type="float" office:value="2.84529899037682" calcext:value-type="float">
            <text:p>2.8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2]*[.$B$4]+[.D62]*[.$B$6]+[.E62]*[.$B$8]" office:value-type="float" office:value="0.439" calcext:value-type="float">
            <text:p>0.439</text:p>
          </table:table-cell>
          <table:table-cell table:formula="of:=[.C62]*[.$B$3]+[.D62]*[.$B$5]+[.E62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15196782909334" calcext:value-type="float">
            <text:p>7.15</text:p>
          </table:table-cell>
          <table:table-cell office:value-type="float" office:value="2.93375724282026" calcext:value-type="float">
            <text:p>2.93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3]*[.$B$4]+[.D63]*[.$B$6]+[.E63]*[.$B$8]" office:value-type="float" office:value="0.439" calcext:value-type="float">
            <text:p>0.439</text:p>
          </table:table-cell>
          <table:table-cell table:formula="of:=[.C63]*[.$B$3]+[.D63]*[.$B$5]+[.E63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23552200384438" calcext:value-type="float">
            <text:p>7.24</text:p>
          </table:table-cell>
          <table:table-cell office:value-type="float" office:value="3.021551377907" calcext:value-type="float">
            <text:p>3.0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4]*[.$B$4]+[.D64]*[.$B$6]+[.E64]*[.$B$8]" office:value-type="float" office:value="0.439" calcext:value-type="float">
            <text:p>0.439</text:p>
          </table:table-cell>
          <table:table-cell table:formula="of:=[.C64]*[.$B$3]+[.D64]*[.$B$5]+[.E64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32042382657528" calcext:value-type="float">
            <text:p>7.32</text:p>
          </table:table-cell>
          <table:table-cell office:value-type="float" office:value="3.1123536336311" calcext:value-type="float">
            <text:p>3.1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5]*[.$B$4]+[.D65]*[.$B$6]+[.E65]*[.$B$8]" office:value-type="float" office:value="0.439" calcext:value-type="float">
            <text:p>0.439</text:p>
          </table:table-cell>
          <table:table-cell table:formula="of:=[.C65]*[.$B$3]+[.D65]*[.$B$5]+[.E65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39157963991165" calcext:value-type="float">
            <text:p>7.39</text:p>
          </table:table-cell>
          <table:table-cell office:value-type="float" office:value="3.18977927960403" calcext:value-type="float">
            <text:p>3.1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6]*[.$B$4]+[.D66]*[.$B$6]+[.E66]*[.$B$8]" office:value-type="float" office:value="0.439" calcext:value-type="float">
            <text:p>0.439</text:p>
          </table:table-cell>
          <table:table-cell table:formula="of:=[.C66]*[.$B$3]+[.D66]*[.$B$5]+[.E66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48025487698615" calcext:value-type="float">
            <text:p>7.48</text:p>
          </table:table-cell>
          <table:table-cell office:value-type="float" office:value="3.28769305054266" calcext:value-type="float">
            <text:p>3.2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7]*[.$B$4]+[.D67]*[.$B$6]+[.E67]*[.$B$8]" office:value-type="float" office:value="0.439" calcext:value-type="float">
            <text:p>0.439</text:p>
          </table:table-cell>
          <table:table-cell table:formula="of:=[.C67]*[.$B$3]+[.D67]*[.$B$5]+[.E67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55760987102985" calcext:value-type="float">
            <text:p>7.56</text:p>
          </table:table-cell>
          <table:table-cell office:value-type="float" office:value="3.37463029826825" calcext:value-type="float">
            <text:p>3.3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8]*[.$B$4]+[.D68]*[.$B$6]+[.E68]*[.$B$8]" office:value-type="float" office:value="0.439" calcext:value-type="float">
            <text:p>0.439</text:p>
          </table:table-cell>
          <table:table-cell table:formula="of:=[.C68]*[.$B$3]+[.D68]*[.$B$5]+[.E68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63819922022521" calcext:value-type="float">
            <text:p>7.64</text:p>
          </table:table-cell>
          <table:table-cell office:value-type="float" office:value="3.46652478727249" calcext:value-type="float">
            <text:p>3.4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69]*[.$B$4]+[.D69]*[.$B$6]+[.E69]*[.$B$8]" office:value-type="float" office:value="0.439" calcext:value-type="float">
            <text:p>0.439</text:p>
          </table:table-cell>
          <table:table-cell table:formula="of:=[.C69]*[.$B$3]+[.D69]*[.$B$5]+[.E69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71717139184475" calcext:value-type="float">
            <text:p>7.72</text:p>
          </table:table-cell>
          <table:table-cell office:value-type="float" office:value="3.55810874716507" calcext:value-type="float">
            <text:p>3.5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0]*[.$B$4]+[.D70]*[.$B$6]+[.E70]*[.$B$8]" office:value-type="float" office:value="0.439" calcext:value-type="float">
            <text:p>0.439</text:p>
          </table:table-cell>
          <table:table-cell table:formula="of:=[.C70]*[.$B$3]+[.D70]*[.$B$5]+[.E70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79102250114083" calcext:value-type="float">
            <text:p>7.79</text:p>
          </table:table-cell>
          <table:table-cell office:value-type="float" office:value="3.64507494157694" calcext:value-type="float">
            <text:p>3.6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1]*[.$B$4]+[.D71]*[.$B$6]+[.E71]*[.$B$8]" office:value-type="float" office:value="0.439" calcext:value-type="float">
            <text:p>0.439</text:p>
          </table:table-cell>
          <table:table-cell table:formula="of:=[.C71]*[.$B$3]+[.D71]*[.$B$5]+[.E71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86649078801274" calcext:value-type="float">
            <text:p>7.87</text:p>
          </table:table-cell>
          <table:table-cell office:value-type="float" office:value="3.73514781941606" calcext:value-type="float">
            <text:p>3.7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2]*[.$B$4]+[.D72]*[.$B$6]+[.E72]*[.$B$8]" office:value-type="float" office:value="0.439" calcext:value-type="float">
            <text:p>0.439</text:p>
          </table:table-cell>
          <table:table-cell table:formula="of:=[.C72]*[.$B$3]+[.D72]*[.$B$5]+[.E72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7.94115048609674" calcext:value-type="float">
            <text:p>7.94</text:p>
          </table:table-cell>
          <table:table-cell office:value-type="float" office:value="3.82553257140992" calcext:value-type="float">
            <text:p>3.83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3]*[.$B$4]+[.D73]*[.$B$6]+[.E73]*[.$B$8]" office:value-type="float" office:value="0.439" calcext:value-type="float">
            <text:p>0.439</text:p>
          </table:table-cell>
          <table:table-cell table:formula="of:=[.C73]*[.$B$3]+[.D73]*[.$B$5]+[.E73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01365394741297" calcext:value-type="float">
            <text:p>8.01</text:p>
          </table:table-cell>
          <table:table-cell office:value-type="float" office:value="3.91458296844669" calcext:value-type="float">
            <text:p>3.9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4]*[.$B$4]+[.D74]*[.$B$6]+[.E74]*[.$B$8]" office:value-type="float" office:value="0.439" calcext:value-type="float">
            <text:p>0.439</text:p>
          </table:table-cell>
          <table:table-cell table:formula="of:=[.C74]*[.$B$3]+[.D74]*[.$B$5]+[.E74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08642693832517" calcext:value-type="float">
            <text:p>8.09</text:p>
          </table:table-cell>
          <table:table-cell office:value-type="float" office:value="4.005152696831" calcext:value-type="float">
            <text:p>4.0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5]*[.$B$4]+[.D75]*[.$B$6]+[.E75]*[.$B$8]" office:value-type="float" office:value="0.439" calcext:value-type="float">
            <text:p>0.439</text:p>
          </table:table-cell>
          <table:table-cell table:formula="of:=[.C75]*[.$B$3]+[.D75]*[.$B$5]+[.E75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15839134044945" calcext:value-type="float">
            <text:p>8.16</text:p>
          </table:table-cell>
          <table:table-cell office:value-type="float" office:value="4.09599749435235" calcext:value-type="float">
            <text:p>4.1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6]*[.$B$4]+[.D76]*[.$B$6]+[.E76]*[.$B$8]" office:value-type="float" office:value="0.439" calcext:value-type="float">
            <text:p>0.439</text:p>
          </table:table-cell>
          <table:table-cell table:formula="of:=[.C76]*[.$B$3]+[.D76]*[.$B$5]+[.E76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2298166833818" calcext:value-type="float">
            <text:p>8.23</text:p>
          </table:table-cell>
          <table:table-cell office:value-type="float" office:value="4.18731233336799" calcext:value-type="float">
            <text:p>4.19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7]*[.$B$4]+[.D77]*[.$B$6]+[.E77]*[.$B$8]" office:value-type="float" office:value="0.439" calcext:value-type="float">
            <text:p>0.439</text:p>
          </table:table-cell>
          <table:table-cell table:formula="of:=[.C77]*[.$B$3]+[.D77]*[.$B$5]+[.E77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29827720075846" calcext:value-type="float">
            <text:p>8.30</text:p>
          </table:table-cell>
          <table:table-cell office:value-type="float" office:value="4.2760633691103" calcext:value-type="float">
            <text:p>4.28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8]*[.$B$4]+[.D78]*[.$B$6]+[.E78]*[.$B$8]" office:value-type="float" office:value="0.439" calcext:value-type="float">
            <text:p>0.439</text:p>
          </table:table-cell>
          <table:table-cell table:formula="of:=[.C78]*[.$B$3]+[.D78]*[.$B$5]+[.E78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36943301409483" calcext:value-type="float">
            <text:p>8.37</text:p>
          </table:table-cell>
          <table:table-cell office:value-type="float" office:value="4.36936884165797" calcext:value-type="float">
            <text:p>4.37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79]*[.$B$4]+[.D79]*[.$B$6]+[.E79]*[.$B$8]" office:value-type="float" office:value="0.439" calcext:value-type="float">
            <text:p>0.439</text:p>
          </table:table-cell>
          <table:table-cell table:formula="of:=[.C79]*[.$B$3]+[.D79]*[.$B$5]+[.E79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43654588349163" calcext:value-type="float">
            <text:p>8.44</text:p>
          </table:table-cell>
          <table:table-cell office:value-type="float" office:value="4.45847755323995" calcext:value-type="float">
            <text:p>4.4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0]*[.$B$4]+[.D80]*[.$B$6]+[.E80]*[.$B$8]" office:value-type="float" office:value="0.439" calcext:value-type="float">
            <text:p>0.439</text:p>
          </table:table-cell>
          <table:table-cell table:formula="of:=[.C80]*[.$B$3]+[.D80]*[.$B$5]+[.E80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51282275915146" calcext:value-type="float">
            <text:p>8.51</text:p>
          </table:table-cell>
          <table:table-cell office:value-type="float" office:value="4.56098126357067" calcext:value-type="float">
            <text:p>4.5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1]*[.$B$4]+[.D81]*[.$B$6]+[.E81]*[.$B$8]" office:value-type="float" office:value="0.439" calcext:value-type="float">
            <text:p>0.439</text:p>
          </table:table-cell>
          <table:table-cell table:formula="of:=[.C81]*[.$B$3]+[.D81]*[.$B$5]+[.E81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5721192702651" calcext:value-type="float">
            <text:p>8.57</text:p>
          </table:table-cell>
          <table:table-cell office:value-type="float" office:value="4.6417075946391" calcext:value-type="float">
            <text:p>4.64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2]*[.$B$4]+[.D82]*[.$B$6]+[.E82]*[.$B$8]" office:value-type="float" office:value="0.439" calcext:value-type="float">
            <text:p>0.439</text:p>
          </table:table-cell>
          <table:table-cell table:formula="of:=[.C82]*[.$B$3]+[.D82]*[.$B$5]+[.E82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63761496208608" calcext:value-type="float">
            <text:p>8.64</text:p>
          </table:table-cell>
          <table:table-cell office:value-type="float" office:value="4.73178462706309" calcext:value-type="float">
            <text:p>4.73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3]*[.$B$4]+[.D83]*[.$B$6]+[.E83]*[.$B$8]" office:value-type="float" office:value="0.439" calcext:value-type="float">
            <text:p>0.439</text:p>
          </table:table-cell>
          <table:table-cell table:formula="of:=[.C83]*[.$B$3]+[.D83]*[.$B$5]+[.E83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70284112431109" calcext:value-type="float">
            <text:p>8.70</text:p>
          </table:table-cell>
          <table:table-cell office:value-type="float" office:value="4.82264986370321" calcext:value-type="float">
            <text:p>4.82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4]*[.$B$4]+[.D84]*[.$B$6]+[.E84]*[.$B$8]" office:value-type="float" office:value="0.439" calcext:value-type="float">
            <text:p>0.439</text:p>
          </table:table-cell>
          <table:table-cell table:formula="of:=[.C84]*[.$B$3]+[.D84]*[.$B$5]+[.E84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7680672865361" calcext:value-type="float">
            <text:p>8.77</text:p>
          </table:table-cell>
          <table:table-cell office:value-type="float" office:value="4.91438609837113" calcext:value-type="float">
            <text:p>4.9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5]*[.$B$4]+[.D85]*[.$B$6]+[.E85]*[.$B$8]" office:value-type="float" office:value="0.439" calcext:value-type="float">
            <text:p>0.439</text:p>
          </table:table-cell>
          <table:table-cell table:formula="of:=[.C85]*[.$B$3]+[.D85]*[.$B$5]+[.E85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8.83181103598326" calcext:value-type="float">
            <text:p>8.83</text:p>
          </table:table-cell>
          <table:table-cell office:value-type="float" office:value="5.00502760082619" calcext:value-type="float">
            <text:p>5.01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C86]*[.$B$4]+[.D86]*[.$B$6]+[.E86]*[.$B$8]" office:value-type="float" office:value="0.439" calcext:value-type="float">
            <text:p>0.439</text:p>
          </table:table-cell>
          <table:table-cell table:formula="of:=[.C86]*[.$B$3]+[.D86]*[.$B$5]+[.E86]*[.$B$7]"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0.192711024766322" calcext:value-type="float">
            <text:p>0.19</text:p>
          </table:table-cell>
          <table:table-cell office:value-type="float" office:value="0.0000285218462906778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87]*[.$B$4]+[.D87]*[.$B$6]+[.E87]*[.$B$8]" office:value-type="float" office:value="0.4901" calcext:value-type="float">
            <text:p>0.4901</text:p>
          </table:table-cell>
          <table:table-cell table:formula="of:=[.C87]*[.$B$3]+[.D87]*[.$B$5]+[.E87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0.385422049532644" calcext:value-type="float">
            <text:p>0.39</text:p>
          </table:table-cell>
          <table:table-cell office:value-type="float" office:value="0.000496329666860402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88]*[.$B$4]+[.D88]*[.$B$6]+[.E88]*[.$B$8]" office:value-type="float" office:value="0.4901" calcext:value-type="float">
            <text:p>0.4901</text:p>
          </table:table-cell>
          <table:table-cell table:formula="of:=[.C88]*[.$B$3]+[.D88]*[.$B$5]+[.E88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0.569169770821463" calcext:value-type="float">
            <text:p>0.57</text:p>
          </table:table-cell>
          <table:table-cell office:value-type="float" office:value="0.0023176879375428" calcext:value-type="float">
            <text:p>0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89]*[.$B$4]+[.D89]*[.$B$6]+[.E89]*[.$B$8]" office:value-type="float" office:value="0.4901" calcext:value-type="float">
            <text:p>0.4901</text:p>
          </table:table-cell>
          <table:table-cell table:formula="of:=[.C89]*[.$B$3]+[.D89]*[.$B$5]+[.E89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0.753477698577626" calcext:value-type="float">
            <text:p>0.75</text:p>
          </table:table-cell>
          <table:table-cell office:value-type="float" office:value="0.00704592137966305" calcext:value-type="float">
            <text:p>0.0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0]*[.$B$4]+[.D90]*[.$B$6]+[.E90]*[.$B$8]" office:value-type="float" office:value="0.4901" calcext:value-type="float">
            <text:p>0.4901</text:p>
          </table:table-cell>
          <table:table-cell table:formula="of:=[.C90]*[.$B$3]+[.D90]*[.$B$5]+[.E90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0.945628516876604" calcext:value-type="float">
            <text:p>0.95</text:p>
          </table:table-cell>
          <table:table-cell office:value-type="float" office:value="0.016383172843717" calcext:value-type="float">
            <text:p>0.0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1]*[.$B$4]+[.D91]*[.$B$6]+[.E91]*[.$B$8]" office:value-type="float" office:value="0.4901" calcext:value-type="float">
            <text:p>0.4901</text:p>
          </table:table-cell>
          <table:table-cell table:formula="of:=[.C91]*[.$B$3]+[.D91]*[.$B$5]+[.E91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1.13833954164293" calcext:value-type="float">
            <text:p>1.14</text:p>
          </table:table-cell>
          <table:table-cell office:value-type="float" office:value="0.0300370039777271" calcext:value-type="float">
            <text:p>0.0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2]*[.$B$4]+[.D92]*[.$B$6]+[.E92]*[.$B$8]" office:value-type="float" office:value="0.4901" calcext:value-type="float">
            <text:p>0.4901</text:p>
          </table:table-cell>
          <table:table-cell table:formula="of:=[.C92]*[.$B$3]+[.D92]*[.$B$5]+[.E92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1.31312395945424" calcext:value-type="float">
            <text:p>1.31</text:p>
          </table:table-cell>
          <table:table-cell office:value-type="float" office:value="0.0446102156933956" calcext:value-type="float">
            <text:p>0.04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3]*[.$B$4]+[.D93]*[.$B$6]+[.E93]*[.$B$8]" office:value-type="float" office:value="0.4901" calcext:value-type="float">
            <text:p>0.4901</text:p>
          </table:table-cell>
          <table:table-cell table:formula="of:=[.C93]*[.$B$3]+[.D93]*[.$B$5]+[.E93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1.50471457128588" calcext:value-type="float">
            <text:p>1.50</text:p>
          </table:table-cell>
          <table:table-cell office:value-type="float" office:value="0.0611437754120305" calcext:value-type="float">
            <text:p>0.0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4]*[.$B$4]+[.D94]*[.$B$6]+[.E94]*[.$B$8]" office:value-type="float" office:value="0.4901" calcext:value-type="float">
            <text:p>0.4901</text:p>
          </table:table-cell>
          <table:table-cell table:formula="of:=[.C94]*[.$B$3]+[.D94]*[.$B$5]+[.E94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1.69182353137876" calcext:value-type="float">
            <text:p>1.69</text:p>
          </table:table-cell>
          <table:table-cell office:value-type="float" office:value="0.0765091074959375" calcext:value-type="float">
            <text:p>0.0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5]*[.$B$4]+[.D95]*[.$B$6]+[.E95]*[.$B$8]" office:value-type="float" office:value="0.4901" calcext:value-type="float">
            <text:p>0.4901</text:p>
          </table:table-cell>
          <table:table-cell table:formula="of:=[.C95]*[.$B$3]+[.D95]*[.$B$5]+[.E95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1.87445083973289" calcext:value-type="float">
            <text:p>1.87</text:p>
          </table:table-cell>
          <table:table-cell office:value-type="float" office:value="0.0891696845386177" calcext:value-type="float">
            <text:p>0.0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6]*[.$B$4]+[.D96]*[.$B$6]+[.E96]*[.$B$8]" office:value-type="float" office:value="0.4901" calcext:value-type="float">
            <text:p>0.4901</text:p>
          </table:table-cell>
          <table:table-cell table:formula="of:=[.C96]*[.$B$3]+[.D96]*[.$B$5]+[.E96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2.06043938689108" calcext:value-type="float">
            <text:p>2.06</text:p>
          </table:table-cell>
          <table:table-cell office:value-type="float" office:value="0.104587569471784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7]*[.$B$4]+[.D97]*[.$B$6]+[.E97]*[.$B$8]" office:value-type="float" office:value="0.4901" calcext:value-type="float">
            <text:p>0.4901</text:p>
          </table:table-cell>
          <table:table-cell table:formula="of:=[.C97]*[.$B$3]+[.D97]*[.$B$5]+[.E97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2.24138607584318" calcext:value-type="float">
            <text:p>2.24</text:p>
          </table:table-cell>
          <table:table-cell office:value-type="float" office:value="0.130706927240696" calcext:value-type="float">
            <text:p>0.1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8]*[.$B$4]+[.D98]*[.$B$6]+[.E98]*[.$B$8]" office:value-type="float" office:value="0.4901" calcext:value-type="float">
            <text:p>0.4901</text:p>
          </table:table-cell>
          <table:table-cell table:formula="of:=[.C98]*[.$B$3]+[.D98]*[.$B$5]+[.E98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2.42345317772997" calcext:value-type="float">
            <text:p>2.42</text:p>
          </table:table-cell>
          <table:table-cell office:value-type="float" office:value="0.16061969273679" calcext:value-type="float">
            <text:p>0.1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99]*[.$B$4]+[.D99]*[.$B$6]+[.E99]*[.$B$8]" office:value-type="float" office:value="0.4901" calcext:value-type="float">
            <text:p>0.4901</text:p>
          </table:table-cell>
          <table:table-cell table:formula="of:=[.C99]*[.$B$3]+[.D99]*[.$B$5]+[.E99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2.60047842141066" calcext:value-type="float">
            <text:p>2.60</text:p>
          </table:table-cell>
          <table:table-cell office:value-type="float" office:value="0.193366482416261" calcext:value-type="float">
            <text:p>0.1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0]*[.$B$4]+[.D100]*[.$B$6]+[.E100]*[.$B$8]" office:value-type="float" office:value="0.4901" calcext:value-type="float">
            <text:p>0.4901</text:p>
          </table:table-cell>
          <table:table-cell table:formula="of:=[.C100]*[.$B$3]+[.D100]*[.$B$5]+[.E100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2.76966077454854" calcext:value-type="float">
            <text:p>2.77</text:p>
          </table:table-cell>
          <table:table-cell office:value-type="float" office:value="0.228190614370424" calcext:value-type="float">
            <text:p>0.2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1]*[.$B$4]+[.D101]*[.$B$6]+[.E101]*[.$B$8]" office:value-type="float" office:value="0.4901" calcext:value-type="float">
            <text:p>0.4901</text:p>
          </table:table-cell>
          <table:table-cell table:formula="of:=[.C101]*[.$B$3]+[.D101]*[.$B$5]+[.E101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2.95172787643532" calcext:value-type="float">
            <text:p>2.95</text:p>
          </table:table-cell>
          <table:table-cell office:value-type="float" office:value="0.269660669523887" calcext:value-type="float">
            <text:p>0.2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2]*[.$B$4]+[.D102]*[.$B$6]+[.E102]*[.$B$8]" office:value-type="float" office:value="0.4901" calcext:value-type="float">
            <text:p>0.4901</text:p>
          </table:table-cell>
          <table:table-cell table:formula="of:=[.C102]*[.$B$3]+[.D102]*[.$B$5]+[.E102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3.1259520877793" calcext:value-type="float">
            <text:p>3.13</text:p>
          </table:table-cell>
          <table:table-cell office:value-type="float" office:value="0.313298190169353" calcext:value-type="float">
            <text:p>0.3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3]*[.$B$4]+[.D103]*[.$B$6]+[.E103]*[.$B$8]" office:value-type="float" office:value="0.4901" calcext:value-type="float">
            <text:p>0.4901</text:p>
          </table:table-cell>
          <table:table-cell table:formula="of:=[.C103]*[.$B$3]+[.D103]*[.$B$5]+[.E103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3.29345382151514" calcext:value-type="float">
            <text:p>3.29</text:p>
          </table:table-cell>
          <table:table-cell office:value-type="float" office:value="0.359057193116825" calcext:value-type="float">
            <text:p>0.3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4]*[.$B$4]+[.D104]*[.$B$6]+[.E104]*[.$B$8]" office:value-type="float" office:value="0.4901" calcext:value-type="float">
            <text:p>0.4901</text:p>
          </table:table-cell>
          <table:table-cell table:formula="of:=[.C104]*[.$B$3]+[.D104]*[.$B$5]+[.E104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3.45087183883879" calcext:value-type="float">
            <text:p>3.45</text:p>
          </table:table-cell>
          <table:table-cell office:value-type="float" office:value="0.405546948751416" calcext:value-type="float">
            <text:p>0.4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5]*[.$B$4]+[.D105]*[.$B$6]+[.E105]*[.$B$8]" office:value-type="float" office:value="0.4901" calcext:value-type="float">
            <text:p>0.4901</text:p>
          </table:table-cell>
          <table:table-cell table:formula="of:=[.C105]*[.$B$3]+[.D105]*[.$B$5]+[.E105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3.6217348113787" calcext:value-type="float">
            <text:p>3.62</text:p>
          </table:table-cell>
          <table:table-cell office:value-type="float" office:value="0.45992487368118" calcext:value-type="float">
            <text:p>0.4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6]*[.$B$4]+[.D106]*[.$B$6]+[.E106]*[.$B$8]" office:value-type="float" office:value="0.4901" calcext:value-type="float">
            <text:p>0.4901</text:p>
          </table:table-cell>
          <table:table-cell table:formula="of:=[.C106]*[.$B$3]+[.D106]*[.$B$5]+[.E106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3.77355076402891" calcext:value-type="float">
            <text:p>3.77</text:p>
          </table:table-cell>
          <table:table-cell office:value-type="float" office:value="0.511743197318167" calcext:value-type="float">
            <text:p>0.5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7]*[.$B$4]+[.D107]*[.$B$6]+[.E107]*[.$B$8]" office:value-type="float" office:value="0.4901" calcext:value-type="float">
            <text:p>0.4901</text:p>
          </table:table-cell>
          <table:table-cell table:formula="of:=[.C107]*[.$B$3]+[.D107]*[.$B$5]+[.E107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3.9416127042321" calcext:value-type="float">
            <text:p>3.94</text:p>
          </table:table-cell>
          <table:table-cell office:value-type="float" office:value="0.573026644408498" calcext:value-type="float">
            <text:p>0.5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8]*[.$B$4]+[.D108]*[.$B$6]+[.E108]*[.$B$8]" office:value-type="float" office:value="0.4901" calcext:value-type="float">
            <text:p>0.4901</text:p>
          </table:table-cell>
          <table:table-cell table:formula="of:=[.C108]*[.$B$3]+[.D108]*[.$B$5]+[.E108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4.09286845041497" calcext:value-type="float">
            <text:p>4.09</text:p>
          </table:table-cell>
          <table:table-cell office:value-type="float" office:value="0.631871814202182" calcext:value-type="float">
            <text:p>0.6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09]*[.$B$4]+[.D109]*[.$B$6]+[.E109]*[.$B$8]" office:value-type="float" office:value="0.4901" calcext:value-type="float">
            <text:p>0.4901</text:p>
          </table:table-cell>
          <table:table-cell table:formula="of:=[.C109]*[.$B$3]+[.D109]*[.$B$5]+[.E109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4.24188337072846" calcext:value-type="float">
            <text:p>4.24</text:p>
          </table:table-cell>
          <table:table-cell office:value-type="float" office:value="0.693152201230154" calcext:value-type="float">
            <text:p>0.6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0]*[.$B$4]+[.D110]*[.$B$6]+[.E110]*[.$B$8]" office:value-type="float" office:value="0.4901" calcext:value-type="float">
            <text:p>0.4901</text:p>
          </table:table-cell>
          <table:table-cell table:formula="of:=[.C110]*[.$B$3]+[.D110]*[.$B$5]+[.E110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4.38305540049914" calcext:value-type="float">
            <text:p>4.38</text:p>
          </table:table-cell>
          <table:table-cell office:value-type="float" office:value="0.754450518397763" calcext:value-type="float">
            <text:p>0.7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1]*[.$B$4]+[.D111]*[.$B$6]+[.E111]*[.$B$8]" office:value-type="float" office:value="0.4901" calcext:value-type="float">
            <text:p>0.4901</text:p>
          </table:table-cell>
          <table:table-cell table:formula="of:=[.C111]*[.$B$3]+[.D111]*[.$B$5]+[.E111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4.5443948630942" calcext:value-type="float">
            <text:p>4.54</text:p>
          </table:table-cell>
          <table:table-cell office:value-type="float" office:value="0.828377809779811" calcext:value-type="float">
            <text:p>0.8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2]*[.$B$4]+[.D112]*[.$B$6]+[.E112]*[.$B$8]" office:value-type="float" office:value="0.4901" calcext:value-type="float">
            <text:p>0.4901</text:p>
          </table:table-cell>
          <table:table-cell table:formula="of:=[.C112]*[.$B$3]+[.D112]*[.$B$5]+[.E112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4.67716379585472" calcext:value-type="float">
            <text:p>4.68</text:p>
          </table:table-cell>
          <table:table-cell office:value-type="float" office:value="0.892308874716591" calcext:value-type="float">
            <text:p>0.8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3]*[.$B$4]+[.D113]*[.$B$6]+[.E113]*[.$B$8]" office:value-type="float" office:value="0.4901" calcext:value-type="float">
            <text:p>0.4901</text:p>
          </table:table-cell>
          <table:table-cell table:formula="of:=[.C113]*[.$B$3]+[.D113]*[.$B$5]+[.E113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4.81665520622337" calcext:value-type="float">
            <text:p>4.82</text:p>
          </table:table-cell>
          <table:table-cell office:value-type="float" office:value="0.962622614657376" calcext:value-type="float">
            <text:p>0.9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4]*[.$B$4]+[.D114]*[.$B$6]+[.E114]*[.$B$8]" office:value-type="float" office:value="0.4901" calcext:value-type="float">
            <text:p>0.4901</text:p>
          </table:table-cell>
          <table:table-cell table:formula="of:=[.C114]*[.$B$3]+[.D114]*[.$B$5]+[.E114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4.95166496485326" calcext:value-type="float">
            <text:p>4.95</text:p>
          </table:table-cell>
          <table:table-cell office:value-type="float" office:value="1.03369029237976" calcext:value-type="float">
            <text:p>1.0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5]*[.$B$4]+[.D115]*[.$B$6]+[.E115]*[.$B$8]" office:value-type="float" office:value="0.4901" calcext:value-type="float">
            <text:p>0.4901</text:p>
          </table:table-cell>
          <table:table-cell table:formula="of:=[.C115]*[.$B$3]+[.D115]*[.$B$5]+[.E115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5.08331348467909" calcext:value-type="float">
            <text:p>5.08</text:p>
          </table:table-cell>
          <table:table-cell office:value-type="float" office:value="1.10602873014541" calcext:value-type="float">
            <text:p>1.1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6]*[.$B$4]+[.D116]*[.$B$6]+[.E116]*[.$B$8]" office:value-type="float" office:value="0.4901" calcext:value-type="float">
            <text:p>0.4901</text:p>
          </table:table-cell>
          <table:table-cell table:formula="of:=[.C116]*[.$B$3]+[.D116]*[.$B$5]+[.E116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5.21384159157024" calcext:value-type="float">
            <text:p>5.21</text:p>
          </table:table-cell>
          <table:table-cell office:value-type="float" office:value="1.18059062681699" calcext:value-type="float">
            <text:p>1.1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7]*[.$B$4]+[.D117]*[.$B$6]+[.E117]*[.$B$8]" office:value-type="float" office:value="0.4901" calcext:value-type="float">
            <text:p>0.4901</text:p>
          </table:table-cell>
          <table:table-cell table:formula="of:=[.C117]*[.$B$3]+[.D117]*[.$B$5]+[.E117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5.34044825318997" calcext:value-type="float">
            <text:p>5.34</text:p>
          </table:table-cell>
          <table:table-cell office:value-type="float" office:value="1.25576757013127" calcext:value-type="float">
            <text:p>1.2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8]*[.$B$4]+[.D118]*[.$B$6]+[.E118]*[.$B$8]" office:value-type="float" office:value="0.4901" calcext:value-type="float">
            <text:p>0.4901</text:p>
          </table:table-cell>
          <table:table-cell table:formula="of:=[.C118]*[.$B$3]+[.D118]*[.$B$5]+[.E118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5.46425388247299" calcext:value-type="float">
            <text:p>5.46</text:p>
          </table:table-cell>
          <table:table-cell office:value-type="float" office:value="1.33193655072443" calcext:value-type="float">
            <text:p>1.3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19]*[.$B$4]+[.D119]*[.$B$6]+[.E119]*[.$B$8]" office:value-type="float" office:value="0.4901" calcext:value-type="float">
            <text:p>0.4901</text:p>
          </table:table-cell>
          <table:table-cell table:formula="of:=[.C119]*[.$B$3]+[.D119]*[.$B$5]+[.E119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5.58749930528866" calcext:value-type="float">
            <text:p>5.59</text:p>
          </table:table-cell>
          <table:table-cell office:value-type="float" office:value="1.41052183440279" calcext:value-type="float">
            <text:p>1.4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0]*[.$B$4]+[.D120]*[.$B$6]+[.E120]*[.$B$8]" office:value-type="float" office:value="0.4901" calcext:value-type="float">
            <text:p>0.4901</text:p>
          </table:table-cell>
          <table:table-cell table:formula="of:=[.C120]*[.$B$3]+[.D120]*[.$B$5]+[.E120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5.70682328283292" calcext:value-type="float">
            <text:p>5.71</text:p>
          </table:table-cell>
          <table:table-cell office:value-type="float" office:value="1.48909103742091" calcext:value-type="float">
            <text:p>1.4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1]*[.$B$4]+[.D121]*[.$B$6]+[.E121]*[.$B$8]" office:value-type="float" office:value="0.4901" calcext:value-type="float">
            <text:p>0.4901</text:p>
          </table:table-cell>
          <table:table-cell table:formula="of:=[.C121]*[.$B$3]+[.D121]*[.$B$5]+[.E121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5.82278602157312" calcext:value-type="float">
            <text:p>5.82</text:p>
          </table:table-cell>
          <table:table-cell office:value-type="float" office:value="1.56803370251173" calcext:value-type="float">
            <text:p>1.5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2]*[.$B$4]+[.D122]*[.$B$6]+[.E122]*[.$B$8]" office:value-type="float" office:value="0.4901" calcext:value-type="float">
            <text:p>0.4901</text:p>
          </table:table-cell>
          <table:table-cell table:formula="of:=[.C122]*[.$B$3]+[.D122]*[.$B$5]+[.E122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5.9359477279766" calcext:value-type="float">
            <text:p>5.94</text:p>
          </table:table-cell>
          <table:table-cell office:value-type="float" office:value="1.64735648096612" calcext:value-type="float">
            <text:p>1.6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3]*[.$B$4]+[.D123]*[.$B$6]+[.E123]*[.$B$8]" office:value-type="float" office:value="0.4901" calcext:value-type="float">
            <text:p>0.4901</text:p>
          </table:table-cell>
          <table:table-cell table:formula="of:=[.C123]*[.$B$3]+[.D123]*[.$B$5]+[.E123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6.05471149905352" calcext:value-type="float">
            <text:p>6.05</text:p>
          </table:table-cell>
          <table:table-cell office:value-type="float" office:value="1.73312714801312" calcext:value-type="float">
            <text:p>1.7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4]*[.$B$4]+[.D124]*[.$B$6]+[.E124]*[.$B$8]" office:value-type="float" office:value="0.4901" calcext:value-type="float">
            <text:p>0.4901</text:p>
          </table:table-cell>
          <table:table-cell table:formula="of:=[.C124]*[.$B$3]+[.D124]*[.$B$5]+[.E124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6.16059052138153" calcext:value-type="float">
            <text:p>6.16</text:p>
          </table:table-cell>
          <table:table-cell office:value-type="float" office:value="1.81178862663211" calcext:value-type="float">
            <text:p>1.8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5]*[.$B$4]+[.D125]*[.$B$6]+[.E125]*[.$B$8]" office:value-type="float" office:value="0.4901" calcext:value-type="float">
            <text:p>0.4901</text:p>
          </table:table-cell>
          <table:table-cell table:formula="of:=[.C125]*[.$B$3]+[.D125]*[.$B$5]+[.E125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6.26758995664422" calcext:value-type="float">
            <text:p>6.27</text:p>
          </table:table-cell>
          <table:table-cell office:value-type="float" office:value="1.89341384205263" calcext:value-type="float">
            <text:p>1.8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6]*[.$B$4]+[.D126]*[.$B$6]+[.E126]*[.$B$8]" office:value-type="float" office:value="0.4901" calcext:value-type="float">
            <text:p>0.4901</text:p>
          </table:table-cell>
          <table:table-cell table:formula="of:=[.C126]*[.$B$3]+[.D126]*[.$B$5]+[.E126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6.37627001130895" calcext:value-type="float">
            <text:p>6.38</text:p>
          </table:table-cell>
          <table:table-cell office:value-type="float" office:value="1.97857879798694" calcext:value-type="float">
            <text:p>1.9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7]*[.$B$4]+[.D127]*[.$B$6]+[.E127]*[.$B$8]" office:value-type="float" office:value="0.4901" calcext:value-type="float">
            <text:p>0.4901</text:p>
          </table:table-cell>
          <table:table-cell table:formula="of:=[.C127]*[.$B$3]+[.D127]*[.$B$5]+[.E127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6.47598676249618" calcext:value-type="float">
            <text:p>6.48</text:p>
          </table:table-cell>
          <table:table-cell office:value-type="float" office:value="2.05869703199832" calcext:value-type="float">
            <text:p>2.0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8]*[.$B$4]+[.D128]*[.$B$6]+[.E128]*[.$B$8]" office:value-type="float" office:value="0.4901" calcext:value-type="float">
            <text:p>0.4901</text:p>
          </table:table-cell>
          <table:table-cell table:formula="of:=[.C128]*[.$B$3]+[.D128]*[.$B$5]+[.E128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6.58298619775887" calcext:value-type="float">
            <text:p>6.58</text:p>
          </table:table-cell>
          <table:table-cell office:value-type="float" office:value="2.14681009740498" calcext:value-type="float">
            <text:p>2.1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29]*[.$B$4]+[.D129]*[.$B$6]+[.E129]*[.$B$8]" office:value-type="float" office:value="0.4901" calcext:value-type="float">
            <text:p>0.4901</text:p>
          </table:table-cell>
          <table:table-cell table:formula="of:=[.C129]*[.$B$3]+[.D129]*[.$B$5]+[.E129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6.68382336188079" calcext:value-type="float">
            <text:p>6.68</text:p>
          </table:table-cell>
          <table:table-cell office:value-type="float" office:value="2.23183074391002" calcext:value-type="float">
            <text:p>2.2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0]*[.$B$4]+[.D130]*[.$B$6]+[.E130]*[.$B$8]" office:value-type="float" office:value="0.4901" calcext:value-type="float">
            <text:p>0.4901</text:p>
          </table:table-cell>
          <table:table-cell table:formula="of:=[.C130]*[.$B$3]+[.D130]*[.$B$5]+[.E130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6.78213959689965" calcext:value-type="float">
            <text:p>6.78</text:p>
          </table:table-cell>
          <table:table-cell office:value-type="float" office:value="2.31653262294391" calcext:value-type="float">
            <text:p>2.3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1]*[.$B$4]+[.D131]*[.$B$6]+[.E131]*[.$B$8]" office:value-type="float" office:value="0.4901" calcext:value-type="float">
            <text:p>0.4901</text:p>
          </table:table-cell>
          <table:table-cell table:formula="of:=[.C131]*[.$B$3]+[.D131]*[.$B$5]+[.E131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6.8815762448532" calcext:value-type="float">
            <text:p>6.88</text:p>
          </table:table-cell>
          <table:table-cell office:value-type="float" office:value="2.40429582555039" calcext:value-type="float">
            <text:p>2.4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2]*[.$B$4]+[.D132]*[.$B$6]+[.E132]*[.$B$8]" office:value-type="float" office:value="0.4901" calcext:value-type="float">
            <text:p>0.4901</text:p>
          </table:table-cell>
          <table:table-cell table:formula="of:=[.C132]*[.$B$3]+[.D132]*[.$B$5]+[.E132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6.9745705184323" calcext:value-type="float">
            <text:p>6.97</text:p>
          </table:table-cell>
          <table:table-cell office:value-type="float" office:value="2.48806161017887" calcext:value-type="float">
            <text:p>2.4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3]*[.$B$4]+[.D133]*[.$B$6]+[.E133]*[.$B$8]" office:value-type="float" office:value="0.4901" calcext:value-type="float">
            <text:p>0.4901</text:p>
          </table:table-cell>
          <table:table-cell table:formula="of:=[.C133]*[.$B$3]+[.D133]*[.$B$5]+[.E133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7.06868520494609" calcext:value-type="float">
            <text:p>7.07</text:p>
          </table:table-cell>
          <table:table-cell office:value-type="float" office:value="2.57460350883737" calcext:value-type="float">
            <text:p>2.5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4]*[.$B$4]+[.D134]*[.$B$6]+[.E134]*[.$B$8]" office:value-type="float" office:value="0.4901" calcext:value-type="float">
            <text:p>0.4901</text:p>
          </table:table-cell>
          <table:table-cell table:formula="of:=[.C134]*[.$B$3]+[.D134]*[.$B$5]+[.E134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7.16223968499253" calcext:value-type="float">
            <text:p>7.16</text:p>
          </table:table-cell>
          <table:table-cell office:value-type="float" office:value="2.66236293497115" calcext:value-type="float">
            <text:p>2.6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5]*[.$B$4]+[.D135]*[.$B$6]+[.E135]*[.$B$8]" office:value-type="float" office:value="0.4901" calcext:value-type="float">
            <text:p>0.4901</text:p>
          </table:table-cell>
          <table:table-cell table:formula="of:=[.C135]*[.$B$3]+[.D135]*[.$B$5]+[.E135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7.25467375210428" calcext:value-type="float">
            <text:p>7.25</text:p>
          </table:table-cell>
          <table:table-cell office:value-type="float" office:value="2.75082217842825" calcext:value-type="float">
            <text:p>2.7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6]*[.$B$4]+[.D136]*[.$B$6]+[.E136]*[.$B$8]" office:value-type="float" office:value="0.4901" calcext:value-type="float">
            <text:p>0.4901</text:p>
          </table:table-cell>
          <table:table-cell table:formula="of:=[.C136]*[.$B$3]+[.D136]*[.$B$5]+[.E136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7.3434664771783" calcext:value-type="float">
            <text:p>7.34</text:p>
          </table:table-cell>
          <table:table-cell office:value-type="float" office:value="2.83741173753282" calcext:value-type="float">
            <text:p>2.84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7]*[.$B$4]+[.D137]*[.$B$6]+[.E137]*[.$B$8]" office:value-type="float" office:value="0.4901" calcext:value-type="float">
            <text:p>0.4901</text:p>
          </table:table-cell>
          <table:table-cell table:formula="of:=[.C137]*[.$B$3]+[.D137]*[.$B$5]+[.E137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7.43253930548599" calcext:value-type="float">
            <text:p>7.43</text:p>
          </table:table-cell>
          <table:table-cell office:value-type="float" office:value="2.92587858952485" calcext:value-type="float">
            <text:p>2.9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8]*[.$B$4]+[.D138]*[.$B$6]+[.E138]*[.$B$8]" office:value-type="float" office:value="0.4901" calcext:value-type="float">
            <text:p>0.4901</text:p>
          </table:table-cell>
          <table:table-cell table:formula="of:=[.C138]*[.$B$3]+[.D138]*[.$B$5]+[.E138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7.5193713079243" calcext:value-type="float">
            <text:p>7.52</text:p>
          </table:table-cell>
          <table:table-cell office:value-type="float" office:value="3.01373507241514" calcext:value-type="float">
            <text:p>3.0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39]*[.$B$4]+[.D139]*[.$B$6]+[.E139]*[.$B$8]" office:value-type="float" office:value="0.4901" calcext:value-type="float">
            <text:p>0.4901</text:p>
          </table:table-cell>
          <table:table-cell table:formula="of:=[.C139]*[.$B$3]+[.D139]*[.$B$5]+[.E139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7.60760382653097" calcext:value-type="float">
            <text:p>7.61</text:p>
          </table:table-cell>
          <table:table-cell office:value-type="float" office:value="3.10461189079165" calcext:value-type="float">
            <text:p>3.1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0]*[.$B$4]+[.D140]*[.$B$6]+[.E140]*[.$B$8]" office:value-type="float" office:value="0.4901" calcext:value-type="float">
            <text:p>0.4901</text:p>
          </table:table-cell>
          <table:table-cell table:formula="of:=[.C140]*[.$B$3]+[.D140]*[.$B$5]+[.E140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7.68155108022038" calcext:value-type="float">
            <text:p>7.68</text:p>
          </table:table-cell>
          <table:table-cell office:value-type="float" office:value="3.18199059050489" calcext:value-type="float">
            <text:p>3.1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1]*[.$B$4]+[.D141]*[.$B$6]+[.E141]*[.$B$8]" office:value-type="float" office:value="0.4901" calcext:value-type="float">
            <text:p>0.4901</text:p>
          </table:table-cell>
          <table:table-cell table:formula="of:=[.C141]*[.$B$3]+[.D141]*[.$B$5]+[.E141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7.77370504409846" calcext:value-type="float">
            <text:p>7.77</text:p>
          </table:table-cell>
          <table:table-cell office:value-type="float" office:value="3.27998583089091" calcext:value-type="float">
            <text:p>3.2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2]*[.$B$4]+[.D142]*[.$B$6]+[.E142]*[.$B$8]" office:value-type="float" office:value="0.4901" calcext:value-type="float">
            <text:p>0.4901</text:p>
          </table:table-cell>
          <table:table-cell table:formula="of:=[.C142]*[.$B$3]+[.D142]*[.$B$5]+[.E142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7.85409467216232" calcext:value-type="float">
            <text:p>7.85</text:p>
          </table:table-cell>
          <table:table-cell office:value-type="float" office:value="3.36695081909575" calcext:value-type="float">
            <text:p>3.3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3]*[.$B$4]+[.D143]*[.$B$6]+[.E143]*[.$B$8]" office:value-type="float" office:value="0.4901" calcext:value-type="float">
            <text:p>0.4901</text:p>
          </table:table-cell>
          <table:table-cell table:formula="of:=[.C143]*[.$B$3]+[.D143]*[.$B$5]+[.E143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7.93784553903024" calcext:value-type="float">
            <text:p>7.94</text:p>
          </table:table-cell>
          <table:table-cell office:value-type="float" office:value="3.45897431513958" calcext:value-type="float">
            <text:p>3.4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4]*[.$B$4]+[.D144]*[.$B$6]+[.E144]*[.$B$8]" office:value-type="float" office:value="0.4901" calcext:value-type="float">
            <text:p>0.4901</text:p>
          </table:table-cell>
          <table:table-cell table:formula="of:=[.C144]*[.$B$3]+[.D144]*[.$B$5]+[.E144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01991578649613" calcext:value-type="float">
            <text:p>8.02</text:p>
          </table:table-cell>
          <table:table-cell office:value-type="float" office:value="3.5504933715485" calcext:value-type="float">
            <text:p>3.5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5]*[.$B$4]+[.D145]*[.$B$6]+[.E145]*[.$B$8]" office:value-type="float" office:value="0.4901" calcext:value-type="float">
            <text:p>0.4901</text:p>
          </table:table-cell>
          <table:table-cell table:formula="of:=[.C145]*[.$B$3]+[.D145]*[.$B$5]+[.E145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09666407252225" calcext:value-type="float">
            <text:p>8.10</text:p>
          </table:table-cell>
          <table:table-cell office:value-type="float" office:value="3.63747775256395" calcext:value-type="float">
            <text:p>3.64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6]*[.$B$4]+[.D146]*[.$B$6]+[.E146]*[.$B$8]" office:value-type="float" office:value="0.4901" calcext:value-type="float">
            <text:p>0.4901</text:p>
          </table:table-cell>
          <table:table-cell table:formula="of:=[.C146]*[.$B$3]+[.D146]*[.$B$5]+[.E146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17509297795041" calcext:value-type="float">
            <text:p>8.18</text:p>
          </table:table-cell>
          <table:table-cell office:value-type="float" office:value="3.72769673755465" calcext:value-type="float">
            <text:p>3.7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7]*[.$B$4]+[.D147]*[.$B$6]+[.E147]*[.$B$8]" office:value-type="float" office:value="0.4901" calcext:value-type="float">
            <text:p>0.4901</text:p>
          </table:table-cell>
          <table:table-cell table:formula="of:=[.C147]*[.$B$3]+[.D147]*[.$B$5]+[.E147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25268157367755" calcext:value-type="float">
            <text:p>8.25</text:p>
          </table:table-cell>
          <table:table-cell office:value-type="float" office:value="3.81813453106398" calcext:value-type="float">
            <text:p>3.8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8]*[.$B$4]+[.D148]*[.$B$6]+[.E148]*[.$B$8]" office:value-type="float" office:value="0.4901" calcext:value-type="float">
            <text:p>0.4901</text:p>
          </table:table-cell>
          <table:table-cell table:formula="of:=[.C148]*[.$B$3]+[.D148]*[.$B$5]+[.E148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32802934353531" calcext:value-type="float">
            <text:p>8.33</text:p>
          </table:table-cell>
          <table:table-cell office:value-type="float" office:value="3.90728628955754" calcext:value-type="float">
            <text:p>3.9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49]*[.$B$4]+[.D149]*[.$B$6]+[.E149]*[.$B$8]" office:value-type="float" office:value="0.4901" calcext:value-type="float">
            <text:p>0.4901</text:p>
          </table:table-cell>
          <table:table-cell table:formula="of:=[.C149]*[.$B$3]+[.D149]*[.$B$5]+[.E149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40365721662674" calcext:value-type="float">
            <text:p>8.40</text:p>
          </table:table-cell>
          <table:table-cell office:value-type="float" office:value="3.99797708692258" calcext:value-type="float">
            <text:p>4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0]*[.$B$4]+[.D150]*[.$B$6]+[.E150]*[.$B$8]" office:value-type="float" office:value="0.4901" calcext:value-type="float">
            <text:p>0.4901</text:p>
          </table:table-cell>
          <table:table-cell table:formula="of:=[.C150]*[.$B$3]+[.D150]*[.$B$5]+[.E150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47844478001716" calcext:value-type="float">
            <text:p>8.48</text:p>
          </table:table-cell>
          <table:table-cell office:value-type="float" office:value="4.08883379591659" calcext:value-type="float">
            <text:p>4.09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1]*[.$B$4]+[.D151]*[.$B$6]+[.E151]*[.$B$8]" office:value-type="float" office:value="0.4901" calcext:value-type="float">
            <text:p>0.4901</text:p>
          </table:table-cell>
          <table:table-cell table:formula="of:=[.C151]*[.$B$3]+[.D151]*[.$B$5]+[.E151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55267213694023" calcext:value-type="float">
            <text:p>8.55</text:p>
          </table:table-cell>
          <table:table-cell office:value-type="float" office:value="4.18033084934724" calcext:value-type="float">
            <text:p>4.18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2]*[.$B$4]+[.D152]*[.$B$6]+[.E152]*[.$B$8]" office:value-type="float" office:value="0.4901" calcext:value-type="float">
            <text:p>0.4901</text:p>
          </table:table-cell>
          <table:table-cell table:formula="of:=[.C152]*[.$B$3]+[.D152]*[.$B$5]+[.E152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62381835829292" calcext:value-type="float">
            <text:p>8.62</text:p>
          </table:table-cell>
          <table:table-cell office:value-type="float" office:value="4.26903018725829" calcext:value-type="float">
            <text:p>4.27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3]*[.$B$4]+[.D153]*[.$B$6]+[.E153]*[.$B$8]" office:value-type="float" office:value="0.4901" calcext:value-type="float">
            <text:p>0.4901</text:p>
          </table:table-cell>
          <table:table-cell table:formula="of:=[.C153]*[.$B$3]+[.D153]*[.$B$5]+[.E153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69776561198232" calcext:value-type="float">
            <text:p>8.70</text:p>
          </table:table-cell>
          <table:table-cell office:value-type="float" office:value="4.36256544575145" calcext:value-type="float">
            <text:p>4.36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4]*[.$B$4]+[.D154]*[.$B$6]+[.E154]*[.$B$8]" office:value-type="float" office:value="0.4901" calcext:value-type="float">
            <text:p>0.4901</text:p>
          </table:table-cell>
          <table:table-cell table:formula="of:=[.C154]*[.$B$3]+[.D154]*[.$B$5]+[.E154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76751131716664" calcext:value-type="float">
            <text:p>8.77</text:p>
          </table:table-cell>
          <table:table-cell office:value-type="float" office:value="4.45167546846788" calcext:value-type="float">
            <text:p>4.4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5]*[.$B$4]+[.D155]*[.$B$6]+[.E155]*[.$B$8]" office:value-type="float" office:value="0.4901" calcext:value-type="float">
            <text:p>0.4901</text:p>
          </table:table-cell>
          <table:table-cell table:formula="of:=[.C155]*[.$B$3]+[.D155]*[.$B$5]+[.E155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84678053229581" calcext:value-type="float">
            <text:p>8.85</text:p>
          </table:table-cell>
          <table:table-cell office:value-type="float" office:value="4.55438715261355" calcext:value-type="float">
            <text:p>4.55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6]*[.$B$4]+[.D156]*[.$B$6]+[.E156]*[.$B$8]" office:value-type="float" office:value="0.4901" calcext:value-type="float">
            <text:p>0.4901</text:p>
          </table:table-cell>
          <table:table-cell table:formula="of:=[.C156]*[.$B$3]+[.D156]*[.$B$5]+[.E156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90840324370365" calcext:value-type="float">
            <text:p>8.91</text:p>
          </table:table-cell>
          <table:table-cell office:value-type="float" office:value="4.63517558990024" calcext:value-type="float">
            <text:p>4.64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7]*[.$B$4]+[.D157]*[.$B$6]+[.E157]*[.$B$8]" office:value-type="float" office:value="0.4901" calcext:value-type="float">
            <text:p>0.4901</text:p>
          </table:table-cell>
          <table:table-cell table:formula="of:=[.C157]*[.$B$3]+[.D157]*[.$B$5]+[.E157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8.97646832948594" calcext:value-type="float">
            <text:p>8.98</text:p>
          </table:table-cell>
          <table:table-cell office:value-type="float" office:value="4.72549133372698" calcext:value-type="float">
            <text:p>4.73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8]*[.$B$4]+[.D158]*[.$B$6]+[.E158]*[.$B$8]" office:value-type="float" office:value="0.4901" calcext:value-type="float">
            <text:p>0.4901</text:p>
          </table:table-cell>
          <table:table-cell table:formula="of:=[.C158]*[.$B$3]+[.D158]*[.$B$5]+[.E158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9.04425331203456" calcext:value-type="float">
            <text:p>9.04</text:p>
          </table:table-cell>
          <table:table-cell office:value-type="float" office:value="4.81636437827842" calcext:value-type="float">
            <text:p>4.82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59]*[.$B$4]+[.D159]*[.$B$6]+[.E159]*[.$B$8]" office:value-type="float" office:value="0.4901" calcext:value-type="float">
            <text:p>0.4901</text:p>
          </table:table-cell>
          <table:table-cell table:formula="of:=[.C159]*[.$B$3]+[.D159]*[.$B$5]+[.E159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9.11203829458318" calcext:value-type="float">
            <text:p>9.11</text:p>
          </table:table-cell>
          <table:table-cell office:value-type="float" office:value="4.90829827520326" calcext:value-type="float">
            <text:p>4.91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60]*[.$B$4]+[.D160]*[.$B$6]+[.E160]*[.$B$8]" office:value-type="float" office:value="0.4901" calcext:value-type="float">
            <text:p>0.4901</text:p>
          </table:table-cell>
          <table:table-cell table:formula="of:=[.C160]*[.$B$3]+[.D160]*[.$B$5]+[.E160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9.1782827093466" calcext:value-type="float">
            <text:p>9.18</text:p>
          </table:table-cell>
          <table:table-cell office:value-type="float" office:value="4.99917896832604" calcext:value-type="float">
            <text:p>5.00</text:p>
          </table:table-cell>
          <table:table-cell office:value-type="float" office:value="0.9" calcext:value-type="float">
            <text:p>0.9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formula="of:=[.C161]*[.$B$4]+[.D161]*[.$B$6]+[.E161]*[.$B$8]" office:value-type="float" office:value="0.4901" calcext:value-type="float">
            <text:p>0.4901</text:p>
          </table:table-cell>
          <table:table-cell table:formula="of:=[.C161]*[.$B$3]+[.D161]*[.$B$5]+[.E161]*[.$B$7]"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0.203691046242602" calcext:value-type="float">
            <text:p>0.20</text:p>
          </table:table-cell>
          <table:table-cell office:value-type="float" office:value="0.000028543076980859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2]*[.$B$4]+[.D162]*[.$B$6]+[.E162]*[.$B$8]" office:value-type="float" office:value="0.56675" calcext:value-type="float">
            <text:p>0.56675</text:p>
          </table:table-cell>
          <table:table-cell table:formula="of:=[.C162]*[.$B$3]+[.D162]*[.$B$5]+[.E162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0.407382092485204" calcext:value-type="float">
            <text:p>0.41</text:p>
          </table:table-cell>
          <table:table-cell office:value-type="float" office:value="0.000407811832521111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3]*[.$B$4]+[.D163]*[.$B$6]+[.E163]*[.$B$8]" office:value-type="float" office:value="0.56675" calcext:value-type="float">
            <text:p>0.56675</text:p>
          </table:table-cell>
          <table:table-cell table:formula="of:=[.C163]*[.$B$3]+[.D163]*[.$B$5]+[.E163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0.601599136576988" calcext:value-type="float">
            <text:p>0.60</text:p>
          </table:table-cell>
          <table:table-cell office:value-type="float" office:value="0.00191921272562817" calcext:value-type="float">
            <text:p>0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4]*[.$B$4]+[.D164]*[.$B$6]+[.E164]*[.$B$8]" office:value-type="float" office:value="0.56675" calcext:value-type="float">
            <text:p>0.56675</text:p>
          </table:table-cell>
          <table:table-cell table:formula="of:=[.C164]*[.$B$3]+[.D164]*[.$B$5]+[.E164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0.796408305803197" calcext:value-type="float">
            <text:p>0.80</text:p>
          </table:table-cell>
          <table:table-cell office:value-type="float" office:value="0.00584992274893448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5]*[.$B$4]+[.D165]*[.$B$6]+[.E165]*[.$B$8]" office:value-type="float" office:value="0.56675" calcext:value-type="float">
            <text:p>0.56675</text:p>
          </table:table-cell>
          <table:table-cell table:formula="of:=[.C165]*[.$B$3]+[.D165]*[.$B$5]+[.E165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0.999507226911373" calcext:value-type="float">
            <text:p>1.00</text:p>
          </table:table-cell>
          <table:table-cell office:value-type="float" office:value="0.0141868088792637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6]*[.$B$4]+[.D166]*[.$B$6]+[.E166]*[.$B$8]" office:value-type="float" office:value="0.56675" calcext:value-type="float">
            <text:p>0.56675</text:p>
          </table:table-cell>
          <table:table-cell table:formula="of:=[.C166]*[.$B$3]+[.D166]*[.$B$5]+[.E166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1.20319827315398" calcext:value-type="float">
            <text:p>1.20</text:p>
          </table:table-cell>
          <table:table-cell office:value-type="float" office:value="0.0275471841556579" calcext:value-type="float">
            <text:p>0.0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7]*[.$B$4]+[.D167]*[.$B$6]+[.E167]*[.$B$8]" office:value-type="float" office:value="0.56675" calcext:value-type="float">
            <text:p>0.56675</text:p>
          </table:table-cell>
          <table:table-cell table:formula="of:=[.C167]*[.$B$3]+[.D167]*[.$B$5]+[.E167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1.38794131509494" calcext:value-type="float">
            <text:p>1.39</text:p>
          </table:table-cell>
          <table:table-cell office:value-type="float" office:value="0.0434127180947177" calcext:value-type="float">
            <text:p>0.0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8]*[.$B$4]+[.D168]*[.$B$6]+[.E168]*[.$B$8]" office:value-type="float" office:value="0.56675" calcext:value-type="float">
            <text:p>0.56675</text:p>
          </table:table-cell>
          <table:table-cell table:formula="of:=[.C168]*[.$B$3]+[.D168]*[.$B$5]+[.E168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1.59044811106869" calcext:value-type="float">
            <text:p>1.59</text:p>
          </table:table-cell>
          <table:table-cell office:value-type="float" office:value="0.0633117287933827" calcext:value-type="float">
            <text:p>0.0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69]*[.$B$4]+[.D169]*[.$B$6]+[.E169]*[.$B$8]" office:value-type="float" office:value="0.56675" calcext:value-type="float">
            <text:p>0.56675</text:p>
          </table:table-cell>
          <table:table-cell table:formula="of:=[.C169]*[.$B$3]+[.D169]*[.$B$5]+[.E169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1.78821790596703" calcext:value-type="float">
            <text:p>1.79</text:p>
          </table:table-cell>
          <table:table-cell office:value-type="float" office:value="0.0830901808002405" calcext:value-type="float">
            <text:p>0.0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0]*[.$B$4]+[.D170]*[.$B$6]+[.E170]*[.$B$8]" office:value-type="float" office:value="0.56675" calcext:value-type="float">
            <text:p>0.56675</text:p>
          </table:table-cell>
          <table:table-cell table:formula="of:=[.C170]*[.$B$3]+[.D170]*[.$B$5]+[.E170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1.98125069978996" calcext:value-type="float">
            <text:p>1.98</text:p>
          </table:table-cell>
          <table:table-cell office:value-type="float" office:value="0.100871092574466" calcext:value-type="float">
            <text:p>0.1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1]*[.$B$4]+[.D171]*[.$B$6]+[.E171]*[.$B$8]" office:value-type="float" office:value="0.56675" calcext:value-type="float">
            <text:p>0.56675</text:p>
          </table:table-cell>
          <table:table-cell table:formula="of:=[.C171]*[.$B$3]+[.D171]*[.$B$5]+[.E171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2.17783624441945" calcext:value-type="float">
            <text:p>2.18</text:p>
          </table:table-cell>
          <table:table-cell office:value-type="float" office:value="0.118054474675395" calcext:value-type="float">
            <text:p>0.1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2]*[.$B$4]+[.D172]*[.$B$6]+[.E172]*[.$B$8]" office:value-type="float" office:value="0.56675" calcext:value-type="float">
            <text:p>0.56675</text:p>
          </table:table-cell>
          <table:table-cell table:formula="of:=[.C172]*[.$B$3]+[.D172]*[.$B$5]+[.E172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2.3690926628391" calcext:value-type="float">
            <text:p>2.37</text:p>
          </table:table-cell>
          <table:table-cell office:value-type="float" office:value="0.130574676957503" calcext:value-type="float">
            <text:p>0.1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3]*[.$B$4]+[.D173]*[.$B$6]+[.E173]*[.$B$8]" office:value-type="float" office:value="0.56675" calcext:value-type="float">
            <text:p>0.56675</text:p>
          </table:table-cell>
          <table:table-cell table:formula="of:=[.C173]*[.$B$3]+[.D173]*[.$B$5]+[.E173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2.56153333152761" calcext:value-type="float">
            <text:p>2.56</text:p>
          </table:table-cell>
          <table:table-cell office:value-type="float" office:value="0.158400291793495" calcext:value-type="float">
            <text:p>0.1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4]*[.$B$4]+[.D174]*[.$B$6]+[.E174]*[.$B$8]" office:value-type="float" office:value="0.56675" calcext:value-type="float">
            <text:p>0.56675</text:p>
          </table:table-cell>
          <table:table-cell table:formula="of:=[.C174]*[.$B$3]+[.D174]*[.$B$5]+[.E174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2.74864487400628" calcext:value-type="float">
            <text:p>2.75</text:p>
          </table:table-cell>
          <table:table-cell office:value-type="float" office:value="0.190829196838364" calcext:value-type="float">
            <text:p>0.1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5]*[.$B$4]+[.D175]*[.$B$6]+[.E175]*[.$B$8]" office:value-type="float" office:value="0.56675" calcext:value-type="float">
            <text:p>0.56675</text:p>
          </table:table-cell>
          <table:table-cell table:formula="of:=[.C175]*[.$B$3]+[.D175]*[.$B$5]+[.E175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2.92746666460298" calcext:value-type="float">
            <text:p>2.93</text:p>
          </table:table-cell>
          <table:table-cell office:value-type="float" office:value="0.225372349394821" calcext:value-type="float">
            <text:p>0.2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6]*[.$B$4]+[.D176]*[.$B$6]+[.E176]*[.$B$8]" office:value-type="float" office:value="0.56675" calcext:value-type="float">
            <text:p>0.56675</text:p>
          </table:table-cell>
          <table:table-cell table:formula="of:=[.C176]*[.$B$3]+[.D176]*[.$B$5]+[.E176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3.11990733329148" calcext:value-type="float">
            <text:p>3.12</text:p>
          </table:table-cell>
          <table:table-cell office:value-type="float" office:value="0.266510959925633" calcext:value-type="float">
            <text:p>0.2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7]*[.$B$4]+[.D177]*[.$B$6]+[.E177]*[.$B$8]" office:value-type="float" office:value="0.56675" calcext:value-type="float">
            <text:p>0.56675</text:p>
          </table:table-cell>
          <table:table-cell table:formula="of:=[.C177]*[.$B$3]+[.D177]*[.$B$5]+[.E177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3.30405825009802" calcext:value-type="float">
            <text:p>3.30</text:p>
          </table:table-cell>
          <table:table-cell office:value-type="float" office:value="0.309840784790628" calcext:value-type="float">
            <text:p>0.3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8]*[.$B$4]+[.D178]*[.$B$6]+[.E178]*[.$B$8]" office:value-type="float" office:value="0.56675" calcext:value-type="float">
            <text:p>0.56675</text:p>
          </table:table-cell>
          <table:table-cell table:formula="of:=[.C178]*[.$B$3]+[.D178]*[.$B$5]+[.E178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3.48110366529145" calcext:value-type="float">
            <text:p>3.48</text:p>
          </table:table-cell>
          <table:table-cell office:value-type="float" office:value="0.355286780310627" calcext:value-type="float">
            <text:p>0.3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79]*[.$B$4]+[.D179]*[.$B$6]+[.E179]*[.$B$8]" office:value-type="float" office:value="0.56675" calcext:value-type="float">
            <text:p>0.56675</text:p>
          </table:table-cell>
          <table:table-cell table:formula="of:=[.C179]*[.$B$3]+[.D179]*[.$B$5]+[.E179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3.6474908280652" calcext:value-type="float">
            <text:p>3.65</text:p>
          </table:table-cell>
          <table:table-cell office:value-type="float" office:value="0.401455674224142" calcext:value-type="float">
            <text:p>0.4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0]*[.$B$4]+[.D180]*[.$B$6]+[.E180]*[.$B$8]" office:value-type="float" office:value="0.56675" calcext:value-type="float">
            <text:p>0.56675</text:p>
          </table:table-cell>
          <table:table-cell table:formula="of:=[.C180]*[.$B$3]+[.D180]*[.$B$5]+[.E180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3.82808899406518" calcext:value-type="float">
            <text:p>3.83</text:p>
          </table:table-cell>
          <table:table-cell office:value-type="float" office:value="0.45551886526119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1]*[.$B$4]+[.D181]*[.$B$6]+[.E181]*[.$B$8]" office:value-type="float" office:value="0.56675" calcext:value-type="float">
            <text:p>0.56675</text:p>
          </table:table-cell>
          <table:table-cell table:formula="of:=[.C181]*[.$B$3]+[.D181]*[.$B$5]+[.E181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3.98855490549467" calcext:value-type="float">
            <text:p>3.99</text:p>
          </table:table-cell>
          <table:table-cell office:value-type="float" office:value="0.507110495737996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2]*[.$B$4]+[.D182]*[.$B$6]+[.E182]*[.$B$8]" office:value-type="float" office:value="0.56675" calcext:value-type="float">
            <text:p>0.56675</text:p>
          </table:table-cell>
          <table:table-cell table:formula="of:=[.C182]*[.$B$3]+[.D182]*[.$B$5]+[.E182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4.16619244582252" calcext:value-type="float">
            <text:p>4.17</text:p>
          </table:table-cell>
          <table:table-cell office:value-type="float" office:value="0.568114955155794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3]*[.$B$4]+[.D183]*[.$B$6]+[.E183]*[.$B$8]" office:value-type="float" office:value="0.56675" calcext:value-type="float">
            <text:p>0.56675</text:p>
          </table:table-cell>
          <table:table-cell table:formula="of:=[.C183]*[.$B$3]+[.D183]*[.$B$5]+[.E183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4.32606623211759" calcext:value-type="float">
            <text:p>4.33</text:p>
          </table:table-cell>
          <table:table-cell office:value-type="float" office:value="0.626653403980062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4]*[.$B$4]+[.D184]*[.$B$6]+[.E184]*[.$B$8]" office:value-type="float" office:value="0.56675" calcext:value-type="float">
            <text:p>0.56675</text:p>
          </table:table-cell>
          <table:table-cell table:formula="of:=[.C184]*[.$B$3]+[.D184]*[.$B$5]+[.E184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4.48357151787495" calcext:value-type="float">
            <text:p>4.48</text:p>
          </table:table-cell>
          <table:table-cell office:value-type="float" office:value="0.687719537851512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5]*[.$B$4]+[.D185]*[.$B$6]+[.E185]*[.$B$8]" office:value-type="float" office:value="0.56675" calcext:value-type="float">
            <text:p>0.56675</text:p>
          </table:table-cell>
          <table:table-cell table:formula="of:=[.C185]*[.$B$3]+[.D185]*[.$B$5]+[.E185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4.63278705175035" calcext:value-type="float">
            <text:p>4.63</text:p>
          </table:table-cell>
          <table:table-cell office:value-type="float" office:value="0.74879360698001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6]*[.$B$4]+[.D186]*[.$B$6]+[.E186]*[.$B$8]" office:value-type="float" office:value="0.56675" calcext:value-type="float">
            <text:p>0.56675</text:p>
          </table:table-cell>
          <table:table-cell table:formula="of:=[.C186]*[.$B$3]+[.D186]*[.$B$5]+[.E186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4.80331909046508" calcext:value-type="float">
            <text:p>4.80</text:p>
          </table:table-cell>
          <table:table-cell office:value-type="float" office:value="0.822459744110685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7]*[.$B$4]+[.D187]*[.$B$6]+[.E187]*[.$B$8]" office:value-type="float" office:value="0.56675" calcext:value-type="float">
            <text:p>0.56675</text:p>
          </table:table-cell>
          <table:table-cell table:formula="of:=[.C187]*[.$B$3]+[.D187]*[.$B$5]+[.E187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4.94365274732409" calcext:value-type="float">
            <text:p>4.94</text:p>
          </table:table-cell>
          <table:table-cell office:value-type="float" office:value="0.886211961473655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8]*[.$B$4]+[.D188]*[.$B$6]+[.E188]*[.$B$8]" office:value-type="float" office:value="0.56675" calcext:value-type="float">
            <text:p>0.56675</text:p>
          </table:table-cell>
          <table:table-cell table:formula="of:=[.C188]*[.$B$3]+[.D188]*[.$B$5]+[.E188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5.0910919057962" calcext:value-type="float">
            <text:p>5.09</text:p>
          </table:table-cell>
          <table:table-cell office:value-type="float" office:value="0.956288320509661" calcext:value-type="float">
            <text:p>0.9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89]*[.$B$4]+[.D189]*[.$B$6]+[.E189]*[.$B$8]" office:value-type="float" office:value="0.56675" calcext:value-type="float">
            <text:p>0.56675</text:p>
          </table:table-cell>
          <table:table-cell table:formula="of:=[.C189]*[.$B$3]+[.D189]*[.$B$5]+[.E189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5.23379406319291" calcext:value-type="float">
            <text:p>5.23</text:p>
          </table:table-cell>
          <table:table-cell office:value-type="float" office:value="1.02723402790276" calcext:value-type="float">
            <text:p>1.0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0]*[.$B$4]+[.D190]*[.$B$6]+[.E190]*[.$B$8]" office:value-type="float" office:value="0.56675" calcext:value-type="float">
            <text:p>0.56675</text:p>
          </table:table-cell>
          <table:table-cell table:formula="of:=[.C190]*[.$B$3]+[.D190]*[.$B$5]+[.E190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5.37294346978306" calcext:value-type="float">
            <text:p>5.37</text:p>
          </table:table-cell>
          <table:table-cell office:value-type="float" office:value="1.09937133234298" calcext:value-type="float">
            <text:p>1.1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1]*[.$B$4]+[.D191]*[.$B$6]+[.E191]*[.$B$8]" office:value-type="float" office:value="0.56675" calcext:value-type="float">
            <text:p>0.56675</text:p>
          </table:table-cell>
          <table:table-cell table:formula="of:=[.C191]*[.$B$3]+[.D191]*[.$B$5]+[.E191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5.51090862610436" calcext:value-type="float">
            <text:p>5.51</text:p>
          </table:table-cell>
          <table:table-cell office:value-type="float" office:value="1.17380865796488" calcext:value-type="float">
            <text:p>1.1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2]*[.$B$4]+[.D192]*[.$B$6]+[.E192]*[.$B$8]" office:value-type="float" office:value="0.56675" calcext:value-type="float">
            <text:p>0.56675</text:p>
          </table:table-cell>
          <table:table-cell table:formula="of:=[.C192]*[.$B$3]+[.D192]*[.$B$5]+[.E192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5.64472890648467" calcext:value-type="float">
            <text:p>5.64</text:p>
          </table:table-cell>
          <table:table-cell office:value-type="float" office:value="1.24882776692512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3]*[.$B$4]+[.D193]*[.$B$6]+[.E193]*[.$B$8]" office:value-type="float" office:value="0.56675" calcext:value-type="float">
            <text:p>0.56675</text:p>
          </table:table-cell>
          <table:table-cell table:formula="of:=[.C193]*[.$B$3]+[.D193]*[.$B$5]+[.E193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5.77558856119285" calcext:value-type="float">
            <text:p>5.78</text:p>
          </table:table-cell>
          <table:table-cell office:value-type="float" office:value="1.32493355415316" calcext:value-type="float">
            <text:p>1.3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4]*[.$B$4]+[.D194]*[.$B$6]+[.E194]*[.$B$8]" office:value-type="float" office:value="0.56675" calcext:value-type="float">
            <text:p>0.56675</text:p>
          </table:table-cell>
          <table:table-cell table:formula="of:=[.C194]*[.$B$3]+[.D194]*[.$B$5]+[.E194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5.90585609076661" calcext:value-type="float">
            <text:p>5.91</text:p>
          </table:table-cell>
          <table:table-cell office:value-type="float" office:value="1.40336208366284" calcext:value-type="float">
            <text:p>1.4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5]*[.$B$4]+[.D195]*[.$B$6]+[.E195]*[.$B$8]" office:value-type="float" office:value="0.56675" calcext:value-type="float">
            <text:p>0.56675</text:p>
          </table:table-cell>
          <table:table-cell table:formula="of:=[.C195]*[.$B$3]+[.D195]*[.$B$5]+[.E195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6.03197874439938" calcext:value-type="float">
            <text:p>6.03</text:p>
          </table:table-cell>
          <table:table-cell office:value-type="float" office:value="1.48188107219784" calcext:value-type="float">
            <text:p>1.4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6]*[.$B$4]+[.D196]*[.$B$6]+[.E196]*[.$B$8]" office:value-type="float" office:value="0.56675" calcext:value-type="float">
            <text:p>0.56675</text:p>
          </table:table-cell>
          <table:table-cell table:formula="of:=[.C196]*[.$B$3]+[.D196]*[.$B$5]+[.E196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6.1545486472256" calcext:value-type="float">
            <text:p>6.15</text:p>
          </table:table-cell>
          <table:table-cell office:value-type="float" office:value="1.56068562930575" calcext:value-type="float">
            <text:p>1.5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7]*[.$B$4]+[.D197]*[.$B$6]+[.E197]*[.$B$8]" office:value-type="float" office:value="0.56675" calcext:value-type="float">
            <text:p>0.56675</text:p>
          </table:table-cell>
          <table:table-cell table:formula="of:=[.C197]*[.$B$3]+[.D197]*[.$B$5]+[.E197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6.27415792437969" calcext:value-type="float">
            <text:p>6.27</text:p>
          </table:table-cell>
          <table:table-cell office:value-type="float" office:value="1.63995726984441" calcext:value-type="float">
            <text:p>1.6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8]*[.$B$4]+[.D198]*[.$B$6]+[.E198]*[.$B$8]" office:value-type="float" office:value="0.56675" calcext:value-type="float">
            <text:p>0.56675</text:p>
          </table:table-cell>
          <table:table-cell table:formula="of:=[.C198]*[.$B$3]+[.D198]*[.$B$5]+[.E198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6.39968845287803" calcext:value-type="float">
            <text:p>6.40</text:p>
          </table:table-cell>
          <table:table-cell office:value-type="float" office:value="1.7256619472814" calcext:value-type="float">
            <text:p>1.7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199]*[.$B$4]+[.D199]*[.$B$6]+[.E199]*[.$B$8]" office:value-type="float" office:value="0.56675" calcext:value-type="float">
            <text:p>0.56675</text:p>
          </table:table-cell>
          <table:table-cell table:formula="of:=[.C199]*[.$B$3]+[.D199]*[.$B$5]+[.E199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6.51160010328458" calcext:value-type="float">
            <text:p>6.51</text:p>
          </table:table-cell>
          <table:table-cell office:value-type="float" office:value="1.80437124237957" calcext:value-type="float">
            <text:p>1.8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0]*[.$B$4]+[.D200]*[.$B$6]+[.E200]*[.$B$8]" office:value-type="float" office:value="0.56675" calcext:value-type="float">
            <text:p>0.56675</text:p>
          </table:table-cell>
          <table:table-cell table:formula="of:=[.C200]*[.$B$3]+[.D200]*[.$B$5]+[.E200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6.62469600395998" calcext:value-type="float">
            <text:p>6.62</text:p>
          </table:table-cell>
          <table:table-cell office:value-type="float" office:value="1.88597114945145" calcext:value-type="float">
            <text:p>1.8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1]*[.$B$4]+[.D201]*[.$B$6]+[.E201]*[.$B$8]" office:value-type="float" office:value="0.56675" calcext:value-type="float">
            <text:p>0.56675</text:p>
          </table:table-cell>
          <table:table-cell table:formula="of:=[.C201]*[.$B$3]+[.D201]*[.$B$5]+[.E201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6.73956828003866" calcext:value-type="float">
            <text:p>6.74</text:p>
          </table:table-cell>
          <table:table-cell office:value-type="float" office:value="1.97107578180818" calcext:value-type="float">
            <text:p>1.9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2]*[.$B$4]+[.D202]*[.$B$6]+[.E202]*[.$B$8]" office:value-type="float" office:value="0.56675" calcext:value-type="float">
            <text:p>0.56675</text:p>
          </table:table-cell>
          <table:table-cell table:formula="of:=[.C202]*[.$B$3]+[.D202]*[.$B$5]+[.E202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6.84496655396651" calcext:value-type="float">
            <text:p>6.84</text:p>
          </table:table-cell>
          <table:table-cell office:value-type="float" office:value="2.05123669387948" calcext:value-type="float">
            <text:p>2.0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3]*[.$B$4]+[.D203]*[.$B$6]+[.E203]*[.$B$8]" office:value-type="float" office:value="0.56675" calcext:value-type="float">
            <text:p>0.56675</text:p>
          </table:table-cell>
          <table:table-cell table:formula="of:=[.C203]*[.$B$3]+[.D203]*[.$B$5]+[.E203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6.95806245464191" calcext:value-type="float">
            <text:p>6.96</text:p>
          </table:table-cell>
          <table:table-cell office:value-type="float" office:value="2.13927522862295" calcext:value-type="float">
            <text:p>2.1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4]*[.$B$4]+[.D204]*[.$B$6]+[.E204]*[.$B$8]" office:value-type="float" office:value="0.56675" calcext:value-type="float">
            <text:p>0.56675</text:p>
          </table:table-cell>
          <table:table-cell table:formula="of:=[.C204]*[.$B$3]+[.D204]*[.$B$5]+[.E204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7.06464497883862" calcext:value-type="float">
            <text:p>7.06</text:p>
          </table:table-cell>
          <table:table-cell office:value-type="float" office:value="2.22441970108634" calcext:value-type="float">
            <text:p>2.2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5]*[.$B$4]+[.D205]*[.$B$6]+[.E205]*[.$B$8]" office:value-type="float" office:value="0.56675" calcext:value-type="float">
            <text:p>0.56675</text:p>
          </table:table-cell>
          <table:table-cell table:formula="of:=[.C205]*[.$B$3]+[.D205]*[.$B$5]+[.E205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7.16856293993041" calcext:value-type="float">
            <text:p>7.17</text:p>
          </table:table-cell>
          <table:table-cell office:value-type="float" office:value="2.30919429841286" calcext:value-type="float">
            <text:p>2.3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6]*[.$B$4]+[.D206]*[.$B$6]+[.E206]*[.$B$8]" office:value-type="float" office:value="0.56675" calcext:value-type="float">
            <text:p>0.56675</text:p>
          </table:table-cell>
          <table:table-cell table:formula="of:=[.C206]*[.$B$3]+[.D206]*[.$B$5]+[.E206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7.27366515129106" calcext:value-type="float">
            <text:p>7.27</text:p>
          </table:table-cell>
          <table:table-cell office:value-type="float" office:value="2.39697951162543" calcext:value-type="float">
            <text:p>2.4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7]*[.$B$4]+[.D207]*[.$B$6]+[.E207]*[.$B$8]" office:value-type="float" office:value="0.56675" calcext:value-type="float">
            <text:p>0.56675</text:p>
          </table:table-cell>
          <table:table-cell table:formula="of:=[.C207]*[.$B$3]+[.D207]*[.$B$5]+[.E207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7.3719579236058" calcext:value-type="float">
            <text:p>7.37</text:p>
          </table:table-cell>
          <table:table-cell office:value-type="float" office:value="2.48090432407938" calcext:value-type="float">
            <text:p>2.4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8]*[.$B$4]+[.D208]*[.$B$6]+[.E208]*[.$B$8]" office:value-type="float" office:value="0.56675" calcext:value-type="float">
            <text:p>0.56675</text:p>
          </table:table-cell>
          <table:table-cell table:formula="of:=[.C208]*[.$B$3]+[.D208]*[.$B$5]+[.E208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7.4714349461894" calcext:value-type="float">
            <text:p>7.47</text:p>
          </table:table-cell>
          <table:table-cell office:value-type="float" office:value="2.56747420436231" calcext:value-type="float">
            <text:p>2.5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09]*[.$B$4]+[.D209]*[.$B$6]+[.E209]*[.$B$8]" office:value-type="float" office:value="0.56675" calcext:value-type="float">
            <text:p>0.56675</text:p>
          </table:table-cell>
          <table:table-cell table:formula="of:=[.C209]*[.$B$3]+[.D209]*[.$B$5]+[.E209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7.57031984363857" calcext:value-type="float">
            <text:p>7.57</text:p>
          </table:table-cell>
          <table:table-cell office:value-type="float" office:value="2.65530851595316" calcext:value-type="float">
            <text:p>2.6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0]*[.$B$4]+[.D210]*[.$B$6]+[.E210]*[.$B$8]" office:value-type="float" office:value="0.56675" calcext:value-type="float">
            <text:p>0.56675</text:p>
          </table:table-cell>
          <table:table-cell table:formula="of:=[.C210]*[.$B$3]+[.D210]*[.$B$5]+[.E210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7.66802049081889" calcext:value-type="float">
            <text:p>7.67</text:p>
          </table:table-cell>
          <table:table-cell office:value-type="float" office:value="2.74389859678034" calcext:value-type="float">
            <text:p>2.7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1]*[.$B$4]+[.D211]*[.$B$6]+[.E211]*[.$B$8]" office:value-type="float" office:value="0.56675" calcext:value-type="float">
            <text:p>0.56675</text:p>
          </table:table-cell>
          <table:table-cell table:formula="of:=[.C211]*[.$B$3]+[.D211]*[.$B$5]+[.E211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7.76187232462544" calcext:value-type="float">
            <text:p>7.76</text:p>
          </table:table-cell>
          <table:table-cell office:value-type="float" office:value="2.83062529168429" calcext:value-type="float">
            <text:p>2.8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2]*[.$B$4]+[.D212]*[.$B$6]+[.E212]*[.$B$8]" office:value-type="float" office:value="0.56675" calcext:value-type="float">
            <text:p>0.56675</text:p>
          </table:table-cell>
          <table:table-cell table:formula="of:=[.C212]*[.$B$3]+[.D212]*[.$B$5]+[.E212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7.8560202209992" calcext:value-type="float">
            <text:p>7.86</text:p>
          </table:table-cell>
          <table:table-cell office:value-type="float" office:value="2.91926568418508" calcext:value-type="float">
            <text:p>2.9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3]*[.$B$4]+[.D213]*[.$B$6]+[.E213]*[.$B$8]" office:value-type="float" office:value="0.56675" calcext:value-type="float">
            <text:p>0.56675</text:p>
          </table:table-cell>
          <table:table-cell table:formula="of:=[.C213]*[.$B$3]+[.D213]*[.$B$5]+[.E213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7.94779961683525" calcext:value-type="float">
            <text:p>7.95</text:p>
          </table:table-cell>
          <table:table-cell office:value-type="float" office:value="3.00727226234384" calcext:value-type="float">
            <text:p>3.0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4]*[.$B$4]+[.D214]*[.$B$6]+[.E214]*[.$B$8]" office:value-type="float" office:value="0.56675" calcext:value-type="float">
            <text:p>0.56675</text:p>
          </table:table-cell>
          <table:table-cell table:formula="of:=[.C214]*[.$B$3]+[.D214]*[.$B$5]+[.E214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04105932550737" calcext:value-type="float">
            <text:p>8.04</text:p>
          </table:table-cell>
          <table:table-cell office:value-type="float" office:value="3.09821627883289" calcext:value-type="float">
            <text:p>3.1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5]*[.$B$4]+[.D215]*[.$B$6]+[.E215]*[.$B$8]" office:value-type="float" office:value="0.56675" calcext:value-type="float">
            <text:p>0.56675</text:p>
          </table:table-cell>
          <table:table-cell table:formula="of:=[.C215]*[.$B$3]+[.D215]*[.$B$5]+[.E215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11921984325163" calcext:value-type="float">
            <text:p>8.12</text:p>
          </table:table-cell>
          <table:table-cell office:value-type="float" office:value="3.17570547842495" calcext:value-type="float">
            <text:p>3.1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6]*[.$B$4]+[.D216]*[.$B$6]+[.E216]*[.$B$8]" office:value-type="float" office:value="0.56675" calcext:value-type="float">
            <text:p>0.56675</text:p>
          </table:table-cell>
          <table:table-cell table:formula="of:=[.C216]*[.$B$3]+[.D216]*[.$B$5]+[.E216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21662442786473" calcext:value-type="float">
            <text:p>8.22</text:p>
          </table:table-cell>
          <table:table-cell office:value-type="float" office:value="3.27388108215937" calcext:value-type="float">
            <text:p>3.2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7]*[.$B$4]+[.D217]*[.$B$6]+[.E217]*[.$B$8]" office:value-type="float" office:value="0.56675" calcext:value-type="float">
            <text:p>0.56675</text:p>
          </table:table-cell>
          <table:table-cell table:formula="of:=[.C217]*[.$B$3]+[.D217]*[.$B$5]+[.E217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30159438465489" calcext:value-type="float">
            <text:p>8.30</text:p>
          </table:table-cell>
          <table:table-cell office:value-type="float" office:value="3.36102820965702" calcext:value-type="float">
            <text:p>3.3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8]*[.$B$4]+[.D218]*[.$B$6]+[.E218]*[.$B$8]" office:value-type="float" office:value="0.56675" calcext:value-type="float">
            <text:p>0.56675</text:p>
          </table:table-cell>
          <table:table-cell table:formula="of:=[.C218]*[.$B$3]+[.D218]*[.$B$5]+[.E218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3901170922516" calcext:value-type="float">
            <text:p>8.39</text:p>
          </table:table-cell>
          <table:table-cell office:value-type="float" office:value="3.45321702884512" calcext:value-type="float">
            <text:p>3.4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19]*[.$B$4]+[.D219]*[.$B$6]+[.E219]*[.$B$8]" office:value-type="float" office:value="0.56675" calcext:value-type="float">
            <text:p>0.56675</text:p>
          </table:table-cell>
          <table:table-cell table:formula="of:=[.C219]*[.$B$3]+[.D219]*[.$B$5]+[.E219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47686342444504" calcext:value-type="float">
            <text:p>8.48</text:p>
          </table:table-cell>
          <table:table-cell office:value-type="float" office:value="3.54496571591899" calcext:value-type="float">
            <text:p>3.5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0]*[.$B$4]+[.D220]*[.$B$6]+[.E220]*[.$B$8]" office:value-type="float" office:value="0.56675" calcext:value-type="float">
            <text:p>0.56675</text:p>
          </table:table-cell>
          <table:table-cell table:formula="of:=[.C220]*[.$B$3]+[.D220]*[.$B$5]+[.E220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55798456786142" calcext:value-type="float">
            <text:p>8.56</text:p>
          </table:table-cell>
          <table:table-cell office:value-type="float" office:value="3.63217534164425" calcext:value-type="float">
            <text:p>3.6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1]*[.$B$4]+[.D221]*[.$B$6]+[.E221]*[.$B$8]" office:value-type="float" office:value="0.56675" calcext:value-type="float">
            <text:p>0.56675</text:p>
          </table:table-cell>
          <table:table-cell table:formula="of:=[.C221]*[.$B$3]+[.D221]*[.$B$5]+[.E221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64088208668109" calcext:value-type="float">
            <text:p>8.64</text:p>
          </table:table-cell>
          <table:table-cell office:value-type="float" office:value="3.72262463370677" calcext:value-type="float">
            <text:p>3.7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2]*[.$B$4]+[.D222]*[.$B$6]+[.E222]*[.$B$8]" office:value-type="float" office:value="0.56675" calcext:value-type="float">
            <text:p>0.56675</text:p>
          </table:table-cell>
          <table:table-cell table:formula="of:=[.C222]*[.$B$3]+[.D222]*[.$B$5]+[.E222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72289141779911" calcext:value-type="float">
            <text:p>8.72</text:p>
          </table:table-cell>
          <table:table-cell office:value-type="float" office:value="3.81321760412553" calcext:value-type="float">
            <text:p>3.8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3]*[.$B$4]+[.D223]*[.$B$6]+[.E223]*[.$B$8]" office:value-type="float" office:value="0.56675" calcext:value-type="float">
            <text:p>0.56675</text:p>
          </table:table-cell>
          <table:table-cell table:formula="of:=[.C223]*[.$B$3]+[.D223]*[.$B$5]+[.E223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80253224837943" calcext:value-type="float">
            <text:p>8.80</text:p>
          </table:table-cell>
          <table:table-cell office:value-type="float" office:value="3.90258501536345" calcext:value-type="float">
            <text:p>3.9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4]*[.$B$4]+[.D224]*[.$B$6]+[.E224]*[.$B$8]" office:value-type="float" office:value="0.56675" calcext:value-type="float">
            <text:p>0.56675</text:p>
          </table:table-cell>
          <table:table-cell table:formula="of:=[.C224]*[.$B$3]+[.D224]*[.$B$5]+[.E224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88246914152696" calcext:value-type="float">
            <text:p>8.88</text:p>
          </table:table-cell>
          <table:table-cell office:value-type="float" office:value="3.99351790231101" calcext:value-type="float">
            <text:p>3.9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5]*[.$B$4]+[.D225]*[.$B$6]+[.E225]*[.$B$8]" office:value-type="float" office:value="0.56675" calcext:value-type="float">
            <text:p>0.56675</text:p>
          </table:table-cell>
          <table:table-cell table:formula="of:=[.C225]*[.$B$3]+[.D225]*[.$B$5]+[.E225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8.96151784697285" calcext:value-type="float">
            <text:p>8.96</text:p>
          </table:table-cell>
          <table:table-cell office:value-type="float" office:value="4.0846628991342" calcext:value-type="float">
            <text:p>4.0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6]*[.$B$4]+[.D226]*[.$B$6]+[.E226]*[.$B$8]" office:value-type="float" office:value="0.56675" calcext:value-type="float">
            <text:p>0.56675</text:p>
          </table:table-cell>
          <table:table-cell table:formula="of:=[.C226]*[.$B$3]+[.D226]*[.$B$5]+[.E226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9.03997442728432" calcext:value-type="float">
            <text:p>9.04</text:p>
          </table:table-cell>
          <table:table-cell office:value-type="float" office:value="4.17634598360505" calcext:value-type="float">
            <text:p>4.1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7]*[.$B$4]+[.D227]*[.$B$6]+[.E227]*[.$B$8]" office:value-type="float" office:value="0.56675" calcext:value-type="float">
            <text:p>0.56675</text:p>
          </table:table-cell>
          <table:table-cell table:formula="of:=[.C227]*[.$B$3]+[.D227]*[.$B$5]+[.E227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9.11517431935645" calcext:value-type="float">
            <text:p>9.12</text:p>
          </table:table-cell>
          <table:table-cell office:value-type="float" office:value="4.26531273858242" calcext:value-type="float">
            <text:p>4.2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8]*[.$B$4]+[.D228]*[.$B$6]+[.E228]*[.$B$8]" office:value-type="float" office:value="0.56675" calcext:value-type="float">
            <text:p>0.56675</text:p>
          </table:table-cell>
          <table:table-cell table:formula="of:=[.C228]*[.$B$3]+[.D228]*[.$B$5]+[.E228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9.1933348371007" calcext:value-type="float">
            <text:p>9.19</text:p>
          </table:table-cell>
          <table:table-cell office:value-type="float" office:value="4.3590923883884" calcext:value-type="float">
            <text:p>4.3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29]*[.$B$4]+[.D229]*[.$B$6]+[.E229]*[.$B$8]" office:value-type="float" office:value="0.56675" calcext:value-type="float">
            <text:p>0.56675</text:p>
          </table:table-cell>
          <table:table-cell table:formula="of:=[.C229]*[.$B$3]+[.D229]*[.$B$5]+[.E229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9.26705441633676" calcext:value-type="float">
            <text:p>9.27</text:p>
          </table:table-cell>
          <table:table-cell office:value-type="float" office:value="4.4485521163298" calcext:value-type="float">
            <text:p>4.4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0]*[.$B$4]+[.D230]*[.$B$6]+[.E230]*[.$B$8]" office:value-type="float" office:value="0.56675" calcext:value-type="float">
            <text:p>0.56675</text:p>
          </table:table-cell>
          <table:table-cell table:formula="of:=[.C230]*[.$B$3]+[.D230]*[.$B$5]+[.E230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9.35084012285806" calcext:value-type="float">
            <text:p>9.35</text:p>
          </table:table-cell>
          <table:table-cell office:value-type="float" office:value="4.55163764650455" calcext:value-type="float">
            <text:p>4.5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1]*[.$B$4]+[.D231]*[.$B$6]+[.E231]*[.$B$8]" office:value-type="float" office:value="0.56675" calcext:value-type="float">
            <text:p>0.56675</text:p>
          </table:table-cell>
          <table:table-cell table:formula="of:=[.C231]*[.$B$3]+[.D231]*[.$B$5]+[.E231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9.41597388764494" calcext:value-type="float">
            <text:p>9.42</text:p>
          </table:table-cell>
          <table:table-cell office:value-type="float" office:value="4.63265744461663" calcext:value-type="float">
            <text:p>4.6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2]*[.$B$4]+[.D232]*[.$B$6]+[.E232]*[.$B$8]" office:value-type="float" office:value="0.56675" calcext:value-type="float">
            <text:p>0.56675</text:p>
          </table:table-cell>
          <table:table-cell table:formula="of:=[.C232]*[.$B$3]+[.D232]*[.$B$5]+[.E232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9.48791709147772" calcext:value-type="float">
            <text:p>9.49</text:p>
          </table:table-cell>
          <table:table-cell office:value-type="float" office:value="4.72319501426445" calcext:value-type="float">
            <text:p>4.7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3]*[.$B$4]+[.D233]*[.$B$6]+[.E233]*[.$B$8]" office:value-type="float" office:value="0.56675" calcext:value-type="float">
            <text:p>0.56675</text:p>
          </table:table-cell>
          <table:table-cell table:formula="of:=[.C233]*[.$B$3]+[.D233]*[.$B$5]+[.E233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9.55956423274328" calcext:value-type="float">
            <text:p>9.56</text:p>
          </table:table-cell>
          <table:table-cell office:value-type="float" office:value="4.81448447059887" calcext:value-type="float">
            <text:p>4.8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4]*[.$B$4]+[.D234]*[.$B$6]+[.E234]*[.$B$8]" office:value-type="float" office:value="0.56675" calcext:value-type="float">
            <text:p>0.56675</text:p>
          </table:table-cell>
          <table:table-cell table:formula="of:=[.C234]*[.$B$3]+[.D234]*[.$B$5]+[.E234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9.63121137400885" calcext:value-type="float">
            <text:p>9.63</text:p>
          </table:table-cell>
          <table:table-cell office:value-type="float" office:value="4.90661464276435" calcext:value-type="float">
            <text:p>4.9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5]*[.$B$4]+[.D235]*[.$B$6]+[.E235]*[.$B$8]" office:value-type="float" office:value="0.56675" calcext:value-type="float">
            <text:p>0.56675</text:p>
          </table:table-cell>
          <table:table-cell table:formula="of:=[.C235]*[.$B$3]+[.D235]*[.$B$5]+[.E235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9.70123017115474" calcext:value-type="float">
            <text:p>9.70</text:p>
          </table:table-cell>
          <table:table-cell office:value-type="float" office:value="4.99773733077856" calcext:value-type="float">
            <text:p>5.00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formula="of:=[.C236]*[.$B$4]+[.D236]*[.$B$6]+[.E236]*[.$B$8]" office:value-type="float" office:value="0.56675" calcext:value-type="float">
            <text:p>0.56675</text:p>
          </table:table-cell>
          <table:table-cell table:formula="of:=[.C236]*[.$B$3]+[.D236]*[.$B$5]+[.E236]*[.$B$7]" office:value-type="float" office:value="0.9545" calcext:value-type="float">
            <text:p>0.9545</text:p>
          </table:table-cell>
        </table:table-row>
        <table:table-row table:style-name="ro1">
          <table:table-cell office:value-type="float" office:value="0.222272621048614" calcext:value-type="float">
            <text:p>0.22</text:p>
          </table:table-cell>
          <table:table-cell office:value-type="float" office:value="0.0000340525397844613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37]*[.$B$4]+[.D237]*[.$B$6]+[.E237]*[.$B$8]" office:value-type="float" office:value="0.6945" calcext:value-type="float">
            <text:p>0.6945</text:p>
          </table:table-cell>
          <table:table-cell table:formula="of:=[.C237]*[.$B$3]+[.D237]*[.$B$5]+[.E237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444545242097229" calcext:value-type="float">
            <text:p>0.44</text:p>
          </table:table-cell>
          <table:table-cell office:value-type="float" office:value="0.000313189887814224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38]*[.$B$4]+[.D238]*[.$B$6]+[.E238]*[.$B$8]" office:value-type="float" office:value="0.6945" calcext:value-type="float">
            <text:p>0.6945</text:p>
          </table:table-cell>
          <table:table-cell table:formula="of:=[.C238]*[.$B$3]+[.D238]*[.$B$5]+[.E238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656479601701722" calcext:value-type="float">
            <text:p>0.66</text:p>
          </table:table-cell>
          <table:table-cell office:value-type="float" office:value="0.00146924716930836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39]*[.$B$4]+[.D239]*[.$B$6]+[.E239]*[.$B$8]" office:value-type="float" office:value="0.6945" calcext:value-type="float">
            <text:p>0.6945</text:p>
          </table:table-cell>
          <table:table-cell table:formula="of:=[.C239]*[.$B$3]+[.D239]*[.$B$5]+[.E239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869060102646472" calcext:value-type="float">
            <text:p>0.87</text:p>
          </table:table-cell>
          <table:table-cell office:value-type="float" office:value="0.00447110706601292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0]*[.$B$4]+[.D240]*[.$B$6]+[.E240]*[.$B$8]" office:value-type="float" office:value="0.6945" calcext:value-type="float">
            <text:p>0.6945</text:p>
          </table:table-cell>
          <table:table-cell table:formula="of:=[.C240]*[.$B$3]+[.D240]*[.$B$5]+[.E240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.09068658235483" calcext:value-type="float">
            <text:p>1.09</text:p>
          </table:table-cell>
          <table:table-cell office:value-type="float" office:value="0.0110266032955796" calcext:value-type="float">
            <text:p>0.0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1]*[.$B$4]+[.D241]*[.$B$6]+[.E241]*[.$B$8]" office:value-type="float" office:value="0.6945" calcext:value-type="float">
            <text:p>0.6945</text:p>
          </table:table-cell>
          <table:table-cell table:formula="of:=[.C241]*[.$B$3]+[.D241]*[.$B$5]+[.E241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.31295920340344" calcext:value-type="float">
            <text:p>1.31</text:p>
          </table:table-cell>
          <table:table-cell office:value-type="float" office:value="0.0226404846722633" calcext:value-type="float">
            <text:p>0.0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2]*[.$B$4]+[.D242]*[.$B$6]+[.E242]*[.$B$8]" office:value-type="float" office:value="0.6945" calcext:value-type="float">
            <text:p>0.6945</text:p>
          </table:table-cell>
          <table:table-cell table:formula="of:=[.C242]*[.$B$3]+[.D242]*[.$B$5]+[.E242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.51455530156381" calcext:value-type="float">
            <text:p>1.51</text:p>
          </table:table-cell>
          <table:table-cell office:value-type="float" office:value="0.0379687789548934" calcext:value-type="float">
            <text:p>0.0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3]*[.$B$4]+[.D243]*[.$B$6]+[.E243]*[.$B$8]" office:value-type="float" office:value="0.6945" calcext:value-type="float">
            <text:p>0.6945</text:p>
          </table:table-cell>
          <table:table-cell table:formula="of:=[.C243]*[.$B$3]+[.D243]*[.$B$5]+[.E243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.73553563993191" calcext:value-type="float">
            <text:p>1.74</text:p>
          </table:table-cell>
          <table:table-cell office:value-type="float" office:value="0.0595217569287866" calcext:value-type="float">
            <text:p>0.0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4]*[.$B$4]+[.D244]*[.$B$6]+[.E244]*[.$B$8]" office:value-type="float" office:value="0.6945" calcext:value-type="float">
            <text:p>0.6945</text:p>
          </table:table-cell>
          <table:table-cell table:formula="of:=[.C244]*[.$B$3]+[.D244]*[.$B$5]+[.E244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.95134684757795" calcext:value-type="float">
            <text:p>1.95</text:p>
          </table:table-cell>
          <table:table-cell office:value-type="float" office:value="0.0845716582337022" calcext:value-type="float">
            <text:p>0.0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5]*[.$B$4]+[.D245]*[.$B$6]+[.E245]*[.$B$8]" office:value-type="float" office:value="0.6945" calcext:value-type="float">
            <text:p>0.6945</text:p>
          </table:table-cell>
          <table:table-cell table:formula="of:=[.C245]*[.$B$3]+[.D245]*[.$B$5]+[.E245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2.16198892450193" calcext:value-type="float">
            <text:p>2.16</text:p>
          </table:table-cell>
          <table:table-cell office:value-type="float" office:value="0.109821450220495" calcext:value-type="float">
            <text:p>0.1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6]*[.$B$4]+[.D246]*[.$B$6]+[.E246]*[.$B$8]" office:value-type="float" office:value="0.6945" calcext:value-type="float">
            <text:p>0.6945</text:p>
          </table:table-cell>
          <table:table-cell table:formula="of:=[.C246]*[.$B$3]+[.D246]*[.$B$5]+[.E246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2.37650784946745" calcext:value-type="float">
            <text:p>2.38</text:p>
          </table:table-cell>
          <table:table-cell office:value-type="float" office:value="0.136713429969642" calcext:value-type="float">
            <text:p>0.1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7]*[.$B$4]+[.D247]*[.$B$6]+[.E247]*[.$B$8]" office:value-type="float" office:value="0.6945" calcext:value-type="float">
            <text:p>0.6945</text:p>
          </table:table-cell>
          <table:table-cell table:formula="of:=[.C247]*[.$B$3]+[.D247]*[.$B$5]+[.E247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2.58521150237066" calcext:value-type="float">
            <text:p>2.59</text:p>
          </table:table-cell>
          <table:table-cell office:value-type="float" office:value="0.161396215195879" calcext:value-type="float">
            <text:p>0.1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8]*[.$B$4]+[.D248]*[.$B$6]+[.E248]*[.$B$8]" office:value-type="float" office:value="0.6945" calcext:value-type="float">
            <text:p>0.6945</text:p>
          </table:table-cell>
          <table:table-cell table:formula="of:=[.C248]*[.$B$3]+[.D248]*[.$B$5]+[.E248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2.79520743795438" calcext:value-type="float">
            <text:p>2.80</text:p>
          </table:table-cell>
          <table:table-cell office:value-type="float" office:value="0.182332871341538" calcext:value-type="float">
            <text:p>0.1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49]*[.$B$4]+[.D249]*[.$B$6]+[.E249]*[.$B$8]" office:value-type="float" office:value="0.6945" calcext:value-type="float">
            <text:p>0.6945</text:p>
          </table:table-cell>
          <table:table-cell table:formula="of:=[.C249]*[.$B$3]+[.D249]*[.$B$5]+[.E249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2.99938810147578" calcext:value-type="float">
            <text:p>3.00</text:p>
          </table:table-cell>
          <table:table-cell office:value-type="float" office:value="0.20109929829061" calcext:value-type="float">
            <text:p>0.2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0]*[.$B$4]+[.D250]*[.$B$6]+[.E250]*[.$B$8]" office:value-type="float" office:value="0.6945" calcext:value-type="float">
            <text:p>0.6945</text:p>
          </table:table-cell>
          <table:table-cell table:formula="of:=[.C250]*[.$B$3]+[.D250]*[.$B$5]+[.E250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3.19452278623357" calcext:value-type="float">
            <text:p>3.19</text:p>
          </table:table-cell>
          <table:table-cell office:value-type="float" office:value="0.221157631069515" calcext:value-type="float">
            <text:p>0.2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1]*[.$B$4]+[.D251]*[.$B$6]+[.E251]*[.$B$8]" office:value-type="float" office:value="0.6945" calcext:value-type="float">
            <text:p>0.6945</text:p>
          </table:table-cell>
          <table:table-cell table:formula="of:=[.C251]*[.$B$3]+[.D251]*[.$B$5]+[.E251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3.40451872181729" calcext:value-type="float">
            <text:p>3.40</text:p>
          </table:table-cell>
          <table:table-cell office:value-type="float" office:value="0.261793714900743" calcext:value-type="float">
            <text:p>0.2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2]*[.$B$4]+[.D252]*[.$B$6]+[.E252]*[.$B$8]" office:value-type="float" office:value="0.6945" calcext:value-type="float">
            <text:p>0.6945</text:p>
          </table:table-cell>
          <table:table-cell table:formula="of:=[.C252]*[.$B$3]+[.D252]*[.$B$5]+[.E252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3.60546867863741" calcext:value-type="float">
            <text:p>3.61</text:p>
          </table:table-cell>
          <table:table-cell office:value-type="float" office:value="0.304663213735595" calcext:value-type="float">
            <text:p>0.3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3]*[.$B$4]+[.D253]*[.$B$6]+[.E253]*[.$B$8]" office:value-type="float" office:value="0.6945" calcext:value-type="float">
            <text:p>0.6945</text:p>
          </table:table-cell>
          <table:table-cell table:formula="of:=[.C253]*[.$B$3]+[.D253]*[.$B$5]+[.E253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3.79866493937443" calcext:value-type="float">
            <text:p>3.80</text:p>
          </table:table-cell>
          <table:table-cell office:value-type="float" office:value="0.349660318541788" calcext:value-type="float">
            <text:p>0.3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4]*[.$B$4]+[.D254]*[.$B$6]+[.E254]*[.$B$8]" office:value-type="float" office:value="0.6945" calcext:value-type="float">
            <text:p>0.6945</text:p>
          </table:table-cell>
          <table:table-cell table:formula="of:=[.C254]*[.$B$3]+[.D254]*[.$B$5]+[.E254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3.98023065598681" calcext:value-type="float">
            <text:p>3.98</text:p>
          </table:table-cell>
          <table:table-cell office:value-type="float" office:value="0.395467939029336" calcext:value-type="float">
            <text:p>0.4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5]*[.$B$4]+[.D255]*[.$B$6]+[.E255]*[.$B$8]" office:value-type="float" office:value="0.6945" calcext:value-type="float">
            <text:p>0.6945</text:p>
          </table:table-cell>
          <table:table-cell table:formula="of:=[.C255]*[.$B$3]+[.D255]*[.$B$5]+[.E255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4.17730376476538" calcext:value-type="float">
            <text:p>4.18</text:p>
          </table:table-cell>
          <table:table-cell office:value-type="float" office:value="0.449056050746683" calcext:value-type="float">
            <text:p>0.4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6]*[.$B$4]+[.D256]*[.$B$6]+[.E256]*[.$B$8]" office:value-type="float" office:value="0.6945" calcext:value-type="float">
            <text:p>0.6945</text:p>
          </table:table-cell>
          <table:table-cell table:formula="of:=[.C256]*[.$B$3]+[.D256]*[.$B$5]+[.E256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4.35240806797519" calcext:value-type="float">
            <text:p>4.35</text:p>
          </table:table-cell>
          <table:table-cell office:value-type="float" office:value="0.500184037611149" calcext:value-type="float">
            <text:p>0.5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7]*[.$B$4]+[.D257]*[.$B$6]+[.E257]*[.$B$8]" office:value-type="float" office:value="0.6945" calcext:value-type="float">
            <text:p>0.6945</text:p>
          </table:table-cell>
          <table:table-cell table:formula="of:=[.C257]*[.$B$3]+[.D257]*[.$B$5]+[.E257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4.54625047005247" calcext:value-type="float">
            <text:p>4.55</text:p>
          </table:table-cell>
          <table:table-cell office:value-type="float" office:value="0.560785008421317" calcext:value-type="float">
            <text:p>0.5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8]*[.$B$4]+[.D258]*[.$B$6]+[.E258]*[.$B$8]" office:value-type="float" office:value="0.6945" calcext:value-type="float">
            <text:p>0.6945</text:p>
          </table:table-cell>
          <table:table-cell table:formula="of:=[.C258]*[.$B$3]+[.D258]*[.$B$5]+[.E258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4.72070863192203" calcext:value-type="float">
            <text:p>4.72</text:p>
          </table:table-cell>
          <table:table-cell office:value-type="float" office:value="0.618910751469769" calcext:value-type="float">
            <text:p>0.6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59]*[.$B$4]+[.D259]*[.$B$6]+[.E259]*[.$B$8]" office:value-type="float" office:value="0.6945" calcext:value-type="float">
            <text:p>0.6945</text:p>
          </table:table-cell>
          <table:table-cell table:formula="of:=[.C259]*[.$B$3]+[.D259]*[.$B$5]+[.E259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4.89258222843055" calcext:value-type="float">
            <text:p>4.89</text:p>
          </table:table-cell>
          <table:table-cell office:value-type="float" office:value="0.679566018480901" calcext:value-type="float">
            <text:p>0.6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0]*[.$B$4]+[.D260]*[.$B$6]+[.E260]*[.$B$8]" office:value-type="float" office:value="0.6945" calcext:value-type="float">
            <text:p>0.6945</text:p>
          </table:table-cell>
          <table:table-cell table:formula="of:=[.C260]*[.$B$3]+[.D260]*[.$B$5]+[.E260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.05540984617546" calcext:value-type="float">
            <text:p>5.06</text:p>
          </table:table-cell>
          <table:table-cell office:value-type="float" office:value="0.740288903658297" calcext:value-type="float">
            <text:p>0.7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1]*[.$B$4]+[.D261]*[.$B$6]+[.E261]*[.$B$8]" office:value-type="float" office:value="0.6945" calcext:value-type="float">
            <text:p>0.6945</text:p>
          </table:table-cell>
          <table:table-cell table:formula="of:=[.C261]*[.$B$3]+[.D261]*[.$B$5]+[.E261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.24149855216965" calcext:value-type="float">
            <text:p>5.24</text:p>
          </table:table-cell>
          <table:table-cell office:value-type="float" office:value="0.813583336847201" calcext:value-type="float">
            <text:p>0.8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2]*[.$B$4]+[.D262]*[.$B$6]+[.E262]*[.$B$8]" office:value-type="float" office:value="0.6945" calcext:value-type="float">
            <text:p>0.6945</text:p>
          </table:table-cell>
          <table:table-cell table:formula="of:=[.C262]*[.$B$3]+[.D262]*[.$B$5]+[.E262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.3946340498107" calcext:value-type="float">
            <text:p>5.39</text:p>
          </table:table-cell>
          <table:table-cell office:value-type="float" office:value="0.877066660540029" calcext:value-type="float">
            <text:p>0.8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3]*[.$B$4]+[.D263]*[.$B$6]+[.E263]*[.$B$8]" office:value-type="float" office:value="0.6945" calcext:value-type="float">
            <text:p>0.6945</text:p>
          </table:table-cell>
          <table:table-cell table:formula="of:=[.C263]*[.$B$3]+[.D263]*[.$B$5]+[.E263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.55552324353484" calcext:value-type="float">
            <text:p>5.56</text:p>
          </table:table-cell>
          <table:table-cell office:value-type="float" office:value="0.946822138151564" calcext:value-type="float">
            <text:p>0.9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4]*[.$B$4]+[.D264]*[.$B$6]+[.E264]*[.$B$8]" office:value-type="float" office:value="0.6945" calcext:value-type="float">
            <text:p>0.6945</text:p>
          </table:table-cell>
          <table:table-cell table:formula="of:=[.C264]*[.$B$3]+[.D264]*[.$B$5]+[.E264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.71124330653693" calcext:value-type="float">
            <text:p>5.71</text:p>
          </table:table-cell>
          <table:table-cell office:value-type="float" office:value="1.01750834555473" calcext:value-type="float">
            <text:p>1.0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5]*[.$B$4]+[.D265]*[.$B$6]+[.E265]*[.$B$8]" office:value-type="float" office:value="0.6945" calcext:value-type="float">
            <text:p>0.6945</text:p>
          </table:table-cell>
          <table:table-cell table:formula="of:=[.C265]*[.$B$3]+[.D265]*[.$B$5]+[.E265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.86308652149746" calcext:value-type="float">
            <text:p>5.86</text:p>
          </table:table-cell>
          <table:table-cell office:value-type="float" office:value="1.08936786242662" calcext:value-type="float">
            <text:p>1.0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6]*[.$B$4]+[.D266]*[.$B$6]+[.E266]*[.$B$8]" office:value-type="float" office:value="0.6945" calcext:value-type="float">
            <text:p>0.6945</text:p>
          </table:table-cell>
          <table:table-cell table:formula="of:=[.C266]*[.$B$3]+[.D266]*[.$B$5]+[.E266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6.01363745377748" calcext:value-type="float">
            <text:p>6.01</text:p>
          </table:table-cell>
          <table:table-cell office:value-type="float" office:value="1.16357759041021" calcext:value-type="float">
            <text:p>1.1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7]*[.$B$4]+[.D267]*[.$B$6]+[.E267]*[.$B$8]" office:value-type="float" office:value="0.6945" calcext:value-type="float">
            <text:p>0.6945</text:p>
          </table:table-cell>
          <table:table-cell table:formula="of:=[.C267]*[.$B$3]+[.D267]*[.$B$5]+[.E267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6.1596653966757" calcext:value-type="float">
            <text:p>6.16</text:p>
          </table:table-cell>
          <table:table-cell office:value-type="float" office:value="1.23832980976706" calcext:value-type="float">
            <text:p>1.2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8]*[.$B$4]+[.D268]*[.$B$6]+[.E268]*[.$B$8]" office:value-type="float" office:value="0.6945" calcext:value-type="float">
            <text:p>0.6945</text:p>
          </table:table-cell>
          <table:table-cell table:formula="of:=[.C268]*[.$B$3]+[.D268]*[.$B$5]+[.E268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6.30246263287263" calcext:value-type="float">
            <text:p>6.30</text:p>
          </table:table-cell>
          <table:table-cell office:value-type="float" office:value="1.31430082628954" calcext:value-type="float">
            <text:p>1.3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69]*[.$B$4]+[.D269]*[.$B$6]+[.E269]*[.$B$8]" office:value-type="float" office:value="0.6945" calcext:value-type="float">
            <text:p>0.6945</text:p>
          </table:table-cell>
          <table:table-cell table:formula="of:=[.C269]*[.$B$3]+[.D269]*[.$B$5]+[.E269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6.4446137277293" calcext:value-type="float">
            <text:p>6.44</text:p>
          </table:table-cell>
          <table:table-cell office:value-type="float" office:value="1.39254978368286" calcext:value-type="float">
            <text:p>1.3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0]*[.$B$4]+[.D270]*[.$B$6]+[.E270]*[.$B$8]" office:value-type="float" office:value="0.6945" calcext:value-type="float">
            <text:p>0.6945</text:p>
          </table:table-cell>
          <table:table-cell table:formula="of:=[.C270]*[.$B$3]+[.D270]*[.$B$5]+[.E270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6.58224183320417" calcext:value-type="float">
            <text:p>6.58</text:p>
          </table:table-cell>
          <table:table-cell office:value-type="float" office:value="1.47088439770097" calcext:value-type="float">
            <text:p>1.4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1]*[.$B$4]+[.D271]*[.$B$6]+[.E271]*[.$B$8]" office:value-type="float" office:value="0.6945" calcext:value-type="float">
            <text:p>0.6945</text:p>
          </table:table-cell>
          <table:table-cell table:formula="of:=[.C271]*[.$B$3]+[.D271]*[.$B$5]+[.E271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6.71599309063749" calcext:value-type="float">
            <text:p>6.72</text:p>
          </table:table-cell>
          <table:table-cell office:value-type="float" office:value="1.54955843103038" calcext:value-type="float">
            <text:p>1.5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2]*[.$B$4]+[.D272]*[.$B$6]+[.E272]*[.$B$8]" office:value-type="float" office:value="0.6945" calcext:value-type="float">
            <text:p>0.6945</text:p>
          </table:table-cell>
          <table:table-cell table:formula="of:=[.C272]*[.$B$3]+[.D272]*[.$B$5]+[.E272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6.84651364136953" calcext:value-type="float">
            <text:p>6.85</text:p>
          </table:table-cell>
          <table:table-cell office:value-type="float" office:value="1.62874131347852" calcext:value-type="float">
            <text:p>1.63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3]*[.$B$4]+[.D273]*[.$B$6]+[.E273]*[.$B$8]" office:value-type="float" office:value="0.6945" calcext:value-type="float">
            <text:p>0.6945</text:p>
          </table:table-cell>
          <table:table-cell table:formula="of:=[.C273]*[.$B$3]+[.D273]*[.$B$5]+[.E273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6.98349560550414" calcext:value-type="float">
            <text:p>6.98</text:p>
          </table:table-cell>
          <table:table-cell office:value-type="float" office:value="1.71433665711347" calcext:value-type="float">
            <text:p>1.7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4]*[.$B$4]+[.D274]*[.$B$6]+[.E274]*[.$B$8]" office:value-type="float" office:value="0.6945" calcext:value-type="float">
            <text:p>0.6945</text:p>
          </table:table-cell>
          <table:table-cell table:formula="of:=[.C274]*[.$B$3]+[.D274]*[.$B$5]+[.E274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7.10561631881283" calcext:value-type="float">
            <text:p>7.11</text:p>
          </table:table-cell>
          <table:table-cell office:value-type="float" office:value="1.79295343774965" calcext:value-type="float">
            <text:p>1.7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5]*[.$B$4]+[.D275]*[.$B$6]+[.E275]*[.$B$8]" office:value-type="float" office:value="0.6945" calcext:value-type="float">
            <text:p>0.6945</text:p>
          </table:table-cell>
          <table:table-cell table:formula="of:=[.C275]*[.$B$3]+[.D275]*[.$B$5]+[.E275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7.22902931480203" calcext:value-type="float">
            <text:p>7.23</text:p>
          </table:table-cell>
          <table:table-cell office:value-type="float" office:value="1.8745135380899" calcext:value-type="float">
            <text:p>1.8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6]*[.$B$4]+[.D276]*[.$B$6]+[.E276]*[.$B$8]" office:value-type="float" office:value="0.6945" calcext:value-type="float">
            <text:p>0.6945</text:p>
          </table:table-cell>
          <table:table-cell table:formula="of:=[.C276]*[.$B$3]+[.D276]*[.$B$5]+[.E276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7.354380734812" calcext:value-type="float">
            <text:p>7.35</text:p>
          </table:table-cell>
          <table:table-cell office:value-type="float" office:value="1.9597341958629" calcext:value-type="float">
            <text:p>1.9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7]*[.$B$4]+[.D277]*[.$B$6]+[.E277]*[.$B$8]" office:value-type="float" office:value="0.6945" calcext:value-type="float">
            <text:p>0.6945</text:p>
          </table:table-cell>
          <table:table-cell table:formula="of:=[.C277]*[.$B$3]+[.D277]*[.$B$5]+[.E277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7.46939389337785" calcext:value-type="float">
            <text:p>7.47</text:p>
          </table:table-cell>
          <table:table-cell office:value-type="float" office:value="2.03973773399219" calcext:value-type="float">
            <text:p>2.0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8]*[.$B$4]+[.D278]*[.$B$6]+[.E278]*[.$B$8]" office:value-type="float" office:value="0.6945" calcext:value-type="float">
            <text:p>0.6945</text:p>
          </table:table-cell>
          <table:table-cell table:formula="of:=[.C278]*[.$B$3]+[.D278]*[.$B$5]+[.E278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7.59280688936706" calcext:value-type="float">
            <text:p>7.59</text:p>
          </table:table-cell>
          <table:table-cell office:value-type="float" office:value="2.12790526354309" calcext:value-type="float">
            <text:p>2.13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79]*[.$B$4]+[.D279]*[.$B$6]+[.E279]*[.$B$8]" office:value-type="float" office:value="0.6945" calcext:value-type="float">
            <text:p>0.6945</text:p>
          </table:table-cell>
          <table:table-cell table:formula="of:=[.C279]*[.$B$3]+[.D279]*[.$B$5]+[.E279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7.70911233061342" calcext:value-type="float">
            <text:p>7.71</text:p>
          </table:table-cell>
          <table:table-cell office:value-type="float" office:value="2.21292612486795" calcext:value-type="float">
            <text:p>2.2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0]*[.$B$4]+[.D280]*[.$B$6]+[.E280]*[.$B$8]" office:value-type="float" office:value="0.6945" calcext:value-type="float">
            <text:p>0.6945</text:p>
          </table:table-cell>
          <table:table-cell table:formula="of:=[.C280]*[.$B$3]+[.D280]*[.$B$5]+[.E280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7.82251013582863" calcext:value-type="float">
            <text:p>7.82</text:p>
          </table:table-cell>
          <table:table-cell office:value-type="float" office:value="2.29782990093369" calcext:value-type="float">
            <text:p>2.3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1]*[.$B$4]+[.D281]*[.$B$6]+[.E281]*[.$B$8]" office:value-type="float" office:value="0.6945" calcext:value-type="float">
            <text:p>0.6945</text:p>
          </table:table-cell>
          <table:table-cell table:formula="of:=[.C281]*[.$B$3]+[.D281]*[.$B$5]+[.E281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7.93720022372436" calcext:value-type="float">
            <text:p>7.94</text:p>
          </table:table-cell>
          <table:table-cell office:value-type="float" office:value="2.38564619703703" calcext:value-type="float">
            <text:p>2.3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2]*[.$B$4]+[.D282]*[.$B$6]+[.E282]*[.$B$8]" office:value-type="float" office:value="0.6945" calcext:value-type="float">
            <text:p>0.6945</text:p>
          </table:table-cell>
          <table:table-cell table:formula="of:=[.C282]*[.$B$3]+[.D282]*[.$B$5]+[.E282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8.04445968620712" calcext:value-type="float">
            <text:p>8.04</text:p>
          </table:table-cell>
          <table:table-cell office:value-type="float" office:value="2.46965225390863" calcext:value-type="float">
            <text:p>2.4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3]*[.$B$4]+[.D283]*[.$B$6]+[.E283]*[.$B$8]" office:value-type="float" office:value="0.6945" calcext:value-type="float">
            <text:p>0.6945</text:p>
          </table:table-cell>
          <table:table-cell table:formula="of:=[.C283]*[.$B$3]+[.D283]*[.$B$5]+[.E283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8.1530114313704" calcext:value-type="float">
            <text:p>8.15</text:p>
          </table:table-cell>
          <table:table-cell office:value-type="float" office:value="2.55634772252772" calcext:value-type="float">
            <text:p>2.5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4]*[.$B$4]+[.D284]*[.$B$6]+[.E284]*[.$B$8]" office:value-type="float" office:value="0.6945" calcext:value-type="float">
            <text:p>0.6945</text:p>
          </table:table-cell>
          <table:table-cell table:formula="of:=[.C284]*[.$B$3]+[.D284]*[.$B$5]+[.E284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8.26091703519341" calcext:value-type="float">
            <text:p>8.26</text:p>
          </table:table-cell>
          <table:table-cell office:value-type="float" office:value="2.64438300310167" calcext:value-type="float">
            <text:p>2.6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5]*[.$B$4]+[.D285]*[.$B$6]+[.E285]*[.$B$8]" office:value-type="float" office:value="0.6945" calcext:value-type="float">
            <text:p>0.6945</text:p>
          </table:table-cell>
          <table:table-cell table:formula="of:=[.C285]*[.$B$3]+[.D285]*[.$B$5]+[.E285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8.36753035633592" calcext:value-type="float">
            <text:p>8.37</text:p>
          </table:table-cell>
          <table:table-cell office:value-type="float" office:value="2.7330153148102" calcext:value-type="float">
            <text:p>2.73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6]*[.$B$4]+[.D286]*[.$B$6]+[.E286]*[.$B$8]" office:value-type="float" office:value="0.6945" calcext:value-type="float">
            <text:p>0.6945</text:p>
          </table:table-cell>
          <table:table-cell table:formula="of:=[.C286]*[.$B$3]+[.D286]*[.$B$5]+[.E286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8.46994375876675" calcext:value-type="float">
            <text:p>8.47</text:p>
          </table:table-cell>
          <table:table-cell office:value-type="float" office:value="2.81991866032138" calcext:value-type="float">
            <text:p>2.8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7]*[.$B$4]+[.D287]*[.$B$6]+[.E287]*[.$B$8]" office:value-type="float" office:value="0.6945" calcext:value-type="float">
            <text:p>0.6945</text:p>
          </table:table-cell>
          <table:table-cell table:formula="of:=[.C287]*[.$B$3]+[.D287]*[.$B$5]+[.E287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8.57268023186771" calcext:value-type="float">
            <text:p>8.57</text:p>
          </table:table-cell>
          <table:table-cell office:value-type="float" office:value="2.90861111410625" calcext:value-type="float">
            <text:p>2.9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8]*[.$B$4]+[.D288]*[.$B$6]+[.E288]*[.$B$8]" office:value-type="float" office:value="0.6945" calcext:value-type="float">
            <text:p>0.6945</text:p>
          </table:table-cell>
          <table:table-cell table:formula="of:=[.C288]*[.$B$3]+[.D288]*[.$B$5]+[.E288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8.67283213960763" calcext:value-type="float">
            <text:p>8.67</text:p>
          </table:table-cell>
          <table:table-cell office:value-type="float" office:value="2.99676835258536" calcext:value-type="float">
            <text:p>3.0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89]*[.$B$4]+[.D289]*[.$B$6]+[.E289]*[.$B$8]" office:value-type="float" office:value="0.6945" calcext:value-type="float">
            <text:p>0.6945</text:p>
          </table:table-cell>
          <table:table-cell table:formula="of:=[.C289]*[.$B$3]+[.D289]*[.$B$5]+[.E289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8.77459940069821" calcext:value-type="float">
            <text:p>8.77</text:p>
          </table:table-cell>
          <table:table-cell office:value-type="float" office:value="3.08798481769018" calcext:value-type="float">
            <text:p>3.0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0]*[.$B$4]+[.D290]*[.$B$6]+[.E290]*[.$B$8]" office:value-type="float" office:value="0.6945" calcext:value-type="float">
            <text:p>0.6945</text:p>
          </table:table-cell>
          <table:table-cell table:formula="of:=[.C290]*[.$B$3]+[.D290]*[.$B$5]+[.E290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8.85989005761221" calcext:value-type="float">
            <text:p>8.86</text:p>
          </table:table-cell>
          <table:table-cell office:value-type="float" office:value="3.1656412293133" calcext:value-type="float">
            <text:p>3.1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1]*[.$B$4]+[.D291]*[.$B$6]+[.E291]*[.$B$8]" office:value-type="float" office:value="0.6945" calcext:value-type="float">
            <text:p>0.6945</text:p>
          </table:table-cell>
          <table:table-cell table:formula="of:=[.C291]*[.$B$3]+[.D291]*[.$B$5]+[.E291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8.96618030808459" calcext:value-type="float">
            <text:p>8.97</text:p>
          </table:table-cell>
          <table:table-cell office:value-type="float" office:value="3.26411347318774" calcext:value-type="float">
            <text:p>3.2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2]*[.$B$4]+[.D292]*[.$B$6]+[.E292]*[.$B$8]" office:value-type="float" office:value="0.6945" calcext:value-type="float">
            <text:p>0.6945</text:p>
          </table:table-cell>
          <table:table-cell table:formula="of:=[.C292]*[.$B$3]+[.D292]*[.$B$5]+[.E292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9.05890159041155" calcext:value-type="float">
            <text:p>9.06</text:p>
          </table:table-cell>
          <table:table-cell office:value-type="float" office:value="3.35147525544779" calcext:value-type="float">
            <text:p>3.3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3]*[.$B$4]+[.D293]*[.$B$6]+[.E293]*[.$B$8]" office:value-type="float" office:value="0.6945" calcext:value-type="float">
            <text:p>0.6945</text:p>
          </table:table-cell>
          <table:table-cell table:formula="of:=[.C293]*[.$B$3]+[.D293]*[.$B$5]+[.E293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9.15549972078006" calcext:value-type="float">
            <text:p>9.16</text:p>
          </table:table-cell>
          <table:table-cell office:value-type="float" office:value="3.44385296162486" calcext:value-type="float">
            <text:p>3.4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4]*[.$B$4]+[.D294]*[.$B$6]+[.E294]*[.$B$8]" office:value-type="float" office:value="0.6945" calcext:value-type="float">
            <text:p>0.6945</text:p>
          </table:table-cell>
          <table:table-cell table:formula="of:=[.C294]*[.$B$3]+[.D294]*[.$B$5]+[.E294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9.2501594271278" calcext:value-type="float">
            <text:p>9.25</text:p>
          </table:table-cell>
          <table:table-cell office:value-type="float" office:value="3.53599065656306" calcext:value-type="float">
            <text:p>3.5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5]*[.$B$4]+[.D295]*[.$B$6]+[.E295]*[.$B$8]" office:value-type="float" office:value="0.6945" calcext:value-type="float">
            <text:p>0.6945</text:p>
          </table:table-cell>
          <table:table-cell table:formula="of:=[.C295]*[.$B$3]+[.D295]*[.$B$5]+[.E295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9.33868079074309" calcext:value-type="float">
            <text:p>9.34</text:p>
          </table:table-cell>
          <table:table-cell office:value-type="float" office:value="3.62331360698238" calcext:value-type="float">
            <text:p>3.6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6]*[.$B$4]+[.D296]*[.$B$6]+[.E296]*[.$B$8]" office:value-type="float" office:value="0.6945" calcext:value-type="float">
            <text:p>0.6945</text:p>
          </table:table-cell>
          <table:table-cell table:formula="of:=[.C296]*[.$B$3]+[.D296]*[.$B$5]+[.E296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9.42914057837915" calcext:value-type="float">
            <text:p>9.43</text:p>
          </table:table-cell>
          <table:table-cell office:value-type="float" office:value="3.71410486336134" calcext:value-type="float">
            <text:p>3.7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7]*[.$B$4]+[.D297]*[.$B$6]+[.E297]*[.$B$8]" office:value-type="float" office:value="0.6945" calcext:value-type="float">
            <text:p>0.6945</text:p>
          </table:table-cell>
          <table:table-cell table:formula="of:=[.C297]*[.$B$3]+[.D297]*[.$B$5]+[.E297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9.51863115400483" calcext:value-type="float">
            <text:p>9.52</text:p>
          </table:table-cell>
          <table:table-cell office:value-type="float" office:value="3.80500210124753" calcext:value-type="float">
            <text:p>3.8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8]*[.$B$4]+[.D298]*[.$B$6]+[.E298]*[.$B$8]" office:value-type="float" office:value="0.6945" calcext:value-type="float">
            <text:p>0.6945</text:p>
          </table:table-cell>
          <table:table-cell table:formula="of:=[.C298]*[.$B$3]+[.D298]*[.$B$5]+[.E298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9.60553716426948" calcext:value-type="float">
            <text:p>9.61</text:p>
          </table:table-cell>
          <table:table-cell office:value-type="float" office:value="3.89476589293672" calcext:value-type="float">
            <text:p>3.8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299]*[.$B$4]+[.D299]*[.$B$6]+[.E299]*[.$B$8]" office:value-type="float" office:value="0.6945" calcext:value-type="float">
            <text:p>0.6945</text:p>
          </table:table-cell>
          <table:table-cell table:formula="of:=[.C299]*[.$B$3]+[.D299]*[.$B$5]+[.E299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9.69276624520426" calcext:value-type="float">
            <text:p>9.69</text:p>
          </table:table-cell>
          <table:table-cell office:value-type="float" office:value="3.98588754744397" calcext:value-type="float">
            <text:p>3.9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0]*[.$B$4]+[.D300]*[.$B$6]+[.E300]*[.$B$8]" office:value-type="float" office:value="0.6945" calcext:value-type="float">
            <text:p>0.6945</text:p>
          </table:table-cell>
          <table:table-cell table:formula="of:=[.C300]*[.$B$3]+[.D300]*[.$B$5]+[.E300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9.77902611412864" calcext:value-type="float">
            <text:p>9.78</text:p>
          </table:table-cell>
          <table:table-cell office:value-type="float" office:value="4.07740892340541" calcext:value-type="float">
            <text:p>4.08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1]*[.$B$4]+[.D301]*[.$B$6]+[.E301]*[.$B$8]" office:value-type="float" office:value="0.6945" calcext:value-type="float">
            <text:p>0.6945</text:p>
          </table:table-cell>
          <table:table-cell table:formula="of:=[.C301]*[.$B$3]+[.D301]*[.$B$5]+[.E301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9.86463984171278" calcext:value-type="float">
            <text:p>9.86</text:p>
          </table:table-cell>
          <table:table-cell office:value-type="float" office:value="4.16939634390645" calcext:value-type="float">
            <text:p>4.1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2]*[.$B$4]+[.D302]*[.$B$6]+[.E302]*[.$B$8]" office:value-type="float" office:value="0.6945" calcext:value-type="float">
            <text:p>0.6945</text:p>
          </table:table-cell>
          <table:table-cell table:formula="of:=[.C302]*[.$B$3]+[.D302]*[.$B$5]+[.E302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9.94669979192549" calcext:value-type="float">
            <text:p>9.95</text:p>
          </table:table-cell>
          <table:table-cell office:value-type="float" office:value="4.25878670433194" calcext:value-type="float">
            <text:p>4.26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3]*[.$B$4]+[.D303]*[.$B$6]+[.E303]*[.$B$8]" office:value-type="float" office:value="0.6945" calcext:value-type="float">
            <text:p>0.6945</text:p>
          </table:table-cell>
          <table:table-cell table:formula="of:=[.C303]*[.$B$3]+[.D303]*[.$B$5]+[.E303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0.0319904488395" calcext:value-type="float">
            <text:p>10.03</text:p>
          </table:table-cell>
          <table:table-cell office:value-type="float" office:value="4.35282155097444" calcext:value-type="float">
            <text:p>4.3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4]*[.$B$4]+[.D304]*[.$B$6]+[.E304]*[.$B$8]" office:value-type="float" office:value="0.6945" calcext:value-type="float">
            <text:p>0.6945</text:p>
          </table:table-cell>
          <table:table-cell table:formula="of:=[.C304]*[.$B$3]+[.D304]*[.$B$5]+[.E304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0.1124350457016" calcext:value-type="float">
            <text:p>10.11</text:p>
          </table:table-cell>
          <table:table-cell office:value-type="float" office:value="4.44268362026347" calcext:value-type="float">
            <text:p>4.44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5]*[.$B$4]+[.D305]*[.$B$6]+[.E305]*[.$B$8]" office:value-type="float" office:value="0.6945" calcext:value-type="float">
            <text:p>0.6945</text:p>
          </table:table-cell>
          <table:table-cell table:formula="of:=[.C305]*[.$B$3]+[.D305]*[.$B$5]+[.E305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0.203864045348" calcext:value-type="float">
            <text:p>10.20</text:p>
          </table:table-cell>
          <table:table-cell office:value-type="float" office:value="4.54611932354197" calcext:value-type="float">
            <text:p>4.55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6]*[.$B$4]+[.D306]*[.$B$6]+[.E306]*[.$B$8]" office:value-type="float" office:value="0.6945" calcext:value-type="float">
            <text:p>0.6945</text:p>
          </table:table-cell>
          <table:table-cell table:formula="of:=[.C306]*[.$B$3]+[.D306]*[.$B$5]+[.E306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0.2749395927764" calcext:value-type="float">
            <text:p>10.27</text:p>
          </table:table-cell>
          <table:table-cell office:value-type="float" office:value="4.6275319444319" calcext:value-type="float">
            <text:p>4.63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7]*[.$B$4]+[.D307]*[.$B$6]+[.E307]*[.$B$8]" office:value-type="float" office:value="0.6945" calcext:value-type="float">
            <text:p>0.6945</text:p>
          </table:table-cell>
          <table:table-cell table:formula="of:=[.C307]*[.$B$3]+[.D307]*[.$B$5]+[.E307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0.3534457656177" calcext:value-type="float">
            <text:p>10.35</text:p>
          </table:table-cell>
          <table:table-cell office:value-type="float" office:value="4.71848431486189" calcext:value-type="float">
            <text:p>4.7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8]*[.$B$4]+[.D308]*[.$B$6]+[.E308]*[.$B$8]" office:value-type="float" office:value="0.6945" calcext:value-type="float">
            <text:p>0.6945</text:p>
          </table:table-cell>
          <table:table-cell table:formula="of:=[.C308]*[.$B$3]+[.D308]*[.$B$5]+[.E308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0.4316288677888" calcext:value-type="float">
            <text:p>10.43</text:p>
          </table:table-cell>
          <table:table-cell office:value-type="float" office:value="4.81007537556069" calcext:value-type="float">
            <text:p>4.81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09]*[.$B$4]+[.D309]*[.$B$6]+[.E309]*[.$B$8]" office:value-type="float" office:value="0.6945" calcext:value-type="float">
            <text:p>0.6945</text:p>
          </table:table-cell>
          <table:table-cell table:formula="of:=[.C309]*[.$B$3]+[.D309]*[.$B$5]+[.E309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0.50981196996" calcext:value-type="float">
            <text:p>10.51</text:p>
          </table:table-cell>
          <table:table-cell office:value-type="float" office:value="4.90270920413295" calcext:value-type="float">
            <text:p>4.90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10]*[.$B$4]+[.D310]*[.$B$6]+[.E310]*[.$B$8]" office:value-type="float" office:value="0.6945" calcext:value-type="float">
            <text:p>0.6945</text:p>
          </table:table-cell>
          <table:table-cell table:formula="of:=[.C310]*[.$B$3]+[.D310]*[.$B$5]+[.E310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10.5862181834455" calcext:value-type="float">
            <text:p>10.59</text:p>
          </table:table-cell>
          <table:table-cell office:value-type="float" office:value="4.99441142500334" calcext:value-type="float">
            <text:p>4.99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table:formula="of:=[.C311]*[.$B$4]+[.D311]*[.$B$6]+[.E311]*[.$B$8]" office:value-type="float" office:value="0.6945" calcext:value-type="float">
            <text:p>0.6945</text:p>
          </table:table-cell>
          <table:table-cell table:formula="of:=[.C311]*[.$B$3]+[.D311]*[.$B$5]+[.E311]*[.$B$7]"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241980351903476" calcext:value-type="float">
            <text:p>0.24</text:p>
          </table:table-cell>
          <table:table-cell office:value-type="float" office:value="0.0000399723280407488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2]*[.$B$4]+[.D312]*[.$B$6]+[.E312]*[.$B$8]" office:value-type="float" office:value="0.82225" calcext:value-type="float">
            <text:p>0.82225</text:p>
          </table:table-cell>
          <table:table-cell table:formula="of:=[.C312]*[.$B$3]+[.D312]*[.$B$5]+[.E312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0.483960703806952" calcext:value-type="float">
            <text:p>0.48</text:p>
          </table:table-cell>
          <table:table-cell office:value-type="float" office:value="0.000251382883638144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3]*[.$B$4]+[.D313]*[.$B$6]+[.E313]*[.$B$8]" office:value-type="float" office:value="0.82225" calcext:value-type="float">
            <text:p>0.82225</text:p>
          </table:table-cell>
          <table:table-cell table:formula="of:=[.C313]*[.$B$3]+[.D313]*[.$B$5]+[.E313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0.714686155621894" calcext:value-type="float">
            <text:p>0.71</text:p>
          </table:table-cell>
          <table:table-cell office:value-type="float" office:value="0.00117481406707317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4]*[.$B$4]+[.D314]*[.$B$6]+[.E314]*[.$B$8]" office:value-type="float" office:value="0.82225" calcext:value-type="float">
            <text:p>0.82225</text:p>
          </table:table-cell>
          <table:table-cell table:formula="of:=[.C314]*[.$B$3]+[.D314]*[.$B$5]+[.E314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0.946115038692369" calcext:value-type="float">
            <text:p>0.95</text:p>
          </table:table-cell>
          <table:table-cell office:value-type="float" office:value="0.00357021834220737" calcext:value-type="float">
            <text:p>0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5]*[.$B$4]+[.D315]*[.$B$6]+[.E315]*[.$B$8]" office:value-type="float" office:value="0.82225" calcext:value-type="float">
            <text:p>0.82225</text:p>
          </table:table-cell>
          <table:table-cell table:formula="of:=[.C315]*[.$B$3]+[.D315]*[.$B$5]+[.E315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.18739195934031" calcext:value-type="float">
            <text:p>1.19</text:p>
          </table:table-cell>
          <table:table-cell office:value-type="float" office:value="0.00878294561266899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6]*[.$B$4]+[.D316]*[.$B$6]+[.E316]*[.$B$8]" office:value-type="float" office:value="0.82225" calcext:value-type="float">
            <text:p>0.82225</text:p>
          </table:table-cell>
          <table:table-cell table:formula="of:=[.C316]*[.$B$3]+[.D316]*[.$B$5]+[.E316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.42937231124379" calcext:value-type="float">
            <text:p>1.43</text:p>
          </table:table-cell>
          <table:table-cell office:value-type="float" office:value="0.0183730219389312" calcext:value-type="float">
            <text:p>0.0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7]*[.$B$4]+[.D317]*[.$B$6]+[.E317]*[.$B$8]" office:value-type="float" office:value="0.82225" calcext:value-type="float">
            <text:p>0.82225</text:p>
          </table:table-cell>
          <table:table-cell table:formula="of:=[.C317]*[.$B$3]+[.D317]*[.$B$5]+[.E317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.6488428629702" calcext:value-type="float">
            <text:p>1.65</text:p>
          </table:table-cell>
          <table:table-cell office:value-type="float" office:value="0.0319377550957911" calcext:value-type="float">
            <text:p>0.03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8]*[.$B$4]+[.D318]*[.$B$6]+[.E318]*[.$B$8]" office:value-type="float" office:value="0.82225" calcext:value-type="float">
            <text:p>0.82225</text:p>
          </table:table-cell>
          <table:table-cell table:formula="of:=[.C318]*[.$B$3]+[.D318]*[.$B$5]+[.E318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.8894163523626" calcext:value-type="float">
            <text:p>1.89</text:p>
          </table:table-cell>
          <table:table-cell office:value-type="float" office:value="0.052649935096819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19]*[.$B$4]+[.D319]*[.$B$6]+[.E319]*[.$B$8]" office:value-type="float" office:value="0.82225" calcext:value-type="float">
            <text:p>0.82225</text:p>
          </table:table-cell>
          <table:table-cell table:formula="of:=[.C319]*[.$B$3]+[.D319]*[.$B$5]+[.E319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2.12436239171075" calcext:value-type="float">
            <text:p>2.12</text:p>
          </table:table-cell>
          <table:table-cell office:value-type="float" office:value="0.0784044100538641" calcext:value-type="float">
            <text:p>0.0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0]*[.$B$4]+[.D320]*[.$B$6]+[.E320]*[.$B$8]" office:value-type="float" office:value="0.82225" calcext:value-type="float">
            <text:p>0.82225</text:p>
          </table:table-cell>
          <table:table-cell table:formula="of:=[.C320]*[.$B$3]+[.D320]*[.$B$5]+[.E320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2.35368098101462" calcext:value-type="float">
            <text:p>2.35</text:p>
          </table:table-cell>
          <table:table-cell office:value-type="float" office:value="0.107660641453881" calcext:value-type="float">
            <text:p>0.1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1]*[.$B$4]+[.D321]*[.$B$6]+[.E321]*[.$B$8]" office:value-type="float" office:value="0.82225" calcext:value-type="float">
            <text:p>0.82225</text:p>
          </table:table-cell>
          <table:table-cell table:formula="of:=[.C321]*[.$B$3]+[.D321]*[.$B$5]+[.E321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2.5872201578517" calcext:value-type="float">
            <text:p>2.59</text:p>
          </table:table-cell>
          <table:table-cell office:value-type="float" office:value="0.140392634990402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2]*[.$B$4]+[.D322]*[.$B$6]+[.E322]*[.$B$8]" office:value-type="float" office:value="0.82225" calcext:value-type="float">
            <text:p>0.82225</text:p>
          </table:table-cell>
          <table:table-cell table:formula="of:=[.C322]*[.$B$3]+[.D322]*[.$B$5]+[.E322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2.81442845338897" calcext:value-type="float">
            <text:p>2.81</text:p>
          </table:table-cell>
          <table:table-cell office:value-type="float" office:value="0.17465083710925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3]*[.$B$4]+[.D323]*[.$B$6]+[.E323]*[.$B$8]" office:value-type="float" office:value="0.82225" calcext:value-type="float">
            <text:p>0.82225</text:p>
          </table:table-cell>
          <table:table-cell table:formula="of:=[.C323]*[.$B$3]+[.D323]*[.$B$5]+[.E323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3.04304361143731" calcext:value-type="float">
            <text:p>3.04</text:p>
          </table:table-cell>
          <table:table-cell office:value-type="float" office:value="0.207519831625167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4]*[.$B$4]+[.D324]*[.$B$6]+[.E324]*[.$B$8]" office:value-type="float" office:value="0.82225" calcext:value-type="float">
            <text:p>0.82225</text:p>
          </table:table-cell>
          <table:table-cell table:formula="of:=[.C324]*[.$B$3]+[.D324]*[.$B$5]+[.E324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3.26532788818586" calcext:value-type="float">
            <text:p>3.27</text:p>
          </table:table-cell>
          <table:table-cell office:value-type="float" office:value="0.237213837139625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5]*[.$B$4]+[.D325]*[.$B$6]+[.E325]*[.$B$8]" office:value-type="float" office:value="0.82225" calcext:value-type="float">
            <text:p>0.82225</text:p>
          </table:table-cell>
          <table:table-cell table:formula="of:=[.C325]*[.$B$3]+[.D325]*[.$B$5]+[.E325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3.47776412735693" calcext:value-type="float">
            <text:p>3.48</text:p>
          </table:table-cell>
          <table:table-cell office:value-type="float" office:value="0.264835752921142" calcext:value-type="float">
            <text:p>0.2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6]*[.$B$4]+[.D326]*[.$B$6]+[.E326]*[.$B$8]" office:value-type="float" office:value="0.82225" calcext:value-type="float">
            <text:p>0.82225</text:p>
          </table:table-cell>
          <table:table-cell table:formula="of:=[.C326]*[.$B$3]+[.D326]*[.$B$5]+[.E326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3.70637928540527" calcext:value-type="float">
            <text:p>3.71</text:p>
          </table:table-cell>
          <table:table-cell office:value-type="float" office:value="0.290684341508225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7]*[.$B$4]+[.D327]*[.$B$6]+[.E327]*[.$B$8]" office:value-type="float" office:value="0.82225" calcext:value-type="float">
            <text:p>0.82225</text:p>
          </table:table-cell>
          <table:table-cell table:formula="of:=[.C327]*[.$B$3]+[.D327]*[.$B$5]+[.E327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3.92514640587615" calcext:value-type="float">
            <text:p>3.93</text:p>
          </table:table-cell>
          <table:table-cell office:value-type="float" office:value="0.31415370313894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8]*[.$B$4]+[.D328]*[.$B$6]+[.E328]*[.$B$8]" office:value-type="float" office:value="0.82225" calcext:value-type="float">
            <text:p>0.82225</text:p>
          </table:table-cell>
          <table:table-cell table:formula="of:=[.C328]*[.$B$3]+[.D328]*[.$B$5]+[.E328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4.13547235128062" calcext:value-type="float">
            <text:p>4.14</text:p>
          </table:table-cell>
          <table:table-cell office:value-type="float" office:value="0.3454636182102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29]*[.$B$4]+[.D329]*[.$B$6]+[.E329]*[.$B$8]" office:value-type="float" office:value="0.82225" calcext:value-type="float">
            <text:p>0.82225</text:p>
          </table:table-cell>
          <table:table-cell table:formula="of:=[.C329]*[.$B$3]+[.D329]*[.$B$5]+[.E329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4.3331365340855" calcext:value-type="float">
            <text:p>4.33</text:p>
          </table:table-cell>
          <table:table-cell office:value-type="float" office:value="0.390964000378363" calcext:value-type="float">
            <text:p>0.3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0]*[.$B$4]+[.D330]*[.$B$6]+[.E330]*[.$B$8]" office:value-type="float" office:value="0.82225" calcext:value-type="float">
            <text:p>0.82225</text:p>
          </table:table-cell>
          <table:table-cell table:formula="of:=[.C330]*[.$B$3]+[.D330]*[.$B$5]+[.E330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4.54768306702317" calcext:value-type="float">
            <text:p>4.55</text:p>
          </table:table-cell>
          <table:table-cell office:value-type="float" office:value="0.444298132024128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1]*[.$B$4]+[.D331]*[.$B$6]+[.E331]*[.$B$8]" office:value-type="float" office:value="0.82225" calcext:value-type="float">
            <text:p>0.82225</text:p>
          </table:table-cell>
          <table:table-cell table:formula="of:=[.C331]*[.$B$3]+[.D331]*[.$B$5]+[.E331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4.73831293727271" calcext:value-type="float">
            <text:p>4.74</text:p>
          </table:table-cell>
          <table:table-cell office:value-type="float" office:value="0.49514056594817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2]*[.$B$4]+[.D332]*[.$B$6]+[.E332]*[.$B$8]" office:value-type="float" office:value="0.82225" calcext:value-type="float">
            <text:p>0.82225</text:p>
          </table:table-cell>
          <table:table-cell table:formula="of:=[.C332]*[.$B$3]+[.D332]*[.$B$5]+[.E332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4.94934231393272" calcext:value-type="float">
            <text:p>4.95</text:p>
          </table:table-cell>
          <table:table-cell office:value-type="float" office:value="0.555483625855502" calcext:value-type="float">
            <text:p>0.5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3]*[.$B$4]+[.D333]*[.$B$6]+[.E333]*[.$B$8]" office:value-type="float" office:value="0.82225" calcext:value-type="float">
            <text:p>0.82225</text:p>
          </table:table-cell>
          <table:table-cell table:formula="of:=[.C333]*[.$B$3]+[.D333]*[.$B$5]+[.E333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5.13926875292673" calcext:value-type="float">
            <text:p>5.14</text:p>
          </table:table-cell>
          <table:table-cell office:value-type="float" office:value="0.613378428257499" calcext:value-type="float">
            <text:p>0.6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4]*[.$B$4]+[.D334]*[.$B$6]+[.E334]*[.$B$8]" office:value-type="float" office:value="0.82225" calcext:value-type="float">
            <text:p>0.82225</text:p>
          </table:table-cell>
          <table:table-cell table:formula="of:=[.C334]*[.$B$3]+[.D334]*[.$B$5]+[.E334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5.3263814668986" calcext:value-type="float">
            <text:p>5.33</text:p>
          </table:table-cell>
          <table:table-cell office:value-type="float" office:value="0.673807900783867" calcext:value-type="float">
            <text:p>0.6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5]*[.$B$4]+[.D335]*[.$B$6]+[.E335]*[.$B$8]" office:value-type="float" office:value="0.82225" calcext:value-type="float">
            <text:p>0.82225</text:p>
          </table:table-cell>
          <table:table-cell table:formula="of:=[.C335]*[.$B$3]+[.D335]*[.$B$5]+[.E335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5.50364614329301" calcext:value-type="float">
            <text:p>5.50</text:p>
          </table:table-cell>
          <table:table-cell office:value-type="float" office:value="0.734352366533019" calcext:value-type="float">
            <text:p>0.73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6]*[.$B$4]+[.D336]*[.$B$6]+[.E336]*[.$B$8]" office:value-type="float" office:value="0.82225" calcext:value-type="float">
            <text:p>0.82225</text:p>
          </table:table-cell>
          <table:table-cell table:formula="of:=[.C336]*[.$B$3]+[.D336]*[.$B$5]+[.E336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5.70623434488662" calcext:value-type="float">
            <text:p>5.71</text:p>
          </table:table-cell>
          <table:table-cell office:value-type="float" office:value="0.807485783457086" calcext:value-type="float">
            <text:p>0.8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7]*[.$B$4]+[.D337]*[.$B$6]+[.E337]*[.$B$8]" office:value-type="float" office:value="0.82225" calcext:value-type="float">
            <text:p>0.82225</text:p>
          </table:table-cell>
          <table:table-cell table:formula="of:=[.C337]*[.$B$3]+[.D337]*[.$B$5]+[.E337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5.87294755244802" calcext:value-type="float">
            <text:p>5.87</text:p>
          </table:table-cell>
          <table:table-cell office:value-type="float" office:value="0.870771973263249" calcext:value-type="float">
            <text:p>0.8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8]*[.$B$4]+[.D338]*[.$B$6]+[.E338]*[.$B$8]" office:value-type="float" office:value="0.82225" calcext:value-type="float">
            <text:p>0.82225</text:p>
          </table:table-cell>
          <table:table-cell table:formula="of:=[.C338]*[.$B$3]+[.D338]*[.$B$5]+[.E338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6.04810193507583" calcext:value-type="float">
            <text:p>6.05</text:p>
          </table:table-cell>
          <table:table-cell office:value-type="float" office:value="0.940424739059508" calcext:value-type="float">
            <text:p>0.9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39]*[.$B$4]+[.D339]*[.$B$6]+[.E339]*[.$B$8]" office:value-type="float" office:value="0.82225" calcext:value-type="float">
            <text:p>0.82225</text:p>
          </table:table-cell>
          <table:table-cell table:formula="of:=[.C339]*[.$B$3]+[.D339]*[.$B$5]+[.E339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6.21762886765937" calcext:value-type="float">
            <text:p>6.22</text:p>
          </table:table-cell>
          <table:table-cell office:value-type="float" office:value="1.01096187229956" calcext:value-type="float">
            <text:p>1.0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0]*[.$B$4]+[.D340]*[.$B$6]+[.E340]*[.$B$8]" office:value-type="float" office:value="0.82225" calcext:value-type="float">
            <text:p>0.82225</text:p>
          </table:table-cell>
          <table:table-cell table:formula="of:=[.C340]*[.$B$3]+[.D340]*[.$B$5]+[.E340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6.38293521270971" calcext:value-type="float">
            <text:p>6.38</text:p>
          </table:table-cell>
          <table:table-cell office:value-type="float" office:value="1.08280988890046" calcext:value-type="float">
            <text:p>1.0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1]*[.$B$4]+[.D341]*[.$B$6]+[.E341]*[.$B$8]" office:value-type="float" office:value="0.82225" calcext:value-type="float">
            <text:p>0.82225</text:p>
          </table:table-cell>
          <table:table-cell table:formula="of:=[.C341]*[.$B$3]+[.D341]*[.$B$5]+[.E341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6.54683469524898" calcext:value-type="float">
            <text:p>6.55</text:p>
          </table:table-cell>
          <table:table-cell office:value-type="float" office:value="1.15688713322504" calcext:value-type="float">
            <text:p>1.1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2]*[.$B$4]+[.D342]*[.$B$6]+[.E342]*[.$B$8]" office:value-type="float" office:value="0.82225" calcext:value-type="float">
            <text:p>0.82225</text:p>
          </table:table-cell>
          <table:table-cell table:formula="of:=[.C342]*[.$B$3]+[.D342]*[.$B$5]+[.E342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6.70581015899952" calcext:value-type="float">
            <text:p>6.71</text:p>
          </table:table-cell>
          <table:table-cell office:value-type="float" office:value="1.23164787103856" calcext:value-type="float">
            <text:p>1.23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3]*[.$B$4]+[.D343]*[.$B$6]+[.E343]*[.$B$8]" office:value-type="float" office:value="0.82225" calcext:value-type="float">
            <text:p>0.82225</text:p>
          </table:table-cell>
          <table:table-cell table:formula="of:=[.C343]*[.$B$3]+[.D343]*[.$B$5]+[.E343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6.86126846647239" calcext:value-type="float">
            <text:p>6.86</text:p>
          </table:table-cell>
          <table:table-cell office:value-type="float" office:value="1.30754871004986" calcext:value-type="float">
            <text:p>1.3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4]*[.$B$4]+[.D344]*[.$B$6]+[.E344]*[.$B$8]" office:value-type="float" office:value="0.82225" calcext:value-type="float">
            <text:p>0.82225</text:p>
          </table:table-cell>
          <table:table-cell table:formula="of:=[.C344]*[.$B$3]+[.D344]*[.$B$5]+[.E344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7.01602334268973" calcext:value-type="float">
            <text:p>7.02</text:p>
          </table:table-cell>
          <table:table-cell office:value-type="float" office:value="1.38582122746285" calcext:value-type="float">
            <text:p>1.3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5]*[.$B$4]+[.D345]*[.$B$6]+[.E345]*[.$B$8]" office:value-type="float" office:value="0.82225" calcext:value-type="float">
            <text:p>0.82225</text:p>
          </table:table-cell>
          <table:table-cell table:formula="of:=[.C345]*[.$B$3]+[.D345]*[.$B$5]+[.E345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7.16585420011834" calcext:value-type="float">
            <text:p>7.17</text:p>
          </table:table-cell>
          <table:table-cell office:value-type="float" office:value="1.46417230432184" calcext:value-type="float">
            <text:p>1.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6]*[.$B$4]+[.D346]*[.$B$6]+[.E346]*[.$B$8]" office:value-type="float" office:value="0.82225" calcext:value-type="float">
            <text:p>0.82225</text:p>
          </table:table-cell>
          <table:table-cell table:formula="of:=[.C346]*[.$B$3]+[.D346]*[.$B$5]+[.E346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7.31146447001374" calcext:value-type="float">
            <text:p>7.31</text:p>
          </table:table-cell>
          <table:table-cell office:value-type="float" office:value="1.54290848536475" calcext:value-type="float">
            <text:p>1.5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7]*[.$B$4]+[.D347]*[.$B$6]+[.E347]*[.$B$8]" office:value-type="float" office:value="0.82225" calcext:value-type="float">
            <text:p>0.82225</text:p>
          </table:table-cell>
          <table:table-cell table:formula="of:=[.C347]*[.$B$3]+[.D347]*[.$B$5]+[.E347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7.45355758363148" calcext:value-type="float">
            <text:p>7.45</text:p>
          </table:table-cell>
          <table:table-cell office:value-type="float" office:value="1.62218865484836" calcext:value-type="float">
            <text:p>1.6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8]*[.$B$4]+[.D348]*[.$B$6]+[.E348]*[.$B$8]" office:value-type="float" office:value="0.82225" calcext:value-type="float">
            <text:p>0.82225</text:p>
          </table:table-cell>
          <table:table-cell table:formula="of:=[.C348]*[.$B$3]+[.D348]*[.$B$5]+[.E348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7.60268500980455" calcext:value-type="float">
            <text:p>7.60</text:p>
          </table:table-cell>
          <table:table-cell office:value-type="float" office:value="1.70788001471518" calcext:value-type="float">
            <text:p>1.7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49]*[.$B$4]+[.D349]*[.$B$6]+[.E349]*[.$B$8]" office:value-type="float" office:value="0.82225" calcext:value-type="float">
            <text:p>0.82225</text:p>
          </table:table-cell>
          <table:table-cell table:formula="of:=[.C349]*[.$B$3]+[.D349]*[.$B$5]+[.E349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7.73563351710036" calcext:value-type="float">
            <text:p>7.74</text:p>
          </table:table-cell>
          <table:table-cell office:value-type="float" office:value="1.7865804211566" calcext:value-type="float">
            <text:p>1.7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0]*[.$B$4]+[.D350]*[.$B$6]+[.E350]*[.$B$8]" office:value-type="float" office:value="0.82225" calcext:value-type="float">
            <text:p>0.82225</text:p>
          </table:table-cell>
          <table:table-cell table:formula="of:=[.C350]*[.$B$3]+[.D350]*[.$B$5]+[.E350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7.86998888690723" calcext:value-type="float">
            <text:p>7.87</text:p>
          </table:table-cell>
          <table:table-cell office:value-type="float" office:value="1.86827609826444" calcext:value-type="float">
            <text:p>1.8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1]*[.$B$4]+[.D351]*[.$B$6]+[.E351]*[.$B$8]" office:value-type="float" office:value="0.82225" calcext:value-type="float">
            <text:p>0.82225</text:p>
          </table:table-cell>
          <table:table-cell table:formula="of:=[.C351]*[.$B$3]+[.D351]*[.$B$5]+[.E351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8.0064545504807" calcext:value-type="float">
            <text:p>8.01</text:p>
          </table:table-cell>
          <table:table-cell office:value-type="float" office:value="1.95356295351807" calcext:value-type="float">
            <text:p>1.9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2]*[.$B$4]+[.D352]*[.$B$6]+[.E352]*[.$B$8]" office:value-type="float" office:value="0.82225" calcext:value-type="float">
            <text:p>0.82225</text:p>
          </table:table-cell>
          <table:table-cell table:formula="of:=[.C352]*[.$B$3]+[.D352]*[.$B$5]+[.E352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8.13166531396564" calcext:value-type="float">
            <text:p>8.13</text:p>
          </table:table-cell>
          <table:table-cell office:value-type="float" office:value="2.03385409835227" calcext:value-type="float">
            <text:p>2.03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3]*[.$B$4]+[.D353]*[.$B$6]+[.E353]*[.$B$8]" office:value-type="float" office:value="0.82225" calcext:value-type="float">
            <text:p>0.82225</text:p>
          </table:table-cell>
          <table:table-cell table:formula="of:=[.C353]*[.$B$3]+[.D353]*[.$B$5]+[.E353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8.26602068377251" calcext:value-type="float">
            <text:p>8.27</text:p>
          </table:table-cell>
          <table:table-cell office:value-type="float" office:value="2.1221395480217" calcext:value-type="float">
            <text:p>2.1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4]*[.$B$4]+[.D354]*[.$B$6]+[.E354]*[.$B$8]" office:value-type="float" office:value="0.82225" calcext:value-type="float">
            <text:p>0.82225</text:p>
          </table:table-cell>
          <table:table-cell table:formula="of:=[.C354]*[.$B$3]+[.D354]*[.$B$5]+[.E354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8.39263830976852" calcext:value-type="float">
            <text:p>8.39</text:p>
          </table:table-cell>
          <table:table-cell office:value-type="float" office:value="2.20732941217" calcext:value-type="float">
            <text:p>2.2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5]*[.$B$4]+[.D355]*[.$B$6]+[.E355]*[.$B$8]" office:value-type="float" office:value="0.82225" calcext:value-type="float">
            <text:p>0.82225</text:p>
          </table:table-cell>
          <table:table-cell table:formula="of:=[.C355]*[.$B$3]+[.D355]*[.$B$5]+[.E355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8.51609049511462" calcext:value-type="float">
            <text:p>8.52</text:p>
          </table:table-cell>
          <table:table-cell office:value-type="float" office:value="2.29250355358422" calcext:value-type="float">
            <text:p>2.2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6]*[.$B$4]+[.D356]*[.$B$6]+[.E356]*[.$B$8]" office:value-type="float" office:value="0.82225" calcext:value-type="float">
            <text:p>0.82225</text:p>
          </table:table-cell>
          <table:table-cell table:formula="of:=[.C356]*[.$B$3]+[.D356]*[.$B$5]+[.E356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8.64094954297179" calcext:value-type="float">
            <text:p>8.64</text:p>
          </table:table-cell>
          <table:table-cell office:value-type="float" office:value="2.38050576149369" calcext:value-type="float">
            <text:p>2.3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7]*[.$B$4]+[.D357]*[.$B$6]+[.E357]*[.$B$8]" office:value-type="float" office:value="0.82225" calcext:value-type="float">
            <text:p>0.82225</text:p>
          </table:table-cell>
          <table:table-cell table:formula="of:=[.C357]*[.$B$3]+[.D357]*[.$B$5]+[.E357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8.75771913139033" calcext:value-type="float">
            <text:p>8.76</text:p>
          </table:table-cell>
          <table:table-cell office:value-type="float" office:value="2.4647237960992" calcext:value-type="float">
            <text:p>2.4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8]*[.$B$4]+[.D358]*[.$B$6]+[.E358]*[.$B$8]" office:value-type="float" office:value="0.82225" calcext:value-type="float">
            <text:p>0.82225</text:p>
          </table:table-cell>
          <table:table-cell table:formula="of:=[.C358]*[.$B$3]+[.D358]*[.$B$5]+[.E358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8.87589558231993" calcext:value-type="float">
            <text:p>8.88</text:p>
          </table:table-cell>
          <table:table-cell office:value-type="float" office:value="2.5516729004246" calcext:value-type="float">
            <text:p>2.5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59]*[.$B$4]+[.D359]*[.$B$6]+[.E359]*[.$B$8]" office:value-type="float" office:value="0.82225" calcext:value-type="float">
            <text:p>0.82225</text:p>
          </table:table-cell>
          <table:table-cell table:formula="of:=[.C359]*[.$B$3]+[.D359]*[.$B$5]+[.E359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8.99336860199401" calcext:value-type="float">
            <text:p>8.99</text:p>
          </table:table-cell>
          <table:table-cell office:value-type="float" office:value="2.63987585389553" calcext:value-type="float">
            <text:p>2.6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0]*[.$B$4]+[.D360]*[.$B$6]+[.E360]*[.$B$8]" office:value-type="float" office:value="0.82225" calcext:value-type="float">
            <text:p>0.82225</text:p>
          </table:table-cell>
          <table:table-cell table:formula="of:=[.C360]*[.$B$3]+[.D360]*[.$B$5]+[.E360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9.10943475915701" calcext:value-type="float">
            <text:p>9.11</text:p>
          </table:table-cell>
          <table:table-cell office:value-type="float" office:value="2.72890884526687" calcext:value-type="float">
            <text:p>2.73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1]*[.$B$4]+[.D361]*[.$B$6]+[.E361]*[.$B$8]" office:value-type="float" office:value="0.82225" calcext:value-type="float">
            <text:p>0.82225</text:p>
          </table:table-cell>
          <table:table-cell table:formula="of:=[.C361]*[.$B$3]+[.D361]*[.$B$5]+[.E361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9.22092861315905" calcext:value-type="float">
            <text:p>9.22</text:p>
          </table:table-cell>
          <table:table-cell office:value-type="float" office:value="2.8160127035103" calcext:value-type="float">
            <text:p>2.8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2]*[.$B$4]+[.D362]*[.$B$6]+[.E362]*[.$B$8]" office:value-type="float" office:value="0.82225" calcext:value-type="float">
            <text:p>0.82225</text:p>
          </table:table-cell>
          <table:table-cell table:formula="of:=[.C362]*[.$B$3]+[.D362]*[.$B$5]+[.E362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9.33277418278885" calcext:value-type="float">
            <text:p>9.33</text:p>
          </table:table-cell>
          <table:table-cell office:value-type="float" office:value="2.90512254806241" calcext:value-type="float">
            <text:p>2.9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3]*[.$B$4]+[.D363]*[.$B$6]+[.E363]*[.$B$8]" office:value-type="float" office:value="0.82225" calcext:value-type="float">
            <text:p>0.82225</text:p>
          </table:table-cell>
          <table:table-cell table:formula="of:=[.C363]*[.$B$3]+[.D363]*[.$B$5]+[.E363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9.44180602739652" calcext:value-type="float">
            <text:p>9.44</text:p>
          </table:table-cell>
          <table:table-cell office:value-type="float" office:value="2.99361975118449" calcext:value-type="float">
            <text:p>2.9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4]*[.$B$4]+[.D364]*[.$B$6]+[.E364]*[.$B$8]" office:value-type="float" office:value="0.82225" calcext:value-type="float">
            <text:p>0.82225</text:p>
          </table:table-cell>
          <table:table-cell table:formula="of:=[.C364]*[.$B$3]+[.D364]*[.$B$5]+[.E364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9.55259645014303" calcext:value-type="float">
            <text:p>9.55</text:p>
          </table:table-cell>
          <table:table-cell office:value-type="float" office:value="3.08520379168017" calcext:value-type="float">
            <text:p>3.0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5]*[.$B$4]+[.D365]*[.$B$6]+[.E365]*[.$B$8]" office:value-type="float" office:value="0.82225" calcext:value-type="float">
            <text:p>0.82225</text:p>
          </table:table-cell>
          <table:table-cell table:formula="of:=[.C365]*[.$B$3]+[.D365]*[.$B$5]+[.E365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9.64544937587343" calcext:value-type="float">
            <text:p>9.65</text:p>
          </table:table-cell>
          <table:table-cell office:value-type="float" office:value="3.16317342589896" calcext:value-type="float">
            <text:p>3.1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6]*[.$B$4]+[.D366]*[.$B$6]+[.E366]*[.$B$8]" office:value-type="float" office:value="0.82225" calcext:value-type="float">
            <text:p>0.82225</text:p>
          </table:table-cell>
          <table:table-cell table:formula="of:=[.C366]*[.$B$3]+[.D366]*[.$B$5]+[.E366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9.76116381740867" calcext:value-type="float">
            <text:p>9.76</text:p>
          </table:table-cell>
          <table:table-cell office:value-type="float" office:value="3.26204563543089" calcext:value-type="float">
            <text:p>3.2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7]*[.$B$4]+[.D367]*[.$B$6]+[.E367]*[.$B$8]" office:value-type="float" office:value="0.82225" calcext:value-type="float">
            <text:p>0.82225</text:p>
          </table:table-cell>
          <table:table-cell table:formula="of:=[.C367]*[.$B$3]+[.D367]*[.$B$5]+[.E367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9.8621062025777" calcext:value-type="float">
            <text:p>9.86</text:p>
          </table:table-cell>
          <table:table-cell office:value-type="float" office:value="3.34968896910856" calcext:value-type="float">
            <text:p>3.3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8]*[.$B$4]+[.D368]*[.$B$6]+[.E368]*[.$B$8]" office:value-type="float" office:value="0.82225" calcext:value-type="float">
            <text:p>0.82225</text:p>
          </table:table-cell>
          <table:table-cell table:formula="of:=[.C368]*[.$B$3]+[.D368]*[.$B$5]+[.E368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9.96726917527994" calcext:value-type="float">
            <text:p>9.97</text:p>
          </table:table-cell>
          <table:table-cell office:value-type="float" office:value="3.44253575883606" calcext:value-type="float">
            <text:p>3.4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69]*[.$B$4]+[.D369]*[.$B$6]+[.E369]*[.$B$8]" office:value-type="float" office:value="0.82225" calcext:value-type="float">
            <text:p>0.82225</text:p>
          </table:table-cell>
          <table:table-cell table:formula="of:=[.C369]*[.$B$3]+[.D369]*[.$B$5]+[.E369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0.0703218542156" calcext:value-type="float">
            <text:p>10.07</text:p>
          </table:table-cell>
          <table:table-cell office:value-type="float" office:value="3.53501174174035" calcext:value-type="float">
            <text:p>3.54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0]*[.$B$4]+[.D370]*[.$B$6]+[.E370]*[.$B$8]" office:value-type="float" office:value="0.82225" calcext:value-type="float">
            <text:p>0.82225</text:p>
          </table:table-cell>
          <table:table-cell table:formula="of:=[.C370]*[.$B$3]+[.D370]*[.$B$5]+[.E370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0.1666919362237" calcext:value-type="float">
            <text:p>10.17</text:p>
          </table:table-cell>
          <table:table-cell office:value-type="float" office:value="3.62282456317671" calcext:value-type="float">
            <text:p>3.6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1]*[.$B$4]+[.D371]*[.$B$6]+[.E371]*[.$B$8]" office:value-type="float" office:value="0.82225" calcext:value-type="float">
            <text:p>0.82225</text:p>
          </table:table-cell>
          <table:table-cell table:formula="of:=[.C371]*[.$B$3]+[.D371]*[.$B$5]+[.E371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0.2651723119983" calcext:value-type="float">
            <text:p>10.27</text:p>
          </table:table-cell>
          <table:table-cell office:value-type="float" office:value="3.71389007875301" calcext:value-type="float">
            <text:p>3.7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2]*[.$B$4]+[.D372]*[.$B$6]+[.E372]*[.$B$8]" office:value-type="float" office:value="0.82225" calcext:value-type="float">
            <text:p>0.82225</text:p>
          </table:table-cell>
          <table:table-cell table:formula="of:=[.C372]*[.$B$3]+[.D372]*[.$B$5]+[.E372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0.3625975408897" calcext:value-type="float">
            <text:p>10.36</text:p>
          </table:table-cell>
          <table:table-cell office:value-type="float" office:value="3.80535332924409" calcext:value-type="float">
            <text:p>3.8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3]*[.$B$4]+[.D373]*[.$B$6]+[.E373]*[.$B$8]" office:value-type="float" office:value="0.82225" calcext:value-type="float">
            <text:p>0.82225</text:p>
          </table:table-cell>
          <table:table-cell table:formula="of:=[.C373]*[.$B$3]+[.D373]*[.$B$5]+[.E373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0.4572090447589" calcext:value-type="float">
            <text:p>10.46</text:p>
          </table:table-cell>
          <table:table-cell office:value-type="float" office:value="3.89553280573757" calcext:value-type="float">
            <text:p>3.9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4]*[.$B$4]+[.D374]*[.$B$6]+[.E374]*[.$B$8]" office:value-type="float" office:value="0.82225" calcext:value-type="float">
            <text:p>0.82225</text:p>
          </table:table-cell>
          <table:table-cell table:formula="of:=[.C374]*[.$B$3]+[.D374]*[.$B$5]+[.E374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0.5521722642559" calcext:value-type="float">
            <text:p>10.55</text:p>
          </table:table-cell>
          <table:table-cell office:value-type="float" office:value="3.98711679456994" calcext:value-type="float">
            <text:p>3.9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5]*[.$B$4]+[.D375]*[.$B$6]+[.E375]*[.$B$8]" office:value-type="float" office:value="0.82225" calcext:value-type="float">
            <text:p>0.82225</text:p>
          </table:table-cell>
          <table:table-cell table:formula="of:=[.C375]*[.$B$3]+[.D375]*[.$B$5]+[.E375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0.6460803368696" calcext:value-type="float">
            <text:p>10.65</text:p>
          </table:table-cell>
          <table:table-cell office:value-type="float" office:value="4.07915168562137" calcext:value-type="float">
            <text:p>4.0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6]*[.$B$4]+[.D376]*[.$B$6]+[.E376]*[.$B$8]" office:value-type="float" office:value="0.82225" calcext:value-type="float">
            <text:p>0.82225</text:p>
          </table:table-cell>
          <table:table-cell table:formula="of:=[.C376]*[.$B$3]+[.D376]*[.$B$5]+[.E376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0.7392849782278" calcext:value-type="float">
            <text:p>10.74</text:p>
          </table:table-cell>
          <table:table-cell office:value-type="float" office:value="4.17158554933021" calcext:value-type="float">
            <text:p>4.1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7]*[.$B$4]+[.D377]*[.$B$6]+[.E377]*[.$B$8]" office:value-type="float" office:value="0.82225" calcext:value-type="float">
            <text:p>0.82225</text:p>
          </table:table-cell>
          <table:table-cell table:formula="of:=[.C377]*[.$B$3]+[.D377]*[.$B$5]+[.E377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0.8286207476805" calcext:value-type="float">
            <text:p>10.83</text:p>
          </table:table-cell>
          <table:table-cell office:value-type="float" office:value="4.26138961546525" calcext:value-type="float">
            <text:p>4.2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8]*[.$B$4]+[.D378]*[.$B$6]+[.E378]*[.$B$8]" office:value-type="float" office:value="0.82225" calcext:value-type="float">
            <text:p>0.82225</text:p>
          </table:table-cell>
          <table:table-cell table:formula="of:=[.C378]*[.$B$3]+[.D378]*[.$B$5]+[.E378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0.9214736734109" calcext:value-type="float">
            <text:p>10.92</text:p>
          </table:table-cell>
          <table:table-cell office:value-type="float" office:value="4.35595513228288" calcext:value-type="float">
            <text:p>4.3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79]*[.$B$4]+[.D379]*[.$B$6]+[.E379]*[.$B$8]" office:value-type="float" office:value="0.82225" calcext:value-type="float">
            <text:p>0.82225</text:p>
          </table:table-cell>
          <table:table-cell table:formula="of:=[.C379]*[.$B$3]+[.D379]*[.$B$5]+[.E379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1.0090508647248" calcext:value-type="float">
            <text:p>11.01</text:p>
          </table:table-cell>
          <table:table-cell office:value-type="float" office:value="4.44647036225464" calcext:value-type="float">
            <text:p>4.4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0]*[.$B$4]+[.D380]*[.$B$6]+[.E380]*[.$B$8]" office:value-type="float" office:value="0.82225" calcext:value-type="float">
            <text:p>0.82225</text:p>
          </table:table-cell>
          <table:table-cell table:formula="of:=[.C380]*[.$B$3]+[.D380]*[.$B$5]+[.E380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1.1085863873828" calcext:value-type="float">
            <text:p>11.11</text:p>
          </table:table-cell>
          <table:table-cell office:value-type="float" office:value="4.55042001646373" calcext:value-type="float">
            <text:p>4.5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1]*[.$B$4]+[.D381]*[.$B$6]+[.E381]*[.$B$8]" office:value-type="float" office:value="0.82225" calcext:value-type="float">
            <text:p>0.82225</text:p>
          </table:table-cell>
          <table:table-cell table:formula="of:=[.C381]*[.$B$3]+[.D381]*[.$B$5]+[.E381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1.1859638254915" calcext:value-type="float">
            <text:p>11.19</text:p>
          </table:table-cell>
          <table:table-cell office:value-type="float" office:value="4.63231047499703" calcext:value-type="float">
            <text:p>4.63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2]*[.$B$4]+[.D382]*[.$B$6]+[.E382]*[.$B$8]" office:value-type="float" office:value="0.82225" calcext:value-type="float">
            <text:p>0.82225</text:p>
          </table:table-cell>
          <table:table-cell table:formula="of:=[.C382]*[.$B$3]+[.D382]*[.$B$5]+[.E382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1.2714307230388" calcext:value-type="float">
            <text:p>11.27</text:p>
          </table:table-cell>
          <table:table-cell office:value-type="float" office:value="4.7237877026837" calcext:value-type="float">
            <text:p>4.7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3]*[.$B$4]+[.D383]*[.$B$6]+[.E383]*[.$B$8]" office:value-type="float" office:value="0.82225" calcext:value-type="float">
            <text:p>0.82225</text:p>
          </table:table-cell>
          <table:table-cell table:formula="of:=[.C383]*[.$B$3]+[.D383]*[.$B$5]+[.E383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1.3565459049583" calcext:value-type="float">
            <text:p>11.36</text:p>
          </table:table-cell>
          <table:table-cell office:value-type="float" office:value="4.81594705778912" calcext:value-type="float">
            <text:p>4.82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4]*[.$B$4]+[.D384]*[.$B$6]+[.E384]*[.$B$8]" office:value-type="float" office:value="0.82225" calcext:value-type="float">
            <text:p>0.82225</text:p>
          </table:table-cell>
          <table:table-cell table:formula="of:=[.C384]*[.$B$3]+[.D384]*[.$B$5]+[.E384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1.4416610868779" calcext:value-type="float">
            <text:p>11.44</text:p>
          </table:table-cell>
          <table:table-cell office:value-type="float" office:value="4.90918700313006" calcext:value-type="float">
            <text:p>4.9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5]*[.$B$4]+[.D385]*[.$B$6]+[.E385]*[.$B$8]" office:value-type="float" office:value="0.82225" calcext:value-type="float">
            <text:p>0.82225</text:p>
          </table:table-cell>
          <table:table-cell table:formula="of:=[.C385]*[.$B$3]+[.D385]*[.$B$5]+[.E385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11.5248418328447" calcext:value-type="float">
            <text:p>11.52</text:p>
          </table:table-cell>
          <table:table-cell office:value-type="float" office:value="5.00124929001592" calcext:value-type="float">
            <text:p>5.0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table:formula="of:=[.C386]*[.$B$4]+[.D386]*[.$B$6]+[.E386]*[.$B$8]" office:value-type="float" office:value="0.82225" calcext:value-type="float">
            <text:p>0.82225</text:p>
          </table:table-cell>
          <table:table-cell table:formula="of:=[.C386]*[.$B$3]+[.D386]*[.$B$5]+[.E386]*[.$B$7]" office:value-type="float" office:value="0.8215" calcext:value-type="float">
            <text:p>0.8215</text:p>
          </table:table-cell>
        </table:table-row>
        <table:table-row table:style-name="ro1">
          <table:table-cell office:value-type="float" office:value="0.262913024425507" calcext:value-type="float">
            <text:p>0.26</text:p>
          </table:table-cell>
          <table:table-cell office:value-type="float" office:value="0.00004629194660112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87]*[.$B$4]+[.D387]*[.$B$6]+[.E387]*[.$B$8]" office:value-type="float" office:value="0.95" calcext:value-type="float">
            <text:p>0.95</text:p>
          </table:table-cell>
          <table:table-cell table:formula="of:=[.C387]*[.$B$3]+[.D387]*[.$B$5]+[.E387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0.525826048851013" calcext:value-type="float">
            <text:p>0.53</text:p>
          </table:table-cell>
          <table:table-cell office:value-type="float" office:value="0.0001856132267229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88]*[.$B$4]+[.D388]*[.$B$6]+[.E388]*[.$B$8]" office:value-type="float" office:value="0.95" calcext:value-type="float">
            <text:p>0.95</text:p>
          </table:table-cell>
          <table:table-cell table:formula="of:=[.C388]*[.$B$3]+[.D388]*[.$B$5]+[.E388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0.776510560512543" calcext:value-type="float">
            <text:p>0.78</text:p>
          </table:table-cell>
          <table:table-cell office:value-type="float" office:value="0.00095570250412449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89]*[.$B$4]+[.D389]*[.$B$6]+[.E389]*[.$B$8]" office:value-type="float" office:value="0.95" calcext:value-type="float">
            <text:p>0.95</text:p>
          </table:table-cell>
          <table:table-cell table:formula="of:=[.C389]*[.$B$3]+[.D389]*[.$B$5]+[.E389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.02795935422182" calcext:value-type="float">
            <text:p>1.03</text:p>
          </table:table-cell>
          <table:table-cell office:value-type="float" office:value="0.0029089873668551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0]*[.$B$4]+[.D390]*[.$B$6]+[.E390]*[.$B$8]" office:value-type="float" office:value="0.95" calcext:value-type="float">
            <text:p>0.95</text:p>
          </table:table-cell>
          <table:table-cell table:formula="of:=[.C390]*[.$B$3]+[.D390]*[.$B$5]+[.E390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.29010809659958" calcext:value-type="float">
            <text:p>1.29</text:p>
          </table:table-cell>
          <table:table-cell office:value-type="float" office:value="0.00713686657229438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1]*[.$B$4]+[.D391]*[.$B$6]+[.E391]*[.$B$8]" office:value-type="float" office:value="0.95" calcext:value-type="float">
            <text:p>0.95</text:p>
          </table:table-cell>
          <table:table-cell table:formula="of:=[.C391]*[.$B$3]+[.D391]*[.$B$5]+[.E391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.55302112102509" calcext:value-type="float">
            <text:p>1.55</text:p>
          </table:table-cell>
          <table:table-cell office:value-type="float" office:value="0.0149177971999347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2]*[.$B$4]+[.D392]*[.$B$6]+[.E392]*[.$B$8]" office:value-type="float" office:value="0.95" calcext:value-type="float">
            <text:p>0.95</text:p>
          </table:table-cell>
          <table:table-cell table:formula="of:=[.C392]*[.$B$3]+[.D392]*[.$B$5]+[.E392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.79147711992264" calcext:value-type="float">
            <text:p>1.79</text:p>
          </table:table-cell>
          <table:table-cell office:value-type="float" office:value="0.0263599868919328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3]*[.$B$4]+[.D393]*[.$B$6]+[.E393]*[.$B$8]" office:value-type="float" office:value="0.95" calcext:value-type="float">
            <text:p>0.95</text:p>
          </table:table-cell>
          <table:table-cell table:formula="of:=[.C393]*[.$B$3]+[.D393]*[.$B$5]+[.E393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2.05286158025265" calcext:value-type="float">
            <text:p>2.05</text:p>
          </table:table-cell>
          <table:table-cell office:value-type="float" office:value="0.044787813111674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4]*[.$B$4]+[.D394]*[.$B$6]+[.E394]*[.$B$8]" office:value-type="float" office:value="0.95" calcext:value-type="float">
            <text:p>0.95</text:p>
          </table:table-cell>
          <table:table-cell table:formula="of:=[.C394]*[.$B$3]+[.D394]*[.$B$5]+[.E394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2.30813178420067" calcext:value-type="float">
            <text:p>2.31</text:p>
          </table:table-cell>
          <table:table-cell office:value-type="float" office:value="0.0690315021772124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5]*[.$B$4]+[.D395]*[.$B$6]+[.E395]*[.$B$8]" office:value-type="float" office:value="0.95" calcext:value-type="float">
            <text:p>0.95</text:p>
          </table:table-cell>
          <table:table-cell table:formula="of:=[.C395]*[.$B$3]+[.D395]*[.$B$5]+[.E395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2.5572877317667" calcext:value-type="float">
            <text:p>2.56</text:p>
          </table:table-cell>
          <table:table-cell office:value-type="float" office:value="0.09839162111923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6]*[.$B$4]+[.D396]*[.$B$6]+[.E396]*[.$B$8]" office:value-type="float" office:value="0.95" calcext:value-type="float">
            <text:p>0.95</text:p>
          </table:table-cell>
          <table:table-cell table:formula="of:=[.C396]*[.$B$3]+[.D396]*[.$B$5]+[.E396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2.81102937161923" calcext:value-type="float">
            <text:p>2.81</text:p>
          </table:table-cell>
          <table:table-cell office:value-type="float" office:value="0.134318212248459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7]*[.$B$4]+[.D397]*[.$B$6]+[.E397]*[.$B$8]" office:value-type="float" office:value="0.95" calcext:value-type="float">
            <text:p>0.95</text:p>
          </table:table-cell>
          <table:table-cell table:formula="of:=[.C397]*[.$B$3]+[.D397]*[.$B$5]+[.E397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3.05789247304201" calcext:value-type="float">
            <text:p>3.06</text:p>
          </table:table-cell>
          <table:table-cell office:value-type="float" office:value="0.172121694524009" calcext:value-type="float">
            <text:p>0.1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8]*[.$B$4]+[.D398]*[.$B$6]+[.E398]*[.$B$8]" office:value-type="float" office:value="0.95" calcext:value-type="float">
            <text:p>0.95</text:p>
          </table:table-cell>
          <table:table-cell table:formula="of:=[.C398]*[.$B$3]+[.D398]*[.$B$5]+[.E398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3.3062841385603" calcext:value-type="float">
            <text:p>3.31</text:p>
          </table:table-cell>
          <table:table-cell office:value-type="float" office:value="0.214160855540875" calcext:value-type="float">
            <text:p>0.2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399]*[.$B$4]+[.D399]*[.$B$6]+[.E399]*[.$B$8]" office:value-type="float" office:value="0.95" calcext:value-type="float">
            <text:p>0.95</text:p>
          </table:table-cell>
          <table:table-cell table:formula="of:=[.C399]*[.$B$3]+[.D399]*[.$B$5]+[.E399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3.54779726564884" calcext:value-type="float">
            <text:p>3.55</text:p>
          </table:table-cell>
          <table:table-cell office:value-type="float" office:value="0.253666869238149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0]*[.$B$4]+[.D400]*[.$B$6]+[.E400]*[.$B$8]" office:value-type="float" office:value="0.95" calcext:value-type="float">
            <text:p>0.95</text:p>
          </table:table-cell>
          <table:table-cell table:formula="of:=[.C400]*[.$B$3]+[.D400]*[.$B$5]+[.E400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3.77861044406891" calcext:value-type="float">
            <text:p>3.78</text:p>
          </table:table-cell>
          <table:table-cell office:value-type="float" office:value="0.29241880170337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1]*[.$B$4]+[.D401]*[.$B$6]+[.E401]*[.$B$8]" office:value-type="float" office:value="0.95" calcext:value-type="float">
            <text:p>0.95</text:p>
          </table:table-cell>
          <table:table-cell table:formula="of:=[.C401]*[.$B$3]+[.D401]*[.$B$5]+[.E401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4.02700210958719" calcext:value-type="float">
            <text:p>4.03</text:p>
          </table:table-cell>
          <table:table-cell office:value-type="float" office:value="0.334496079265531" calcext:value-type="float">
            <text:p>0.3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2]*[.$B$4]+[.D402]*[.$B$6]+[.E402]*[.$B$8]" office:value-type="float" office:value="0.95" calcext:value-type="float">
            <text:p>0.95</text:p>
          </table:table-cell>
          <table:table-cell table:formula="of:=[.C402]*[.$B$3]+[.D402]*[.$B$5]+[.E402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4.264693826437" calcext:value-type="float">
            <text:p>4.26</text:p>
          </table:table-cell>
          <table:table-cell office:value-type="float" office:value="0.368198365120795" calcext:value-type="float">
            <text:p>0.3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3]*[.$B$4]+[.D403]*[.$B$6]+[.E403]*[.$B$8]" office:value-type="float" office:value="0.95" calcext:value-type="float">
            <text:p>0.95</text:p>
          </table:table-cell>
          <table:table-cell table:formula="of:=[.C403]*[.$B$3]+[.D403]*[.$B$5]+[.E403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4.49321415871382" calcext:value-type="float">
            <text:p>4.49</text:p>
          </table:table-cell>
          <table:table-cell office:value-type="float" office:value="0.400241609411575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4]*[.$B$4]+[.D404]*[.$B$6]+[.E404]*[.$B$8]" office:value-type="float" office:value="0.95" calcext:value-type="float">
            <text:p>0.95</text:p>
          </table:table-cell>
          <table:table-cell table:formula="of:=[.C404]*[.$B$3]+[.D404]*[.$B$5]+[.E404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4.70797741413117" calcext:value-type="float">
            <text:p>4.71</text:p>
          </table:table-cell>
          <table:table-cell office:value-type="float" office:value="0.430324255303144" calcext:value-type="float">
            <text:p>0.4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5]*[.$B$4]+[.D405]*[.$B$6]+[.E405]*[.$B$8]" office:value-type="float" office:value="0.95" calcext:value-type="float">
            <text:p>0.95</text:p>
          </table:table-cell>
          <table:table-cell table:formula="of:=[.C405]*[.$B$3]+[.D405]*[.$B$5]+[.E405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4.94108343869448" calcext:value-type="float">
            <text:p>4.94</text:p>
          </table:table-cell>
          <table:table-cell office:value-type="float" office:value="0.458011760057993" calcext:value-type="float">
            <text:p>0.4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6]*[.$B$4]+[.D406]*[.$B$6]+[.E406]*[.$B$8]" office:value-type="float" office:value="0.95" calcext:value-type="float">
            <text:p>0.95</text:p>
          </table:table-cell>
          <table:table-cell table:formula="of:=[.C406]*[.$B$3]+[.D406]*[.$B$5]+[.E406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5.14820387363434" calcext:value-type="float">
            <text:p>5.15</text:p>
          </table:table-cell>
          <table:table-cell office:value-type="float" office:value="0.488922221010476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7]*[.$B$4]+[.D407]*[.$B$6]+[.E407]*[.$B$8]" office:value-type="float" office:value="0.95" calcext:value-type="float">
            <text:p>0.95</text:p>
          </table:table-cell>
          <table:table-cell table:formula="of:=[.C407]*[.$B$3]+[.D407]*[.$B$5]+[.E407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5.37748848795891" calcext:value-type="float">
            <text:p>5.38</text:p>
          </table:table-cell>
          <table:table-cell office:value-type="float" office:value="0.548747710449211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8]*[.$B$4]+[.D408]*[.$B$6]+[.E408]*[.$B$8]" office:value-type="float" office:value="0.95" calcext:value-type="float">
            <text:p>0.95</text:p>
          </table:table-cell>
          <table:table-cell table:formula="of:=[.C408]*[.$B$3]+[.D408]*[.$B$5]+[.E408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5.58384464085102" calcext:value-type="float">
            <text:p>5.58</text:p>
          </table:table-cell>
          <table:table-cell office:value-type="float" office:value="0.606297955564298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09]*[.$B$4]+[.D409]*[.$B$6]+[.E409]*[.$B$8]" office:value-type="float" office:value="0.95" calcext:value-type="float">
            <text:p>0.95</text:p>
          </table:table-cell>
          <table:table-cell table:formula="of:=[.C409]*[.$B$3]+[.D409]*[.$B$5]+[.E409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5.78714366555214" calcext:value-type="float">
            <text:p>5.79</text:p>
          </table:table-cell>
          <table:table-cell office:value-type="float" office:value="0.666400054581929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0]*[.$B$4]+[.D410]*[.$B$6]+[.E410]*[.$B$8]" office:value-type="float" office:value="0.95" calcext:value-type="float">
            <text:p>0.95</text:p>
          </table:table-cell>
          <table:table-cell table:formula="of:=[.C410]*[.$B$3]+[.D410]*[.$B$5]+[.E410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5.97974274158478" calcext:value-type="float">
            <text:p>5.98</text:p>
          </table:table-cell>
          <table:table-cell office:value-type="float" office:value="0.726606576134134" calcext:value-type="float">
            <text:p>0.7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1]*[.$B$4]+[.D411]*[.$B$6]+[.E411]*[.$B$8]" office:value-type="float" office:value="0.95" calcext:value-type="float">
            <text:p>0.95</text:p>
          </table:table-cell>
          <table:table-cell table:formula="of:=[.C411]*[.$B$3]+[.D411]*[.$B$5]+[.E411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6.19985597133637" calcext:value-type="float">
            <text:p>6.20</text:p>
          </table:table-cell>
          <table:table-cell office:value-type="float" office:value="0.799232685528565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2]*[.$B$4]+[.D412]*[.$B$6]+[.E412]*[.$B$8]" office:value-type="float" office:value="0.95" calcext:value-type="float">
            <text:p>0.95</text:p>
          </table:table-cell>
          <table:table-cell table:formula="of:=[.C412]*[.$B$3]+[.D412]*[.$B$5]+[.E412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6.38099081665278" calcext:value-type="float">
            <text:p>6.38</text:p>
          </table:table-cell>
          <table:table-cell office:value-type="float" office:value="0.862231679589041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3]*[.$B$4]+[.D413]*[.$B$6]+[.E413]*[.$B$8]" office:value-type="float" office:value="0.95" calcext:value-type="float">
            <text:p>0.95</text:p>
          </table:table-cell>
          <table:table-cell table:formula="of:=[.C413]*[.$B$3]+[.D413]*[.$B$5]+[.E413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6.57129704654217" calcext:value-type="float">
            <text:p>6.57</text:p>
          </table:table-cell>
          <table:table-cell office:value-type="float" office:value="0.931589851582553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4]*[.$B$4]+[.D414]*[.$B$6]+[.E414]*[.$B$8]" office:value-type="float" office:value="0.95" calcext:value-type="float">
            <text:p>0.95</text:p>
          </table:table-cell>
          <table:table-cell table:formula="of:=[.C414]*[.$B$3]+[.D414]*[.$B$5]+[.E414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6.75548902004957" calcext:value-type="float">
            <text:p>6.76</text:p>
          </table:table-cell>
          <table:table-cell office:value-type="float" office:value="1.00179159300493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5]*[.$B$4]+[.D415]*[.$B$6]+[.E415]*[.$B$8]" office:value-type="float" office:value="0.95" calcext:value-type="float">
            <text:p>0.95</text:p>
          </table:table-cell>
          <table:table-cell table:formula="of:=[.C415]*[.$B$3]+[.D415]*[.$B$5]+[.E415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6.93509530127049" calcext:value-type="float">
            <text:p>6.94</text:p>
          </table:table-cell>
          <table:table-cell office:value-type="float" office:value="1.07321534080664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6]*[.$B$4]+[.D416]*[.$B$6]+[.E416]*[.$B$8]" office:value-type="float" office:value="0.95" calcext:value-type="float">
            <text:p>0.95</text:p>
          </table:table-cell>
          <table:table-cell table:formula="of:=[.C416]*[.$B$3]+[.D416]*[.$B$5]+[.E416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7.1131730183959" calcext:value-type="float">
            <text:p>7.11</text:p>
          </table:table-cell>
          <table:table-cell office:value-type="float" office:value="1.14706520974142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7]*[.$B$4]+[.D417]*[.$B$6]+[.E417]*[.$B$8]" office:value-type="float" office:value="0.95" calcext:value-type="float">
            <text:p>0.95</text:p>
          </table:table-cell>
          <table:table-cell table:formula="of:=[.C417]*[.$B$3]+[.D417]*[.$B$5]+[.E417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7.28590076118708" calcext:value-type="float">
            <text:p>7.29</text:p>
          </table:table-cell>
          <table:table-cell office:value-type="float" office:value="1.22162010153821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8]*[.$B$4]+[.D418]*[.$B$6]+[.E418]*[.$B$8]" office:value-type="float" office:value="0.95" calcext:value-type="float">
            <text:p>0.95</text:p>
          </table:table-cell>
          <table:table-cell table:formula="of:=[.C418]*[.$B$3]+[.D418]*[.$B$5]+[.E418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7.45480709373951" calcext:value-type="float">
            <text:p>7.45</text:p>
          </table:table-cell>
          <table:table-cell office:value-type="float" office:value="1.29724419774922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19]*[.$B$4]+[.D419]*[.$B$6]+[.E419]*[.$B$8]" office:value-type="float" office:value="0.95" calcext:value-type="float">
            <text:p>0.95</text:p>
          </table:table-cell>
          <table:table-cell table:formula="of:=[.C419]*[.$B$3]+[.D419]*[.$B$5]+[.E419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7.6229491442442" calcext:value-type="float">
            <text:p>7.62</text:p>
          </table:table-cell>
          <table:table-cell office:value-type="float" office:value="1.3751806382245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0]*[.$B$4]+[.D420]*[.$B$6]+[.E420]*[.$B$8]" office:value-type="float" office:value="0.95" calcext:value-type="float">
            <text:p>0.95</text:p>
          </table:table-cell>
          <table:table-cell table:formula="of:=[.C420]*[.$B$3]+[.D420]*[.$B$5]+[.E420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7.78574122041464" calcext:value-type="float">
            <text:p>7.79</text:p>
          </table:table-cell>
          <table:table-cell office:value-type="float" office:value="1.45339634466436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1]*[.$B$4]+[.D421]*[.$B$6]+[.E421]*[.$B$8]" office:value-type="float" office:value="0.95" calcext:value-type="float">
            <text:p>0.95</text:p>
          </table:table-cell>
          <table:table-cell table:formula="of:=[.C421]*[.$B$3]+[.D421]*[.$B$5]+[.E421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7.94394760429859" calcext:value-type="float">
            <text:p>7.94</text:p>
          </table:table-cell>
          <table:table-cell office:value-type="float" office:value="1.53189136900265" calcext:value-type="float">
            <text:p>1.5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2]*[.$B$4]+[.D422]*[.$B$6]+[.E422]*[.$B$8]" office:value-type="float" office:value="0.95" calcext:value-type="float">
            <text:p>0.95</text:p>
          </table:table-cell>
          <table:table-cell table:formula="of:=[.C422]*[.$B$3]+[.D422]*[.$B$5]+[.E422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8.0983325779438" calcext:value-type="float">
            <text:p>8.10</text:p>
          </table:table-cell>
          <table:table-cell office:value-type="float" office:value="1.61087061910475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3]*[.$B$4]+[.D423]*[.$B$6]+[.E423]*[.$B$8]" office:value-type="float" office:value="0.95" calcext:value-type="float">
            <text:p>0.95</text:p>
          </table:table-cell>
          <table:table-cell table:formula="of:=[.C423]*[.$B$3]+[.D423]*[.$B$5]+[.E423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8.2603603720665" calcext:value-type="float">
            <text:p>8.26</text:p>
          </table:table-cell>
          <table:table-cell office:value-type="float" office:value="1.69640106984748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4]*[.$B$4]+[.D424]*[.$B$6]+[.E424]*[.$B$8]" office:value-type="float" office:value="0.95" calcext:value-type="float">
            <text:p>0.95</text:p>
          </table:table-cell>
          <table:table-cell table:formula="of:=[.C424]*[.$B$3]+[.D424]*[.$B$5]+[.E424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8.40480967909098" calcext:value-type="float">
            <text:p>8.40</text:p>
          </table:table-cell>
          <table:table-cell office:value-type="float" office:value="1.77504469432093" calcext:value-type="float">
            <text:p>1.7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5]*[.$B$4]+[.D425]*[.$B$6]+[.E425]*[.$B$8]" office:value-type="float" office:value="0.95" calcext:value-type="float">
            <text:p>0.95</text:p>
          </table:table-cell>
          <table:table-cell table:formula="of:=[.C425]*[.$B$3]+[.D425]*[.$B$5]+[.E425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8.55078755021096" calcext:value-type="float">
            <text:p>8.55</text:p>
          </table:table-cell>
          <table:table-cell office:value-type="float" office:value="1.85653839162135" calcext:value-type="float">
            <text:p>1.8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6]*[.$B$4]+[.D426]*[.$B$6]+[.E426]*[.$B$8]" office:value-type="float" office:value="0.95" calcext:value-type="float">
            <text:p>0.95</text:p>
          </table:table-cell>
          <table:table-cell table:formula="of:=[.C426]*[.$B$3]+[.D426]*[.$B$5]+[.E426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8.69905826747418" calcext:value-type="float">
            <text:p>8.70</text:p>
          </table:table-cell>
          <table:table-cell office:value-type="float" office:value="1.94164567500083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7]*[.$B$4]+[.D427]*[.$B$6]+[.E427]*[.$B$8]" office:value-type="float" office:value="0.95" calcext:value-type="float">
            <text:p>0.95</text:p>
          </table:table-cell>
          <table:table-cell table:formula="of:=[.C427]*[.$B$3]+[.D427]*[.$B$5]+[.E427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8.83510047197342" calcext:value-type="float">
            <text:p>8.84</text:p>
          </table:table-cell>
          <table:table-cell office:value-type="float" office:value="2.02175827187456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8]*[.$B$4]+[.D428]*[.$B$6]+[.E428]*[.$B$8]" office:value-type="float" office:value="0.95" calcext:value-type="float">
            <text:p>0.95</text:p>
          </table:table-cell>
          <table:table-cell table:formula="of:=[.C428]*[.$B$3]+[.D428]*[.$B$5]+[.E428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8.9810783430934" calcext:value-type="float">
            <text:p>8.98</text:p>
          </table:table-cell>
          <table:table-cell office:value-type="float" office:value="2.10989628417162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29]*[.$B$4]+[.D429]*[.$B$6]+[.E429]*[.$B$8]" office:value-type="float" office:value="0.95" calcext:value-type="float">
            <text:p>0.95</text:p>
          </table:table-cell>
          <table:table-cell table:formula="of:=[.C429]*[.$B$3]+[.D429]*[.$B$5]+[.E429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9.11864911168814" calcext:value-type="float">
            <text:p>9.12</text:p>
          </table:table-cell>
          <table:table-cell office:value-type="float" office:value="2.1951133970364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0]*[.$B$4]+[.D430]*[.$B$6]+[.E430]*[.$B$8]" office:value-type="float" office:value="0.95" calcext:value-type="float">
            <text:p>0.95</text:p>
          </table:table-cell>
          <table:table-cell table:formula="of:=[.C430]*[.$B$3]+[.D430]*[.$B$5]+[.E430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9.25278061106801" calcext:value-type="float">
            <text:p>9.25</text:p>
          </table:table-cell>
          <table:table-cell office:value-type="float" office:value="2.28017309832975" calcext:value-type="float">
            <text:p>2.2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1]*[.$B$4]+[.D431]*[.$B$6]+[.E431]*[.$B$8]" office:value-type="float" office:value="0.95" calcext:value-type="float">
            <text:p>0.95</text:p>
          </table:table-cell>
          <table:table-cell table:formula="of:=[.C431]*[.$B$3]+[.D431]*[.$B$5]+[.E431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9.38844067454338" calcext:value-type="float">
            <text:p>9.39</text:p>
          </table:table-cell>
          <table:table-cell office:value-type="float" office:value="2.3680961353930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2]*[.$B$4]+[.D432]*[.$B$6]+[.E432]*[.$B$8]" office:value-type="float" office:value="0.95" calcext:value-type="float">
            <text:p>0.95</text:p>
          </table:table-cell>
          <table:table-cell table:formula="of:=[.C432]*[.$B$3]+[.D432]*[.$B$5]+[.E432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9.51531149446965" calcext:value-type="float">
            <text:p>9.52</text:p>
          </table:table-cell>
          <table:table-cell office:value-type="float" office:value="2.45227112376826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3]*[.$B$4]+[.D433]*[.$B$6]+[.E433]*[.$B$8]" office:value-type="float" office:value="0.95" calcext:value-type="float">
            <text:p>0.95</text:p>
          </table:table-cell>
          <table:table-cell table:formula="of:=[.C433]*[.$B$3]+[.D433]*[.$B$5]+[.E433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9.6437108784914" calcext:value-type="float">
            <text:p>9.64</text:p>
          </table:table-cell>
          <table:table-cell office:value-type="float" office:value="2.53920899457062" calcext:value-type="float">
            <text:p>2.5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4]*[.$B$4]+[.D434]*[.$B$6]+[.E434]*[.$B$8]" office:value-type="float" office:value="0.95" calcext:value-type="float">
            <text:p>0.95</text:p>
          </table:table-cell>
          <table:table-cell table:formula="of:=[.C434]*[.$B$3]+[.D434]*[.$B$5]+[.E434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9.77134598046542" calcext:value-type="float">
            <text:p>9.77</text:p>
          </table:table-cell>
          <table:table-cell office:value-type="float" office:value="2.62746514500463" calcext:value-type="float">
            <text:p>2.6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5]*[.$B$4]+[.D435]*[.$B$6]+[.E435]*[.$B$8]" office:value-type="float" office:value="0.95" calcext:value-type="float">
            <text:p>0.95</text:p>
          </table:table-cell>
          <table:table-cell table:formula="of:=[.C435]*[.$B$3]+[.D435]*[.$B$5]+[.E435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9.89745251834393" calcext:value-type="float">
            <text:p>9.90</text:p>
          </table:table-cell>
          <table:table-cell office:value-type="float" office:value="2.71632468113143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6]*[.$B$4]+[.D436]*[.$B$6]+[.E436]*[.$B$8]" office:value-type="float" office:value="0.95" calcext:value-type="float">
            <text:p>0.95</text:p>
          </table:table-cell>
          <table:table-cell table:formula="of:=[.C436]*[.$B$3]+[.D436]*[.$B$5]+[.E436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0.0185912229121" calcext:value-type="float">
            <text:p>10.02</text:p>
          </table:table-cell>
          <table:table-cell office:value-type="float" office:value="2.80352341391124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7]*[.$B$4]+[.D437]*[.$B$6]+[.E437]*[.$B$8]" office:value-type="float" office:value="0.95" calcext:value-type="float">
            <text:p>0.95</text:p>
          </table:table-cell>
          <table:table-cell table:formula="of:=[.C437]*[.$B$3]+[.D437]*[.$B$5]+[.E437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0.1401120685041" calcext:value-type="float">
            <text:p>10.14</text:p>
          </table:table-cell>
          <table:table-cell office:value-type="float" office:value="2.89261137028834" calcext:value-type="float">
            <text:p>2.8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8]*[.$B$4]+[.D438]*[.$B$6]+[.E438]*[.$B$8]" office:value-type="float" office:value="0.95" calcext:value-type="float">
            <text:p>0.95</text:p>
          </table:table-cell>
          <table:table-cell table:formula="of:=[.C438]*[.$B$3]+[.D438]*[.$B$5]+[.E438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0.2585757859051" calcext:value-type="float">
            <text:p>10.26</text:p>
          </table:table-cell>
          <table:table-cell office:value-type="float" office:value="2.98100886301722" calcext:value-type="float">
            <text:p>2.9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39]*[.$B$4]+[.D439]*[.$B$6]+[.E439]*[.$B$8]" office:value-type="float" office:value="0.95" calcext:value-type="float">
            <text:p>0.95</text:p>
          </table:table-cell>
          <table:table-cell table:formula="of:=[.C439]*[.$B$3]+[.D439]*[.$B$5]+[.E439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0.3789502084255" calcext:value-type="float">
            <text:p>10.38</text:p>
          </table:table-cell>
          <table:table-cell office:value-type="float" office:value="3.07267160549359" calcext:value-type="float">
            <text:p>3.0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0]*[.$B$4]+[.D440]*[.$B$6]+[.E440]*[.$B$8]" office:value-type="float" office:value="0.95" calcext:value-type="float">
            <text:p>0.95</text:p>
          </table:table-cell>
          <table:table-cell table:formula="of:=[.C440]*[.$B$3]+[.D440]*[.$B$5]+[.E440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0.4798354387283" calcext:value-type="float">
            <text:p>10.48</text:p>
          </table:table-cell>
          <table:table-cell office:value-type="float" office:value="3.15070974709418" calcext:value-type="float">
            <text:p>3.1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1]*[.$B$4]+[.D441]*[.$B$6]+[.E441]*[.$B$8]" office:value-type="float" office:value="0.95" calcext:value-type="float">
            <text:p>0.95</text:p>
          </table:table-cell>
          <table:table-cell table:formula="of:=[.C441]*[.$B$3]+[.D441]*[.$B$5]+[.E441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0.605559835583" calcext:value-type="float">
            <text:p>10.61</text:p>
          </table:table-cell>
          <table:table-cell office:value-type="float" office:value="3.24949051993936" calcext:value-type="float">
            <text:p>3.2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2]*[.$B$4]+[.D442]*[.$B$6]+[.E442]*[.$B$8]" office:value-type="float" office:value="0.95" calcext:value-type="float">
            <text:p>0.95</text:p>
          </table:table-cell>
          <table:table-cell table:formula="of:=[.C442]*[.$B$3]+[.D442]*[.$B$5]+[.E442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0.7152343094349" calcext:value-type="float">
            <text:p>10.72</text:p>
          </table:table-cell>
          <table:table-cell office:value-type="float" office:value="3.33733229670681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3]*[.$B$4]+[.D443]*[.$B$6]+[.E443]*[.$B$8]" office:value-type="float" office:value="0.95" calcext:value-type="float">
            <text:p>0.95</text:p>
          </table:table-cell>
          <table:table-cell table:formula="of:=[.C443]*[.$B$3]+[.D443]*[.$B$5]+[.E443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0.8294944755733" calcext:value-type="float">
            <text:p>10.83</text:p>
          </table:table-cell>
          <table:table-cell office:value-type="float" office:value="3.43015877458366" calcext:value-type="float">
            <text:p>3.43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4]*[.$B$4]+[.D444]*[.$B$6]+[.E444]*[.$B$8]" office:value-type="float" office:value="0.95" calcext:value-type="float">
            <text:p>0.95</text:p>
          </table:table-cell>
          <table:table-cell table:formula="of:=[.C444]*[.$B$3]+[.D444]*[.$B$5]+[.E444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0.9414617955685" calcext:value-type="float">
            <text:p>10.94</text:p>
          </table:table-cell>
          <table:table-cell office:value-type="float" office:value="3.52278606845183" calcext:value-type="float">
            <text:p>3.5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5]*[.$B$4]+[.D445]*[.$B$6]+[.E445]*[.$B$8]" office:value-type="float" office:value="0.95" calcext:value-type="float">
            <text:p>0.95</text:p>
          </table:table-cell>
          <table:table-cell table:formula="of:=[.C445]*[.$B$3]+[.D445]*[.$B$5]+[.E445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1.04616843611" calcext:value-type="float">
            <text:p>11.05</text:p>
          </table:table-cell>
          <table:table-cell office:value-type="float" office:value="3.61070256580142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6]*[.$B$4]+[.D446]*[.$B$6]+[.E446]*[.$B$8]" office:value-type="float" office:value="0.95" calcext:value-type="float">
            <text:p>0.95</text:p>
          </table:table-cell>
          <table:table-cell table:formula="of:=[.C446]*[.$B$3]+[.D446]*[.$B$5]+[.E446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1.1531679227948" calcext:value-type="float">
            <text:p>11.15</text:p>
          </table:table-cell>
          <table:table-cell office:value-type="float" office:value="3.70187343907276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7]*[.$B$4]+[.D447]*[.$B$6]+[.E447]*[.$B$8]" office:value-type="float" office:value="0.95" calcext:value-type="float">
            <text:p>0.95</text:p>
          </table:table-cell>
          <table:table-cell table:formula="of:=[.C447]*[.$B$3]+[.D447]*[.$B$5]+[.E447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1.259020986408" calcext:value-type="float">
            <text:p>11.26</text:p>
          </table:table-cell>
          <table:table-cell office:value-type="float" office:value="3.79349674188018" calcext:value-type="float">
            <text:p>3.7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8]*[.$B$4]+[.D448]*[.$B$6]+[.E448]*[.$B$8]" office:value-type="float" office:value="0.95" calcext:value-type="float">
            <text:p>0.95</text:p>
          </table:table-cell>
          <table:table-cell table:formula="of:=[.C448]*[.$B$3]+[.D448]*[.$B$5]+[.E448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1.3618169218302" calcext:value-type="float">
            <text:p>11.36</text:p>
          </table:table-cell>
          <table:table-cell office:value-type="float" office:value="3.88358712437848" calcext:value-type="float">
            <text:p>3.8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49]*[.$B$4]+[.D449]*[.$B$6]+[.E449]*[.$B$8]" office:value-type="float" office:value="0.95" calcext:value-type="float">
            <text:p>0.95</text:p>
          </table:table-cell>
          <table:table-cell table:formula="of:=[.C449]*[.$B$3]+[.D449]*[.$B$5]+[.E449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1.4649949982762" calcext:value-type="float">
            <text:p>11.46</text:p>
          </table:table-cell>
          <table:table-cell office:value-type="float" office:value="3.97545304241974" calcext:value-type="float">
            <text:p>3.98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0]*[.$B$4]+[.D450]*[.$B$6]+[.E450]*[.$B$8]" office:value-type="float" office:value="0.95" calcext:value-type="float">
            <text:p>0.95</text:p>
          </table:table-cell>
          <table:table-cell table:formula="of:=[.C450]*[.$B$3]+[.D450]*[.$B$5]+[.E450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1.5670266516507" calcext:value-type="float">
            <text:p>11.57</text:p>
          </table:table-cell>
          <table:table-cell office:value-type="float" office:value="4.0675880973288" calcext:value-type="float">
            <text:p>4.07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1]*[.$B$4]+[.D451]*[.$B$6]+[.E451]*[.$B$8]" office:value-type="float" office:value="0.95" calcext:value-type="float">
            <text:p>0.95</text:p>
          </table:table-cell>
          <table:table-cell table:formula="of:=[.C451]*[.$B$3]+[.D451]*[.$B$5]+[.E451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1.6682940229774" calcext:value-type="float">
            <text:p>11.67</text:p>
          </table:table-cell>
          <table:table-cell office:value-type="float" office:value="4.16017534641497" calcext:value-type="float">
            <text:p>4.16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2]*[.$B$4]+[.D452]*[.$B$6]+[.E452]*[.$B$8]" office:value-type="float" office:value="0.95" calcext:value-type="float">
            <text:p>0.95</text:p>
          </table:table-cell>
          <table:table-cell table:formula="of:=[.C452]*[.$B$3]+[.D452]*[.$B$5]+[.E452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1.7653578430414" calcext:value-type="float">
            <text:p>11.77</text:p>
          </table:table-cell>
          <table:table-cell office:value-type="float" office:value="4.25023457844732" calcext:value-type="float">
            <text:p>4.25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3]*[.$B$4]+[.D453]*[.$B$6]+[.E453]*[.$B$8]" office:value-type="float" office:value="0.95" calcext:value-type="float">
            <text:p>0.95</text:p>
          </table:table-cell>
          <table:table-cell table:formula="of:=[.C453]*[.$B$3]+[.D453]*[.$B$5]+[.E453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1.8662430733442" calcext:value-type="float">
            <text:p>11.87</text:p>
          </table:table-cell>
          <table:table-cell office:value-type="float" office:value="4.34490378931467" calcext:value-type="float">
            <text:p>4.3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4]*[.$B$4]+[.D454]*[.$B$6]+[.E454]*[.$B$8]" office:value-type="float" office:value="0.95" calcext:value-type="float">
            <text:p>0.95</text:p>
          </table:table-cell>
          <table:table-cell table:formula="of:=[.C454]*[.$B$3]+[.D454]*[.$B$5]+[.E454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1.9613961882889" calcext:value-type="float">
            <text:p>11.96</text:p>
          </table:table-cell>
          <table:table-cell office:value-type="float" office:value="4.43538248667156" calcext:value-type="float">
            <text:p>4.4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5]*[.$B$4]+[.D455]*[.$B$6]+[.E455]*[.$B$8]" office:value-type="float" office:value="0.95" calcext:value-type="float">
            <text:p>0.95</text:p>
          </table:table-cell>
          <table:table-cell table:formula="of:=[.C455]*[.$B$3]+[.D455]*[.$B$5]+[.E455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2.0695420980454" calcext:value-type="float">
            <text:p>12.07</text:p>
          </table:table-cell>
          <table:table-cell office:value-type="float" office:value="4.53964337725583" calcext:value-type="float">
            <text:p>4.54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6]*[.$B$4]+[.D456]*[.$B$6]+[.E456]*[.$B$8]" office:value-type="float" office:value="0.95" calcext:value-type="float">
            <text:p>0.95</text:p>
          </table:table-cell>
          <table:table-cell table:formula="of:=[.C456]*[.$B$3]+[.D456]*[.$B$5]+[.E456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2.1536131232977" calcext:value-type="float">
            <text:p>12.15</text:p>
          </table:table-cell>
          <table:table-cell office:value-type="float" office:value="4.62174493713528" calcext:value-type="float">
            <text:p>4.62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7]*[.$B$4]+[.D457]*[.$B$6]+[.E457]*[.$B$8]" office:value-type="float" office:value="0.95" calcext:value-type="float">
            <text:p>0.95</text:p>
          </table:table-cell>
          <table:table-cell table:formula="of:=[.C457]*[.$B$3]+[.D457]*[.$B$5]+[.E457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2.2464733920991" calcext:value-type="float">
            <text:p>12.25</text:p>
          </table:table-cell>
          <table:table-cell office:value-type="float" office:value="4.71345089249525" calcext:value-type="float">
            <text:p>4.7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8]*[.$B$4]+[.D458]*[.$B$6]+[.E458]*[.$B$8]" office:value-type="float" office:value="0.95" calcext:value-type="float">
            <text:p>0.95</text:p>
          </table:table-cell>
          <table:table-cell table:formula="of:=[.C458]*[.$B$3]+[.D458]*[.$B$5]+[.E458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2.3389515198767" calcext:value-type="float">
            <text:p>12.34</text:p>
          </table:table-cell>
          <table:table-cell office:value-type="float" office:value="4.8057365844263" calcext:value-type="float">
            <text:p>4.81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59]*[.$B$4]+[.D459]*[.$B$6]+[.E459]*[.$B$8]" office:value-type="float" office:value="0.95" calcext:value-type="float">
            <text:p>0.95</text:p>
          </table:table-cell>
          <table:table-cell table:formula="of:=[.C459]*[.$B$3]+[.D459]*[.$B$5]+[.E459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2.4314296476543" calcext:value-type="float">
            <text:p>12.43</text:p>
          </table:table-cell>
          <table:table-cell office:value-type="float" office:value="4.89912947536977" calcext:value-type="float">
            <text:p>4.9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60]*[.$B$4]+[.D460]*[.$B$6]+[.E460]*[.$B$8]" office:value-type="float" office:value="0.95" calcext:value-type="float">
            <text:p>0.95</text:p>
          </table:table-cell>
          <table:table-cell table:formula="of:=[.C460]*[.$B$3]+[.D460]*[.$B$5]+[.E460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12.5218059998006" calcext:value-type="float">
            <text:p>12.52</text:p>
          </table:table-cell>
          <table:table-cell office:value-type="float" office:value="4.99156013637302" calcext:value-type="float">
            <text:p>4.9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formula="of:=[.C461]*[.$B$4]+[.D461]*[.$B$6]+[.E461]*[.$B$8]" office:value-type="float" office:value="0.95" calcext:value-type="float">
            <text:p>0.95</text:p>
          </table:table-cell>
          <table:table-cell table:formula="of:=[.C461]*[.$B$3]+[.D461]*[.$B$5]+[.E461]*[.$B$7]" office:value-type="float" office:value="0.755" calcext:value-type="float">
            <text:p>0.755</text:p>
          </table:table-cell>
        </table:table-row>
        <table:table-row table:style-name="ro1">
          <table:table-cell office:value-type="float" office:value="0.313491261005402" calcext:value-type="float">
            <text:p>0.31</text:p>
          </table:table-cell>
          <table:table-cell office:value-type="float" office:value="0.000310434466861188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2]*[.$B$4]+[.D462]*[.$B$6]+[.E462]*[.$B$8]" office:value-type="float" office:value="0.0183" calcext:value-type="float">
            <text:p>0.0183</text:p>
          </table:table-cell>
          <table:table-cell table:formula="of:=[.C462]*[.$B$3]+[.D462]*[.$B$5]+[.E462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0.626982522010803" calcext:value-type="float">
            <text:p>0.63</text:p>
          </table:table-cell>
          <table:table-cell office:value-type="float" office:value="0.00171274040386081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3]*[.$B$4]+[.D463]*[.$B$6]+[.E463]*[.$B$8]" office:value-type="float" office:value="0.0183" calcext:value-type="float">
            <text:p>0.0183</text:p>
          </table:table-cell>
          <table:table-cell table:formula="of:=[.C463]*[.$B$3]+[.D463]*[.$B$5]+[.E463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0.925892794132232" calcext:value-type="float">
            <text:p>0.93</text:p>
          </table:table-cell>
          <table:table-cell office:value-type="float" office:value="0.00446573230711743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4]*[.$B$4]+[.D464]*[.$B$6]+[.E464]*[.$B$8]" office:value-type="float" office:value="0.0183" calcext:value-type="float">
            <text:p>0.0183</text:p>
          </table:table-cell>
          <table:table-cell table:formula="of:=[.C464]*[.$B$3]+[.D464]*[.$B$5]+[.E464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.22571437805891" calcext:value-type="float">
            <text:p>1.23</text:p>
          </table:table-cell>
          <table:table-cell office:value-type="float" office:value="0.00928728253873065" calcext:value-type="float">
            <text:p>0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5]*[.$B$4]+[.D465]*[.$B$6]+[.E465]*[.$B$8]" office:value-type="float" office:value="0.0183" calcext:value-type="float">
            <text:p>0.0183</text:p>
          </table:table-cell>
          <table:table-cell table:formula="of:=[.C465]*[.$B$3]+[.D465]*[.$B$5]+[.E465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.53829432725906" calcext:value-type="float">
            <text:p>1.54</text:p>
          </table:table-cell>
          <table:table-cell office:value-type="float" office:value="0.0167259512653761" calcext:value-type="float">
            <text:p>0.0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6]*[.$B$4]+[.D466]*[.$B$6]+[.E466]*[.$B$8]" office:value-type="float" office:value="0.0183" calcext:value-type="float">
            <text:p>0.0183</text:p>
          </table:table-cell>
          <table:table-cell table:formula="of:=[.C466]*[.$B$3]+[.D466]*[.$B$5]+[.E466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.85178558826446" calcext:value-type="float">
            <text:p>1.85</text:p>
          </table:table-cell>
          <table:table-cell office:value-type="float" office:value="0.0269582298494503" calcext:value-type="float">
            <text:p>0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7]*[.$B$4]+[.D467]*[.$B$6]+[.E467]*[.$B$8]" office:value-type="float" office:value="0.0183" calcext:value-type="float">
            <text:p>0.0183</text:p>
          </table:table-cell>
          <table:table-cell table:formula="of:=[.C467]*[.$B$3]+[.D467]*[.$B$5]+[.E467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2.13611487150192" calcext:value-type="float">
            <text:p>2.14</text:p>
          </table:table-cell>
          <table:table-cell office:value-type="float" office:value="0.0388556348931417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8]*[.$B$4]+[.D468]*[.$B$6]+[.E468]*[.$B$8]" office:value-type="float" office:value="0.0183" calcext:value-type="float">
            <text:p>0.0183</text:p>
          </table:table-cell>
          <table:table-cell table:formula="of:=[.C468]*[.$B$3]+[.D468]*[.$B$5]+[.E468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2.44778350889683" calcext:value-type="float">
            <text:p>2.45</text:p>
          </table:table-cell>
          <table:table-cell office:value-type="float" office:value="0.0550026532001235" calcext:value-type="float">
            <text:p>0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69]*[.$B$4]+[.D469]*[.$B$6]+[.E469]*[.$B$8]" office:value-type="float" office:value="0.0183" calcext:value-type="float">
            <text:p>0.0183</text:p>
          </table:table-cell>
          <table:table-cell table:formula="of:=[.C469]*[.$B$3]+[.D469]*[.$B$5]+[.E469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2.75216165184975" calcext:value-type="float">
            <text:p>2.75</text:p>
          </table:table-cell>
          <table:table-cell office:value-type="float" office:value="0.0741341719638929" calcext:value-type="float">
            <text:p>0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0]*[.$B$4]+[.D470]*[.$B$6]+[.E470]*[.$B$8]" office:value-type="float" office:value="0.0183" calcext:value-type="float">
            <text:p>0.0183</text:p>
          </table:table-cell>
          <table:table-cell table:formula="of:=[.C470]*[.$B$3]+[.D470]*[.$B$5]+[.E470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3.04924930036068" calcext:value-type="float">
            <text:p>3.05</text:p>
          </table:table-cell>
          <table:table-cell office:value-type="float" office:value="0.0961170065289177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1]*[.$B$4]+[.D471]*[.$B$6]+[.E471]*[.$B$8]" office:value-type="float" office:value="0.0183" calcext:value-type="float">
            <text:p>0.0183</text:p>
          </table:table-cell>
          <table:table-cell table:formula="of:=[.C471]*[.$B$3]+[.D471]*[.$B$5]+[.E471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3.3518048197031" calcext:value-type="float">
            <text:p>3.35</text:p>
          </table:table-cell>
          <table:table-cell office:value-type="float" office:value="0.122092108340245" calcext:value-type="float">
            <text:p>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2]*[.$B$4]+[.D472]*[.$B$6]+[.E472]*[.$B$8]" office:value-type="float" office:value="0.0183" calcext:value-type="float">
            <text:p>0.0183</text:p>
          </table:table-cell>
          <table:table-cell table:formula="of:=[.C472]*[.$B$3]+[.D472]*[.$B$5]+[.E472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3.64615853279829" calcext:value-type="float">
            <text:p>3.65</text:p>
          </table:table-cell>
          <table:table-cell office:value-type="float" office:value="0.150970920503773" calcext:value-type="float">
            <text:p>0.1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3]*[.$B$4]+[.D473]*[.$B$6]+[.E473]*[.$B$8]" office:value-type="float" office:value="0.0183" calcext:value-type="float">
            <text:p>0.0183</text:p>
          </table:table-cell>
          <table:table-cell table:formula="of:=[.C473]*[.$B$3]+[.D473]*[.$B$5]+[.E473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3.94233486950397" calcext:value-type="float">
            <text:p>3.94</text:p>
          </table:table-cell>
          <table:table-cell office:value-type="float" office:value="0.18373141957283" calcext:value-type="float">
            <text:p>0.1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4]*[.$B$4]+[.D474]*[.$B$6]+[.E474]*[.$B$8]" office:value-type="float" office:value="0.0183" calcext:value-type="float">
            <text:p>0.0183</text:p>
          </table:table-cell>
          <table:table-cell table:formula="of:=[.C474]*[.$B$3]+[.D474]*[.$B$5]+[.E474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4.23030939996243" calcext:value-type="float">
            <text:p>4.23</text:p>
          </table:table-cell>
          <table:table-cell office:value-type="float" office:value="0.219334008035585" calcext:value-type="float">
            <text:p>0.2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5]*[.$B$4]+[.D475]*[.$B$6]+[.E475]*[.$B$8]" office:value-type="float" office:value="0.0183" calcext:value-type="float">
            <text:p>0.0183</text:p>
          </table:table-cell>
          <table:table-cell table:formula="of:=[.C475]*[.$B$3]+[.D475]*[.$B$5]+[.E475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4.5055255651474" calcext:value-type="float">
            <text:p>4.51</text:p>
          </table:table-cell>
          <table:table-cell office:value-type="float" office:value="0.25685468661841" calcext:value-type="float">
            <text:p>0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6]*[.$B$4]+[.D476]*[.$B$6]+[.E476]*[.$B$8]" office:value-type="float" office:value="0.0183" calcext:value-type="float">
            <text:p>0.0183</text:p>
          </table:table-cell>
          <table:table-cell table:formula="of:=[.C476]*[.$B$3]+[.D476]*[.$B$5]+[.E476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4.80170190185308" calcext:value-type="float">
            <text:p>4.80</text:p>
          </table:table-cell>
          <table:table-cell office:value-type="float" office:value="0.301265988311581" calcext:value-type="float">
            <text:p>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7]*[.$B$4]+[.D477]*[.$B$6]+[.E477]*[.$B$8]" office:value-type="float" office:value="0.0183" calcext:value-type="float">
            <text:p>0.0183</text:p>
          </table:table-cell>
          <table:table-cell table:formula="of:=[.C477]*[.$B$3]+[.D477]*[.$B$5]+[.E477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5.08511987328529" calcext:value-type="float">
            <text:p>5.09</text:p>
          </table:table-cell>
          <table:table-cell office:value-type="float" office:value="0.347627139194645" calcext:value-type="float">
            <text:p>0.3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8]*[.$B$4]+[.D478]*[.$B$6]+[.E478]*[.$B$8]" office:value-type="float" office:value="0.0183" calcext:value-type="float">
            <text:p>0.0183</text:p>
          </table:table-cell>
          <table:table-cell table:formula="of:=[.C478]*[.$B$3]+[.D478]*[.$B$5]+[.E478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5.35760210305452" calcext:value-type="float">
            <text:p>5.36</text:p>
          </table:table-cell>
          <table:table-cell office:value-type="float" office:value="0.396006066143178" calcext:value-type="float">
            <text:p>0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79]*[.$B$4]+[.D479]*[.$B$6]+[.E479]*[.$B$8]" office:value-type="float" office:value="0.0183" calcext:value-type="float">
            <text:p>0.0183</text:p>
          </table:table-cell>
          <table:table-cell table:formula="of:=[.C479]*[.$B$3]+[.D479]*[.$B$5]+[.E479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5.61368072032928" calcext:value-type="float">
            <text:p>5.61</text:p>
          </table:table-cell>
          <table:table-cell office:value-type="float" office:value="0.444913997841775" calcext:value-type="float">
            <text:p>0.4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0]*[.$B$4]+[.D480]*[.$B$6]+[.E480]*[.$B$8]" office:value-type="float" office:value="0.0183" calcext:value-type="float">
            <text:p>0.0183</text:p>
          </table:table-cell>
          <table:table-cell table:formula="of:=[.C480]*[.$B$3]+[.D480]*[.$B$5]+[.E480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5.89163082093" calcext:value-type="float">
            <text:p>5.89</text:p>
          </table:table-cell>
          <table:table-cell office:value-type="float" office:value="0.501788046402633" calcext:value-type="float">
            <text:p>0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1]*[.$B$4]+[.D481]*[.$B$6]+[.E481]*[.$B$8]" office:value-type="float" office:value="0.0183" calcext:value-type="float">
            <text:p>0.0183</text:p>
          </table:table-cell>
          <table:table-cell table:formula="of:=[.C481]*[.$B$3]+[.D481]*[.$B$5]+[.E481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6.13859632015228" calcext:value-type="float">
            <text:p>6.14</text:p>
          </table:table-cell>
          <table:table-cell office:value-type="float" office:value="0.555718894631676" calcext:value-type="float">
            <text:p>0.5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2]*[.$B$4]+[.D482]*[.$B$6]+[.E482]*[.$B$8]" office:value-type="float" office:value="0.0183" calcext:value-type="float">
            <text:p>0.0183</text:p>
          </table:table-cell>
          <table:table-cell table:formula="of:=[.C482]*[.$B$3]+[.D482]*[.$B$5]+[.E482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6.41198986172676" calcext:value-type="float">
            <text:p>6.41</text:p>
          </table:table-cell>
          <table:table-cell office:value-type="float" office:value="0.619234960568193" calcext:value-type="float">
            <text:p>0.6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3]*[.$B$4]+[.D483]*[.$B$6]+[.E483]*[.$B$8]" office:value-type="float" office:value="0.0183" calcext:value-type="float">
            <text:p>0.0183</text:p>
          </table:table-cell>
          <table:table-cell table:formula="of:=[.C483]*[.$B$3]+[.D483]*[.$B$5]+[.E483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6.65804404914379" calcext:value-type="float">
            <text:p>6.66</text:p>
          </table:table-cell>
          <table:table-cell office:value-type="float" office:value="0.679894362622108" calcext:value-type="float">
            <text:p>0.6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4]*[.$B$4]+[.D484]*[.$B$6]+[.E484]*[.$B$8]" office:value-type="float" office:value="0.0183" calcext:value-type="float">
            <text:p>0.0183</text:p>
          </table:table-cell>
          <table:table-cell table:formula="of:=[.C484]*[.$B$3]+[.D484]*[.$B$5]+[.E484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6.90045298933983" calcext:value-type="float">
            <text:p>6.90</text:p>
          </table:table-cell>
          <table:table-cell office:value-type="float" office:value="0.742892214919944" calcext:value-type="float">
            <text:p>0.7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5]*[.$B$4]+[.D485]*[.$B$6]+[.E485]*[.$B$8]" office:value-type="float" office:value="0.0183" calcext:value-type="float">
            <text:p>0.0183</text:p>
          </table:table-cell>
          <table:table-cell table:formula="of:=[.C485]*[.$B$3]+[.D485]*[.$B$5]+[.E485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7.13010356426239" calcext:value-type="float">
            <text:p>7.13</text:p>
          </table:table-cell>
          <table:table-cell office:value-type="float" office:value="0.805712359399106" calcext:value-type="float">
            <text:p>0.8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6]*[.$B$4]+[.D486]*[.$B$6]+[.E486]*[.$B$8]" office:value-type="float" office:value="0.0183" calcext:value-type="float">
            <text:p>0.0183</text:p>
          </table:table-cell>
          <table:table-cell table:formula="of:=[.C486]*[.$B$3]+[.D486]*[.$B$5]+[.E486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7.39256136417389" calcext:value-type="float">
            <text:p>7.39</text:p>
          </table:table-cell>
          <table:table-cell office:value-type="float" office:value="0.881224928479325" calcext:value-type="float">
            <text:p>0.8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7]*[.$B$4]+[.D487]*[.$B$6]+[.E487]*[.$B$8]" office:value-type="float" office:value="0.0183" calcext:value-type="float">
            <text:p>0.0183</text:p>
          </table:table-cell>
          <table:table-cell table:formula="of:=[.C487]*[.$B$3]+[.D487]*[.$B$5]+[.E487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7.60854226201773" calcext:value-type="float">
            <text:p>7.61</text:p>
          </table:table-cell>
          <table:table-cell office:value-type="float" office:value="0.946295484581366" calcext:value-type="float">
            <text:p>0.9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8]*[.$B$4]+[.D488]*[.$B$6]+[.E488]*[.$B$8]" office:value-type="float" office:value="0.0183" calcext:value-type="float">
            <text:p>0.0183</text:p>
          </table:table-cell>
          <table:table-cell table:formula="of:=[.C488]*[.$B$3]+[.D488]*[.$B$5]+[.E488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7.83545890152454" calcext:value-type="float">
            <text:p>7.84</text:p>
          </table:table-cell>
          <table:table-cell office:value-type="float" office:value="1.01771157172486" calcext:value-type="float">
            <text:p>1.0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89]*[.$B$4]+[.D489]*[.$B$6]+[.E489]*[.$B$8]" office:value-type="float" office:value="0.0183" calcext:value-type="float">
            <text:p>0.0183</text:p>
          </table:table-cell>
          <table:table-cell table:formula="of:=[.C489]*[.$B$3]+[.D489]*[.$B$5]+[.E489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8.05508504658937" calcext:value-type="float">
            <text:p>8.06</text:p>
          </table:table-cell>
          <table:table-cell office:value-type="float" office:value="1.08966561272685" calcext:value-type="float">
            <text:p>1.0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0]*[.$B$4]+[.D490]*[.$B$6]+[.E490]*[.$B$8]" office:value-type="float" office:value="0.0183" calcext:value-type="float">
            <text:p>0.0183</text:p>
          </table:table-cell>
          <table:table-cell table:formula="of:=[.C490]*[.$B$3]+[.D490]*[.$B$5]+[.E490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8.26924332082272" calcext:value-type="float">
            <text:p>8.27</text:p>
          </table:table-cell>
          <table:table-cell office:value-type="float" office:value="1.16266043998342" calcext:value-type="float">
            <text:p>1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1]*[.$B$4]+[.D491]*[.$B$6]+[.E491]*[.$B$8]" office:value-type="float" office:value="0.0183" calcext:value-type="float">
            <text:p>0.0183</text:p>
          </table:table-cell>
          <table:table-cell table:formula="of:=[.C491]*[.$B$3]+[.D491]*[.$B$5]+[.E491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8.48157897144556" calcext:value-type="float">
            <text:p>8.48</text:p>
          </table:table-cell>
          <table:table-cell office:value-type="float" office:value="1.23788047307352" calcext:value-type="float">
            <text:p>1.2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2]*[.$B$4]+[.D492]*[.$B$6]+[.E492]*[.$B$8]" office:value-type="float" office:value="0.0183" calcext:value-type="float">
            <text:p>0.0183</text:p>
          </table:table-cell>
          <table:table-cell table:formula="of:=[.C492]*[.$B$3]+[.D492]*[.$B$5]+[.E492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8.68753543943167" calcext:value-type="float">
            <text:p>8.69</text:p>
          </table:table-cell>
          <table:table-cell office:value-type="float" office:value="1.3133721495856" calcext:value-type="float">
            <text:p>1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3]*[.$B$4]+[.D493]*[.$B$6]+[.E493]*[.$B$8]" office:value-type="float" office:value="0.0183" calcext:value-type="float">
            <text:p>0.0183</text:p>
          </table:table-cell>
          <table:table-cell table:formula="of:=[.C493]*[.$B$3]+[.D493]*[.$B$5]+[.E493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8.88893534839153" calcext:value-type="float">
            <text:p>8.89</text:p>
          </table:table-cell>
          <table:table-cell office:value-type="float" office:value="1.38980635903409" calcext:value-type="float">
            <text:p>1.3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4]*[.$B$4]+[.D494]*[.$B$6]+[.E494]*[.$B$8]" office:value-type="float" office:value="0.0183" calcext:value-type="float">
            <text:p>0.0183</text:p>
          </table:table-cell>
          <table:table-cell table:formula="of:=[.C494]*[.$B$3]+[.D494]*[.$B$5]+[.E494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9.08942394554615" calcext:value-type="float">
            <text:p>9.09</text:p>
          </table:table-cell>
          <table:table-cell office:value-type="float" office:value="1.4684070333143" calcext:value-type="float">
            <text:p>1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5]*[.$B$4]+[.D495]*[.$B$6]+[.E495]*[.$B$8]" office:value-type="float" office:value="0.0183" calcext:value-type="float">
            <text:p>0.0183</text:p>
          </table:table-cell>
          <table:table-cell table:formula="of:=[.C495]*[.$B$3]+[.D495]*[.$B$5]+[.E495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9.28353336006403" calcext:value-type="float">
            <text:p>9.28</text:p>
          </table:table-cell>
          <table:table-cell office:value-type="float" office:value="1.54701223774984" calcext:value-type="float">
            <text:p>1.5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6]*[.$B$4]+[.D496]*[.$B$6]+[.E496]*[.$B$8]" office:value-type="float" office:value="0.0183" calcext:value-type="float">
            <text:p>0.0183</text:p>
          </table:table-cell>
          <table:table-cell table:formula="of:=[.C496]*[.$B$3]+[.D496]*[.$B$5]+[.E496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9.47217490375042" calcext:value-type="float">
            <text:p>9.47</text:p>
          </table:table-cell>
          <table:table-cell office:value-type="float" office:value="1.62566822588213" calcext:value-type="float">
            <text:p>1.6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7]*[.$B$4]+[.D497]*[.$B$6]+[.E497]*[.$B$8]" office:value-type="float" office:value="0.0183" calcext:value-type="float">
            <text:p>0.0183</text:p>
          </table:table-cell>
          <table:table-cell table:formula="of:=[.C497]*[.$B$3]+[.D497]*[.$B$5]+[.E497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9.65625988841057" calcext:value-type="float">
            <text:p>9.66</text:p>
          </table:table-cell>
          <table:table-cell office:value-type="float" office:value="1.70485056477765" calcext:value-type="float">
            <text:p>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8]*[.$B$4]+[.D498]*[.$B$6]+[.E498]*[.$B$8]" office:value-type="float" office:value="0.0183" calcext:value-type="float">
            <text:p>0.0183</text:p>
          </table:table-cell>
          <table:table-cell table:formula="of:=[.C498]*[.$B$3]+[.D498]*[.$B$5]+[.E498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9.8494579911232" calcext:value-type="float">
            <text:p>9.85</text:p>
          </table:table-cell>
          <table:table-cell office:value-type="float" office:value="1.79011372043034" calcext:value-type="float">
            <text:p>1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499]*[.$B$4]+[.D499]*[.$B$6]+[.E499]*[.$B$8]" office:value-type="float" office:value="0.0183" calcext:value-type="float">
            <text:p>0.0183</text:p>
          </table:table-cell>
          <table:table-cell table:formula="of:=[.C499]*[.$B$3]+[.D499]*[.$B$5]+[.E499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0.0216959223151" calcext:value-type="float">
            <text:p>10.02</text:p>
          </table:table-cell>
          <table:table-cell office:value-type="float" office:value="1.86830012843058" calcext:value-type="float">
            <text:p>1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0]*[.$B$4]+[.D500]*[.$B$6]+[.E500]*[.$B$8]" office:value-type="float" office:value="0.0183" calcext:value-type="float">
            <text:p>0.0183</text:p>
          </table:table-cell>
          <table:table-cell table:formula="of:=[.C500]*[.$B$3]+[.D500]*[.$B$5]+[.E500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0.1957564771175" calcext:value-type="float">
            <text:p>10.20</text:p>
          </table:table-cell>
          <table:table-cell office:value-type="float" office:value="1.94933735837016" calcext:value-type="float">
            <text:p>1.9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1]*[.$B$4]+[.D501]*[.$B$6]+[.E501]*[.$B$8]" office:value-type="float" office:value="0.0183" calcext:value-type="float">
            <text:p>0.0183</text:p>
          </table:table-cell>
          <table:table-cell table:formula="of:=[.C501]*[.$B$3]+[.D501]*[.$B$5]+[.E501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0.3725509673357" calcext:value-type="float">
            <text:p>10.37</text:p>
          </table:table-cell>
          <table:table-cell office:value-type="float" office:value="2.03362319384649" calcext:value-type="float">
            <text:p>2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2]*[.$B$4]+[.D502]*[.$B$6]+[.E502]*[.$B$8]" office:value-type="float" office:value="0.0183" calcext:value-type="float">
            <text:p>0.0183</text:p>
          </table:table-cell>
          <table:table-cell table:formula="of:=[.C502]*[.$B$3]+[.D502]*[.$B$5]+[.E502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0.5347644686699" calcext:value-type="float">
            <text:p>10.53</text:p>
          </table:table-cell>
          <table:table-cell office:value-type="float" office:value="2.11294051725309" calcext:value-type="float">
            <text:p>2.1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3]*[.$B$4]+[.D503]*[.$B$6]+[.E503]*[.$B$8]" office:value-type="float" office:value="0.0183" calcext:value-type="float">
            <text:p>0.0183</text:p>
          </table:table-cell>
          <table:table-cell table:formula="of:=[.C503]*[.$B$3]+[.D503]*[.$B$5]+[.E503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0.7088250234723" calcext:value-type="float">
            <text:p>10.71</text:p>
          </table:table-cell>
          <table:table-cell office:value-type="float" office:value="2.19998274071759" calcext:value-type="float">
            <text:p>2.2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4]*[.$B$4]+[.D504]*[.$B$6]+[.E504]*[.$B$8]" office:value-type="float" office:value="0.0183" calcext:value-type="float">
            <text:p>0.0183</text:p>
          </table:table-cell>
          <table:table-cell table:formula="of:=[.C504]*[.$B$3]+[.D504]*[.$B$5]+[.E504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0.872861148417" calcext:value-type="float">
            <text:p>10.87</text:p>
          </table:table-cell>
          <table:table-cell office:value-type="float" office:value="2.28394986671595" calcext:value-type="float">
            <text:p>2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5]*[.$B$4]+[.D505]*[.$B$6]+[.E505]*[.$B$8]" office:value-type="float" office:value="0.0183" calcext:value-type="float">
            <text:p>0.0183</text:p>
          </table:table-cell>
          <table:table-cell table:formula="of:=[.C505]*[.$B$3]+[.D505]*[.$B$5]+[.E505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1.0327963702381" calcext:value-type="float">
            <text:p>11.03</text:p>
          </table:table-cell>
          <table:table-cell office:value-type="float" office:value="2.36766401709059" calcext:value-type="float">
            <text:p>2.3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6]*[.$B$4]+[.D506]*[.$B$6]+[.E506]*[.$B$8]" office:value-type="float" office:value="0.0183" calcext:value-type="float">
            <text:p>0.0183</text:p>
          </table:table-cell>
          <table:table-cell table:formula="of:=[.C506]*[.$B$3]+[.D506]*[.$B$5]+[.E506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1.1945542156696" calcext:value-type="float">
            <text:p>11.19</text:p>
          </table:table-cell>
          <table:table-cell office:value-type="float" office:value="2.45414628514888" calcext:value-type="float">
            <text:p>2.4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7]*[.$B$4]+[.D507]*[.$B$6]+[.E507]*[.$B$8]" office:value-type="float" office:value="0.0183" calcext:value-type="float">
            <text:p>0.0183</text:p>
          </table:table-cell>
          <table:table-cell table:formula="of:=[.C507]*[.$B$3]+[.D507]*[.$B$5]+[.E507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1.3458319753408" calcext:value-type="float">
            <text:p>11.35</text:p>
          </table:table-cell>
          <table:table-cell office:value-type="float" office:value="2.53660195126558" calcext:value-type="float">
            <text:p>2.5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8]*[.$B$4]+[.D508]*[.$B$6]+[.E508]*[.$B$8]" office:value-type="float" office:value="0.0183" calcext:value-type="float">
            <text:p>0.0183</text:p>
          </table:table-cell>
          <table:table-cell table:formula="of:=[.C508]*[.$B$3]+[.D508]*[.$B$5]+[.E508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1.4989323586226" calcext:value-type="float">
            <text:p>11.50</text:p>
          </table:table-cell>
          <table:table-cell office:value-type="float" office:value="2.62177920327939" calcext:value-type="float">
            <text:p>2.6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09]*[.$B$4]+[.D509]*[.$B$6]+[.E509]*[.$B$8]" office:value-type="float" office:value="0.0183" calcext:value-type="float">
            <text:p>0.0183</text:p>
          </table:table-cell>
          <table:table-cell table:formula="of:=[.C509]*[.$B$3]+[.D509]*[.$B$5]+[.E509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1.651121430099" calcext:value-type="float">
            <text:p>11.65</text:p>
          </table:table-cell>
          <table:table-cell office:value-type="float" office:value="2.7081408954663" calcext:value-type="float">
            <text:p>2.7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0]*[.$B$4]+[.D510]*[.$B$6]+[.E510]*[.$B$8]" office:value-type="float" office:value="0.0183" calcext:value-type="float">
            <text:p>0.0183</text:p>
          </table:table-cell>
          <table:table-cell table:formula="of:=[.C510]*[.$B$3]+[.D510]*[.$B$5]+[.E510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1.801487877965" calcext:value-type="float">
            <text:p>11.80</text:p>
          </table:table-cell>
          <table:table-cell office:value-type="float" office:value="2.79510081019904" calcext:value-type="float">
            <text:p>2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1]*[.$B$4]+[.D511]*[.$B$6]+[.E511]*[.$B$8]" office:value-type="float" office:value="0.0183" calcext:value-type="float">
            <text:p>0.0183</text:p>
          </table:table-cell>
          <table:table-cell table:formula="of:=[.C511]*[.$B$3]+[.D511]*[.$B$5]+[.E511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1.9459307990968" calcext:value-type="float">
            <text:p>11.95</text:p>
          </table:table-cell>
          <table:table-cell office:value-type="float" office:value="2.88013172412315" calcext:value-type="float">
            <text:p>2.8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2]*[.$B$4]+[.D512]*[.$B$6]+[.E512]*[.$B$8]" office:value-type="float" office:value="0.0183" calcext:value-type="float">
            <text:p>0.0183</text:p>
          </table:table-cell>
          <table:table-cell table:formula="of:=[.C512]*[.$B$3]+[.D512]*[.$B$5]+[.E512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2.0908293761313" calcext:value-type="float">
            <text:p>12.09</text:p>
          </table:table-cell>
          <table:table-cell office:value-type="float" office:value="2.96703079231743" calcext:value-type="float">
            <text:p>2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3]*[.$B$4]+[.D513]*[.$B$6]+[.E513]*[.$B$8]" office:value-type="float" office:value="0.0183" calcext:value-type="float">
            <text:p>0.0183</text:p>
          </table:table-cell>
          <table:table-cell table:formula="of:=[.C513]*[.$B$3]+[.D513]*[.$B$5]+[.E513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2.2320827059448" calcext:value-type="float">
            <text:p>12.23</text:p>
          </table:table-cell>
          <table:table-cell office:value-type="float" office:value="3.05308416654343" calcext:value-type="float">
            <text:p>3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4]*[.$B$4]+[.D514]*[.$B$6]+[.E514]*[.$B$8]" office:value-type="float" office:value="0.0183" calcext:value-type="float">
            <text:p>0.0183</text:p>
          </table:table-cell>
          <table:table-cell table:formula="of:=[.C514]*[.$B$3]+[.D514]*[.$B$5]+[.E514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2.3756143152714" calcext:value-type="float">
            <text:p>12.38</text:p>
          </table:table-cell>
          <table:table-cell office:value-type="float" office:value="3.14232014626093" calcext:value-type="float">
            <text:p>3.1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5]*[.$B$4]+[.D515]*[.$B$6]+[.E515]*[.$B$8]" office:value-type="float" office:value="0.0183" calcext:value-type="float">
            <text:p>0.0183</text:p>
          </table:table-cell>
          <table:table-cell table:formula="of:=[.C515]*[.$B$3]+[.D515]*[.$B$5]+[.E515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2.4959074735641" calcext:value-type="float">
            <text:p>12.50</text:p>
          </table:table-cell>
          <table:table-cell office:value-type="float" office:value="3.21808010120446" calcext:value-type="float">
            <text:p>3.2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6]*[.$B$4]+[.D516]*[.$B$6]+[.E516]*[.$B$8]" office:value-type="float" office:value="0.0183" calcext:value-type="float">
            <text:p>0.0183</text:p>
          </table:table-cell>
          <table:table-cell table:formula="of:=[.C516]*[.$B$3]+[.D516]*[.$B$5]+[.E516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2.6458182655275" calcext:value-type="float">
            <text:p>12.65</text:p>
          </table:table-cell>
          <table:table-cell office:value-type="float" office:value="3.31413344326142" calcext:value-type="float">
            <text:p>3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7]*[.$B$4]+[.D517]*[.$B$6]+[.E517]*[.$B$8]" office:value-type="float" office:value="0.0183" calcext:value-type="float">
            <text:p>0.0183</text:p>
          </table:table-cell>
          <table:table-cell table:formula="of:=[.C517]*[.$B$3]+[.D517]*[.$B$5]+[.E517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2.7765915095806" calcext:value-type="float">
            <text:p>12.78</text:p>
          </table:table-cell>
          <table:table-cell office:value-type="float" office:value="3.39923938726151" calcext:value-type="float">
            <text:p>3.4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8]*[.$B$4]+[.D518]*[.$B$6]+[.E518]*[.$B$8]" office:value-type="float" office:value="0.0183" calcext:value-type="float">
            <text:p>0.0183</text:p>
          </table:table-cell>
          <table:table-cell table:formula="of:=[.C518]*[.$B$3]+[.D518]*[.$B$5]+[.E518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2.9128326244652" calcext:value-type="float">
            <text:p>12.91</text:p>
          </table:table-cell>
          <table:table-cell office:value-type="float" office:value="3.48937685315428" calcext:value-type="float">
            <text:p>3.4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19]*[.$B$4]+[.D519]*[.$B$6]+[.E519]*[.$B$8]" office:value-type="float" office:value="0.0183" calcext:value-type="float">
            <text:p>0.0183</text:p>
          </table:table-cell>
          <table:table-cell table:formula="of:=[.C519]*[.$B$3]+[.D519]*[.$B$5]+[.E519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3.0463398039341" calcext:value-type="float">
            <text:p>13.05</text:p>
          </table:table-cell>
          <table:table-cell office:value-type="float" office:value="3.57902729661349" calcext:value-type="float">
            <text:p>3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0]*[.$B$4]+[.D520]*[.$B$6]+[.E520]*[.$B$8]" office:value-type="float" office:value="0.0183" calcext:value-type="float">
            <text:p>0.0183</text:p>
          </table:table-cell>
          <table:table-cell table:formula="of:=[.C520]*[.$B$3]+[.D520]*[.$B$5]+[.E520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3.1711895212531" calcext:value-type="float">
            <text:p>13.17</text:p>
          </table:table-cell>
          <table:table-cell office:value-type="float" office:value="3.66401225641703" calcext:value-type="float">
            <text:p>3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1]*[.$B$4]+[.D521]*[.$B$6]+[.E521]*[.$B$8]" office:value-type="float" office:value="0.0183" calcext:value-type="float">
            <text:p>0.0183</text:p>
          </table:table-cell>
          <table:table-cell table:formula="of:=[.C521]*[.$B$3]+[.D521]*[.$B$5]+[.E521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3.2987731739879" calcext:value-type="float">
            <text:p>13.30</text:p>
          </table:table-cell>
          <table:table-cell office:value-type="float" office:value="3.75225873274332" calcext:value-type="float">
            <text:p>3.7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2]*[.$B$4]+[.D522]*[.$B$6]+[.E522]*[.$B$8]" office:value-type="float" office:value="0.0183" calcext:value-type="float">
            <text:p>0.0183</text:p>
          </table:table-cell>
          <table:table-cell table:formula="of:=[.C522]*[.$B$3]+[.D522]*[.$B$5]+[.E522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3.4249898590147" calcext:value-type="float">
            <text:p>13.42</text:p>
          </table:table-cell>
          <table:table-cell office:value-type="float" office:value="3.84085434682744" calcext:value-type="float">
            <text:p>3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3]*[.$B$4]+[.D523]*[.$B$6]+[.E523]*[.$B$8]" office:value-type="float" office:value="0.0183" calcext:value-type="float">
            <text:p>0.0183</text:p>
          </table:table-cell>
          <table:table-cell table:formula="of:=[.C523]*[.$B$3]+[.D523]*[.$B$5]+[.E523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3.5475612968206" calcext:value-type="float">
            <text:p>13.55</text:p>
          </table:table-cell>
          <table:table-cell office:value-type="float" office:value="3.927866131538" calcext:value-type="float">
            <text:p>3.9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4]*[.$B$4]+[.D524]*[.$B$6]+[.E524]*[.$B$8]" office:value-type="float" office:value="0.0183" calcext:value-type="float">
            <text:p>0.0183</text:p>
          </table:table-cell>
          <table:table-cell table:formula="of:=[.C524]*[.$B$3]+[.D524]*[.$B$5]+[.E524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3.6705883905292" calcext:value-type="float">
            <text:p>13.67</text:p>
          </table:table-cell>
          <table:table-cell office:value-type="float" office:value="4.01651393401325" calcext:value-type="float">
            <text:p>4.0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5]*[.$B$4]+[.D525]*[.$B$6]+[.E525]*[.$B$8]" office:value-type="float" office:value="0.0183" calcext:value-type="float">
            <text:p>0.0183</text:p>
          </table:table-cell>
          <table:table-cell table:formula="of:=[.C525]*[.$B$3]+[.D525]*[.$B$5]+[.E525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3.7922485165298" calcext:value-type="float">
            <text:p>13.79</text:p>
          </table:table-cell>
          <table:table-cell office:value-type="float" office:value="4.10536707277933" calcext:value-type="float">
            <text:p>4.1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6]*[.$B$4]+[.D526]*[.$B$6]+[.E526]*[.$B$8]" office:value-type="float" office:value="0.0183" calcext:value-type="float">
            <text:p>0.0183</text:p>
          </table:table-cell>
          <table:table-cell table:formula="of:=[.C526]*[.$B$3]+[.D526]*[.$B$5]+[.E526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3.9129973307252" calcext:value-type="float">
            <text:p>13.91</text:p>
          </table:table-cell>
          <table:table-cell office:value-type="float" office:value="4.1946090268537" calcext:value-type="float">
            <text:p>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7]*[.$B$4]+[.D527]*[.$B$6]+[.E527]*[.$B$8]" office:value-type="float" office:value="0.0183" calcext:value-type="float">
            <text:p>0.0183</text:p>
          </table:table-cell>
          <table:table-cell table:formula="of:=[.C527]*[.$B$3]+[.D527]*[.$B$5]+[.E527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4.0287339299917" calcext:value-type="float">
            <text:p>14.03</text:p>
          </table:table-cell>
          <table:table-cell office:value-type="float" office:value="4.28145380370138" calcext:value-type="float">
            <text:p>4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8]*[.$B$4]+[.D528]*[.$B$6]+[.E528]*[.$B$8]" office:value-type="float" office:value="0.0183" calcext:value-type="float">
            <text:p>0.0183</text:p>
          </table:table-cell>
          <table:table-cell table:formula="of:=[.C528]*[.$B$3]+[.D528]*[.$B$5]+[.E528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4.1490270882845" calcext:value-type="float">
            <text:p>14.15</text:p>
          </table:table-cell>
          <table:table-cell office:value-type="float" office:value="4.37262181501677" calcext:value-type="float">
            <text:p>4.3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29]*[.$B$4]+[.D529]*[.$B$6]+[.E529]*[.$B$8]" office:value-type="float" office:value="0.0183" calcext:value-type="float">
            <text:p>0.0183</text:p>
          </table:table-cell>
          <table:table-cell table:formula="of:=[.C529]*[.$B$3]+[.D529]*[.$B$5]+[.E529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4.2624854080379" calcext:value-type="float">
            <text:p>14.26</text:p>
          </table:table-cell>
          <table:table-cell office:value-type="float" office:value="4.45985704702919" calcext:value-type="float">
            <text:p>4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0]*[.$B$4]+[.D530]*[.$B$6]+[.E530]*[.$B$8]" office:value-type="float" office:value="0.0183" calcext:value-type="float">
            <text:p>0.0183</text:p>
          </table:table-cell>
          <table:table-cell table:formula="of:=[.C530]*[.$B$3]+[.D530]*[.$B$5]+[.E530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4.3914360284805" calcext:value-type="float">
            <text:p>14.39</text:p>
          </table:table-cell>
          <table:table-cell office:value-type="float" office:value="4.56013168307614" calcext:value-type="float">
            <text:p>4.5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1]*[.$B$4]+[.D531]*[.$B$6]+[.E531]*[.$B$8]" office:value-type="float" office:value="0.0183" calcext:value-type="float">
            <text:p>0.0183</text:p>
          </table:table-cell>
          <table:table-cell table:formula="of:=[.C531]*[.$B$3]+[.D531]*[.$B$5]+[.E531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4.4916803270578" calcext:value-type="float">
            <text:p>14.49</text:p>
          </table:table-cell>
          <table:table-cell office:value-type="float" office:value="4.63907098855004" calcext:value-type="float">
            <text:p>4.6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2]*[.$B$4]+[.D532]*[.$B$6]+[.E532]*[.$B$8]" office:value-type="float" office:value="0.0183" calcext:value-type="float">
            <text:p>0.0183</text:p>
          </table:table-cell>
          <table:table-cell table:formula="of:=[.C532]*[.$B$3]+[.D532]*[.$B$5]+[.E532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4.6024047113955" calcext:value-type="float">
            <text:p>14.60</text:p>
          </table:table-cell>
          <table:table-cell office:value-type="float" office:value="4.72732625841392" calcext:value-type="float">
            <text:p>4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3]*[.$B$4]+[.D533]*[.$B$6]+[.E533]*[.$B$8]" office:value-type="float" office:value="0.0183" calcext:value-type="float">
            <text:p>0.0183</text:p>
          </table:table-cell>
          <table:table-cell table:formula="of:=[.C533]*[.$B$3]+[.D533]*[.$B$5]+[.E533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4.7126734398305" calcext:value-type="float">
            <text:p>14.71</text:p>
          </table:table-cell>
          <table:table-cell office:value-type="float" office:value="4.81606754706515" calcext:value-type="float">
            <text:p>4.8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4]*[.$B$4]+[.D534]*[.$B$6]+[.E534]*[.$B$8]" office:value-type="float" office:value="0.0183" calcext:value-type="float">
            <text:p>0.0183</text:p>
          </table:table-cell>
          <table:table-cell table:formula="of:=[.C534]*[.$B$3]+[.D534]*[.$B$5]+[.E534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4.8229421682656" calcext:value-type="float">
            <text:p>14.82</text:p>
          </table:table-cell>
          <table:table-cell office:value-type="float" office:value="4.90583812885806" calcext:value-type="float">
            <text:p>4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5]*[.$B$4]+[.D535]*[.$B$6]+[.E535]*[.$B$8]" office:value-type="float" office:value="0.0183" calcext:value-type="float">
            <text:p>0.0183</text:p>
          </table:table-cell>
          <table:table-cell table:formula="of:=[.C535]*[.$B$3]+[.D535]*[.$B$5]+[.E535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14.9307047892362" calcext:value-type="float">
            <text:p>14.93</text:p>
          </table:table-cell>
          <table:table-cell office:value-type="float" office:value="4.99391311942592" calcext:value-type="float">
            <text:p>4.9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[.C536]*[.$B$4]+[.D536]*[.$B$6]+[.E536]*[.$B$8]" office:value-type="float" office:value="0.0183" calcext:value-type="float">
            <text:p>0.0183</text:p>
          </table:table-cell>
          <table:table-cell table:formula="of:=[.C536]*[.$B$3]+[.D536]*[.$B$5]+[.E536]*[.$B$7]" office:value-type="float" office:value="0.1118" calcext:value-type="float">
            <text:p>0.1118</text:p>
          </table:table-cell>
        </table:table-row>
        <table:table-row table:style-name="ro1">
          <table:table-cell office:value-type="float" office:value="0.240854195854627" calcext:value-type="float">
            <text:p>0.24</text:p>
          </table:table-cell>
          <table:table-cell office:value-type="float" office:value="0.0003688872850313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37]*[.$B$4]+[.D537]*[.$B$6]+[.E537]*[.$B$8]" office:value-type="float" office:value="0.11147" calcext:value-type="float">
            <text:p>0.11147</text:p>
          </table:table-cell>
          <table:table-cell table:formula="of:=[.C537]*[.$B$3]+[.D537]*[.$B$5]+[.E537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0.481708391709253" calcext:value-type="float">
            <text:p>0.48</text:p>
          </table:table-cell>
          <table:table-cell office:value-type="float" office:value="0.0016762032186426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38]*[.$B$4]+[.D538]*[.$B$6]+[.E538]*[.$B$8]" office:value-type="float" office:value="0.11147" calcext:value-type="float">
            <text:p>0.11147</text:p>
          </table:table-cell>
          <table:table-cell table:formula="of:=[.C538]*[.$B$3]+[.D538]*[.$B$5]+[.E538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0.711360066826455" calcext:value-type="float">
            <text:p>0.71</text:p>
          </table:table-cell>
          <table:table-cell office:value-type="float" office:value="0.004665824714601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39]*[.$B$4]+[.D539]*[.$B$6]+[.E539]*[.$B$8]" office:value-type="float" office:value="0.11147" calcext:value-type="float">
            <text:p>0.11147</text:p>
          </table:table-cell>
          <table:table-cell table:formula="of:=[.C539]*[.$B$3]+[.D539]*[.$B$5]+[.E539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0.941711899489746" calcext:value-type="float">
            <text:p>0.94</text:p>
          </table:table-cell>
          <table:table-cell office:value-type="float" office:value="0.0096643599246256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0]*[.$B$4]+[.D540]*[.$B$6]+[.E540]*[.$B$8]" office:value-type="float" office:value="0.11147" calcext:value-type="float">
            <text:p>0.11147</text:p>
          </table:table-cell>
          <table:table-cell table:formula="of:=[.C540]*[.$B$3]+[.D540]*[.$B$5]+[.E540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.18186593779828" calcext:value-type="float">
            <text:p>1.18</text:p>
          </table:table-cell>
          <table:table-cell office:value-type="float" office:value="0.0173389912181906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1]*[.$B$4]+[.D541]*[.$B$6]+[.E541]*[.$B$8]" office:value-type="float" office:value="0.11147" calcext:value-type="float">
            <text:p>0.11147</text:p>
          </table:table-cell>
          <table:table-cell table:formula="of:=[.C541]*[.$B$3]+[.D541]*[.$B$5]+[.E541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.42272013365291" calcext:value-type="float">
            <text:p>1.42</text:p>
          </table:table-cell>
          <table:table-cell office:value-type="float" office:value="0.0278883740751632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2]*[.$B$4]+[.D542]*[.$B$6]+[.E542]*[.$B$8]" office:value-type="float" office:value="0.11147" calcext:value-type="float">
            <text:p>0.11147</text:p>
          </table:table-cell>
          <table:table-cell table:formula="of:=[.C542]*[.$B$3]+[.D542]*[.$B$5]+[.E542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.64116928803269" calcext:value-type="float">
            <text:p>1.64</text:p>
          </table:table-cell>
          <table:table-cell office:value-type="float" office:value="0.0401437958697975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3]*[.$B$4]+[.D543]*[.$B$6]+[.E543]*[.$B$8]" office:value-type="float" office:value="0.11147" calcext:value-type="float">
            <text:p>0.11147</text:p>
          </table:table-cell>
          <table:table-cell table:formula="of:=[.C543]*[.$B$3]+[.D543]*[.$B$5]+[.E543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.88062316879514" calcext:value-type="float">
            <text:p>1.88</text:p>
          </table:table-cell>
          <table:table-cell office:value-type="float" office:value="0.056703766841329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4]*[.$B$4]+[.D544]*[.$B$6]+[.E544]*[.$B$8]" office:value-type="float" office:value="0.11147" calcext:value-type="float">
            <text:p>0.11147</text:p>
          </table:table-cell>
          <table:table-cell table:formula="of:=[.C544]*[.$B$3]+[.D544]*[.$B$5]+[.E544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2.11447578918887" calcext:value-type="float">
            <text:p>2.11</text:p>
          </table:table-cell>
          <table:table-cell office:value-type="float" office:value="0.07626324148103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5]*[.$B$4]+[.D545]*[.$B$6]+[.E545]*[.$B$8]" office:value-type="float" office:value="0.11147" calcext:value-type="float">
            <text:p>0.11147</text:p>
          </table:table-cell>
          <table:table-cell table:formula="of:=[.C545]*[.$B$3]+[.D545]*[.$B$5]+[.E545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2.3427271492139" calcext:value-type="float">
            <text:p>2.34</text:p>
          </table:table-cell>
          <table:table-cell office:value-type="float" office:value="0.098765247501377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6]*[.$B$4]+[.D546]*[.$B$6]+[.E546]*[.$B$8]" office:value-type="float" office:value="0.11147" calcext:value-type="float">
            <text:p>0.11147</text:p>
          </table:table-cell>
          <table:table-cell table:formula="of:=[.C546]*[.$B$3]+[.D546]*[.$B$5]+[.E546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2.57517945451545" calcext:value-type="float">
            <text:p>2.58</text:p>
          </table:table-cell>
          <table:table-cell office:value-type="float" office:value="0.125252519222945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7]*[.$B$4]+[.D547]*[.$B$6]+[.E547]*[.$B$8]" office:value-type="float" office:value="0.11147" calcext:value-type="float">
            <text:p>0.11147</text:p>
          </table:table-cell>
          <table:table-cell table:formula="of:=[.C547]*[.$B$3]+[.D547]*[.$B$5]+[.E547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2.80133034190221" calcext:value-type="float">
            <text:p>2.80</text:p>
          </table:table-cell>
          <table:table-cell office:value-type="float" office:value="0.154687738838512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8]*[.$B$4]+[.D548]*[.$B$6]+[.E548]*[.$B$8]" office:value-type="float" office:value="0.11147" calcext:value-type="float">
            <text:p>0.11147</text:p>
          </table:table-cell>
          <table:table-cell table:formula="of:=[.C548]*[.$B$3]+[.D548]*[.$B$5]+[.E548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3.02888154438115" calcext:value-type="float">
            <text:p>3.03</text:p>
          </table:table-cell>
          <table:table-cell office:value-type="float" office:value="0.188075871472377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49]*[.$B$4]+[.D549]*[.$B$6]+[.E549]*[.$B$8]" office:value-type="float" office:value="0.11147" calcext:value-type="float">
            <text:p>0.11147</text:p>
          </table:table-cell>
          <table:table-cell table:formula="of:=[.C549]*[.$B$3]+[.D549]*[.$B$5]+[.E549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3.25013132894528" calcext:value-type="float">
            <text:p>3.25</text:p>
          </table:table-cell>
          <table:table-cell office:value-type="float" office:value="0.224277242335919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0]*[.$B$4]+[.D550]*[.$B$6]+[.E550]*[.$B$8]" office:value-type="float" office:value="0.11147" calcext:value-type="float">
            <text:p>0.11147</text:p>
          </table:table-cell>
          <table:table-cell table:formula="of:=[.C550]*[.$B$3]+[.D550]*[.$B$5]+[.E550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3.46157890786417" calcext:value-type="float">
            <text:p>3.46</text:p>
          </table:table-cell>
          <table:table-cell office:value-type="float" office:value="0.262458205248918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1]*[.$B$4]+[.D551]*[.$B$6]+[.E551]*[.$B$8]" office:value-type="float" office:value="0.11147" calcext:value-type="float">
            <text:p>0.11147</text:p>
          </table:table-cell>
          <table:table-cell table:formula="of:=[.C551]*[.$B$3]+[.D551]*[.$B$5]+[.E551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3.6891301103431" calcext:value-type="float">
            <text:p>3.69</text:p>
          </table:table-cell>
          <table:table-cell office:value-type="float" office:value="0.307506085041333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2]*[.$B$4]+[.D552]*[.$B$6]+[.E552]*[.$B$8]" office:value-type="float" office:value="0.11147" calcext:value-type="float">
            <text:p>0.11147</text:p>
          </table:table-cell>
          <table:table-cell table:formula="of:=[.C552]*[.$B$3]+[.D552]*[.$B$5]+[.E552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3.90687910717679" calcext:value-type="float">
            <text:p>3.91</text:p>
          </table:table-cell>
          <table:table-cell office:value-type="float" office:value="0.35455554540934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3]*[.$B$4]+[.D553]*[.$B$6]+[.E553]*[.$B$8]" office:value-type="float" office:value="0.11147" calcext:value-type="float">
            <text:p>0.11147</text:p>
          </table:table-cell>
          <table:table-cell table:formula="of:=[.C553]*[.$B$3]+[.D553]*[.$B$5]+[.E553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4.11622621345741" calcext:value-type="float">
            <text:p>4.12</text:p>
          </table:table-cell>
          <table:table-cell office:value-type="float" office:value="0.403584780749977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4]*[.$B$4]+[.D554]*[.$B$6]+[.E554]*[.$B$8]" office:value-type="float" office:value="0.11147" calcext:value-type="float">
            <text:p>0.11147</text:p>
          </table:table-cell>
          <table:table-cell table:formula="of:=[.C554]*[.$B$3]+[.D554]*[.$B$5]+[.E554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4.31297048390843" calcext:value-type="float">
            <text:p>4.31</text:p>
          </table:table-cell>
          <table:table-cell office:value-type="float" office:value="0.45309707083262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5]*[.$B$4]+[.D555]*[.$B$6]+[.E555]*[.$B$8]" office:value-type="float" office:value="0.11147" calcext:value-type="float">
            <text:p>0.11147</text:p>
          </table:table-cell>
          <table:table-cell table:formula="of:=[.C555]*[.$B$3]+[.D555]*[.$B$5]+[.E555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4.52651853546558" calcext:value-type="float">
            <text:p>4.53</text:p>
          </table:table-cell>
          <table:table-cell office:value-type="float" office:value="0.510629552382063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6]*[.$B$4]+[.D556]*[.$B$6]+[.E556]*[.$B$8]" office:value-type="float" office:value="0.11147" calcext:value-type="float">
            <text:p>0.11147</text:p>
          </table:table-cell>
          <table:table-cell table:formula="of:=[.C556]*[.$B$3]+[.D556]*[.$B$5]+[.E556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4.71626123045571" calcext:value-type="float">
            <text:p>4.72</text:p>
          </table:table-cell>
          <table:table-cell office:value-type="float" office:value="0.565191996550262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7]*[.$B$4]+[.D557]*[.$B$6]+[.E557]*[.$B$8]" office:value-type="float" office:value="0.11147" calcext:value-type="float">
            <text:p>0.11147</text:p>
          </table:table-cell>
          <table:table-cell table:formula="of:=[.C557]*[.$B$3]+[.D557]*[.$B$5]+[.E557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4.92630849428242" calcext:value-type="float">
            <text:p>4.93</text:p>
          </table:table-cell>
          <table:table-cell office:value-type="float" office:value="0.629349206512831" calcext:value-type="float">
            <text:p>0.6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8]*[.$B$4]+[.D558]*[.$B$6]+[.E558]*[.$B$8]" office:value-type="float" office:value="0.11147" calcext:value-type="float">
            <text:p>0.11147</text:p>
          </table:table-cell>
          <table:table-cell table:formula="of:=[.C558]*[.$B$3]+[.D558]*[.$B$5]+[.E558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5.11535103172646" calcext:value-type="float">
            <text:p>5.12</text:p>
          </table:table-cell>
          <table:table-cell office:value-type="float" office:value="0.690636379755158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59]*[.$B$4]+[.D559]*[.$B$6]+[.E559]*[.$B$8]" office:value-type="float" office:value="0.11147" calcext:value-type="float">
            <text:p>0.11147</text:p>
          </table:table-cell>
          <table:table-cell table:formula="of:=[.C559]*[.$B$3]+[.D559]*[.$B$5]+[.E559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5.30159293898614" calcext:value-type="float">
            <text:p>5.30</text:p>
          </table:table-cell>
          <table:table-cell office:value-type="float" office:value="0.754242112872749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0]*[.$B$4]+[.D560]*[.$B$6]+[.E560]*[.$B$8]" office:value-type="float" office:value="0.11147" calcext:value-type="float">
            <text:p>0.11147</text:p>
          </table:table-cell>
          <table:table-cell table:formula="of:=[.C560]*[.$B$3]+[.D560]*[.$B$5]+[.E560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5.47803264060058" calcext:value-type="float">
            <text:p>5.48</text:p>
          </table:table-cell>
          <table:table-cell office:value-type="float" office:value="0.817586966278162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1]*[.$B$4]+[.D561]*[.$B$6]+[.E561]*[.$B$8]" office:value-type="float" office:value="0.11147" calcext:value-type="float">
            <text:p>0.11147</text:p>
          </table:table-cell>
          <table:table-cell table:formula="of:=[.C561]*[.$B$3]+[.D561]*[.$B$5]+[.E561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5.67967801387422" calcext:value-type="float">
            <text:p>5.68</text:p>
          </table:table-cell>
          <table:table-cell office:value-type="float" office:value="0.893662029820718" calcext:value-type="float">
            <text:p>0.8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2]*[.$B$4]+[.D562]*[.$B$6]+[.E562]*[.$B$8]" office:value-type="float" office:value="0.11147" calcext:value-type="float">
            <text:p>0.11147</text:p>
          </table:table-cell>
          <table:table-cell table:formula="of:=[.C562]*[.$B$3]+[.D562]*[.$B$5]+[.E562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5.84561535229732" calcext:value-type="float">
            <text:p>5.85</text:p>
          </table:table-cell>
          <table:table-cell office:value-type="float" office:value="0.959285133362524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3]*[.$B$4]+[.D563]*[.$B$6]+[.E563]*[.$B$8]" office:value-type="float" office:value="0.11147" calcext:value-type="float">
            <text:p>0.11147</text:p>
          </table:table-cell>
          <table:table-cell table:formula="of:=[.C563]*[.$B$3]+[.D563]*[.$B$5]+[.E563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6.01995458127349" calcext:value-type="float">
            <text:p>6.02</text:p>
          </table:table-cell>
          <table:table-cell office:value-type="float" office:value="1.03111390971676" calcext:value-type="float">
            <text:p>1.0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4]*[.$B$4]+[.D564]*[.$B$6]+[.E564]*[.$B$8]" office:value-type="float" office:value="0.11147" calcext:value-type="float">
            <text:p>0.11147</text:p>
          </table:table-cell>
          <table:table-cell table:formula="of:=[.C564]*[.$B$3]+[.D564]*[.$B$5]+[.E564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6.18869254988094" calcext:value-type="float">
            <text:p>6.19</text:p>
          </table:table-cell>
          <table:table-cell office:value-type="float" office:value="1.10355522534763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5]*[.$B$4]+[.D565]*[.$B$6]+[.E565]*[.$B$8]" office:value-type="float" office:value="0.11147" calcext:value-type="float">
            <text:p>0.11147</text:p>
          </table:table-cell>
          <table:table-cell table:formula="of:=[.C565]*[.$B$3]+[.D565]*[.$B$5]+[.E565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6.35322957321186" calcext:value-type="float">
            <text:p>6.35</text:p>
          </table:table-cell>
          <table:table-cell office:value-type="float" office:value="1.17692723711766" calcext:value-type="float">
            <text:p>1.1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6]*[.$B$4]+[.D566]*[.$B$6]+[.E566]*[.$B$8]" office:value-type="float" office:value="0.11147" calcext:value-type="float">
            <text:p>0.11147</text:p>
          </table:table-cell>
          <table:table-cell table:formula="of:=[.C566]*[.$B$3]+[.D566]*[.$B$5]+[.E566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6.51636628145061" calcext:value-type="float">
            <text:p>6.52</text:p>
          </table:table-cell>
          <table:table-cell office:value-type="float" office:value="1.25252616351653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7]*[.$B$4]+[.D567]*[.$B$6]+[.E567]*[.$B$8]" office:value-type="float" office:value="0.11147" calcext:value-type="float">
            <text:p>0.11147</text:p>
          </table:table-cell>
          <table:table-cell table:formula="of:=[.C567]*[.$B$3]+[.D567]*[.$B$5]+[.E567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6.67460188686673" calcext:value-type="float">
            <text:p>6.67</text:p>
          </table:table-cell>
          <table:table-cell office:value-type="float" office:value="1.32834575495338" calcext:value-type="float">
            <text:p>1.3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8]*[.$B$4]+[.D568]*[.$B$6]+[.E568]*[.$B$8]" office:value-type="float" office:value="0.11147" calcext:value-type="float">
            <text:p>0.11147</text:p>
          </table:table-cell>
          <table:table-cell table:formula="of:=[.C568]*[.$B$3]+[.D568]*[.$B$5]+[.E568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6.82933670455241" calcext:value-type="float">
            <text:p>6.83</text:p>
          </table:table-cell>
          <table:table-cell office:value-type="float" office:value="1.40518514018822" calcext:value-type="float">
            <text:p>1.4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69]*[.$B$4]+[.D569]*[.$B$6]+[.E569]*[.$B$8]" office:value-type="float" office:value="0.11147" calcext:value-type="float">
            <text:p>0.11147</text:p>
          </table:table-cell>
          <table:table-cell table:formula="of:=[.C569]*[.$B$3]+[.D569]*[.$B$5]+[.E569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6.98337136469199" calcext:value-type="float">
            <text:p>6.98</text:p>
          </table:table-cell>
          <table:table-cell office:value-type="float" office:value="1.48411574761951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0]*[.$B$4]+[.D570]*[.$B$6]+[.E570]*[.$B$8]" office:value-type="float" office:value="0.11147" calcext:value-type="float">
            <text:p>0.11147</text:p>
          </table:table-cell>
          <table:table-cell table:formula="of:=[.C570]*[.$B$3]+[.D570]*[.$B$5]+[.E570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7.13250492200896" calcext:value-type="float">
            <text:p>7.13</text:p>
          </table:table-cell>
          <table:table-cell office:value-type="float" office:value="1.56298091253532" calcext:value-type="float">
            <text:p>1.5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1]*[.$B$4]+[.D571]*[.$B$6]+[.E571]*[.$B$8]" office:value-type="float" office:value="0.11147" calcext:value-type="float">
            <text:p>0.11147</text:p>
          </table:table-cell>
          <table:table-cell table:formula="of:=[.C571]*[.$B$3]+[.D571]*[.$B$5]+[.E571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7.27743753404939" calcext:value-type="float">
            <text:p>7.28</text:p>
          </table:table-cell>
          <table:table-cell office:value-type="float" office:value="1.64186295575893" calcext:value-type="float">
            <text:p>1.6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2]*[.$B$4]+[.D572]*[.$B$6]+[.E572]*[.$B$8]" office:value-type="float" office:value="0.11147" calcext:value-type="float">
            <text:p>0.11147</text:p>
          </table:table-cell>
          <table:table-cell table:formula="of:=[.C572]*[.$B$3]+[.D572]*[.$B$5]+[.E572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7.41886935835937" calcext:value-type="float">
            <text:p>7.42</text:p>
          </table:table-cell>
          <table:table-cell office:value-type="float" office:value="1.72113926616378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3]*[.$B$4]+[.D573]*[.$B$6]+[.E573]*[.$B$8]" office:value-type="float" office:value="0.11147" calcext:value-type="float">
            <text:p>0.11147</text:p>
          </table:table-cell>
          <table:table-cell table:formula="of:=[.C573]*[.$B$3]+[.D573]*[.$B$5]+[.E573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7.56730275813024" calcext:value-type="float">
            <text:p>7.57</text:p>
          </table:table-cell>
          <table:table-cell office:value-type="float" office:value="1.80664403327439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4]*[.$B$4]+[.D574]*[.$B$6]+[.E574]*[.$B$8]" office:value-type="float" office:value="0.11147" calcext:value-type="float">
            <text:p>0.11147</text:p>
          </table:table-cell>
          <table:table-cell table:formula="of:=[.C574]*[.$B$3]+[.D574]*[.$B$5]+[.E574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7.69963253434107" calcext:value-type="float">
            <text:p>7.70</text:p>
          </table:table-cell>
          <table:table-cell office:value-type="float" office:value="1.88489207998937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5]*[.$B$4]+[.D575]*[.$B$6]+[.E575]*[.$B$8]" office:value-type="float" office:value="0.11147" calcext:value-type="float">
            <text:p>0.11147</text:p>
          </table:table-cell>
          <table:table-cell table:formula="of:=[.C575]*[.$B$3]+[.D575]*[.$B$5]+[.E575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7.83336262564408" calcext:value-type="float">
            <text:p>7.83</text:p>
          </table:table-cell>
          <table:table-cell office:value-type="float" office:value="1.96606404713508" calcext:value-type="float">
            <text:p>1.9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6]*[.$B$4]+[.D576]*[.$B$6]+[.E576]*[.$B$8]" office:value-type="float" office:value="0.11147" calcext:value-type="float">
            <text:p>0.11147</text:p>
          </table:table-cell>
          <table:table-cell table:formula="of:=[.C576]*[.$B$3]+[.D576]*[.$B$5]+[.E576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7.96919318958535" calcext:value-type="float">
            <text:p>7.97</text:p>
          </table:table-cell>
          <table:table-cell office:value-type="float" office:value="2.05045208274206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7]*[.$B$4]+[.D577]*[.$B$6]+[.E577]*[.$B$8]" office:value-type="float" office:value="0.11147" calcext:value-type="float">
            <text:p>0.11147</text:p>
          </table:table-cell>
          <table:table-cell table:formula="of:=[.C577]*[.$B$3]+[.D577]*[.$B$5]+[.E577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8.09382123278919" calcext:value-type="float">
            <text:p>8.09</text:p>
          </table:table-cell>
          <table:table-cell office:value-type="float" office:value="2.12984288152356" calcext:value-type="float">
            <text:p>2.1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8]*[.$B$4]+[.D578]*[.$B$6]+[.E578]*[.$B$8]" office:value-type="float" office:value="0.11147" calcext:value-type="float">
            <text:p>0.11147</text:p>
          </table:table-cell>
          <table:table-cell table:formula="of:=[.C578]*[.$B$3]+[.D578]*[.$B$5]+[.E578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8.2275513240922" calcext:value-type="float">
            <text:p>8.23</text:p>
          </table:table-cell>
          <table:table-cell office:value-type="float" office:value="2.21684085305231" calcext:value-type="float">
            <text:p>2.2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79]*[.$B$4]+[.D579]*[.$B$6]+[.E579]*[.$B$8]" office:value-type="float" office:value="0.11147" calcext:value-type="float">
            <text:p>0.11147</text:p>
          </table:table-cell>
          <table:table-cell table:formula="of:=[.C579]*[.$B$3]+[.D579]*[.$B$5]+[.E579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8.35357968238823" calcext:value-type="float">
            <text:p>8.35</text:p>
          </table:table-cell>
          <table:table-cell office:value-type="float" office:value="2.3008545772611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0]*[.$B$4]+[.D580]*[.$B$6]+[.E580]*[.$B$8]" office:value-type="float" office:value="0.11147" calcext:value-type="float">
            <text:p>0.11147</text:p>
          </table:table-cell>
          <table:table-cell table:formula="of:=[.C580]*[.$B$3]+[.D580]*[.$B$5]+[.E580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8.47645733172685" calcext:value-type="float">
            <text:p>8.48</text:p>
          </table:table-cell>
          <table:table-cell office:value-type="float" office:value="2.38451619627334" calcext:value-type="float">
            <text:p>2.3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1]*[.$B$4]+[.D581]*[.$B$6]+[.E581]*[.$B$8]" office:value-type="float" office:value="0.11147" calcext:value-type="float">
            <text:p>0.11147</text:p>
          </table:table-cell>
          <table:table-cell table:formula="of:=[.C581]*[.$B$3]+[.D581]*[.$B$5]+[.E581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8.60073529615765" calcext:value-type="float">
            <text:p>8.60</text:p>
          </table:table-cell>
          <table:table-cell office:value-type="float" office:value="2.47091064051129" calcext:value-type="float">
            <text:p>2.4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2]*[.$B$4]+[.D582]*[.$B$6]+[.E582]*[.$B$8]" office:value-type="float" office:value="0.11147" calcext:value-type="float">
            <text:p>0.11147</text:p>
          </table:table-cell>
          <table:table-cell table:formula="of:=[.C582]*[.$B$3]+[.D582]*[.$B$5]+[.E582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8.71696144880843" calcext:value-type="float">
            <text:p>8.72</text:p>
          </table:table-cell>
          <table:table-cell office:value-type="float" office:value="2.55324214504279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3]*[.$B$4]+[.D583]*[.$B$6]+[.E583]*[.$B$8]" office:value-type="float" office:value="0.11147" calcext:value-type="float">
            <text:p>0.11147</text:p>
          </table:table-cell>
          <table:table-cell table:formula="of:=[.C583]*[.$B$3]+[.D583]*[.$B$5]+[.E583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8.83458791655139" calcext:value-type="float">
            <text:p>8.83</text:p>
          </table:table-cell>
          <table:table-cell office:value-type="float" office:value="2.63826804484731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4]*[.$B$4]+[.D584]*[.$B$6]+[.E584]*[.$B$8]" office:value-type="float" office:value="0.11147" calcext:value-type="float">
            <text:p>0.11147</text:p>
          </table:table-cell>
          <table:table-cell table:formula="of:=[.C584]*[.$B$3]+[.D584]*[.$B$5]+[.E584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8.95151422674826" calcext:value-type="float">
            <text:p>8.95</text:p>
          </table:table-cell>
          <table:table-cell office:value-type="float" office:value="2.72441344745342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5]*[.$B$4]+[.D585]*[.$B$6]+[.E585]*[.$B$8]" office:value-type="float" office:value="0.11147" calcext:value-type="float">
            <text:p>0.11147</text:p>
          </table:table-cell>
          <table:table-cell table:formula="of:=[.C585]*[.$B$3]+[.D585]*[.$B$5]+[.E585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9.06704022185295" calcext:value-type="float">
            <text:p>9.07</text:p>
          </table:table-cell>
          <table:table-cell office:value-type="float" office:value="2.81124744533189" calcext:value-type="float">
            <text:p>2.8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6]*[.$B$4]+[.D586]*[.$B$6]+[.E586]*[.$B$8]" office:value-type="float" office:value="0.11147" calcext:value-type="float">
            <text:p>0.11147</text:p>
          </table:table-cell>
          <table:table-cell table:formula="of:=[.C586]*[.$B$3]+[.D586]*[.$B$5]+[.E586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9.17801519290806" calcext:value-type="float">
            <text:p>9.18</text:p>
          </table:table-cell>
          <table:table-cell office:value-type="float" office:value="2.89602683124421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7]*[.$B$4]+[.D587]*[.$B$6]+[.E587]*[.$B$8]" office:value-type="float" office:value="0.11147" calcext:value-type="float">
            <text:p>0.11147</text:p>
          </table:table-cell>
          <table:table-cell table:formula="of:=[.C587]*[.$B$3]+[.D587]*[.$B$5]+[.E587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9.28934024273621" calcext:value-type="float">
            <text:p>9.29</text:p>
          </table:table-cell>
          <table:table-cell office:value-type="float" office:value="2.98263107318766" calcext:value-type="float">
            <text:p>2.9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8]*[.$B$4]+[.D588]*[.$B$6]+[.E588]*[.$B$8]" office:value-type="float" office:value="0.11147" calcext:value-type="float">
            <text:p>0.11147</text:p>
          </table:table-cell>
          <table:table-cell table:formula="of:=[.C588]*[.$B$3]+[.D588]*[.$B$5]+[.E588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9.39786466238001" calcext:value-type="float">
            <text:p>9.40</text:p>
          </table:table-cell>
          <table:table-cell office:value-type="float" office:value="3.06862727915823" calcext:value-type="float">
            <text:p>3.0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89]*[.$B$4]+[.D589]*[.$B$6]+[.E589]*[.$B$8]" office:value-type="float" office:value="0.11147" calcext:value-type="float">
            <text:p>0.11147</text:p>
          </table:table-cell>
          <table:table-cell table:formula="of:=[.C589]*[.$B$3]+[.D589]*[.$B$5]+[.E589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9.50813947588904" calcext:value-type="float">
            <text:p>9.51</text:p>
          </table:table-cell>
          <table:table-cell office:value-type="float" office:value="3.15727432679549" calcext:value-type="float">
            <text:p>3.1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0]*[.$B$4]+[.D590]*[.$B$6]+[.E590]*[.$B$8]" office:value-type="float" office:value="0.11147" calcext:value-type="float">
            <text:p>0.11147</text:p>
          </table:table-cell>
          <table:table-cell table:formula="of:=[.C590]*[.$B$3]+[.D590]*[.$B$5]+[.E590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9.60056027197279" calcext:value-type="float">
            <text:p>9.60</text:p>
          </table:table-cell>
          <table:table-cell office:value-type="float" office:value="3.23287318014449" calcext:value-type="float">
            <text:p>3.2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1]*[.$B$4]+[.D591]*[.$B$6]+[.E591]*[.$B$8]" office:value-type="float" office:value="0.11147" calcext:value-type="float">
            <text:p>0.11147</text:p>
          </table:table-cell>
          <table:table-cell table:formula="of:=[.C591]*[.$B$3]+[.D591]*[.$B$5]+[.E591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9.71573618830444" calcext:value-type="float">
            <text:p>9.72</text:p>
          </table:table-cell>
          <table:table-cell office:value-type="float" office:value="3.32846515155625" calcext:value-type="float">
            <text:p>3.3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2]*[.$B$4]+[.D592]*[.$B$6]+[.E592]*[.$B$8]" office:value-type="float" office:value="0.11147" calcext:value-type="float">
            <text:p>0.11147</text:p>
          </table:table-cell>
          <table:table-cell table:formula="of:=[.C592]*[.$B$3]+[.D592]*[.$B$5]+[.E592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9.81620879616821" calcext:value-type="float">
            <text:p>9.82</text:p>
          </table:table-cell>
          <table:table-cell office:value-type="float" office:value="3.41323979017697" calcext:value-type="float">
            <text:p>3.4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3]*[.$B$4]+[.D593]*[.$B$6]+[.E593]*[.$B$8]" office:value-type="float" office:value="0.11147" calcext:value-type="float">
            <text:p>0.11147</text:p>
          </table:table-cell>
          <table:table-cell table:formula="of:=[.C593]*[.$B$3]+[.D593]*[.$B$5]+[.E593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9.92088234930852" calcext:value-type="float">
            <text:p>9.92</text:p>
          </table:table-cell>
          <table:table-cell office:value-type="float" office:value="3.5029710877391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4]*[.$B$4]+[.D594]*[.$B$6]+[.E594]*[.$B$8]" office:value-type="float" office:value="0.11147" calcext:value-type="float">
            <text:p>0.11147</text:p>
          </table:table-cell>
          <table:table-cell table:formula="of:=[.C594]*[.$B$3]+[.D594]*[.$B$5]+[.E594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0.0234554298106" calcext:value-type="float">
            <text:p>10.02</text:p>
          </table:table-cell>
          <table:table-cell office:value-type="float" office:value="3.59211593329027" calcext:value-type="float">
            <text:p>3.5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5]*[.$B$4]+[.D595]*[.$B$6]+[.E595]*[.$B$8]" office:value-type="float" office:value="0.11147" calcext:value-type="float">
            <text:p>0.11147</text:p>
          </table:table-cell>
          <table:table-cell table:formula="of:=[.C595]*[.$B$3]+[.D595]*[.$B$5]+[.E595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0.1193770136248" calcext:value-type="float">
            <text:p>10.12</text:p>
          </table:table-cell>
          <table:table-cell office:value-type="float" office:value="3.67678084883982" calcext:value-type="float">
            <text:p>3.6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6]*[.$B$4]+[.D596]*[.$B$6]+[.E596]*[.$B$8]" office:value-type="float" office:value="0.11147" calcext:value-type="float">
            <text:p>0.11147</text:p>
          </table:table-cell>
          <table:table-cell table:formula="of:=[.C596]*[.$B$3]+[.D596]*[.$B$5]+[.E596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0.2173990700772" calcext:value-type="float">
            <text:p>10.22</text:p>
          </table:table-cell>
          <table:table-cell office:value-type="float" office:value="3.76448131271696" calcext:value-type="float">
            <text:p>3.76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7]*[.$B$4]+[.D597]*[.$B$6]+[.E597]*[.$B$8]" office:value-type="float" office:value="0.11147" calcext:value-type="float">
            <text:p>0.11147</text:p>
          </table:table-cell>
          <table:table-cell table:formula="of:=[.C597]*[.$B$3]+[.D597]*[.$B$5]+[.E597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0.3143708902106" calcext:value-type="float">
            <text:p>10.31</text:p>
          </table:table-cell>
          <table:table-cell office:value-type="float" office:value="3.85243443612298" calcext:value-type="float">
            <text:p>3.8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8]*[.$B$4]+[.D598]*[.$B$6]+[.E598]*[.$B$8]" office:value-type="float" office:value="0.11147" calcext:value-type="float">
            <text:p>0.11147</text:p>
          </table:table-cell>
          <table:table-cell table:formula="of:=[.C598]*[.$B$3]+[.D598]*[.$B$5]+[.E598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0.4085420801595" calcext:value-type="float">
            <text:p>10.41</text:p>
          </table:table-cell>
          <table:table-cell office:value-type="float" office:value="3.93897096978875" calcext:value-type="float">
            <text:p>3.94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599]*[.$B$4]+[.D599]*[.$B$6]+[.E599]*[.$B$8]" office:value-type="float" office:value="0.11147" calcext:value-type="float">
            <text:p>0.11147</text:p>
          </table:table-cell>
          <table:table-cell table:formula="of:=[.C599]*[.$B$3]+[.D599]*[.$B$5]+[.E599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0.5030633488816" calcext:value-type="float">
            <text:p>10.50</text:p>
          </table:table-cell>
          <table:table-cell office:value-type="float" office:value="4.02711571978964" calcext:value-type="float">
            <text:p>4.0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0]*[.$B$4]+[.D600]*[.$B$6]+[.E600]*[.$B$8]" office:value-type="float" office:value="0.11147" calcext:value-type="float">
            <text:p>0.11147</text:p>
          </table:table-cell>
          <table:table-cell table:formula="of:=[.C600]*[.$B$3]+[.D600]*[.$B$5]+[.E600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0.5965343812844" calcext:value-type="float">
            <text:p>10.60</text:p>
          </table:table-cell>
          <table:table-cell office:value-type="float" office:value="4.11539870811576" calcext:value-type="float">
            <text:p>4.1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1]*[.$B$4]+[.D601]*[.$B$6]+[.E601]*[.$B$8]" office:value-type="float" office:value="0.11147" calcext:value-type="float">
            <text:p>0.11147</text:p>
          </table:table-cell>
          <table:table-cell table:formula="of:=[.C601]*[.$B$3]+[.D601]*[.$B$5]+[.E601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0.6893052561412" calcext:value-type="float">
            <text:p>10.69</text:p>
          </table:table-cell>
          <table:table-cell office:value-type="float" office:value="4.2040203475707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2]*[.$B$4]+[.D602]*[.$B$6]+[.E602]*[.$B$8]" office:value-type="float" office:value="0.11147" calcext:value-type="float">
            <text:p>0.11147</text:p>
          </table:table-cell>
          <table:table-cell table:formula="of:=[.C602]*[.$B$3]+[.D602]*[.$B$5]+[.E602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0.7782252644945" calcext:value-type="float">
            <text:p>10.78</text:p>
          </table:table-cell>
          <table:table-cell office:value-type="float" office:value="4.29014299832096" calcext:value-type="float">
            <text:p>4.29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3]*[.$B$4]+[.D603]*[.$B$6]+[.E603]*[.$B$8]" office:value-type="float" office:value="0.11147" calcext:value-type="float">
            <text:p>0.11147</text:p>
          </table:table-cell>
          <table:table-cell table:formula="of:=[.C603]*[.$B$3]+[.D603]*[.$B$5]+[.E603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0.8706460605783" calcext:value-type="float">
            <text:p>10.87</text:p>
          </table:table-cell>
          <table:table-cell office:value-type="float" office:value="4.38073365912864" calcext:value-type="float">
            <text:p>4.38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4]*[.$B$4]+[.D604]*[.$B$6]+[.E604]*[.$B$8]" office:value-type="float" office:value="0.11147" calcext:value-type="float">
            <text:p>0.11147</text:p>
          </table:table-cell>
          <table:table-cell table:formula="of:=[.C604]*[.$B$3]+[.D604]*[.$B$5]+[.E604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0.9578156750664" calcext:value-type="float">
            <text:p>10.96</text:p>
          </table:table-cell>
          <table:table-cell office:value-type="float" office:value="4.46726615453435" calcext:value-type="float">
            <text:p>4.4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5]*[.$B$4]+[.D605]*[.$B$6]+[.E605]*[.$B$8]" office:value-type="float" office:value="0.11147" calcext:value-type="float">
            <text:p>0.11147</text:p>
          </table:table-cell>
          <table:table-cell table:formula="of:=[.C605]*[.$B$3]+[.D605]*[.$B$5]+[.E605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1.056887967838" calcext:value-type="float">
            <text:p>11.06</text:p>
          </table:table-cell>
          <table:table-cell office:value-type="float" office:value="4.56681418356493" calcext:value-type="float">
            <text:p>4.57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6]*[.$B$4]+[.D606]*[.$B$6]+[.E606]*[.$B$8]" office:value-type="float" office:value="0.11147" calcext:value-type="float">
            <text:p>0.11147</text:p>
          </table:table-cell>
          <table:table-cell table:formula="of:=[.C606]*[.$B$3]+[.D606]*[.$B$5]+[.E606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1.1339052979078" calcext:value-type="float">
            <text:p>11.13</text:p>
          </table:table-cell>
          <table:table-cell office:value-type="float" office:value="4.64507022303186" calcext:value-type="float">
            <text:p>4.65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7]*[.$B$4]+[.D607]*[.$B$6]+[.E607]*[.$B$8]" office:value-type="float" office:value="0.11147" calcext:value-type="float">
            <text:p>0.11147</text:p>
          </table:table-cell>
          <table:table-cell table:formula="of:=[.C607]*[.$B$3]+[.D607]*[.$B$5]+[.E607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1.2189744397576" calcext:value-type="float">
            <text:p>11.22</text:p>
          </table:table-cell>
          <table:table-cell office:value-type="float" office:value="4.73246334755652" calcext:value-type="float">
            <text:p>4.73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8]*[.$B$4]+[.D608]*[.$B$6]+[.E608]*[.$B$8]" office:value-type="float" office:value="0.11147" calcext:value-type="float">
            <text:p>0.11147</text:p>
          </table:table-cell>
          <table:table-cell table:formula="of:=[.C608]*[.$B$3]+[.D608]*[.$B$5]+[.E608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1.3036935028344" calcext:value-type="float">
            <text:p>11.30</text:p>
          </table:table-cell>
          <table:table-cell office:value-type="float" office:value="4.82043745849" calcext:value-type="float">
            <text:p>4.82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09]*[.$B$4]+[.D609]*[.$B$6]+[.E609]*[.$B$8]" office:value-type="float" office:value="0.11147" calcext:value-type="float">
            <text:p>0.11147</text:p>
          </table:table-cell>
          <table:table-cell table:formula="of:=[.C609]*[.$B$3]+[.D609]*[.$B$5]+[.E609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1.3884125659111" calcext:value-type="float">
            <text:p>11.39</text:p>
          </table:table-cell>
          <table:table-cell office:value-type="float" office:value="4.9094033231285" calcext:value-type="float">
            <text:p>4.91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10]*[.$B$4]+[.D610]*[.$B$6]+[.E610]*[.$B$8]" office:value-type="float" office:value="0.11147" calcext:value-type="float">
            <text:p>0.11147</text:p>
          </table:table-cell>
          <table:table-cell table:formula="of:=[.C610]*[.$B$3]+[.D610]*[.$B$5]+[.E610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11.4712061957362" calcext:value-type="float">
            <text:p>11.47</text:p>
          </table:table-cell>
          <table:table-cell office:value-type="float" office:value="4.99737956992967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9" calcext:value-type="float">
            <text:p>0.90</text:p>
          </table:table-cell>
          <table:table-cell table:formula="of:=[.C611]*[.$B$4]+[.D611]*[.$B$6]+[.E611]*[.$B$8]" office:value-type="float" office:value="0.11147" calcext:value-type="float">
            <text:p>0.11147</text:p>
          </table:table-cell>
          <table:table-cell table:formula="of:=[.C611]*[.$B$3]+[.D611]*[.$B$5]+[.E611]*[.$B$7]" office:value-type="float" office:value="0.17612" calcext:value-type="float">
            <text:p>0.17612</text:p>
          </table:table-cell>
        </table:table-row>
        <table:table-row table:style-name="ro1">
          <table:table-cell office:value-type="float" office:value="0.255775763501879" calcext:value-type="float">
            <text:p>0.26</text:p>
          </table:table-cell>
          <table:table-cell office:value-type="float" office:value="0.00004466483145952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2]*[.$B$4]+[.D612]*[.$B$6]+[.E612]*[.$B$8]" office:value-type="float" office:value="0.29781" calcext:value-type="float">
            <text:p>0.29781</text:p>
          </table:table-cell>
          <table:table-cell table:formula="of:=[.C612]*[.$B$3]+[.D612]*[.$B$5]+[.E612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0.511551527003758" calcext:value-type="float">
            <text:p>0.51</text:p>
          </table:table-cell>
          <table:table-cell office:value-type="float" office:value="0.0007091174176149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3]*[.$B$4]+[.D613]*[.$B$6]+[.E613]*[.$B$8]" office:value-type="float" office:value="0.29781" calcext:value-type="float">
            <text:p>0.29781</text:p>
          </table:table-cell>
          <table:table-cell table:formula="of:=[.C613]*[.$B$3]+[.D613]*[.$B$5]+[.E613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0.755430743366014" calcext:value-type="float">
            <text:p>0.76</text:p>
          </table:table-cell>
          <table:table-cell office:value-type="float" office:value="0.0033408410583250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4]*[.$B$4]+[.D614]*[.$B$6]+[.E614]*[.$B$8]" office:value-type="float" office:value="0.29781" calcext:value-type="float">
            <text:p>0.29781</text:p>
          </table:table-cell>
          <table:table-cell table:formula="of:=[.C614]*[.$B$3]+[.D614]*[.$B$5]+[.E614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.0000534939245" calcext:value-type="float">
            <text:p>1.00</text:p>
          </table:table-cell>
          <table:table-cell office:value-type="float" office:value="0.00934762716650963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5]*[.$B$4]+[.D615]*[.$B$6]+[.E615]*[.$B$8]" office:value-type="float" office:value="0.29781" calcext:value-type="float">
            <text:p>0.29781</text:p>
          </table:table-cell>
          <table:table-cell table:formula="of:=[.C615]*[.$B$3]+[.D615]*[.$B$5]+[.E615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.25508572323015" calcext:value-type="float">
            <text:p>1.26</text:p>
          </table:table-cell>
          <table:table-cell office:value-type="float" office:value="0.018760093129389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6]*[.$B$4]+[.D616]*[.$B$6]+[.E616]*[.$B$8]" office:value-type="float" office:value="0.29781" calcext:value-type="float">
            <text:p>0.29781</text:p>
          </table:table-cell>
          <table:table-cell table:formula="of:=[.C616]*[.$B$3]+[.D616]*[.$B$5]+[.E616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.51086148673203" calcext:value-type="float">
            <text:p>1.51</text:p>
          </table:table-cell>
          <table:table-cell office:value-type="float" office:value="0.0292628074131906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7]*[.$B$4]+[.D617]*[.$B$6]+[.E617]*[.$B$8]" office:value-type="float" office:value="0.29781" calcext:value-type="float">
            <text:p>0.29781</text:p>
          </table:table-cell>
          <table:table-cell table:formula="of:=[.C617]*[.$B$3]+[.D617]*[.$B$5]+[.E617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.74284415595466" calcext:value-type="float">
            <text:p>1.74</text:p>
          </table:table-cell>
          <table:table-cell office:value-type="float" office:value="0.0379312583718635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8]*[.$B$4]+[.D618]*[.$B$6]+[.E618]*[.$B$8]" office:value-type="float" office:value="0.29781" calcext:value-type="float">
            <text:p>0.29781</text:p>
          </table:table-cell>
          <table:table-cell table:formula="of:=[.C618]*[.$B$3]+[.D618]*[.$B$5]+[.E618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.99713285106409" calcext:value-type="float">
            <text:p>2.00</text:p>
          </table:table-cell>
          <table:table-cell office:value-type="float" office:value="0.0457425182790309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19]*[.$B$4]+[.D619]*[.$B$6]+[.E619]*[.$B$8]" office:value-type="float" office:value="0.29781" calcext:value-type="float">
            <text:p>0.29781</text:p>
          </table:table-cell>
          <table:table-cell table:formula="of:=[.C619]*[.$B$3]+[.D619]*[.$B$5]+[.E619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2.2454732726037" calcext:value-type="float">
            <text:p>2.25</text:p>
          </table:table-cell>
          <table:table-cell office:value-type="float" office:value="0.0621717477586865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0]*[.$B$4]+[.D620]*[.$B$6]+[.E620]*[.$B$8]" office:value-type="float" office:value="0.29781" calcext:value-type="float">
            <text:p>0.29781</text:p>
          </table:table-cell>
          <table:table-cell table:formula="of:=[.C620]*[.$B$3]+[.D620]*[.$B$5]+[.E620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2.48786542057351" calcext:value-type="float">
            <text:p>2.49</text:p>
          </table:table-cell>
          <table:table-cell office:value-type="float" office:value="0.0814747527043335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1]*[.$B$4]+[.D621]*[.$B$6]+[.E621]*[.$B$8]" office:value-type="float" office:value="0.29781" calcext:value-type="float">
            <text:p>0.29781</text:p>
          </table:table-cell>
          <table:table-cell table:formula="of:=[.C621]*[.$B$3]+[.D621]*[.$B$5]+[.E621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2.73471877372067" calcext:value-type="float">
            <text:p>2.73</text:p>
          </table:table-cell>
          <table:table-cell office:value-type="float" office:value="0.104523328355532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2]*[.$B$4]+[.D622]*[.$B$6]+[.E622]*[.$B$8]" office:value-type="float" office:value="0.29781" calcext:value-type="float">
            <text:p>0.29781</text:p>
          </table:table-cell>
          <table:table-cell table:formula="of:=[.C622]*[.$B$3]+[.D622]*[.$B$5]+[.E622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2.97488031910179" calcext:value-type="float">
            <text:p>2.97</text:p>
          </table:table-cell>
          <table:table-cell office:value-type="float" office:value="0.130380976066068" calcext:value-type="float">
            <text:p>0.1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3]*[.$B$4]+[.D623]*[.$B$6]+[.E623]*[.$B$8]" office:value-type="float" office:value="0.29781" calcext:value-type="float">
            <text:p>0.29781</text:p>
          </table:table-cell>
          <table:table-cell table:formula="of:=[.C623]*[.$B$3]+[.D623]*[.$B$5]+[.E623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3.21652893287537" calcext:value-type="float">
            <text:p>3.22</text:p>
          </table:table-cell>
          <table:table-cell office:value-type="float" office:value="0.159937522767074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4]*[.$B$4]+[.D624]*[.$B$6]+[.E624]*[.$B$8]" office:value-type="float" office:value="0.29781" calcext:value-type="float">
            <text:p>0.29781</text:p>
          </table:table-cell>
          <table:table-cell table:formula="of:=[.C624]*[.$B$3]+[.D624]*[.$B$5]+[.E624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3.45148573888291" calcext:value-type="float">
            <text:p>3.45</text:p>
          </table:table-cell>
          <table:table-cell office:value-type="float" office:value="0.192284534743931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5]*[.$B$4]+[.D625]*[.$B$6]+[.E625]*[.$B$8]" office:value-type="float" office:value="0.29781" calcext:value-type="float">
            <text:p>0.29781</text:p>
          </table:table-cell>
          <table:table-cell table:formula="of:=[.C625]*[.$B$3]+[.D625]*[.$B$5]+[.E625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3.67603306614328" calcext:value-type="float">
            <text:p>3.68</text:p>
          </table:table-cell>
          <table:table-cell office:value-type="float" office:value="0.226645638897344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6]*[.$B$4]+[.D626]*[.$B$6]+[.E626]*[.$B$8]" office:value-type="float" office:value="0.29781" calcext:value-type="float">
            <text:p>0.29781</text:p>
          </table:table-cell>
          <table:table-cell table:formula="of:=[.C626]*[.$B$3]+[.D626]*[.$B$5]+[.E626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3.91768167991686" calcext:value-type="float">
            <text:p>3.92</text:p>
          </table:table-cell>
          <table:table-cell office:value-type="float" office:value="0.267469438462984" calcext:value-type="float">
            <text:p>0.2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7]*[.$B$4]+[.D627]*[.$B$6]+[.E627]*[.$B$8]" office:value-type="float" office:value="0.29781" calcext:value-type="float">
            <text:p>0.29781</text:p>
          </table:table-cell>
          <table:table-cell table:formula="of:=[.C627]*[.$B$3]+[.D627]*[.$B$5]+[.E627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4.14892081494327" calcext:value-type="float">
            <text:p>4.15</text:p>
          </table:table-cell>
          <table:table-cell office:value-type="float" office:value="0.310495002048816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8]*[.$B$4]+[.D628]*[.$B$6]+[.E628]*[.$B$8]" office:value-type="float" office:value="0.29781" calcext:value-type="float">
            <text:p>0.29781</text:p>
          </table:table-cell>
          <table:table-cell table:formula="of:=[.C628]*[.$B$3]+[.D628]*[.$B$5]+[.E628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4.37123753961496" calcext:value-type="float">
            <text:p>4.37</text:p>
          </table:table-cell>
          <table:table-cell office:value-type="float" office:value="0.355558697043192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29]*[.$B$4]+[.D629]*[.$B$6]+[.E629]*[.$B$8]" office:value-type="float" office:value="0.29781" calcext:value-type="float">
            <text:p>0.29781</text:p>
          </table:table-cell>
          <table:table-cell table:formula="of:=[.C629]*[.$B$3]+[.D629]*[.$B$5]+[.E629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4.58017064875457" calcext:value-type="float">
            <text:p>4.58</text:p>
          </table:table-cell>
          <table:table-cell office:value-type="float" office:value="0.40129141249850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0]*[.$B$4]+[.D630]*[.$B$6]+[.E630]*[.$B$8]" office:value-type="float" office:value="0.29781" calcext:value-type="float">
            <text:p>0.29781</text:p>
          </table:table-cell>
          <table:table-cell table:formula="of:=[.C630]*[.$B$3]+[.D630]*[.$B$5]+[.E630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4.80694857860362" calcext:value-type="float">
            <text:p>4.81</text:p>
          </table:table-cell>
          <table:table-cell office:value-type="float" office:value="0.454763147861678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1]*[.$B$4]+[.D631]*[.$B$6]+[.E631]*[.$B$8]" office:value-type="float" office:value="0.29781" calcext:value-type="float">
            <text:p>0.29781</text:p>
          </table:table-cell>
          <table:table-cell table:formula="of:=[.C631]*[.$B$3]+[.D631]*[.$B$5]+[.E631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5.00844634578098" calcext:value-type="float">
            <text:p>5.01</text:p>
          </table:table-cell>
          <table:table-cell office:value-type="float" office:value="0.505746134260539" calcext:value-type="float">
            <text:p>0.5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2]*[.$B$4]+[.D632]*[.$B$6]+[.E632]*[.$B$8]" office:value-type="float" office:value="0.29781" calcext:value-type="float">
            <text:p>0.29781</text:p>
          </table:table-cell>
          <table:table-cell table:formula="of:=[.C632]*[.$B$3]+[.D632]*[.$B$5]+[.E632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5.23150660464889" calcext:value-type="float">
            <text:p>5.23</text:p>
          </table:table-cell>
          <table:table-cell office:value-type="float" office:value="0.566037561519239" calcext:value-type="float">
            <text:p>0.5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3]*[.$B$4]+[.D633]*[.$B$6]+[.E633]*[.$B$8]" office:value-type="float" office:value="0.29781" calcext:value-type="float">
            <text:p>0.29781</text:p>
          </table:table-cell>
          <table:table-cell table:formula="of:=[.C633]*[.$B$3]+[.D633]*[.$B$5]+[.E633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5.43226083763002" calcext:value-type="float">
            <text:p>5.43</text:p>
          </table:table-cell>
          <table:table-cell office:value-type="float" office:value="0.623853049765434" calcext:value-type="float">
            <text:p>0.6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4]*[.$B$4]+[.D634]*[.$B$6]+[.E634]*[.$B$8]" office:value-type="float" office:value="0.29781" calcext:value-type="float">
            <text:p>0.29781</text:p>
          </table:table-cell>
          <table:table-cell table:formula="of:=[.C634]*[.$B$3]+[.D634]*[.$B$5]+[.E634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5.63004093382624" calcext:value-type="float">
            <text:p>5.63</text:p>
          </table:table-cell>
          <table:table-cell office:value-type="float" office:value="0.684164384253435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5]*[.$B$4]+[.D635]*[.$B$6]+[.E635]*[.$B$8]" office:value-type="float" office:value="0.29781" calcext:value-type="float">
            <text:p>0.29781</text:p>
          </table:table-cell>
          <table:table-cell table:formula="of:=[.C635]*[.$B$3]+[.D635]*[.$B$5]+[.E635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5.81741155127529" calcext:value-type="float">
            <text:p>5.82</text:p>
          </table:table-cell>
          <table:table-cell office:value-type="float" office:value="0.744368682192955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6]*[.$B$4]+[.D636]*[.$B$6]+[.E636]*[.$B$8]" office:value-type="float" office:value="0.29781" calcext:value-type="float">
            <text:p>0.29781</text:p>
          </table:table-cell>
          <table:table-cell table:formula="of:=[.C636]*[.$B$3]+[.D636]*[.$B$5]+[.E636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6.03154939978849" calcext:value-type="float">
            <text:p>6.03</text:p>
          </table:table-cell>
          <table:table-cell office:value-type="float" office:value="0.81709938747881" calcext:value-type="float">
            <text:p>0.8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7]*[.$B$4]+[.D637]*[.$B$6]+[.E637]*[.$B$8]" office:value-type="float" office:value="0.29781" calcext:value-type="float">
            <text:p>0.29781</text:p>
          </table:table-cell>
          <table:table-cell table:formula="of:=[.C637]*[.$B$3]+[.D637]*[.$B$5]+[.E637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6.20776700429415" calcext:value-type="float">
            <text:p>6.21</text:p>
          </table:table-cell>
          <table:table-cell office:value-type="float" office:value="0.879962325231489" calcext:value-type="float">
            <text:p>0.8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8]*[.$B$4]+[.D638]*[.$B$6]+[.E638]*[.$B$8]" office:value-type="float" office:value="0.29781" calcext:value-type="float">
            <text:p>0.29781</text:p>
          </table:table-cell>
          <table:table-cell table:formula="of:=[.C638]*[.$B$3]+[.D638]*[.$B$5]+[.E638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6.39290701915452" calcext:value-type="float">
            <text:p>6.39</text:p>
          </table:table-cell>
          <table:table-cell office:value-type="float" office:value="0.949193785683792" calcext:value-type="float">
            <text:p>0.9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39]*[.$B$4]+[.D639]*[.$B$6]+[.E639]*[.$B$8]" office:value-type="float" office:value="0.29781" calcext:value-type="float">
            <text:p>0.29781</text:p>
          </table:table-cell>
          <table:table-cell table:formula="of:=[.C639]*[.$B$3]+[.D639]*[.$B$5]+[.E639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6.57209876044508" calcext:value-type="float">
            <text:p>6.57</text:p>
          </table:table-cell>
          <table:table-cell office:value-type="float" office:value="1.01919588700507" calcext:value-type="float">
            <text:p>1.0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0]*[.$B$4]+[.D640]*[.$B$6]+[.E640]*[.$B$8]" office:value-type="float" office:value="0.29781" calcext:value-type="float">
            <text:p>0.29781</text:p>
          </table:table-cell>
          <table:table-cell table:formula="of:=[.C640]*[.$B$3]+[.D640]*[.$B$5]+[.E640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6.74682929655828" calcext:value-type="float">
            <text:p>6.75</text:p>
          </table:table-cell>
          <table:table-cell office:value-type="float" office:value="1.0903672803444" calcext:value-type="float">
            <text:p>1.0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1]*[.$B$4]+[.D641]*[.$B$6]+[.E641]*[.$B$8]" office:value-type="float" office:value="0.29781" calcext:value-type="float">
            <text:p>0.29781</text:p>
          </table:table-cell>
          <table:table-cell table:formula="of:=[.C641]*[.$B$3]+[.D641]*[.$B$5]+[.E641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6.92007276427903" calcext:value-type="float">
            <text:p>6.92</text:p>
          </table:table-cell>
          <table:table-cell office:value-type="float" office:value="1.16389017863091" calcext:value-type="float">
            <text:p>1.1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2]*[.$B$4]+[.D642]*[.$B$6]+[.E642]*[.$B$8]" office:value-type="float" office:value="0.29781" calcext:value-type="float">
            <text:p>0.29781</text:p>
          </table:table-cell>
          <table:table-cell table:formula="of:=[.C642]*[.$B$3]+[.D642]*[.$B$5]+[.E642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7.08811149262619" calcext:value-type="float">
            <text:p>7.09</text:p>
          </table:table-cell>
          <table:table-cell office:value-type="float" office:value="1.23796616389591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3]*[.$B$4]+[.D643]*[.$B$6]+[.E643]*[.$B$8]" office:value-type="float" office:value="0.29781" calcext:value-type="float">
            <text:p>0.29781</text:p>
          </table:table-cell>
          <table:table-cell table:formula="of:=[.C643]*[.$B$3]+[.D643]*[.$B$5]+[.E643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7.25243254999223" calcext:value-type="float">
            <text:p>7.25</text:p>
          </table:table-cell>
          <table:table-cell office:value-type="float" office:value="1.31310672737038" calcext:value-type="float">
            <text:p>1.3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4]*[.$B$4]+[.D644]*[.$B$6]+[.E644]*[.$B$8]" office:value-type="float" office:value="0.29781" calcext:value-type="float">
            <text:p>0.29781</text:p>
          </table:table-cell>
          <table:table-cell table:formula="of:=[.C644]*[.$B$3]+[.D644]*[.$B$5]+[.E644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7.41601007316203" calcext:value-type="float">
            <text:p>7.42</text:p>
          </table:table-cell>
          <table:table-cell office:value-type="float" office:value="1.39063378813697" calcext:value-type="float">
            <text:p>1.3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5]*[.$B$4]+[.D645]*[.$B$6]+[.E645]*[.$B$8]" office:value-type="float" office:value="0.29781" calcext:value-type="float">
            <text:p>0.29781</text:p>
          </table:table-cell>
          <table:table-cell table:formula="of:=[.C645]*[.$B$3]+[.D645]*[.$B$5]+[.E645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7.57438285695825" calcext:value-type="float">
            <text:p>7.57</text:p>
          </table:table-cell>
          <table:table-cell office:value-type="float" office:value="1.46830892465705" calcext:value-type="float">
            <text:p>1.4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6]*[.$B$4]+[.D646]*[.$B$6]+[.E646]*[.$B$8]" office:value-type="float" office:value="0.29781" calcext:value-type="float">
            <text:p>0.29781</text:p>
          </table:table-cell>
          <table:table-cell table:formula="of:=[.C646]*[.$B$3]+[.D646]*[.$B$5]+[.E646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7.72829443557712" calcext:value-type="float">
            <text:p>7.73</text:p>
          </table:table-cell>
          <table:table-cell office:value-type="float" office:value="1.54624479934644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7]*[.$B$4]+[.D647]*[.$B$6]+[.E647]*[.$B$8]" office:value-type="float" office:value="0.29781" calcext:value-type="float">
            <text:p>0.29781</text:p>
          </table:table-cell>
          <table:table-cell table:formula="of:=[.C647]*[.$B$3]+[.D647]*[.$B$5]+[.E647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7.87848834321485" calcext:value-type="float">
            <text:p>7.88</text:p>
          </table:table-cell>
          <table:table-cell office:value-type="float" office:value="1.6245825286435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8]*[.$B$4]+[.D648]*[.$B$6]+[.E648]*[.$B$8]" office:value-type="float" office:value="0.29781" calcext:value-type="float">
            <text:p>0.29781</text:p>
          </table:table-cell>
          <table:table-cell table:formula="of:=[.C648]*[.$B$3]+[.D648]*[.$B$5]+[.E648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8.03611759281484" calcext:value-type="float">
            <text:p>8.04</text:p>
          </table:table-cell>
          <table:table-cell office:value-type="float" office:value="1.70953975463852" calcext:value-type="float">
            <text:p>1.7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49]*[.$B$4]+[.D649]*[.$B$6]+[.E649]*[.$B$8]" office:value-type="float" office:value="0.29781" calcext:value-type="float">
            <text:p>0.29781</text:p>
          </table:table-cell>
          <table:table-cell table:formula="of:=[.C649]*[.$B$3]+[.D649]*[.$B$5]+[.E649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8.17664555590163" calcext:value-type="float">
            <text:p>8.18</text:p>
          </table:table-cell>
          <table:table-cell office:value-type="float" office:value="1.78743381784944" calcext:value-type="float">
            <text:p>1.7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0]*[.$B$4]+[.D650]*[.$B$6]+[.E650]*[.$B$8]" office:value-type="float" office:value="0.29781" calcext:value-type="float">
            <text:p>0.29781</text:p>
          </table:table-cell>
          <table:table-cell table:formula="of:=[.C650]*[.$B$3]+[.D650]*[.$B$5]+[.E650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8.31866058738087" calcext:value-type="float">
            <text:p>8.32</text:p>
          </table:table-cell>
          <table:table-cell office:value-type="float" office:value="1.86829005146202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1]*[.$B$4]+[.D651]*[.$B$6]+[.E651]*[.$B$8]" office:value-type="float" office:value="0.29781" calcext:value-type="float">
            <text:p>0.29781</text:p>
          </table:table-cell>
          <table:table-cell table:formula="of:=[.C651]*[.$B$3]+[.D651]*[.$B$5]+[.E651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8.46290622144879" calcext:value-type="float">
            <text:p>8.46</text:p>
          </table:table-cell>
          <table:table-cell office:value-type="float" office:value="1.9528142264790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2]*[.$B$4]+[.D652]*[.$B$6]+[.E652]*[.$B$8]" office:value-type="float" office:value="0.29781" calcext:value-type="float">
            <text:p>0.29781</text:p>
          </table:table-cell>
          <table:table-cell table:formula="of:=[.C652]*[.$B$3]+[.D652]*[.$B$5]+[.E652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8.59525530837709" calcext:value-type="float">
            <text:p>8.60</text:p>
          </table:table-cell>
          <table:table-cell office:value-type="float" office:value="2.03230399572743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3]*[.$B$4]+[.D653]*[.$B$6]+[.E653]*[.$B$8]" office:value-type="float" office:value="0.29781" calcext:value-type="float">
            <text:p>0.29781</text:p>
          </table:table-cell>
          <table:table-cell table:formula="of:=[.C653]*[.$B$3]+[.D653]*[.$B$5]+[.E653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8.73727033985633" calcext:value-type="float">
            <text:p>8.74</text:p>
          </table:table-cell>
          <table:table-cell office:value-type="float" office:value="2.11978099181265" calcext:value-type="float">
            <text:p>2.1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4]*[.$B$4]+[.D654]*[.$B$6]+[.E654]*[.$B$8]" office:value-type="float" office:value="0.29781" calcext:value-type="float">
            <text:p>0.29781</text:p>
          </table:table-cell>
          <table:table-cell table:formula="of:=[.C654]*[.$B$3]+[.D654]*[.$B$5]+[.E654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8.87110649517708" calcext:value-type="float">
            <text:p>8.87</text:p>
          </table:table-cell>
          <table:table-cell office:value-type="float" office:value="2.20430020022873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5]*[.$B$4]+[.D655]*[.$B$6]+[.E655]*[.$B$8]" office:value-type="float" office:value="0.29781" calcext:value-type="float">
            <text:p>0.29781</text:p>
          </table:table-cell>
          <table:table-cell table:formula="of:=[.C655]*[.$B$3]+[.D655]*[.$B$5]+[.E655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9.00159674661481" calcext:value-type="float">
            <text:p>9.00</text:p>
          </table:table-cell>
          <table:table-cell office:value-type="float" office:value="2.28861310533935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6]*[.$B$4]+[.D656]*[.$B$6]+[.E656]*[.$B$8]" office:value-type="float" office:value="0.29781" calcext:value-type="float">
            <text:p>0.29781</text:p>
          </table:table-cell>
          <table:table-cell table:formula="of:=[.C656]*[.$B$3]+[.D656]*[.$B$5]+[.E656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9.133574066445" calcext:value-type="float">
            <text:p>9.13</text:p>
          </table:table-cell>
          <table:table-cell office:value-type="float" office:value="2.37593647914421" calcext:value-type="float">
            <text:p>2.3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7]*[.$B$4]+[.D657]*[.$B$6]+[.E657]*[.$B$8]" office:value-type="float" office:value="0.29781" calcext:value-type="float">
            <text:p>0.29781</text:p>
          </table:table-cell>
          <table:table-cell table:formula="of:=[.C657]*[.$B$3]+[.D657]*[.$B$5]+[.E657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9.25700074301858" calcext:value-type="float">
            <text:p>9.26</text:p>
          </table:table-cell>
          <table:table-cell office:value-type="float" office:value="2.45947929020761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8]*[.$B$4]+[.D658]*[.$B$6]+[.E658]*[.$B$8]" office:value-type="float" office:value="0.29781" calcext:value-type="float">
            <text:p>0.29781</text:p>
          </table:table-cell>
          <table:table-cell table:formula="of:=[.C658]*[.$B$3]+[.D658]*[.$B$5]+[.E658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9.38191448798461" calcext:value-type="float">
            <text:p>9.38</text:p>
          </table:table-cell>
          <table:table-cell office:value-type="float" office:value="2.5458399838876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59]*[.$B$4]+[.D659]*[.$B$6]+[.E659]*[.$B$8]" office:value-type="float" office:value="0.29781" calcext:value-type="float">
            <text:p>0.29781</text:p>
          </table:table-cell>
          <table:table-cell table:formula="of:=[.C659]*[.$B$3]+[.D659]*[.$B$5]+[.E659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9.50608469875442" calcext:value-type="float">
            <text:p>9.51</text:p>
          </table:table-cell>
          <table:table-cell office:value-type="float" office:value="2.63345213132702" calcext:value-type="float">
            <text:p>2.6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0]*[.$B$4]+[.D660]*[.$B$6]+[.E660]*[.$B$8]" office:value-type="float" office:value="0.29781" calcext:value-type="float">
            <text:p>0.29781</text:p>
          </table:table-cell>
          <table:table-cell table:formula="of:=[.C660]*[.$B$3]+[.D660]*[.$B$5]+[.E660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9.62876784113177" calcext:value-type="float">
            <text:p>9.63</text:p>
          </table:table-cell>
          <table:table-cell office:value-type="float" office:value="2.72189865549877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1]*[.$B$4]+[.D661]*[.$B$6]+[.E661]*[.$B$8]" office:value-type="float" office:value="0.29781" calcext:value-type="float">
            <text:p>0.29781</text:p>
          </table:table-cell>
          <table:table-cell table:formula="of:=[.C661]*[.$B$3]+[.D661]*[.$B$5]+[.E661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9.74661801123366" calcext:value-type="float">
            <text:p>9.75</text:p>
          </table:table-cell>
          <table:table-cell office:value-type="float" office:value="2.80856950787613" calcext:value-type="float">
            <text:p>2.8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2]*[.$B$4]+[.D662]*[.$B$6]+[.E662]*[.$B$8]" office:value-type="float" office:value="0.29781" calcext:value-type="float">
            <text:p>0.29781</text:p>
          </table:table-cell>
          <table:table-cell table:formula="of:=[.C662]*[.$B$3]+[.D662]*[.$B$5]+[.E662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9.86483994843365" calcext:value-type="float">
            <text:p>9.86</text:p>
          </table:table-cell>
          <table:table-cell office:value-type="float" office:value="2.89713883346628" calcext:value-type="float">
            <text:p>2.9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3]*[.$B$4]+[.D663]*[.$B$6]+[.E663]*[.$B$8]" office:value-type="float" office:value="0.29781" calcext:value-type="float">
            <text:p>0.29781</text:p>
          </table:table-cell>
          <table:table-cell table:formula="of:=[.C663]*[.$B$3]+[.D663]*[.$B$5]+[.E663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9.98008774884874" calcext:value-type="float">
            <text:p>9.98</text:p>
          </table:table-cell>
          <table:table-cell office:value-type="float" office:value="2.98507835296057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4]*[.$B$4]+[.D664]*[.$B$6]+[.E664]*[.$B$8]" office:value-type="float" office:value="0.29781" calcext:value-type="float">
            <text:p>0.29781</text:p>
          </table:table-cell>
          <table:table-cell table:formula="of:=[.C664]*[.$B$3]+[.D664]*[.$B$5]+[.E664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0.0971943847544" calcext:value-type="float">
            <text:p>10.10</text:p>
          </table:table-cell>
          <table:table-cell office:value-type="float" office:value="3.07629700227553" calcext:value-type="float">
            <text:p>3.0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5]*[.$B$4]+[.D665]*[.$B$6]+[.E665]*[.$B$8]" office:value-type="float" office:value="0.29781" calcext:value-type="float">
            <text:p>0.29781</text:p>
          </table:table-cell>
          <table:table-cell table:formula="of:=[.C665]*[.$B$3]+[.D665]*[.$B$5]+[.E665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0.1953408986563" calcext:value-type="float">
            <text:p>10.20</text:p>
          </table:table-cell>
          <table:table-cell office:value-type="float" office:value="3.15395888649229" calcext:value-type="float">
            <text:p>3.1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6]*[.$B$4]+[.D666]*[.$B$6]+[.E666]*[.$B$8]" office:value-type="float" office:value="0.29781" calcext:value-type="float">
            <text:p>0.29781</text:p>
          </table:table-cell>
          <table:table-cell table:formula="of:=[.C666]*[.$B$3]+[.D666]*[.$B$5]+[.E666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0.3176522739355" calcext:value-type="float">
            <text:p>10.32</text:p>
          </table:table-cell>
          <table:table-cell office:value-type="float" office:value="3.25249984277429" calcext:value-type="float">
            <text:p>3.2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7]*[.$B$4]+[.D667]*[.$B$6]+[.E667]*[.$B$8]" office:value-type="float" office:value="0.29781" calcext:value-type="float">
            <text:p>0.29781</text:p>
          </table:table-cell>
          <table:table-cell table:formula="of:=[.C667]*[.$B$3]+[.D667]*[.$B$5]+[.E667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0.424349431094" calcext:value-type="float">
            <text:p>10.42</text:p>
          </table:table-cell>
          <table:table-cell office:value-type="float" office:value="3.34004954022592" calcext:value-type="float">
            <text:p>3.3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8]*[.$B$4]+[.D668]*[.$B$6]+[.E668]*[.$B$8]" office:value-type="float" office:value="0.29781" calcext:value-type="float">
            <text:p>0.29781</text:p>
          </table:table-cell>
          <table:table-cell table:formula="of:=[.C668]*[.$B$3]+[.D668]*[.$B$5]+[.E668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0.5355077934299" calcext:value-type="float">
            <text:p>10.54</text:p>
          </table:table-cell>
          <table:table-cell office:value-type="float" office:value="3.4326536067828" calcext:value-type="float">
            <text:p>3.4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69]*[.$B$4]+[.D669]*[.$B$6]+[.E669]*[.$B$8]" office:value-type="float" office:value="0.29781" calcext:value-type="float">
            <text:p>0.29781</text:p>
          </table:table-cell>
          <table:table-cell table:formula="of:=[.C669]*[.$B$3]+[.D669]*[.$B$5]+[.E669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0.644435553177" calcext:value-type="float">
            <text:p>10.64</text:p>
          </table:table-cell>
          <table:table-cell office:value-type="float" office:value="3.52513848317578" calcext:value-type="float">
            <text:p>3.5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0]*[.$B$4]+[.D670]*[.$B$6]+[.E670]*[.$B$8]" office:value-type="float" office:value="0.29781" calcext:value-type="float">
            <text:p>0.29781</text:p>
          </table:table-cell>
          <table:table-cell table:formula="of:=[.C670]*[.$B$3]+[.D670]*[.$B$5]+[.E670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0.74629973806" calcext:value-type="float">
            <text:p>10.75</text:p>
          </table:table-cell>
          <table:table-cell office:value-type="float" office:value="3.61295500043033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1]*[.$B$4]+[.D671]*[.$B$6]+[.E671]*[.$B$8]" office:value-type="float" office:value="0.29781" calcext:value-type="float">
            <text:p>0.29781</text:p>
          </table:table-cell>
          <table:table-cell table:formula="of:=[.C671]*[.$B$3]+[.D671]*[.$B$5]+[.E671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0.8503945255317" calcext:value-type="float">
            <text:p>10.85</text:p>
          </table:table-cell>
          <table:table-cell office:value-type="float" office:value="3.70405351702943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2]*[.$B$4]+[.D672]*[.$B$6]+[.E672]*[.$B$8]" office:value-type="float" office:value="0.29781" calcext:value-type="float">
            <text:p>0.29781</text:p>
          </table:table-cell>
          <table:table-cell table:formula="of:=[.C672]*[.$B$3]+[.D672]*[.$B$5]+[.E672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0.9533740117091" calcext:value-type="float">
            <text:p>10.95</text:p>
          </table:table-cell>
          <table:table-cell office:value-type="float" office:value="3.79555726503411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3]*[.$B$4]+[.D673]*[.$B$6]+[.E673]*[.$B$8]" office:value-type="float" office:value="0.29781" calcext:value-type="float">
            <text:p>0.29781</text:p>
          </table:table-cell>
          <table:table-cell table:formula="of:=[.C673]*[.$B$3]+[.D673]*[.$B$5]+[.E673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1.0533793611015" calcext:value-type="float">
            <text:p>11.05</text:p>
          </table:table-cell>
          <table:table-cell office:value-type="float" office:value="3.88589879970739" calcext:value-type="float">
            <text:p>3.89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4]*[.$B$4]+[.D674]*[.$B$6]+[.E674]*[.$B$8]" office:value-type="float" office:value="0.29781" calcext:value-type="float">
            <text:p>0.29781</text:p>
          </table:table-cell>
          <table:table-cell table:formula="of:=[.C674]*[.$B$3]+[.D674]*[.$B$5]+[.E674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1.1537564775921" calcext:value-type="float">
            <text:p>11.15</text:p>
          </table:table-cell>
          <table:table-cell office:value-type="float" office:value="3.97771150453944" calcext:value-type="float">
            <text:p>3.98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5]*[.$B$4]+[.D675]*[.$B$6]+[.E675]*[.$B$8]" office:value-type="float" office:value="0.29781" calcext:value-type="float">
            <text:p>0.29781</text:p>
          </table:table-cell>
          <table:table-cell table:formula="of:=[.C675]*[.$B$3]+[.D675]*[.$B$5]+[.E675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1.2530182927883" calcext:value-type="float">
            <text:p>11.25</text:p>
          </table:table-cell>
          <table:table-cell office:value-type="float" office:value="4.07011345285649" calcext:value-type="float">
            <text:p>4.07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6]*[.$B$4]+[.D676]*[.$B$6]+[.E676]*[.$B$8]" office:value-type="float" office:value="0.29781" calcext:value-type="float">
            <text:p>0.29781</text:p>
          </table:table-cell>
          <table:table-cell table:formula="of:=[.C676]*[.$B$3]+[.D676]*[.$B$5]+[.E676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1.3515365737883" calcext:value-type="float">
            <text:p>11.35</text:p>
          </table:table-cell>
          <table:table-cell office:value-type="float" office:value="4.16291522373399" calcext:value-type="float">
            <text:p>4.16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7]*[.$B$4]+[.D677]*[.$B$6]+[.E677]*[.$B$8]" office:value-type="float" office:value="0.29781" calcext:value-type="float">
            <text:p>0.29781</text:p>
          </table:table-cell>
          <table:table-cell table:formula="of:=[.C677]*[.$B$3]+[.D677]*[.$B$5]+[.E677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1.4459654167091" calcext:value-type="float">
            <text:p>11.45</text:p>
          </table:table-cell>
          <table:table-cell office:value-type="float" office:value="4.25328953062091" calcext:value-type="float">
            <text:p>4.2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8]*[.$B$4]+[.D678]*[.$B$6]+[.E678]*[.$B$8]" office:value-type="float" office:value="0.29781" calcext:value-type="float">
            <text:p>0.29781</text:p>
          </table:table-cell>
          <table:table-cell table:formula="of:=[.C678]*[.$B$3]+[.D678]*[.$B$5]+[.E678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1.544111930611" calcext:value-type="float">
            <text:p>11.54</text:p>
          </table:table-cell>
          <table:table-cell office:value-type="float" office:value="4.34839534136569" calcext:value-type="float">
            <text:p>4.35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79]*[.$B$4]+[.D679]*[.$B$6]+[.E679]*[.$B$8]" office:value-type="float" office:value="0.29781" calcext:value-type="float">
            <text:p>0.29781</text:p>
          </table:table-cell>
          <table:table-cell table:formula="of:=[.C679]*[.$B$3]+[.D679]*[.$B$5]+[.E679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1.6366819380411" calcext:value-type="float">
            <text:p>11.64</text:p>
          </table:table-cell>
          <table:table-cell office:value-type="float" office:value="4.43939532970935" calcext:value-type="float">
            <text:p>4.4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0]*[.$B$4]+[.D680]*[.$B$6]+[.E680]*[.$B$8]" office:value-type="float" office:value="0.29781" calcext:value-type="float">
            <text:p>0.29781</text:p>
          </table:table-cell>
          <table:table-cell table:formula="of:=[.C680]*[.$B$3]+[.D680]*[.$B$5]+[.E680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1.7418920268072" calcext:value-type="float">
            <text:p>11.74</text:p>
          </table:table-cell>
          <table:table-cell office:value-type="float" office:value="4.5441498624195" calcext:value-type="float">
            <text:p>4.54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1]*[.$B$4]+[.D681]*[.$B$6]+[.E681]*[.$B$8]" office:value-type="float" office:value="0.29781" calcext:value-type="float">
            <text:p>0.29781</text:p>
          </table:table-cell>
          <table:table-cell table:formula="of:=[.C681]*[.$B$3]+[.D681]*[.$B$5]+[.E681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1.8236807883921" calcext:value-type="float">
            <text:p>11.82</text:p>
          </table:table-cell>
          <table:table-cell office:value-type="float" office:value="4.62673322243767" calcext:value-type="float">
            <text:p>4.63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2]*[.$B$4]+[.D682]*[.$B$6]+[.E682]*[.$B$8]" office:value-type="float" office:value="0.29781" calcext:value-type="float">
            <text:p>0.29781</text:p>
          </table:table-cell>
          <table:table-cell table:formula="of:=[.C682]*[.$B$3]+[.D682]*[.$B$5]+[.E682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1.9140201932336" calcext:value-type="float">
            <text:p>11.91</text:p>
          </table:table-cell>
          <table:table-cell office:value-type="float" office:value="4.71902651884153" calcext:value-type="float">
            <text:p>4.72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3]*[.$B$4]+[.D683]*[.$B$6]+[.E683]*[.$B$8]" office:value-type="float" office:value="0.29781" calcext:value-type="float">
            <text:p>0.29781</text:p>
          </table:table-cell>
          <table:table-cell table:formula="of:=[.C683]*[.$B$3]+[.D683]*[.$B$5]+[.E683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2.003987830977" calcext:value-type="float">
            <text:p>12.00</text:p>
          </table:table-cell>
          <table:table-cell office:value-type="float" office:value="4.81226568297131" calcext:value-type="float">
            <text:p>4.8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4]*[.$B$4]+[.D684]*[.$B$6]+[.E684]*[.$B$8]" office:value-type="float" office:value="0.29781" calcext:value-type="float">
            <text:p>0.29781</text:p>
          </table:table-cell>
          <table:table-cell table:formula="of:=[.C684]*[.$B$3]+[.D684]*[.$B$5]+[.E684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2.0939554687204" calcext:value-type="float">
            <text:p>12.09</text:p>
          </table:table-cell>
          <table:table-cell office:value-type="float" office:value="4.90640694591401" calcext:value-type="float">
            <text:p>4.91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5]*[.$B$4]+[.D685]*[.$B$6]+[.E685]*[.$B$8]" office:value-type="float" office:value="0.29781" calcext:value-type="float">
            <text:p>0.29781</text:p>
          </table:table-cell>
          <table:table-cell table:formula="of:=[.C685]*[.$B$3]+[.D685]*[.$B$5]+[.E685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12.1818783874241" calcext:value-type="float">
            <text:p>12.18</text:p>
          </table:table-cell>
          <table:table-cell office:value-type="float" office:value="4.99983179031292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float" office:value="0.3" calcext:value-type="float">
            <text:p>0.30</text:p>
          </table:table-cell>
          <table:table-cell office:value-type="float" office:value="0.7" calcext:value-type="float">
            <text:p>0.70</text:p>
          </table:table-cell>
          <table:table-cell table:formula="of:=[.C686]*[.$B$4]+[.D686]*[.$B$6]+[.E686]*[.$B$8]" office:value-type="float" office:value="0.29781" calcext:value-type="float">
            <text:p>0.29781</text:p>
          </table:table-cell>
          <table:table-cell table:formula="of:=[.C686]*[.$B$3]+[.D686]*[.$B$5]+[.E686]*[.$B$7]" office:value-type="float" office:value="0.30476" calcext:value-type="float">
            <text:p>0.30476</text:p>
          </table:table-cell>
        </table:table-row>
        <table:table-row table:style-name="ro1">
          <table:table-cell office:value-type="float" office:value="0.245358820050023" calcext:value-type="float">
            <text:p>0.25</text:p>
          </table:table-cell>
          <table:table-cell office:value-type="float" office:value="0.000021434258632361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87]*[.$B$4]+[.D687]*[.$B$6]+[.E687]*[.$B$8]" office:value-type="float" office:value="0.48415" calcext:value-type="float">
            <text:p>0.48415</text:p>
          </table:table-cell>
          <table:table-cell table:formula="of:=[.C687]*[.$B$3]+[.D687]*[.$B$5]+[.E687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0.490717640100047" calcext:value-type="float">
            <text:p>0.49</text:p>
          </table:table-cell>
          <table:table-cell office:value-type="float" office:value="0.00035027058592066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88]*[.$B$4]+[.D688]*[.$B$6]+[.E688]*[.$B$8]" office:value-type="float" office:value="0.48415" calcext:value-type="float">
            <text:p>0.48415</text:p>
          </table:table-cell>
          <table:table-cell table:formula="of:=[.C688]*[.$B$3]+[.D688]*[.$B$5]+[.E688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0.724664422008209" calcext:value-type="float">
            <text:p>0.72</text:p>
          </table:table-cell>
          <table:table-cell office:value-type="float" office:value="0.001647924894932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89]*[.$B$4]+[.D689]*[.$B$6]+[.E689]*[.$B$8]" office:value-type="float" office:value="0.48415" calcext:value-type="float">
            <text:p>0.48415</text:p>
          </table:table-cell>
          <table:table-cell table:formula="of:=[.C689]*[.$B$3]+[.D689]*[.$B$5]+[.E689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0.959324456300237" calcext:value-type="float">
            <text:p>0.96</text:p>
          </table:table-cell>
          <table:table-cell office:value-type="float" office:value="0.00504571161672473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0]*[.$B$4]+[.D690]*[.$B$6]+[.E690]*[.$B$8]" office:value-type="float" office:value="0.48415" calcext:value-type="float">
            <text:p>0.48415</text:p>
          </table:table-cell>
          <table:table-cell table:formula="of:=[.C690]*[.$B$3]+[.D690]*[.$B$5]+[.E690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.20397002396639" calcext:value-type="float">
            <text:p>1.20</text:p>
          </table:table-cell>
          <table:table-cell office:value-type="float" office:value="0.0124225544424541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1]*[.$B$4]+[.D691]*[.$B$6]+[.E691]*[.$B$8]" office:value-type="float" office:value="0.48415" calcext:value-type="float">
            <text:p>0.48415</text:p>
          </table:table-cell>
          <table:table-cell table:formula="of:=[.C691]*[.$B$3]+[.D691]*[.$B$5]+[.E691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.44932884401642" calcext:value-type="float">
            <text:p>1.45</text:p>
          </table:table-cell>
          <table:table-cell office:value-type="float" office:value="0.0248688622556254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2]*[.$B$4]+[.D692]*[.$B$6]+[.E692]*[.$B$8]" office:value-type="float" office:value="0.48415" calcext:value-type="float">
            <text:p>0.48415</text:p>
          </table:table-cell>
          <table:table-cell table:formula="of:=[.C692]*[.$B$3]+[.D692]*[.$B$5]+[.E692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.67186358778272" calcext:value-type="float">
            <text:p>1.67</text:p>
          </table:table-cell>
          <table:table-cell office:value-type="float" office:value="0.0404277154669538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3]*[.$B$4]+[.D693]*[.$B$6]+[.E693]*[.$B$8]" office:value-type="float" office:value="0.48415" calcext:value-type="float">
            <text:p>0.48415</text:p>
          </table:table-cell>
          <table:table-cell table:formula="of:=[.C693]*[.$B$3]+[.D693]*[.$B$5]+[.E693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.91579590306501" calcext:value-type="float">
            <text:p>1.92</text:p>
          </table:table-cell>
          <table:table-cell office:value-type="float" office:value="0.0610837809910066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4]*[.$B$4]+[.D694]*[.$B$6]+[.E694]*[.$B$8]" office:value-type="float" office:value="0.48415" calcext:value-type="float">
            <text:p>0.48415</text:p>
          </table:table-cell>
          <table:table-cell table:formula="of:=[.C694]*[.$B$3]+[.D694]*[.$B$5]+[.E694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2.15402219927637" calcext:value-type="float">
            <text:p>2.15</text:p>
          </table:table-cell>
          <table:table-cell office:value-type="float" office:value="0.082889053328651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5]*[.$B$4]+[.D695]*[.$B$6]+[.E695]*[.$B$8]" office:value-type="float" office:value="0.48415" calcext:value-type="float">
            <text:p>0.48415</text:p>
          </table:table-cell>
          <table:table-cell table:formula="of:=[.C695]*[.$B$3]+[.D695]*[.$B$5]+[.E695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2.3865424764168" calcext:value-type="float">
            <text:p>2.39</text:p>
          </table:table-cell>
          <table:table-cell office:value-type="float" office:value="0.10476379241975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6]*[.$B$4]+[.D696]*[.$B$6]+[.E696]*[.$B$8]" office:value-type="float" office:value="0.48415" calcext:value-type="float">
            <text:p>0.48415</text:p>
          </table:table-cell>
          <table:table-cell table:formula="of:=[.C696]*[.$B$3]+[.D696]*[.$B$5]+[.E696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2.62334226786043" calcext:value-type="float">
            <text:p>2.62</text:p>
          </table:table-cell>
          <table:table-cell office:value-type="float" office:value="0.124832441202179" calcext:value-type="float">
            <text:p>0.1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7]*[.$B$4]+[.D697]*[.$B$6]+[.E697]*[.$B$8]" office:value-type="float" office:value="0.48415" calcext:value-type="float">
            <text:p>0.48415</text:p>
          </table:table-cell>
          <table:table-cell table:formula="of:=[.C697]*[.$B$3]+[.D697]*[.$B$5]+[.E697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2.85372278784926" calcext:value-type="float">
            <text:p>2.85</text:p>
          </table:table-cell>
          <table:table-cell office:value-type="float" office:value="0.14142748249786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8]*[.$B$4]+[.D698]*[.$B$6]+[.E698]*[.$B$8]" office:value-type="float" office:value="0.48415" calcext:value-type="float">
            <text:p>0.48415</text:p>
          </table:table-cell>
          <table:table-cell table:formula="of:=[.C698]*[.$B$3]+[.D698]*[.$B$5]+[.E698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3.08552981260582" calcext:value-type="float">
            <text:p>3.09</text:p>
          </table:table-cell>
          <table:table-cell office:value-type="float" office:value="0.156936629595179" calcext:value-type="float">
            <text:p>0.1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699]*[.$B$4]+[.D699]*[.$B$6]+[.E699]*[.$B$8]" office:value-type="float" office:value="0.48415" calcext:value-type="float">
            <text:p>0.48415</text:p>
          </table:table-cell>
          <table:table-cell table:formula="of:=[.C699]*[.$B$3]+[.D699]*[.$B$5]+[.E699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3.31091756590758" calcext:value-type="float">
            <text:p>3.31</text:p>
          </table:table-cell>
          <table:table-cell office:value-type="float" office:value="0.184757108091265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0]*[.$B$4]+[.D700]*[.$B$6]+[.E700]*[.$B$8]" office:value-type="float" office:value="0.48415" calcext:value-type="float">
            <text:p>0.48415</text:p>
          </table:table-cell>
          <table:table-cell table:formula="of:=[.C700]*[.$B$3]+[.D700]*[.$B$5]+[.E700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3.52631978583522" calcext:value-type="float">
            <text:p>3.53</text:p>
          </table:table-cell>
          <table:table-cell office:value-type="float" office:value="0.218313218187857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1]*[.$B$4]+[.D701]*[.$B$6]+[.E701]*[.$B$8]" office:value-type="float" office:value="0.48415" calcext:value-type="float">
            <text:p>0.48415</text:p>
          </table:table-cell>
          <table:table-cell table:formula="of:=[.C701]*[.$B$3]+[.D701]*[.$B$5]+[.E701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3.75812681059178" calcext:value-type="float">
            <text:p>3.76</text:p>
          </table:table-cell>
          <table:table-cell office:value-type="float" office:value="0.258340310222488" calcext:value-type="float">
            <text:p>0.2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2]*[.$B$4]+[.D702]*[.$B$6]+[.E702]*[.$B$8]" office:value-type="float" office:value="0.48415" calcext:value-type="float">
            <text:p>0.48415</text:p>
          </table:table-cell>
          <table:table-cell table:formula="of:=[.C702]*[.$B$3]+[.D702]*[.$B$5]+[.E702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3.97994830197422" calcext:value-type="float">
            <text:p>3.98</text:p>
          </table:table-cell>
          <table:table-cell office:value-type="float" office:value="0.300588951632772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3]*[.$B$4]+[.D703]*[.$B$6]+[.E703]*[.$B$8]" office:value-type="float" office:value="0.48415" calcext:value-type="float">
            <text:p>0.48415</text:p>
          </table:table-cell>
          <table:table-cell table:formula="of:=[.C703]*[.$B$3]+[.D703]*[.$B$5]+[.E703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4.19321076475026" calcext:value-type="float">
            <text:p>4.19</text:p>
          </table:table-cell>
          <table:table-cell office:value-type="float" office:value="0.344862410335913" calcext:value-type="float">
            <text:p>0.3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4]*[.$B$4]+[.D704]*[.$B$6]+[.E704]*[.$B$8]" office:value-type="float" office:value="0.48415" calcext:value-type="float">
            <text:p>0.48415</text:p>
          </table:table-cell>
          <table:table-cell table:formula="of:=[.C704]*[.$B$3]+[.D704]*[.$B$5]+[.E704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4.3936346846167" calcext:value-type="float">
            <text:p>4.39</text:p>
          </table:table-cell>
          <table:table-cell office:value-type="float" office:value="0.389956389960013" calcext:value-type="float">
            <text:p>0.3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5]*[.$B$4]+[.D705]*[.$B$6]+[.E705]*[.$B$8]" office:value-type="float" office:value="0.48415" calcext:value-type="float">
            <text:p>0.48415</text:p>
          </table:table-cell>
          <table:table-cell table:formula="of:=[.C705]*[.$B$3]+[.D705]*[.$B$5]+[.E705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4.61117666169594" calcext:value-type="float">
            <text:p>4.61</text:p>
          </table:table-cell>
          <table:table-cell office:value-type="float" office:value="0.442788430824541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6]*[.$B$4]+[.D706]*[.$B$6]+[.E706]*[.$B$8]" office:value-type="float" office:value="0.48415" calcext:value-type="float">
            <text:p>0.48415</text:p>
          </table:table-cell>
          <table:table-cell table:formula="of:=[.C706]*[.$B$3]+[.D706]*[.$B$5]+[.E706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4.80446805772372" calcext:value-type="float">
            <text:p>4.80</text:p>
          </table:table-cell>
          <table:table-cell office:value-type="float" office:value="0.493126748921741" calcext:value-type="float">
            <text:p>0.4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7]*[.$B$4]+[.D707]*[.$B$6]+[.E707]*[.$B$8]" office:value-type="float" office:value="0.48415" calcext:value-type="float">
            <text:p>0.48415</text:p>
          </table:table-cell>
          <table:table-cell table:formula="of:=[.C707]*[.$B$3]+[.D707]*[.$B$5]+[.E707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5.01844377288362" calcext:value-type="float">
            <text:p>5.02</text:p>
          </table:table-cell>
          <table:table-cell office:value-type="float" office:value="0.552832324998919" calcext:value-type="float">
            <text:p>0.5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8]*[.$B$4]+[.D708]*[.$B$6]+[.E708]*[.$B$8]" office:value-type="float" office:value="0.48415" calcext:value-type="float">
            <text:p>0.48415</text:p>
          </table:table-cell>
          <table:table-cell table:formula="of:=[.C708]*[.$B$3]+[.D708]*[.$B$5]+[.E708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5.21102191652753" calcext:value-type="float">
            <text:p>5.21</text:p>
          </table:table-cell>
          <table:table-cell office:value-type="float" office:value="0.610105418971628" calcext:value-type="float">
            <text:p>0.6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09]*[.$B$4]+[.D709]*[.$B$6]+[.E709]*[.$B$8]" office:value-type="float" office:value="0.48415" calcext:value-type="float">
            <text:p>0.48415</text:p>
          </table:table-cell>
          <table:table-cell table:formula="of:=[.C709]*[.$B$3]+[.D709]*[.$B$5]+[.E709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5.40074705063598" calcext:value-type="float">
            <text:p>5.40</text:p>
          </table:table-cell>
          <table:table-cell office:value-type="float" office:value="0.669986273701116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0]*[.$B$4]+[.D710]*[.$B$6]+[.E710]*[.$B$8]" office:value-type="float" office:value="0.48415" calcext:value-type="float">
            <text:p>0.48415</text:p>
          </table:table-cell>
          <table:table-cell table:formula="of:=[.C710]*[.$B$3]+[.D710]*[.$B$5]+[.E710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5.5804866513703" calcext:value-type="float">
            <text:p>5.58</text:p>
          </table:table-cell>
          <table:table-cell office:value-type="float" office:value="0.729864017391149" calcext:value-type="float">
            <text:p>0.7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1]*[.$B$4]+[.D711]*[.$B$6]+[.E711]*[.$B$8]" office:value-type="float" office:value="0.48415" calcext:value-type="float">
            <text:p>0.48415</text:p>
          </table:table-cell>
          <table:table-cell table:formula="of:=[.C711]*[.$B$3]+[.D711]*[.$B$5]+[.E711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5.78590333792381" calcext:value-type="float">
            <text:p>5.79</text:p>
          </table:table-cell>
          <table:table-cell office:value-type="float" office:value="0.802079713148959" calcext:value-type="float">
            <text:p>0.8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2]*[.$B$4]+[.D712]*[.$B$6]+[.E712]*[.$B$8]" office:value-type="float" office:value="0.48415" calcext:value-type="float">
            <text:p>0.48415</text:p>
          </table:table-cell>
          <table:table-cell table:formula="of:=[.C712]*[.$B$3]+[.D712]*[.$B$5]+[.E712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5.95494415290013" calcext:value-type="float">
            <text:p>5.95</text:p>
          </table:table-cell>
          <table:table-cell office:value-type="float" office:value="0.864762993741967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3]*[.$B$4]+[.D713]*[.$B$6]+[.E713]*[.$B$8]" office:value-type="float" office:value="0.48415" calcext:value-type="float">
            <text:p>0.48415</text:p>
          </table:table-cell>
          <table:table-cell table:formula="of:=[.C713]*[.$B$3]+[.D713]*[.$B$5]+[.E713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6.13254399648285" calcext:value-type="float">
            <text:p>6.13</text:p>
          </table:table-cell>
          <table:table-cell office:value-type="float" office:value="0.933645769569501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4]*[.$B$4]+[.D714]*[.$B$6]+[.E714]*[.$B$8]" office:value-type="float" office:value="0.48415" calcext:value-type="float">
            <text:p>0.48415</text:p>
          </table:table-cell>
          <table:table-cell table:formula="of:=[.C714]*[.$B$3]+[.D714]*[.$B$5]+[.E714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6.30443782099464" calcext:value-type="float">
            <text:p>6.30</text:p>
          </table:table-cell>
          <table:table-cell office:value-type="float" office:value="1.0034396528200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5]*[.$B$4]+[.D715]*[.$B$6]+[.E715]*[.$B$8]" office:value-type="float" office:value="0.48415" calcext:value-type="float">
            <text:p>0.48415</text:p>
          </table:table-cell>
          <table:table-cell table:formula="of:=[.C715]*[.$B$3]+[.D715]*[.$B$5]+[.E715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6.47205213120324" calcext:value-type="float">
            <text:p>6.47</text:p>
          </table:table-cell>
          <table:table-cell office:value-type="float" office:value="1.07447778666358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6]*[.$B$4]+[.D716]*[.$B$6]+[.E716]*[.$B$8]" office:value-type="float" office:value="0.48415" calcext:value-type="float">
            <text:p>0.48415</text:p>
          </table:table-cell>
          <table:table-cell table:formula="of:=[.C716]*[.$B$3]+[.D716]*[.$B$5]+[.E716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6.63823993664409" calcext:value-type="float">
            <text:p>6.64</text:p>
          </table:table-cell>
          <table:table-cell office:value-type="float" office:value="1.14787508659361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7]*[.$B$4]+[.D717]*[.$B$6]+[.E717]*[.$B$8]" office:value-type="float" office:value="0.48415" calcext:value-type="float">
            <text:p>0.48415</text:p>
          </table:table-cell>
          <table:table-cell table:formula="of:=[.C717]*[.$B$3]+[.D717]*[.$B$5]+[.E717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6.79943497539789" calcext:value-type="float">
            <text:p>6.80</text:p>
          </table:table-cell>
          <table:table-cell office:value-type="float" office:value="1.22182454553904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8]*[.$B$4]+[.D718]*[.$B$6]+[.E718]*[.$B$8]" office:value-type="float" office:value="0.48415" calcext:value-type="float">
            <text:p>0.48415</text:p>
          </table:table-cell>
          <table:table-cell table:formula="of:=[.C718]*[.$B$3]+[.D718]*[.$B$5]+[.E718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6.95706375223235" calcext:value-type="float">
            <text:p>6.96</text:p>
          </table:table-cell>
          <table:table-cell office:value-type="float" office:value="1.29702662442062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19]*[.$B$4]+[.D719]*[.$B$6]+[.E719]*[.$B$8]" office:value-type="float" office:value="0.48415" calcext:value-type="float">
            <text:p>0.48415</text:p>
          </table:table-cell>
          <table:table-cell table:formula="of:=[.C719]*[.$B$3]+[.D719]*[.$B$5]+[.E719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7.11397927668295" calcext:value-type="float">
            <text:p>7.11</text:p>
          </table:table-cell>
          <table:table-cell office:value-type="float" office:value="1.37449478237074" calcext:value-type="float">
            <text:p>1.3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0]*[.$B$4]+[.D720]*[.$B$6]+[.E720]*[.$B$8]" office:value-type="float" office:value="0.48415" calcext:value-type="float">
            <text:p>0.48415</text:p>
          </table:table-cell>
          <table:table-cell table:formula="of:=[.C720]*[.$B$3]+[.D720]*[.$B$5]+[.E720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7.26590203444648" calcext:value-type="float">
            <text:p>7.27</text:p>
          </table:table-cell>
          <table:table-cell office:value-type="float" office:value="1.45216730101574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1]*[.$B$4]+[.D721]*[.$B$6]+[.E721]*[.$B$8]" office:value-type="float" office:value="0.48415" calcext:value-type="float">
            <text:p>0.48415</text:p>
          </table:table-cell>
          <table:table-cell table:formula="of:=[.C721]*[.$B$3]+[.D721]*[.$B$5]+[.E721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7.41354527790681" calcext:value-type="float">
            <text:p>7.41</text:p>
          </table:table-cell>
          <table:table-cell office:value-type="float" office:value="1.53027228412474" calcext:value-type="float">
            <text:p>1.5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2]*[.$B$4]+[.D722]*[.$B$6]+[.E722]*[.$B$8]" office:value-type="float" office:value="0.48415" calcext:value-type="float">
            <text:p>0.48415</text:p>
          </table:table-cell>
          <table:table-cell table:formula="of:=[.C722]*[.$B$3]+[.D722]*[.$B$5]+[.E722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7.55762225944782" calcext:value-type="float">
            <text:p>7.56</text:p>
          </table:table-cell>
          <table:table-cell office:value-type="float" office:value="1.60879173141725" calcext:value-type="float">
            <text:p>1.6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3]*[.$B$4]+[.D723]*[.$B$6]+[.E723]*[.$B$8]" office:value-type="float" office:value="0.48415" calcext:value-type="float">
            <text:p>0.48415</text:p>
          </table:table-cell>
          <table:table-cell table:formula="of:=[.C723]*[.$B$3]+[.D723]*[.$B$5]+[.E723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7.70883176482748" calcext:value-type="float">
            <text:p>7.71</text:p>
          </table:table-cell>
          <table:table-cell office:value-type="float" office:value="1.6938938448442" calcext:value-type="float">
            <text:p>1.6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4]*[.$B$4]+[.D724]*[.$B$6]+[.E724]*[.$B$8]" office:value-type="float" office:value="0.48415" calcext:value-type="float">
            <text:p>0.48415</text:p>
          </table:table-cell>
          <table:table-cell table:formula="of:=[.C724]*[.$B$3]+[.D724]*[.$B$5]+[.E724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7.84363646537822" calcext:value-type="float">
            <text:p>7.84</text:p>
          </table:table-cell>
          <table:table-cell office:value-type="float" office:value="1.77189063321142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5]*[.$B$4]+[.D725]*[.$B$6]+[.E725]*[.$B$8]" office:value-type="float" office:value="0.48415" calcext:value-type="float">
            <text:p>0.48415</text:p>
          </table:table-cell>
          <table:table-cell table:formula="of:=[.C725]*[.$B$3]+[.D725]*[.$B$5]+[.E725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7.97986767069669" calcext:value-type="float">
            <text:p>7.98</text:p>
          </table:table-cell>
          <table:table-cell office:value-type="float" office:value="1.8530955301732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6]*[.$B$4]+[.D726]*[.$B$6]+[.E726]*[.$B$8]" office:value-type="float" office:value="0.48415" calcext:value-type="float">
            <text:p>0.48415</text:p>
          </table:table-cell>
          <table:table-cell table:formula="of:=[.C726]*[.$B$3]+[.D726]*[.$B$5]+[.E726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8.11823863316677" calcext:value-type="float">
            <text:p>8.12</text:p>
          </table:table-cell>
          <table:table-cell office:value-type="float" office:value="1.93778075442968" calcext:value-type="float">
            <text:p>1.9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7]*[.$B$4]+[.D727]*[.$B$6]+[.E727]*[.$B$8]" office:value-type="float" office:value="0.48415" calcext:value-type="float">
            <text:p>0.48415</text:p>
          </table:table-cell>
          <table:table-cell table:formula="of:=[.C727]*[.$B$3]+[.D727]*[.$B$5]+[.E727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8.24519755749497" calcext:value-type="float">
            <text:p>8.25</text:p>
          </table:table-cell>
          <table:table-cell office:value-type="float" office:value="2.01746572625933" calcext:value-type="float">
            <text:p>2.0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8]*[.$B$4]+[.D728]*[.$B$6]+[.E728]*[.$B$8]" office:value-type="float" office:value="0.48415" calcext:value-type="float">
            <text:p>0.48415</text:p>
          </table:table-cell>
          <table:table-cell table:formula="of:=[.C728]*[.$B$3]+[.D728]*[.$B$5]+[.E728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8.38142876281345" calcext:value-type="float">
            <text:p>8.38</text:p>
          </table:table-cell>
          <table:table-cell office:value-type="float" office:value="2.10527526899856" calcext:value-type="float">
            <text:p>2.1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29]*[.$B$4]+[.D729]*[.$B$6]+[.E729]*[.$B$8]" office:value-type="float" office:value="0.48415" calcext:value-type="float">
            <text:p>0.48415</text:p>
          </table:table-cell>
          <table:table-cell table:formula="of:=[.C729]*[.$B$3]+[.D729]*[.$B$5]+[.E729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8.50981419190939" calcext:value-type="float">
            <text:p>8.51</text:p>
          </table:table-cell>
          <table:table-cell office:value-type="float" office:value="2.19007608496791" calcext:value-type="float">
            <text:p>2.1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0]*[.$B$4]+[.D730]*[.$B$6]+[.E730]*[.$B$8]" office:value-type="float" office:value="0.48415" calcext:value-type="float">
            <text:p>0.48415</text:p>
          </table:table-cell>
          <table:table-cell table:formula="of:=[.C730]*[.$B$3]+[.D730]*[.$B$5]+[.E730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8.63498998527793" calcext:value-type="float">
            <text:p>8.63</text:p>
          </table:table-cell>
          <table:table-cell office:value-type="float" office:value="2.27484826402919" calcext:value-type="float">
            <text:p>2.2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1]*[.$B$4]+[.D731]*[.$B$6]+[.E731]*[.$B$8]" office:value-type="float" office:value="0.48415" calcext:value-type="float">
            <text:p>0.48415</text:p>
          </table:table-cell>
          <table:table-cell table:formula="of:=[.C731]*[.$B$3]+[.D731]*[.$B$5]+[.E731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8.76159228341421" calcext:value-type="float">
            <text:p>8.76</text:p>
          </table:table-cell>
          <table:table-cell office:value-type="float" office:value="2.3624673172085" calcext:value-type="float">
            <text:p>2.3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2]*[.$B$4]+[.D732]*[.$B$6]+[.E732]*[.$B$8]" office:value-type="float" office:value="0.48415" calcext:value-type="float">
            <text:p>0.48415</text:p>
          </table:table-cell>
          <table:table-cell table:formula="of:=[.C732]*[.$B$3]+[.D732]*[.$B$5]+[.E732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8.87999217913602" calcext:value-type="float">
            <text:p>8.88</text:p>
          </table:table-cell>
          <table:table-cell office:value-type="float" office:value="2.44635839104947" calcext:value-type="float">
            <text:p>2.4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3]*[.$B$4]+[.D733]*[.$B$6]+[.E733]*[.$B$8]" office:value-type="float" office:value="0.48415" calcext:value-type="float">
            <text:p>0.48415</text:p>
          </table:table-cell>
          <table:table-cell table:formula="of:=[.C733]*[.$B$3]+[.D733]*[.$B$5]+[.E733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8.99981857962557" calcext:value-type="float">
            <text:p>9.00</text:p>
          </table:table-cell>
          <table:table-cell office:value-type="float" office:value="2.53314544613156" calcext:value-type="float">
            <text:p>2.5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4]*[.$B$4]+[.D734]*[.$B$6]+[.E734]*[.$B$8]" office:value-type="float" office:value="0.48415" calcext:value-type="float">
            <text:p>0.48415</text:p>
          </table:table-cell>
          <table:table-cell table:formula="of:=[.C734]*[.$B$3]+[.D734]*[.$B$5]+[.E734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9.11893172773125" calcext:value-type="float">
            <text:p>9.12</text:p>
          </table:table-cell>
          <table:table-cell office:value-type="float" office:value="2.62115521814575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5]*[.$B$4]+[.D735]*[.$B$6]+[.E735]*[.$B$8]" office:value-type="float" office:value="0.48415" calcext:value-type="float">
            <text:p>0.48415</text:p>
          </table:table-cell>
          <table:table-cell table:formula="of:=[.C735]*[.$B$3]+[.D735]*[.$B$5]+[.E735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9.2366183710692" calcext:value-type="float">
            <text:p>9.24</text:p>
          </table:table-cell>
          <table:table-cell office:value-type="float" office:value="2.71007411923839" calcext:value-type="float">
            <text:p>2.7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6]*[.$B$4]+[.D736]*[.$B$6]+[.E736]*[.$B$8]" office:value-type="float" office:value="0.48415" calcext:value-type="float">
            <text:p>0.48415</text:p>
          </table:table-cell>
          <table:table-cell table:formula="of:=[.C736]*[.$B$3]+[.D736]*[.$B$5]+[.E736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9.34966887391201" calcext:value-type="float">
            <text:p>9.35</text:p>
          </table:table-cell>
          <table:table-cell office:value-type="float" office:value="2.79719108238637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7]*[.$B$4]+[.D737]*[.$B$6]+[.E737]*[.$B$8]" office:value-type="float" office:value="0.48415" calcext:value-type="float">
            <text:p>0.48415</text:p>
          </table:table-cell>
          <table:table-cell table:formula="of:=[.C737]*[.$B$3]+[.D737]*[.$B$5]+[.E737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9.46307600294676" calcext:value-type="float">
            <text:p>9.46</text:p>
          </table:table-cell>
          <table:table-cell office:value-type="float" office:value="2.88621209006026" calcext:value-type="float">
            <text:p>2.8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8]*[.$B$4]+[.D738]*[.$B$6]+[.E738]*[.$B$8]" office:value-type="float" office:value="0.48415" calcext:value-type="float">
            <text:p>0.48415</text:p>
          </table:table-cell>
          <table:table-cell table:formula="of:=[.C738]*[.$B$3]+[.D738]*[.$B$5]+[.E738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9.57363012244605" calcext:value-type="float">
            <text:p>9.57</text:p>
          </table:table-cell>
          <table:table-cell office:value-type="float" office:value="2.97472853626594" calcext:value-type="float">
            <text:p>2.9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39]*[.$B$4]+[.D739]*[.$B$6]+[.E739]*[.$B$8]" office:value-type="float" office:value="0.48415" calcext:value-type="float">
            <text:p>0.48415</text:p>
          </table:table-cell>
          <table:table-cell table:formula="of:=[.C739]*[.$B$3]+[.D739]*[.$B$5]+[.E739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9.685967372905" calcext:value-type="float">
            <text:p>9.69</text:p>
          </table:table-cell>
          <table:table-cell office:value-type="float" office:value="3.06631738230536" calcext:value-type="float">
            <text:p>3.0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0]*[.$B$4]+[.D740]*[.$B$6]+[.E740]*[.$B$8]" office:value-type="float" office:value="0.48415" calcext:value-type="float">
            <text:p>0.48415</text:p>
          </table:table-cell>
          <table:table-cell table:formula="of:=[.C740]*[.$B$3]+[.D740]*[.$B$5]+[.E740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9.78011668757535" calcext:value-type="float">
            <text:p>9.78</text:p>
          </table:table-cell>
          <table:table-cell office:value-type="float" office:value="3.14442589906646" calcext:value-type="float">
            <text:p>3.1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1]*[.$B$4]+[.D741]*[.$B$6]+[.E741]*[.$B$8]" office:value-type="float" office:value="0.48415" calcext:value-type="float">
            <text:p>0.48415</text:p>
          </table:table-cell>
          <table:table-cell table:formula="of:=[.C741]*[.$B$3]+[.D741]*[.$B$5]+[.E741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9.89744670472137" calcext:value-type="float">
            <text:p>9.90</text:p>
          </table:table-cell>
          <table:table-cell office:value-type="float" office:value="3.24348361163558" calcext:value-type="float">
            <text:p>3.2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2]*[.$B$4]+[.D742]*[.$B$6]+[.E742]*[.$B$8]" office:value-type="float" office:value="0.48415" calcext:value-type="float">
            <text:p>0.48415</text:p>
          </table:table-cell>
          <table:table-cell table:formula="of:=[.C742]*[.$B$3]+[.D742]*[.$B$5]+[.E742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9.99979842180619" calcext:value-type="float">
            <text:p>10.00</text:p>
          </table:table-cell>
          <table:table-cell office:value-type="float" office:value="3.3314722246292" calcext:value-type="float">
            <text:p>3.3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3]*[.$B$4]+[.D743]*[.$B$6]+[.E743]*[.$B$8]" office:value-type="float" office:value="0.48415" calcext:value-type="float">
            <text:p>0.48415</text:p>
          </table:table-cell>
          <table:table-cell table:formula="of:=[.C743]*[.$B$3]+[.D743]*[.$B$5]+[.E743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0.1064296531942" calcext:value-type="float">
            <text:p>10.11</text:p>
          </table:table-cell>
          <table:table-cell office:value-type="float" office:value="3.4246110798878" calcext:value-type="float">
            <text:p>3.4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4]*[.$B$4]+[.D744]*[.$B$6]+[.E744]*[.$B$8]" office:value-type="float" office:value="0.48415" calcext:value-type="float">
            <text:p>0.48415</text:p>
          </table:table-cell>
          <table:table-cell table:formula="of:=[.C744]*[.$B$3]+[.D744]*[.$B$5]+[.E744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0.2109211274306" calcext:value-type="float">
            <text:p>10.21</text:p>
          </table:table-cell>
          <table:table-cell office:value-type="float" office:value="3.51764002627354" calcext:value-type="float">
            <text:p>3.5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5]*[.$B$4]+[.D745]*[.$B$6]+[.E745]*[.$B$8]" office:value-type="float" office:value="0.48415" calcext:value-type="float">
            <text:p>0.48415</text:p>
          </table:table-cell>
          <table:table-cell table:formula="of:=[.C745]*[.$B$3]+[.D745]*[.$B$5]+[.E745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0.3086367040203" calcext:value-type="float">
            <text:p>10.31</text:p>
          </table:table-cell>
          <table:table-cell office:value-type="float" office:value="3.60595953230191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6]*[.$B$4]+[.D746]*[.$B$6]+[.E746]*[.$B$8]" office:value-type="float" office:value="0.48415" calcext:value-type="float">
            <text:p>0.48415</text:p>
          </table:table-cell>
          <table:table-cell table:formula="of:=[.C746]*[.$B$3]+[.D746]*[.$B$5]+[.E746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0.4084920377616" calcext:value-type="float">
            <text:p>10.41</text:p>
          </table:table-cell>
          <table:table-cell office:value-type="float" office:value="3.69758901964864" calcext:value-type="float">
            <text:p>3.7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7]*[.$B$4]+[.D747]*[.$B$6]+[.E747]*[.$B$8]" office:value-type="float" office:value="0.48415" calcext:value-type="float">
            <text:p>0.48415</text:p>
          </table:table-cell>
          <table:table-cell table:formula="of:=[.C747]*[.$B$3]+[.D747]*[.$B$5]+[.E747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0.5072774929271" calcext:value-type="float">
            <text:p>10.51</text:p>
          </table:table-cell>
          <table:table-cell office:value-type="float" office:value="3.78959274246678" calcext:value-type="float">
            <text:p>3.7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8]*[.$B$4]+[.D748]*[.$B$6]+[.E748]*[.$B$8]" office:value-type="float" office:value="0.48415" calcext:value-type="float">
            <text:p>0.48415</text:p>
          </table:table-cell>
          <table:table-cell table:formula="of:=[.C748]*[.$B$3]+[.D748]*[.$B$5]+[.E748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0.6032099385571" calcext:value-type="float">
            <text:p>10.60</text:p>
          </table:table-cell>
          <table:table-cell office:value-type="float" office:value="3.88031828381911" calcext:value-type="float">
            <text:p>3.88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49]*[.$B$4]+[.D749]*[.$B$6]+[.E749]*[.$B$8]" office:value-type="float" office:value="0.48415" calcext:value-type="float">
            <text:p>0.48415</text:p>
          </table:table-cell>
          <table:table-cell table:formula="of:=[.C749]*[.$B$3]+[.D749]*[.$B$5]+[.E749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0.6994990103791" calcext:value-type="float">
            <text:p>10.70</text:p>
          </table:table-cell>
          <table:table-cell office:value-type="float" office:value="3.9727782399947" calcext:value-type="float">
            <text:p>3.9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0]*[.$B$4]+[.D750]*[.$B$6]+[.E750]*[.$B$8]" office:value-type="float" office:value="0.48415" calcext:value-type="float">
            <text:p>0.48415</text:p>
          </table:table-cell>
          <table:table-cell table:formula="of:=[.C750]*[.$B$3]+[.D750]*[.$B$5]+[.E750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0.7947182036252" calcext:value-type="float">
            <text:p>10.79</text:p>
          </table:table-cell>
          <table:table-cell office:value-type="float" office:value="4.06558813715268" calcext:value-type="float">
            <text:p>4.0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1]*[.$B$4]+[.D751]*[.$B$6]+[.E751]*[.$B$8]" office:value-type="float" office:value="0.48415" calcext:value-type="float">
            <text:p>0.48415</text:p>
          </table:table-cell>
          <table:table-cell table:formula="of:=[.C751]*[.$B$3]+[.D751]*[.$B$5]+[.E751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0.8892241444875" calcext:value-type="float">
            <text:p>10.89</text:p>
          </table:table-cell>
          <table:table-cell office:value-type="float" office:value="4.1589271324648" calcext:value-type="float">
            <text:p>4.16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2]*[.$B$4]+[.D752]*[.$B$6]+[.E752]*[.$B$8]" office:value-type="float" office:value="0.48415" calcext:value-type="float">
            <text:p>0.48415</text:p>
          </table:table-cell>
          <table:table-cell table:formula="of:=[.C752]*[.$B$3]+[.D752]*[.$B$5]+[.E752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0.9798071972386" calcext:value-type="float">
            <text:p>10.98</text:p>
          </table:table-cell>
          <table:table-cell office:value-type="float" office:value="4.24975922626415" calcext:value-type="float">
            <text:p>4.2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3]*[.$B$4]+[.D753]*[.$B$6]+[.E753]*[.$B$8]" office:value-type="float" office:value="0.48415" calcext:value-type="float">
            <text:p>0.48415</text:p>
          </table:table-cell>
          <table:table-cell table:formula="of:=[.C753]*[.$B$3]+[.D753]*[.$B$5]+[.E753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1.0739565119089" calcext:value-type="float">
            <text:p>11.07</text:p>
          </table:table-cell>
          <table:table-cell office:value-type="float" office:value="4.3455710003522" calcext:value-type="float">
            <text:p>4.3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4]*[.$B$4]+[.D754]*[.$B$6]+[.E754]*[.$B$8]" office:value-type="float" office:value="0.48415" calcext:value-type="float">
            <text:p>0.48415</text:p>
          </table:table-cell>
          <table:table-cell table:formula="of:=[.C754]*[.$B$3]+[.D754]*[.$B$5]+[.E754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1.1627564337003" calcext:value-type="float">
            <text:p>11.16</text:p>
          </table:table-cell>
          <table:table-cell office:value-type="float" office:value="4.43687750428211" calcext:value-type="float">
            <text:p>4.4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5]*[.$B$4]+[.D755]*[.$B$6]+[.E755]*[.$B$8]" office:value-type="float" office:value="0.48415" calcext:value-type="float">
            <text:p>0.48415</text:p>
          </table:table-cell>
          <table:table-cell table:formula="of:=[.C755]*[.$B$3]+[.D755]*[.$B$5]+[.E755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1.2636816460174" calcext:value-type="float">
            <text:p>11.26</text:p>
          </table:table-cell>
          <table:table-cell office:value-type="float" office:value="4.54227303025821" calcext:value-type="float">
            <text:p>4.5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6]*[.$B$4]+[.D756]*[.$B$6]+[.E756]*[.$B$8]" office:value-type="float" office:value="0.48415" calcext:value-type="float">
            <text:p>0.48415</text:p>
          </table:table-cell>
          <table:table-cell table:formula="of:=[.C756]*[.$B$3]+[.D756]*[.$B$5]+[.E756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1.3421394082427" calcext:value-type="float">
            <text:p>11.34</text:p>
          </table:table-cell>
          <table:table-cell office:value-type="float" office:value="4.62535559601236" calcext:value-type="float">
            <text:p>4.63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7]*[.$B$4]+[.D757]*[.$B$6]+[.E757]*[.$B$8]" office:value-type="float" office:value="0.48415" calcext:value-type="float">
            <text:p>0.48415</text:p>
          </table:table-cell>
          <table:table-cell table:formula="of:=[.C757]*[.$B$3]+[.D757]*[.$B$5]+[.E757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1.4287995728824" calcext:value-type="float">
            <text:p>11.43</text:p>
          </table:table-cell>
          <table:table-cell office:value-type="float" office:value="4.71810636382442" calcext:value-type="float">
            <text:p>4.7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8]*[.$B$4]+[.D758]*[.$B$6]+[.E758]*[.$B$8]" office:value-type="float" office:value="0.48415" calcext:value-type="float">
            <text:p>0.48415</text:p>
          </table:table-cell>
          <table:table-cell table:formula="of:=[.C758]*[.$B$3]+[.D758]*[.$B$5]+[.E758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1.5151031113302" calcext:value-type="float">
            <text:p>11.52</text:p>
          </table:table-cell>
          <table:table-cell office:value-type="float" office:value="4.8118265486726" calcext:value-type="float">
            <text:p>4.8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59]*[.$B$4]+[.D759]*[.$B$6]+[.E759]*[.$B$8]" office:value-type="float" office:value="0.48415" calcext:value-type="float">
            <text:p>0.48415</text:p>
          </table:table-cell>
          <table:table-cell table:formula="of:=[.C759]*[.$B$3]+[.D759]*[.$B$5]+[.E759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1.6014066497781" calcext:value-type="float">
            <text:p>11.60</text:p>
          </table:table-cell>
          <table:table-cell office:value-type="float" office:value="4.90657210411912" calcext:value-type="float">
            <text:p>4.9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60]*[.$B$4]+[.D760]*[.$B$6]+[.E760]*[.$B$8]" office:value-type="float" office:value="0.48415" calcext:value-type="float">
            <text:p>0.48415</text:p>
          </table:table-cell>
          <table:table-cell table:formula="of:=[.C760]*[.$B$3]+[.D760]*[.$B$5]+[.E760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11.6857487441703" calcext:value-type="float">
            <text:p>11.69</text:p>
          </table:table-cell>
          <table:table-cell office:value-type="float" office:value="5.0002955860967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[.C761]*[.$B$4]+[.D761]*[.$B$6]+[.E761]*[.$B$8]" office:value-type="float" office:value="0.48415" calcext:value-type="float">
            <text:p>0.48415</text:p>
          </table:table-cell>
          <table:table-cell table:formula="of:=[.C761]*[.$B$3]+[.D761]*[.$B$5]+[.E761]*[.$B$7]"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0.265066550904885" calcext:value-type="float">
            <text:p>0.27</text:p>
          </table:table-cell>
          <table:table-cell office:value-type="float" office:value="0.00004112806754186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2]*[.$B$4]+[.D762]*[.$B$6]+[.E762]*[.$B$8]" office:value-type="float" office:value="0.76366" calcext:value-type="float">
            <text:p>0.76366</text:p>
          </table:table-cell>
          <table:table-cell table:formula="of:=[.C762]*[.$B$3]+[.D762]*[.$B$5]+[.E762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0.53013310180977" calcext:value-type="float">
            <text:p>0.53</text:p>
          </table:table-cell>
          <table:table-cell office:value-type="float" office:value="0.0001644627768918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3]*[.$B$4]+[.D763]*[.$B$6]+[.E763]*[.$B$8]" office:value-type="float" office:value="0.76366" calcext:value-type="float">
            <text:p>0.76366</text:p>
          </table:table-cell>
          <table:table-cell table:formula="of:=[.C763]*[.$B$3]+[.D763]*[.$B$5]+[.E763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0.782870975928381" calcext:value-type="float">
            <text:p>0.78</text:p>
          </table:table-cell>
          <table:table-cell office:value-type="float" office:value="0.0008689380673505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4]*[.$B$4]+[.D764]*[.$B$6]+[.E764]*[.$B$8]" office:value-type="float" office:value="0.76366" calcext:value-type="float">
            <text:p>0.76366</text:p>
          </table:table-cell>
          <table:table-cell table:formula="of:=[.C764]*[.$B$3]+[.D764]*[.$B$5]+[.E764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.03637939234613" calcext:value-type="float">
            <text:p>1.04</text:p>
          </table:table-cell>
          <table:table-cell office:value-type="float" office:value="0.0026484343965724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5]*[.$B$4]+[.D765]*[.$B$6]+[.E765]*[.$B$8]" office:value-type="float" office:value="0.76366" calcext:value-type="float">
            <text:p>0.76366</text:p>
          </table:table-cell>
          <table:table-cell table:formula="of:=[.C765]*[.$B$3]+[.D765]*[.$B$5]+[.E765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.30067540095188" calcext:value-type="float">
            <text:p>1.30</text:p>
          </table:table-cell>
          <table:table-cell office:value-type="float" office:value="0.0065171734594181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6]*[.$B$4]+[.D766]*[.$B$6]+[.E766]*[.$B$8]" office:value-type="float" office:value="0.76366" calcext:value-type="float">
            <text:p>0.76366</text:p>
          </table:table-cell>
          <table:table-cell table:formula="of:=[.C766]*[.$B$3]+[.D766]*[.$B$5]+[.E766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.56574195185676" calcext:value-type="float">
            <text:p>1.57</text:p>
          </table:table-cell>
          <table:table-cell office:value-type="float" office:value="0.01360795261720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7]*[.$B$4]+[.D767]*[.$B$6]+[.E767]*[.$B$8]" office:value-type="float" office:value="0.76366" calcext:value-type="float">
            <text:p>0.76366</text:p>
          </table:table-cell>
          <table:table-cell table:formula="of:=[.C767]*[.$B$3]+[.D767]*[.$B$5]+[.E767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.8061511491891" calcext:value-type="float">
            <text:p>1.81</text:p>
          </table:table-cell>
          <table:table-cell office:value-type="float" office:value="0.0240514406023175" calcext:value-type="float">
            <text:p>0.0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8]*[.$B$4]+[.D768]*[.$B$6]+[.E768]*[.$B$8]" office:value-type="float" office:value="0.76366" calcext:value-type="float">
            <text:p>0.76366</text:p>
          </table:table-cell>
          <table:table-cell table:formula="of:=[.C768]*[.$B$3]+[.D768]*[.$B$5]+[.E768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2.0696766154957" calcext:value-type="float">
            <text:p>2.07</text:p>
          </table:table-cell>
          <table:table-cell office:value-type="float" office:value="0.0414334523960203" calcext:value-type="float">
            <text:p>0.0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69]*[.$B$4]+[.D769]*[.$B$6]+[.E769]*[.$B$8]" office:value-type="float" office:value="0.76366" calcext:value-type="float">
            <text:p>0.76366</text:p>
          </table:table-cell>
          <table:table-cell table:formula="of:=[.C769]*[.$B$3]+[.D769]*[.$B$5]+[.E769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2.32703774340916" calcext:value-type="float">
            <text:p>2.33</text:p>
          </table:table-cell>
          <table:table-cell office:value-type="float" office:value="0.0658491451394558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0]*[.$B$4]+[.D770]*[.$B$6]+[.E770]*[.$B$8]" office:value-type="float" office:value="0.76366" calcext:value-type="float">
            <text:p>0.76366</text:p>
          </table:table-cell>
          <table:table-cell table:formula="of:=[.C770]*[.$B$3]+[.D770]*[.$B$5]+[.E770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2.57823453292949" calcext:value-type="float">
            <text:p>2.58</text:p>
          </table:table-cell>
          <table:table-cell office:value-type="float" office:value="0.0975314640696906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1]*[.$B$4]+[.D771]*[.$B$6]+[.E771]*[.$B$8]" office:value-type="float" office:value="0.76366" calcext:value-type="float">
            <text:p>0.76366</text:p>
          </table:table-cell>
          <table:table-cell table:formula="of:=[.C771]*[.$B$3]+[.D771]*[.$B$5]+[.E771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2.83405457624467" calcext:value-type="float">
            <text:p>2.83</text:p>
          </table:table-cell>
          <table:table-cell office:value-type="float" office:value="0.138197591294646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2]*[.$B$4]+[.D772]*[.$B$6]+[.E772]*[.$B$8]" office:value-type="float" office:value="0.76366" calcext:value-type="float">
            <text:p>0.76366</text:p>
          </table:table-cell>
          <table:table-cell table:formula="of:=[.C772]*[.$B$3]+[.D772]*[.$B$5]+[.E772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3.08293973886757" calcext:value-type="float">
            <text:p>3.08</text:p>
          </table:table-cell>
          <table:table-cell office:value-type="float" office:value="0.184462114938665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3]*[.$B$4]+[.D773]*[.$B$6]+[.E773]*[.$B$8]" office:value-type="float" office:value="0.76366" calcext:value-type="float">
            <text:p>0.76366</text:p>
          </table:table-cell>
          <table:table-cell table:formula="of:=[.C773]*[.$B$3]+[.D773]*[.$B$5]+[.E773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3.33336598608876" calcext:value-type="float">
            <text:p>3.33</text:p>
          </table:table-cell>
          <table:table-cell office:value-type="float" office:value="0.238701679149251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4]*[.$B$4]+[.D774]*[.$B$6]+[.E774]*[.$B$8]" office:value-type="float" office:value="0.76366" calcext:value-type="float">
            <text:p>0.76366</text:p>
          </table:table-cell>
          <table:table-cell table:formula="of:=[.C774]*[.$B$3]+[.D774]*[.$B$5]+[.E774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3.57685735261766" calcext:value-type="float">
            <text:p>3.58</text:p>
          </table:table-cell>
          <table:table-cell office:value-type="float" office:value="0.296705227034055" calcext:value-type="float">
            <text:p>0.3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5]*[.$B$4]+[.D775]*[.$B$6]+[.E775]*[.$B$8]" office:value-type="float" office:value="0.76366" calcext:value-type="float">
            <text:p>0.76366</text:p>
          </table:table-cell>
          <table:table-cell table:formula="of:=[.C775]*[.$B$3]+[.D775]*[.$B$5]+[.E775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3.80956112695858" calcext:value-type="float">
            <text:p>3.81</text:p>
          </table:table-cell>
          <table:table-cell office:value-type="float" office:value="0.355116418165341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6]*[.$B$4]+[.D776]*[.$B$6]+[.E776]*[.$B$8]" office:value-type="float" office:value="0.76366" calcext:value-type="float">
            <text:p>0.76366</text:p>
          </table:table-cell>
          <table:table-cell table:formula="of:=[.C776]*[.$B$3]+[.D776]*[.$B$5]+[.E776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4.05998737417976" calcext:value-type="float">
            <text:p>4.06</text:p>
          </table:table-cell>
          <table:table-cell office:value-type="float" office:value="0.418024915871117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7]*[.$B$4]+[.D777]*[.$B$6]+[.E777]*[.$B$8]" office:value-type="float" office:value="0.76366" calcext:value-type="float">
            <text:p>0.76366</text:p>
          </table:table-cell>
          <table:table-cell table:formula="of:=[.C777]*[.$B$3]+[.D777]*[.$B$5]+[.E777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4.29962602921296" calcext:value-type="float">
            <text:p>4.30</text:p>
          </table:table-cell>
          <table:table-cell office:value-type="float" office:value="0.481217755323295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8]*[.$B$4]+[.D778]*[.$B$6]+[.E778]*[.$B$8]" office:value-type="float" office:value="0.76366" calcext:value-type="float">
            <text:p>0.76366</text:p>
          </table:table-cell>
          <table:table-cell table:formula="of:=[.C778]*[.$B$3]+[.D778]*[.$B$5]+[.E778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4.53001817665645" calcext:value-type="float">
            <text:p>4.53</text:p>
          </table:table-cell>
          <table:table-cell office:value-type="float" office:value="0.540344643898942" calcext:value-type="float">
            <text:p>0.5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79]*[.$B$4]+[.D779]*[.$B$6]+[.E779]*[.$B$8]" office:value-type="float" office:value="0.76366" calcext:value-type="float">
            <text:p>0.76366</text:p>
          </table:table-cell>
          <table:table-cell table:formula="of:=[.C779]*[.$B$3]+[.D779]*[.$B$5]+[.E779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4.74654056271538" calcext:value-type="float">
            <text:p>4.75</text:p>
          </table:table-cell>
          <table:table-cell office:value-type="float" office:value="0.598015359333772" calcext:value-type="float">
            <text:p>0.6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0]*[.$B$4]+[.D780]*[.$B$6]+[.E780]*[.$B$8]" office:value-type="float" office:value="0.76366" calcext:value-type="float">
            <text:p>0.76366</text:p>
          </table:table-cell>
          <table:table-cell table:formula="of:=[.C780]*[.$B$3]+[.D780]*[.$B$5]+[.E780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4.98155596395372" calcext:value-type="float">
            <text:p>4.98</text:p>
          </table:table-cell>
          <table:table-cell office:value-type="float" office:value="0.65515605028756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1]*[.$B$4]+[.D781]*[.$B$6]+[.E781]*[.$B$8]" office:value-type="float" office:value="0.76366" calcext:value-type="float">
            <text:p>0.76366</text:p>
          </table:table-cell>
          <table:table-cell table:formula="of:=[.C781]*[.$B$3]+[.D781]*[.$B$5]+[.E781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5.19037292702124" calcext:value-type="float">
            <text:p>5.19</text:p>
          </table:table-cell>
          <table:table-cell office:value-type="float" office:value="0.698333784131594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2]*[.$B$4]+[.D782]*[.$B$6]+[.E782]*[.$B$8]" office:value-type="float" office:value="0.76366" calcext:value-type="float">
            <text:p>0.76366</text:p>
          </table:table-cell>
          <table:table-cell table:formula="of:=[.C782]*[.$B$3]+[.D782]*[.$B$5]+[.E782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5.42153561676387" calcext:value-type="float">
            <text:p>5.42</text:p>
          </table:table-cell>
          <table:table-cell office:value-type="float" office:value="0.746658302036282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3]*[.$B$4]+[.D783]*[.$B$6]+[.E783]*[.$B$8]" office:value-type="float" office:value="0.76366" calcext:value-type="float">
            <text:p>0.76366</text:p>
          </table:table-cell>
          <table:table-cell table:formula="of:=[.C783]*[.$B$3]+[.D783]*[.$B$5]+[.E783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5.62958203753224" calcext:value-type="float">
            <text:p>5.63</text:p>
          </table:table-cell>
          <table:table-cell office:value-type="float" office:value="0.790455987252332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4]*[.$B$4]+[.D784]*[.$B$6]+[.E784]*[.$B$8]" office:value-type="float" office:value="0.76366" calcext:value-type="float">
            <text:p>0.76366</text:p>
          </table:table-cell>
          <table:table-cell table:formula="of:=[.C784]*[.$B$3]+[.D784]*[.$B$5]+[.E784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5.83454628910404" calcext:value-type="float">
            <text:p>5.83</text:p>
          </table:table-cell>
          <table:table-cell office:value-type="float" office:value="0.829773102652207" calcext:value-type="float">
            <text:p>0.83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5]*[.$B$4]+[.D785]*[.$B$6]+[.E785]*[.$B$8]" office:value-type="float" office:value="0.76366" calcext:value-type="float">
            <text:p>0.76366</text:p>
          </table:table-cell>
          <table:table-cell table:formula="of:=[.C785]*[.$B$3]+[.D785]*[.$B$5]+[.E785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6.02872294848785" calcext:value-type="float">
            <text:p>6.03</text:p>
          </table:table-cell>
          <table:table-cell office:value-type="float" office:value="0.861831004034542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6]*[.$B$4]+[.D786]*[.$B$6]+[.E786]*[.$B$8]" office:value-type="float" office:value="0.76366" calcext:value-type="float">
            <text:p>0.76366</text:p>
          </table:table-cell>
          <table:table-cell table:formula="of:=[.C786]*[.$B$3]+[.D786]*[.$B$5]+[.E786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6.25063913064077" calcext:value-type="float">
            <text:p>6.25</text:p>
          </table:table-cell>
          <table:table-cell office:value-type="float" office:value="0.935830322560873" calcext:value-type="float">
            <text:p>0.9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7]*[.$B$4]+[.D787]*[.$B$6]+[.E787]*[.$B$8]" office:value-type="float" office:value="0.76366" calcext:value-type="float">
            <text:p>0.76366</text:p>
          </table:table-cell>
          <table:table-cell table:formula="of:=[.C787]*[.$B$3]+[.D787]*[.$B$5]+[.E787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6.43325765553745" calcext:value-type="float">
            <text:p>6.43</text:p>
          </table:table-cell>
          <table:table-cell office:value-type="float" office:value="1.01046084834363" calcext:value-type="float">
            <text:p>1.0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8]*[.$B$4]+[.D788]*[.$B$6]+[.E788]*[.$B$8]" office:value-type="float" office:value="0.76366" calcext:value-type="float">
            <text:p>0.76366</text:p>
          </table:table-cell>
          <table:table-cell table:formula="of:=[.C788]*[.$B$3]+[.D788]*[.$B$5]+[.E788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6.62512268802384" calcext:value-type="float">
            <text:p>6.63</text:p>
          </table:table-cell>
          <table:table-cell office:value-type="float" office:value="1.09282030141229" calcext:value-type="float">
            <text:p>1.09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89]*[.$B$4]+[.D789]*[.$B$6]+[.E789]*[.$B$8]" office:value-type="float" office:value="0.76366" calcext:value-type="float">
            <text:p>0.76366</text:p>
          </table:table-cell>
          <table:table-cell table:formula="of:=[.C789]*[.$B$3]+[.D789]*[.$B$5]+[.E789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6.81082338211709" calcext:value-type="float">
            <text:p>6.81</text:p>
          </table:table-cell>
          <table:table-cell office:value-type="float" office:value="1.17629636559842" calcext:value-type="float">
            <text:p>1.18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0]*[.$B$4]+[.D790]*[.$B$6]+[.E790]*[.$B$8]" office:value-type="float" office:value="0.76366" calcext:value-type="float">
            <text:p>0.76366</text:p>
          </table:table-cell>
          <table:table-cell table:formula="of:=[.C790]*[.$B$3]+[.D790]*[.$B$5]+[.E790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6.99190082241548" calcext:value-type="float">
            <text:p>6.99</text:p>
          </table:table-cell>
          <table:table-cell office:value-type="float" office:value="1.2614049571974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1]*[.$B$4]+[.D791]*[.$B$6]+[.E791]*[.$B$8]" office:value-type="float" office:value="0.76366" calcext:value-type="float">
            <text:p>0.76366</text:p>
          </table:table-cell>
          <table:table-cell table:formula="of:=[.C791]*[.$B$3]+[.D791]*[.$B$5]+[.E791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7.17143717811559" calcext:value-type="float">
            <text:p>7.17</text:p>
          </table:table-cell>
          <table:table-cell office:value-type="float" office:value="1.3494419202207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2]*[.$B$4]+[.D792]*[.$B$6]+[.E792]*[.$B$8]" office:value-type="float" office:value="0.76366" calcext:value-type="float">
            <text:p>0.76366</text:p>
          </table:table-cell>
          <table:table-cell table:formula="of:=[.C792]*[.$B$3]+[.D792]*[.$B$5]+[.E792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7.34557973772171" calcext:value-type="float">
            <text:p>7.35</text:p>
          </table:table-cell>
          <table:table-cell office:value-type="float" office:value="1.43837910148988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3]*[.$B$4]+[.D793]*[.$B$6]+[.E793]*[.$B$8]" office:value-type="float" office:value="0.76366" calcext:value-type="float">
            <text:p>0.76366</text:p>
          </table:table-cell>
          <table:table-cell table:formula="of:=[.C793]*[.$B$3]+[.D793]*[.$B$5]+[.E793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7.51586958583212" calcext:value-type="float">
            <text:p>7.52</text:p>
          </table:table-cell>
          <table:table-cell office:value-type="float" office:value="1.52875738855708" calcext:value-type="float">
            <text:p>1.53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4]*[.$B$4]+[.D794]*[.$B$6]+[.E794]*[.$B$8]" office:value-type="float" office:value="0.76366" calcext:value-type="float">
            <text:p>0.76366</text:p>
          </table:table-cell>
          <table:table-cell table:formula="of:=[.C794]*[.$B$3]+[.D794]*[.$B$5]+[.E794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7.68538889164338" calcext:value-type="float">
            <text:p>7.69</text:p>
          </table:table-cell>
          <table:table-cell office:value-type="float" office:value="1.62212466743315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5]*[.$B$4]+[.D795]*[.$B$6]+[.E795]*[.$B$8]" office:value-type="float" office:value="0.76366" calcext:value-type="float">
            <text:p>0.76366</text:p>
          </table:table-cell>
          <table:table-cell table:formula="of:=[.C795]*[.$B$3]+[.D795]*[.$B$5]+[.E795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7.84951440136065" calcext:value-type="float">
            <text:p>7.85</text:p>
          </table:table-cell>
          <table:table-cell office:value-type="float" office:value="1.71585904022763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6]*[.$B$4]+[.D796]*[.$B$6]+[.E796]*[.$B$8]" office:value-type="float" office:value="0.76366" calcext:value-type="float">
            <text:p>0.76366</text:p>
          </table:table-cell>
          <table:table-cell table:formula="of:=[.C796]*[.$B$3]+[.D796]*[.$B$5]+[.E796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8.00901665728306" calcext:value-type="float">
            <text:p>8.01</text:p>
          </table:table-cell>
          <table:table-cell office:value-type="float" office:value="1.81004320238819" calcext:value-type="float">
            <text:p>1.8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7]*[.$B$4]+[.D797]*[.$B$6]+[.E797]*[.$B$8]" office:value-type="float" office:value="0.76366" calcext:value-type="float">
            <text:p>0.76366</text:p>
          </table:table-cell>
          <table:table-cell table:formula="of:=[.C797]*[.$B$3]+[.D797]*[.$B$5]+[.E797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8.16466620170977" calcext:value-type="float">
            <text:p>8.16</text:p>
          </table:table-cell>
          <table:table-cell office:value-type="float" office:value="1.90495785037247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8]*[.$B$4]+[.D798]*[.$B$6]+[.E798]*[.$B$8]" office:value-type="float" office:value="0.76366" calcext:value-type="float">
            <text:p>0.76366</text:p>
          </table:table-cell>
          <table:table-cell table:formula="of:=[.C798]*[.$B$3]+[.D798]*[.$B$5]+[.E798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8.3280211691279" calcext:value-type="float">
            <text:p>8.33</text:p>
          </table:table-cell>
          <table:table-cell office:value-type="float" office:value="2.00798129599828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799]*[.$B$4]+[.D799]*[.$B$6]+[.E799]*[.$B$8]" office:value-type="float" office:value="0.76366" calcext:value-type="float">
            <text:p>0.76366</text:p>
          </table:table-cell>
          <table:table-cell table:formula="of:=[.C799]*[.$B$3]+[.D799]*[.$B$5]+[.E799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8.47365366366575" calcext:value-type="float">
            <text:p>8.47</text:p>
          </table:table-cell>
          <table:table-cell office:value-type="float" office:value="2.10259724830223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0]*[.$B$4]+[.D800]*[.$B$6]+[.E800]*[.$B$8]" office:value-type="float" office:value="0.76366" calcext:value-type="float">
            <text:p>0.76366</text:p>
          </table:table-cell>
          <table:table-cell table:formula="of:=[.C800]*[.$B$3]+[.D800]*[.$B$5]+[.E800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8.6208272428019" calcext:value-type="float">
            <text:p>8.62</text:p>
          </table:table-cell>
          <table:table-cell office:value-type="float" office:value="2.2010254961205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1]*[.$B$4]+[.D801]*[.$B$6]+[.E801]*[.$B$8]" office:value-type="float" office:value="0.76366" calcext:value-type="float">
            <text:p>0.76366</text:p>
          </table:table-cell>
          <table:table-cell table:formula="of:=[.C801]*[.$B$3]+[.D801]*[.$B$5]+[.E801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8.77031244883547" calcext:value-type="float">
            <text:p>8.77</text:p>
          </table:table-cell>
          <table:table-cell office:value-type="float" office:value="2.3038706674316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2]*[.$B$4]+[.D802]*[.$B$6]+[.E802]*[.$B$8]" office:value-type="float" office:value="0.76366" calcext:value-type="float">
            <text:p>0.76366</text:p>
          </table:table-cell>
          <table:table-cell table:formula="of:=[.C802]*[.$B$3]+[.D802]*[.$B$5]+[.E802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8.90746897808276" calcext:value-type="float">
            <text:p>8.91</text:p>
          </table:table-cell>
          <table:table-cell office:value-type="float" office:value="2.40079606333505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3]*[.$B$4]+[.D803]*[.$B$6]+[.E803]*[.$B$8]" office:value-type="float" office:value="0.76366" calcext:value-type="float">
            <text:p>0.76366</text:p>
          </table:table-cell>
          <table:table-cell table:formula="of:=[.C803]*[.$B$3]+[.D803]*[.$B$5]+[.E803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9.0546425572189" calcext:value-type="float">
            <text:p>9.05</text:p>
          </table:table-cell>
          <table:table-cell office:value-type="float" office:value="2.50758500109976" calcext:value-type="float">
            <text:p>2.5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4]*[.$B$4]+[.D804]*[.$B$6]+[.E804]*[.$B$8]" office:value-type="float" office:value="0.76366" calcext:value-type="float">
            <text:p>0.76366</text:p>
          </table:table-cell>
          <table:table-cell table:formula="of:=[.C804]*[.$B$3]+[.D804]*[.$B$5]+[.E804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9.19334017106448" calcext:value-type="float">
            <text:p>9.19</text:p>
          </table:table-cell>
          <table:table-cell office:value-type="float" office:value="2.61089829876514" calcext:value-type="float">
            <text:p>2.6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5]*[.$B$4]+[.D805]*[.$B$6]+[.E805]*[.$B$8]" office:value-type="float" office:value="0.76366" calcext:value-type="float">
            <text:p>0.76366</text:p>
          </table:table-cell>
          <table:table-cell table:formula="of:=[.C805]*[.$B$3]+[.D805]*[.$B$5]+[.E805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9.32857034456392" calcext:value-type="float">
            <text:p>9.33</text:p>
          </table:table-cell>
          <table:table-cell office:value-type="float" office:value="2.71414840409746" calcext:value-type="float">
            <text:p>2.7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6]*[.$B$4]+[.D806]*[.$B$6]+[.E806]*[.$B$8]" office:value-type="float" office:value="0.76366" calcext:value-type="float">
            <text:p>0.76366</text:p>
          </table:table-cell>
          <table:table-cell table:formula="of:=[.C806]*[.$B$3]+[.D806]*[.$B$5]+[.E806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9.46534160266165" calcext:value-type="float">
            <text:p>9.47</text:p>
          </table:table-cell>
          <table:table-cell office:value-type="float" office:value="2.82106879885413" calcext:value-type="float">
            <text:p>2.8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7]*[.$B$4]+[.D807]*[.$B$6]+[.E807]*[.$B$8]" office:value-type="float" office:value="0.76366" calcext:value-type="float">
            <text:p>0.76366</text:p>
          </table:table-cell>
          <table:table-cell table:formula="of:=[.C807]*[.$B$3]+[.D807]*[.$B$5]+[.E807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9.59325162431924" calcext:value-type="float">
            <text:p>9.59</text:p>
          </table:table-cell>
          <table:table-cell office:value-type="float" office:value="2.92353159850582" calcext:value-type="float">
            <text:p>2.9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8]*[.$B$4]+[.D808]*[.$B$6]+[.E808]*[.$B$8]" office:value-type="float" office:value="0.76366" calcext:value-type="float">
            <text:p>0.76366</text:p>
          </table:table-cell>
          <table:table-cell table:formula="of:=[.C808]*[.$B$3]+[.D808]*[.$B$5]+[.E808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9.72270273057511" calcext:value-type="float">
            <text:p>9.72</text:p>
          </table:table-cell>
          <table:table-cell office:value-type="float" office:value="3.02957621469205" calcext:value-type="float">
            <text:p>3.03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09]*[.$B$4]+[.D809]*[.$B$6]+[.E809]*[.$B$8]" office:value-type="float" office:value="0.76366" calcext:value-type="float">
            <text:p>0.76366</text:p>
          </table:table-cell>
          <table:table-cell table:formula="of:=[.C809]*[.$B$3]+[.D809]*[.$B$5]+[.E809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9.85138329453184" calcext:value-type="float">
            <text:p>9.85</text:p>
          </table:table-cell>
          <table:table-cell office:value-type="float" office:value="3.1372483183882" calcext:value-type="float">
            <text:p>3.1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0]*[.$B$4]+[.D810]*[.$B$6]+[.E810]*[.$B$8]" office:value-type="float" office:value="0.76366" calcext:value-type="float">
            <text:p>0.76366</text:p>
          </table:table-cell>
          <table:table-cell table:formula="of:=[.C810]*[.$B$3]+[.D810]*[.$B$5]+[.E810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9.97852277389029" calcext:value-type="float">
            <text:p>9.98</text:p>
          </table:table-cell>
          <table:table-cell office:value-type="float" office:value="3.24604780469654" calcext:value-type="float">
            <text:p>3.2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1]*[.$B$4]+[.D811]*[.$B$6]+[.E811]*[.$B$8]" office:value-type="float" office:value="0.76366" calcext:value-type="float">
            <text:p>0.76366</text:p>
          </table:table-cell>
          <table:table-cell table:formula="of:=[.C811]*[.$B$3]+[.D811]*[.$B$5]+[.E811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0.1006537283043" calcext:value-type="float">
            <text:p>10.10</text:p>
          </table:table-cell>
          <table:table-cell office:value-type="float" office:value="3.35263015974216" calcext:value-type="float">
            <text:p>3.3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2]*[.$B$4]+[.D812]*[.$B$6]+[.E812]*[.$B$8]" office:value-type="float" office:value="0.76366" calcext:value-type="float">
            <text:p>0.76366</text:p>
          </table:table-cell>
          <table:table-cell table:formula="of:=[.C812]*[.$B$3]+[.D812]*[.$B$5]+[.E812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0.2231699538679" calcext:value-type="float">
            <text:p>10.22</text:p>
          </table:table-cell>
          <table:table-cell office:value-type="float" office:value="3.46193202988146" calcext:value-type="float">
            <text:p>3.46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3]*[.$B$4]+[.D813]*[.$B$6]+[.E813]*[.$B$8]" office:value-type="float" office:value="0.76366" calcext:value-type="float">
            <text:p>0.76366</text:p>
          </table:table-cell>
          <table:table-cell table:formula="of:=[.C813]*[.$B$3]+[.D813]*[.$B$5]+[.E813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0.3426040102349" calcext:value-type="float">
            <text:p>10.34</text:p>
          </table:table-cell>
          <table:table-cell office:value-type="float" office:value="3.5705232468237" calcext:value-type="float">
            <text:p>3.57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4]*[.$B$4]+[.D814]*[.$B$6]+[.E814]*[.$B$8]" office:value-type="float" office:value="0.76366" calcext:value-type="float">
            <text:p>0.76366</text:p>
          </table:table-cell>
          <table:table-cell table:formula="of:=[.C814]*[.$B$3]+[.D814]*[.$B$5]+[.E814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0.4639644223498" calcext:value-type="float">
            <text:p>10.46</text:p>
          </table:table-cell>
          <table:table-cell office:value-type="float" office:value="3.68297557827849" calcext:value-type="float">
            <text:p>3.68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5]*[.$B$4]+[.D815]*[.$B$6]+[.E815]*[.$B$8]" office:value-type="float" office:value="0.76366" calcext:value-type="float">
            <text:p>0.76366</text:p>
          </table:table-cell>
          <table:table-cell table:formula="of:=[.C815]*[.$B$3]+[.D815]*[.$B$5]+[.E815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0.5656760058366" calcext:value-type="float">
            <text:p>10.57</text:p>
          </table:table-cell>
          <table:table-cell office:value-type="float" office:value="3.77910814659812" calcext:value-type="float">
            <text:p>3.78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6]*[.$B$4]+[.D816]*[.$B$6]+[.E816]*[.$B$8]" office:value-type="float" office:value="0.76366" calcext:value-type="float">
            <text:p>0.76366</text:p>
          </table:table-cell>
          <table:table-cell table:formula="of:=[.C816]*[.$B$3]+[.D816]*[.$B$5]+[.E816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0.6924302140455" calcext:value-type="float">
            <text:p>10.69</text:p>
          </table:table-cell>
          <table:table-cell office:value-type="float" office:value="3.90075698265158" calcext:value-type="float">
            <text:p>3.9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7]*[.$B$4]+[.D817]*[.$B$6]+[.E817]*[.$B$8]" office:value-type="float" office:value="0.76366" calcext:value-type="float">
            <text:p>0.76366</text:p>
          </table:table-cell>
          <table:table-cell table:formula="of:=[.C817]*[.$B$3]+[.D817]*[.$B$5]+[.E817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0.8030030339723" calcext:value-type="float">
            <text:p>10.80</text:p>
          </table:table-cell>
          <table:table-cell office:value-type="float" office:value="4.00912355801074" calcext:value-type="float">
            <text:p>4.0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8]*[.$B$4]+[.D818]*[.$B$6]+[.E818]*[.$B$8]" office:value-type="float" office:value="0.76366" calcext:value-type="float">
            <text:p>0.76366</text:p>
          </table:table-cell>
          <table:table-cell table:formula="of:=[.C818]*[.$B$3]+[.D818]*[.$B$5]+[.E818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0.9181991076941" calcext:value-type="float">
            <text:p>10.92</text:p>
          </table:table-cell>
          <table:table-cell office:value-type="float" office:value="4.12395519337533" calcext:value-type="float">
            <text:p>4.1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19]*[.$B$4]+[.D819]*[.$B$6]+[.E819]*[.$B$8]" office:value-type="float" office:value="0.76366" calcext:value-type="float">
            <text:p>0.76366</text:p>
          </table:table-cell>
          <table:table-cell table:formula="of:=[.C819]*[.$B$3]+[.D819]*[.$B$5]+[.E819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1.0310835545184" calcext:value-type="float">
            <text:p>11.03</text:p>
          </table:table-cell>
          <table:table-cell office:value-type="float" office:value="4.23845778833723" calcext:value-type="float">
            <text:p>4.2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0]*[.$B$4]+[.D820]*[.$B$6]+[.E820]*[.$B$8]" office:value-type="float" office:value="0.76366" calcext:value-type="float">
            <text:p>0.76366</text:p>
          </table:table-cell>
          <table:table-cell table:formula="of:=[.C820]*[.$B$3]+[.D820]*[.$B$5]+[.E820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1.1366478495009" calcext:value-type="float">
            <text:p>11.14</text:p>
          </table:table-cell>
          <table:table-cell office:value-type="float" office:value="4.34726892863804" calcext:value-type="float">
            <text:p>4.35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1]*[.$B$4]+[.D821]*[.$B$6]+[.E821]*[.$B$8]" office:value-type="float" office:value="0.76366" calcext:value-type="float">
            <text:p>0.76366</text:p>
          </table:table-cell>
          <table:table-cell table:formula="of:=[.C821]*[.$B$3]+[.D821]*[.$B$5]+[.E821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1.2445237713808" calcext:value-type="float">
            <text:p>11.24</text:p>
          </table:table-cell>
          <table:table-cell office:value-type="float" office:value="4.46045062534681" calcext:value-type="float">
            <text:p>4.46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2]*[.$B$4]+[.D822]*[.$B$6]+[.E822]*[.$B$8]" office:value-type="float" office:value="0.76366" calcext:value-type="float">
            <text:p>0.76366</text:p>
          </table:table-cell>
          <table:table-cell table:formula="of:=[.C822]*[.$B$3]+[.D822]*[.$B$5]+[.E822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1.351243879812" calcext:value-type="float">
            <text:p>11.35</text:p>
          </table:table-cell>
          <table:table-cell office:value-type="float" office:value="4.57409243536789" calcext:value-type="float">
            <text:p>4.57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3]*[.$B$4]+[.D823]*[.$B$6]+[.E823]*[.$B$8]" office:value-type="float" office:value="0.76366" calcext:value-type="float">
            <text:p>0.76366</text:p>
          </table:table-cell>
          <table:table-cell table:formula="of:=[.C823]*[.$B$3]+[.D823]*[.$B$5]+[.E823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1.4548818190466" calcext:value-type="float">
            <text:p>11.45</text:p>
          </table:table-cell>
          <table:table-cell office:value-type="float" office:value="4.6861515999857" calcext:value-type="float">
            <text:p>4.69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4]*[.$B$4]+[.D824]*[.$B$6]+[.E824]*[.$B$8]" office:value-type="float" office:value="0.76366" calcext:value-type="float">
            <text:p>0.76366</text:p>
          </table:table-cell>
          <table:table-cell table:formula="of:=[.C824]*[.$B$3]+[.D824]*[.$B$5]+[.E824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1.5589050294308" calcext:value-type="float">
            <text:p>11.56</text:p>
          </table:table-cell>
          <table:table-cell office:value-type="float" office:value="4.80049260776799" calcext:value-type="float">
            <text:p>4.80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5]*[.$B$4]+[.D825]*[.$B$6]+[.E825]*[.$B$8]" office:value-type="float" office:value="0.76366" calcext:value-type="float">
            <text:p>0.76366</text:p>
          </table:table-cell>
          <table:table-cell table:formula="of:=[.C825]*[.$B$3]+[.D825]*[.$B$5]+[.E825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1.6617724263662" calcext:value-type="float">
            <text:p>11.66</text:p>
          </table:table-cell>
          <table:table-cell office:value-type="float" office:value="4.91536786941709" calcext:value-type="float">
            <text:p>4.9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6]*[.$B$4]+[.D826]*[.$B$6]+[.E826]*[.$B$8]" office:value-type="float" office:value="0.76366" calcext:value-type="float">
            <text:p>0.76366</text:p>
          </table:table-cell>
          <table:table-cell table:formula="of:=[.C826]*[.$B$3]+[.D826]*[.$B$5]+[.E826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1.7638692810026" calcext:value-type="float">
            <text:p>11.76</text:p>
          </table:table-cell>
          <table:table-cell office:value-type="float" office:value="5.03085494225418" calcext:value-type="float">
            <text:p>5.03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7]*[.$B$4]+[.D827]*[.$B$6]+[.E827]*[.$B$8]" office:value-type="float" office:value="0.76366" calcext:value-type="float">
            <text:p>0.76366</text:p>
          </table:table-cell>
          <table:table-cell table:formula="of:=[.C827]*[.$B$3]+[.D827]*[.$B$5]+[.E827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1.8617281529936" calcext:value-type="float">
            <text:p>11.86</text:p>
          </table:table-cell>
          <table:table-cell office:value-type="float" office:value="5.14323997784631" calcext:value-type="float">
            <text:p>5.1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8]*[.$B$4]+[.D828]*[.$B$6]+[.E828]*[.$B$8]" office:value-type="float" office:value="0.76366" calcext:value-type="float">
            <text:p>0.76366</text:p>
          </table:table-cell>
          <table:table-cell table:formula="of:=[.C828]*[.$B$3]+[.D828]*[.$B$5]+[.E828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1.9634397364804" calcext:value-type="float">
            <text:p>11.96</text:p>
          </table:table-cell>
          <table:table-cell office:value-type="float" office:value="5.26194420691468" calcext:value-type="float">
            <text:p>5.26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29]*[.$B$4]+[.D829]*[.$B$6]+[.E829]*[.$B$8]" office:value-type="float" office:value="0.76366" calcext:value-type="float">
            <text:p>0.76366</text:p>
          </table:table-cell>
          <table:table-cell table:formula="of:=[.C829]*[.$B$3]+[.D829]*[.$B$5]+[.E829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2.0593722527236" calcext:value-type="float">
            <text:p>12.06</text:p>
          </table:table-cell>
          <table:table-cell office:value-type="float" office:value="5.37529446126677" calcext:value-type="float">
            <text:p>5.38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0]*[.$B$4]+[.D830]*[.$B$6]+[.E830]*[.$B$8]" office:value-type="float" office:value="0.76366" calcext:value-type="float">
            <text:p>0.76366</text:p>
          </table:table-cell>
          <table:table-cell table:formula="of:=[.C830]*[.$B$3]+[.D830]*[.$B$5]+[.E830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2.1684039880522" calcext:value-type="float">
            <text:p>12.17</text:p>
          </table:table-cell>
          <table:table-cell office:value-type="float" office:value="5.50612954939432" calcext:value-type="float">
            <text:p>5.5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1]*[.$B$4]+[.D831]*[.$B$6]+[.E831]*[.$B$8]" office:value-type="float" office:value="0.76366" calcext:value-type="float">
            <text:p>0.76366</text:p>
          </table:table-cell>
          <table:table-cell table:formula="of:=[.C831]*[.$B$3]+[.D831]*[.$B$5]+[.E831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2.2531636409578" calcext:value-type="float">
            <text:p>12.25</text:p>
          </table:table-cell>
          <table:table-cell office:value-type="float" office:value="5.60914650804259" calcext:value-type="float">
            <text:p>5.61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2]*[.$B$4]+[.D832]*[.$B$6]+[.E832]*[.$B$8]" office:value-type="float" office:value="0.76366" calcext:value-type="float">
            <text:p>0.76366</text:p>
          </table:table-cell>
          <table:table-cell table:formula="of:=[.C832]*[.$B$3]+[.D832]*[.$B$5]+[.E832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2.3467845303036" calcext:value-type="float">
            <text:p>12.35</text:p>
          </table:table-cell>
          <table:table-cell office:value-type="float" office:value="5.72442180086482" calcext:value-type="float">
            <text:p>5.72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3]*[.$B$4]+[.D833]*[.$B$6]+[.E833]*[.$B$8]" office:value-type="float" office:value="0.76366" calcext:value-type="float">
            <text:p>0.76366</text:p>
          </table:table-cell>
          <table:table-cell table:formula="of:=[.C833]*[.$B$3]+[.D833]*[.$B$5]+[.E833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2.4400201484998" calcext:value-type="float">
            <text:p>12.44</text:p>
          </table:table-cell>
          <table:table-cell office:value-type="float" office:value="5.84064775089556" calcext:value-type="float">
            <text:p>5.84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4]*[.$B$4]+[.D834]*[.$B$6]+[.E834]*[.$B$8]" office:value-type="float" office:value="0.76366" calcext:value-type="float">
            <text:p>0.76366</text:p>
          </table:table-cell>
          <table:table-cell table:formula="of:=[.C834]*[.$B$3]+[.D834]*[.$B$5]+[.E834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2.5332557666959" calcext:value-type="float">
            <text:p>12.53</text:p>
          </table:table-cell>
          <table:table-cell office:value-type="float" office:value="5.95854853427388" calcext:value-type="float">
            <text:p>5.96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5]*[.$B$4]+[.D835]*[.$B$6]+[.E835]*[.$B$8]" office:value-type="float" office:value="0.76366" calcext:value-type="float">
            <text:p>0.76366</text:p>
          </table:table-cell>
          <table:table-cell table:formula="of:=[.C835]*[.$B$3]+[.D835]*[.$B$5]+[.E835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12.6243723935695" calcext:value-type="float">
            <text:p>12.62</text:p>
          </table:table-cell>
          <table:table-cell office:value-type="float" office:value="6.07511323599128" calcext:value-type="float">
            <text:p>6.08</text:p>
          </table:table-cell>
          <table:table-cell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  <table:table-cell office:value-type="float" office:value="0.2" calcext:value-type="float">
            <text:p>0.20</text:p>
          </table:table-cell>
          <table:table-cell table:formula="of:=[.C836]*[.$B$4]+[.D836]*[.$B$6]+[.E836]*[.$B$8]" office:value-type="float" office:value="0.76366" calcext:value-type="float">
            <text:p>0.76366</text:p>
          </table:table-cell>
          <table:table-cell table:formula="of:=[.C836]*[.$B$3]+[.D836]*[.$B$5]+[.E836]*[.$B$7]" office:value-type="float" office:value="0.62636" calcext:value-type="float">
            <text:p>0.62636</text:p>
          </table:table-cell>
        </table:table-row>
        <table:table-row table:style-name="ro1">
          <table:table-cell office:value-type="float" office:value="0.227058784256224" calcext:value-type="float">
            <text:p>0.23</text:p>
          </table:table-cell>
          <table:table-cell office:value-type="float" office:value="0.000234595133308321" calcext:value-type="float">
            <text:p>0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37]*[.$B$4]+[.D837]*[.$B$6]+[.E837]*[.$B$8]" office:value-type="float" office:value="0.11973" calcext:value-type="float">
            <text:p>0.11973</text:p>
          </table:table-cell>
          <table:table-cell table:formula="of:=[.C837]*[.$B$3]+[.D837]*[.$B$5]+[.E837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0.454117568512447" calcext:value-type="float">
            <text:p>0.45</text:p>
          </table:table-cell>
          <table:table-cell office:value-type="float" office:value="0.00198994925379753" calcext:value-type="float">
            <text:p>0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38]*[.$B$4]+[.D838]*[.$B$6]+[.E838]*[.$B$8]" office:value-type="float" office:value="0.11973" calcext:value-type="float">
            <text:p>0.11973</text:p>
          </table:table-cell>
          <table:table-cell table:formula="of:=[.C838]*[.$B$3]+[.D838]*[.$B$5]+[.E838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0.670615479082335" calcext:value-type="float">
            <text:p>0.67</text:p>
          </table:table-cell>
          <table:table-cell office:value-type="float" office:value="0.00418930613223463" calcext:value-type="float">
            <text:p>0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39]*[.$B$4]+[.D839]*[.$B$6]+[.E839]*[.$B$8]" office:value-type="float" office:value="0.11973" calcext:value-type="float">
            <text:p>0.11973</text:p>
          </table:table-cell>
          <table:table-cell table:formula="of:=[.C839]*[.$B$3]+[.D839]*[.$B$5]+[.E839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0.887773444257618" calcext:value-type="float">
            <text:p>0.89</text:p>
          </table:table-cell>
          <table:table-cell office:value-type="float" office:value="0.00875663329171017" calcext:value-type="float">
            <text:p>0.0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0]*[.$B$4]+[.D840]*[.$B$6]+[.E840]*[.$B$8]" office:value-type="float" office:value="0.11973" calcext:value-type="float">
            <text:p>0.11973</text:p>
          </table:table-cell>
          <table:table-cell table:formula="of:=[.C840]*[.$B$3]+[.D840]*[.$B$5]+[.E840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.11417217390845" calcext:value-type="float">
            <text:p>1.11</text:p>
          </table:table-cell>
          <table:table-cell office:value-type="float" office:value="0.0158382735789008" calcext:value-type="float">
            <text:p>0.0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1]*[.$B$4]+[.D841]*[.$B$6]+[.E841]*[.$B$8]" office:value-type="float" office:value="0.11973" calcext:value-type="float">
            <text:p>0.11973</text:p>
          </table:table-cell>
          <table:table-cell table:formula="of:=[.C841]*[.$B$3]+[.D841]*[.$B$5]+[.E841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.34123095816467" calcext:value-type="float">
            <text:p>1.34</text:p>
          </table:table-cell>
          <table:table-cell office:value-type="float" office:value="0.025614520366732" calcext:value-type="float">
            <text:p>0.03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2]*[.$B$4]+[.D842]*[.$B$6]+[.E842]*[.$B$8]" office:value-type="float" office:value="0.11973" calcext:value-type="float">
            <text:p>0.11973</text:p>
          </table:table-cell>
          <table:table-cell table:formula="of:=[.C842]*[.$B$3]+[.D842]*[.$B$5]+[.E842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.54716799504822" calcext:value-type="float">
            <text:p>1.55</text:p>
          </table:table-cell>
          <table:table-cell office:value-type="float" office:value="0.0370204010570794" calcext:value-type="float">
            <text:p>0.0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3]*[.$B$4]+[.D843]*[.$B$6]+[.E843]*[.$B$8]" office:value-type="float" office:value="0.11973" calcext:value-type="float">
            <text:p>0.11973</text:p>
          </table:table-cell>
          <table:table-cell table:formula="of:=[.C843]*[.$B$3]+[.D843]*[.$B$5]+[.E843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.77290667009365" calcext:value-type="float">
            <text:p>1.77</text:p>
          </table:table-cell>
          <table:table-cell office:value-type="float" office:value="0.0525260689076223" calcext:value-type="float">
            <text:p>0.0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4]*[.$B$4]+[.D844]*[.$B$6]+[.E844]*[.$B$8]" office:value-type="float" office:value="0.11973" calcext:value-type="float">
            <text:p>0.11973</text:p>
          </table:table-cell>
          <table:table-cell table:formula="of:=[.C844]*[.$B$3]+[.D844]*[.$B$5]+[.E844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.99336490829592" calcext:value-type="float">
            <text:p>1.99</text:p>
          </table:table-cell>
          <table:table-cell office:value-type="float" office:value="0.0709067171557993" calcext:value-type="float">
            <text:p>0.07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5]*[.$B$4]+[.D845]*[.$B$6]+[.E845]*[.$B$8]" office:value-type="float" office:value="0.11973" calcext:value-type="float">
            <text:p>0.11973</text:p>
          </table:table-cell>
          <table:table-cell table:formula="of:=[.C845]*[.$B$3]+[.D845]*[.$B$5]+[.E845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2.20854270965501" calcext:value-type="float">
            <text:p>2.21</text:p>
          </table:table-cell>
          <table:table-cell office:value-type="float" office:value="0.0920867601981014" calcext:value-type="float">
            <text:p>0.0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6]*[.$B$4]+[.D846]*[.$B$6]+[.E846]*[.$B$8]" office:value-type="float" office:value="0.11973" calcext:value-type="float">
            <text:p>0.11973</text:p>
          </table:table-cell>
          <table:table-cell table:formula="of:=[.C846]*[.$B$3]+[.D846]*[.$B$5]+[.E846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2.42768083864648" calcext:value-type="float">
            <text:p>2.43</text:p>
          </table:table-cell>
          <table:table-cell office:value-type="float" office:value="0.117170320421886" calcext:value-type="float">
            <text:p>0.1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7]*[.$B$4]+[.D847]*[.$B$6]+[.E847]*[.$B$8]" office:value-type="float" office:value="0.11973" calcext:value-type="float">
            <text:p>0.11973</text:p>
          </table:table-cell>
          <table:table-cell table:formula="of:=[.C847]*[.$B$3]+[.D847]*[.$B$5]+[.E847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2.64087847618939" calcext:value-type="float">
            <text:p>2.64</text:p>
          </table:table-cell>
          <table:table-cell office:value-type="float" office:value="0.145044129733723" calcext:value-type="float">
            <text:p>0.1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8]*[.$B$4]+[.D848]*[.$B$6]+[.E848]*[.$B$8]" office:value-type="float" office:value="0.11973" calcext:value-type="float">
            <text:p>0.11973</text:p>
          </table:table-cell>
          <table:table-cell table:formula="of:=[.C848]*[.$B$3]+[.D848]*[.$B$5]+[.E848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2.85539622294309" calcext:value-type="float">
            <text:p>2.86</text:p>
          </table:table-cell>
          <table:table-cell office:value-type="float" office:value="0.176806013972852" calcext:value-type="float">
            <text:p>0.1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49]*[.$B$4]+[.D849]*[.$B$6]+[.E849]*[.$B$8]" office:value-type="float" office:value="0.11973" calcext:value-type="float">
            <text:p>0.11973</text:p>
          </table:table-cell>
          <table:table-cell table:formula="of:=[.C849]*[.$B$3]+[.D849]*[.$B$5]+[.E849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3.06397347824823" calcext:value-type="float">
            <text:p>3.06</text:p>
          </table:table-cell>
          <table:table-cell office:value-type="float" office:value="0.21129429604549" calcext:value-type="float">
            <text:p>0.2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0]*[.$B$4]+[.D850]*[.$B$6]+[.E850]*[.$B$8]" office:value-type="float" office:value="0.11973" calcext:value-type="float">
            <text:p>0.11973</text:p>
          </table:table-cell>
          <table:table-cell table:formula="of:=[.C850]*[.$B$3]+[.D850]*[.$B$5]+[.E850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3.26330996907782" calcext:value-type="float">
            <text:p>3.26</text:p>
          </table:table-cell>
          <table:table-cell office:value-type="float" office:value="0.247748842780571" calcext:value-type="float">
            <text:p>0.2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1]*[.$B$4]+[.D851]*[.$B$6]+[.E851]*[.$B$8]" office:value-type="float" office:value="0.11973" calcext:value-type="float">
            <text:p>0.11973</text:p>
          </table:table-cell>
          <table:table-cell table:formula="of:=[.C851]*[.$B$3]+[.D851]*[.$B$5]+[.E851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3.47782771583152" calcext:value-type="float">
            <text:p>3.48</text:p>
          </table:table-cell>
          <table:table-cell office:value-type="float" office:value="0.290861618341245" calcext:value-type="float">
            <text:p>0.2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2]*[.$B$4]+[.D852]*[.$B$6]+[.E852]*[.$B$8]" office:value-type="float" office:value="0.11973" calcext:value-type="float">
            <text:p>0.11973</text:p>
          </table:table-cell>
          <table:table-cell table:formula="of:=[.C852]*[.$B$3]+[.D852]*[.$B$5]+[.E852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3.68310469810967" calcext:value-type="float">
            <text:p>3.68</text:p>
          </table:table-cell>
          <table:table-cell office:value-type="float" office:value="0.336005599055365" calcext:value-type="float">
            <text:p>0.3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3]*[.$B$4]+[.D853]*[.$B$6]+[.E853]*[.$B$8]" office:value-type="float" office:value="0.11973" calcext:value-type="float">
            <text:p>0.11973</text:p>
          </table:table-cell>
          <table:table-cell table:formula="of:=[.C853]*[.$B$3]+[.D853]*[.$B$5]+[.E853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3.88046102512308" calcext:value-type="float">
            <text:p>3.88</text:p>
          </table:table-cell>
          <table:table-cell office:value-type="float" office:value="0.38313688374605" calcext:value-type="float">
            <text:p>0.3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4]*[.$B$4]+[.D854]*[.$B$6]+[.E854]*[.$B$8]" office:value-type="float" office:value="0.11973" calcext:value-type="float">
            <text:p>0.11973</text:p>
          </table:table-cell>
          <table:table-cell table:formula="of:=[.C854]*[.$B$3]+[.D854]*[.$B$5]+[.E854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4.06593636923935" calcext:value-type="float">
            <text:p>4.07</text:p>
          </table:table-cell>
          <table:table-cell office:value-type="float" office:value="0.430834484717939" calcext:value-type="float">
            <text:p>0.43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5]*[.$B$4]+[.D855]*[.$B$6]+[.E855]*[.$B$8]" office:value-type="float" office:value="0.11973" calcext:value-type="float">
            <text:p>0.11973</text:p>
          </table:table-cell>
          <table:table-cell table:formula="of:=[.C855]*[.$B$3]+[.D855]*[.$B$5]+[.E855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4.26725302388513" calcext:value-type="float">
            <text:p>4.27</text:p>
          </table:table-cell>
          <table:table-cell office:value-type="float" office:value="0.486408080499526" calcext:value-type="float">
            <text:p>0.4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6]*[.$B$4]+[.D856]*[.$B$6]+[.E856]*[.$B$8]" office:value-type="float" office:value="0.11973" calcext:value-type="float">
            <text:p>0.11973</text:p>
          </table:table-cell>
          <table:table-cell table:formula="of:=[.C856]*[.$B$3]+[.D856]*[.$B$5]+[.E856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4.44612782194745" calcext:value-type="float">
            <text:p>4.45</text:p>
          </table:table-cell>
          <table:table-cell office:value-type="float" office:value="0.539112018341273" calcext:value-type="float">
            <text:p>0.5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7]*[.$B$4]+[.D857]*[.$B$6]+[.E857]*[.$B$8]" office:value-type="float" office:value="0.11973" calcext:value-type="float">
            <text:p>0.11973</text:p>
          </table:table-cell>
          <table:table-cell table:formula="of:=[.C857]*[.$B$3]+[.D857]*[.$B$5]+[.E857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4.64414420356625" calcext:value-type="float">
            <text:p>4.64</text:p>
          </table:table-cell>
          <table:table-cell office:value-type="float" office:value="0.601312920407932" calcext:value-type="float">
            <text:p>0.6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8]*[.$B$4]+[.D858]*[.$B$6]+[.E858]*[.$B$8]" office:value-type="float" office:value="0.11973" calcext:value-type="float">
            <text:p>0.11973</text:p>
          </table:table-cell>
          <table:table-cell table:formula="of:=[.C858]*[.$B$3]+[.D858]*[.$B$5]+[.E858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4.82235894702317" calcext:value-type="float">
            <text:p>4.82</text:p>
          </table:table-cell>
          <table:table-cell office:value-type="float" office:value="0.660756037694402" calcext:value-type="float">
            <text:p>0.6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59]*[.$B$4]+[.D859]*[.$B$6]+[.E859]*[.$B$8]" office:value-type="float" office:value="0.11973" calcext:value-type="float">
            <text:p>0.11973</text:p>
          </table:table-cell>
          <table:table-cell table:formula="of:=[.C859]*[.$B$3]+[.D859]*[.$B$5]+[.E859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4.9979334720585" calcext:value-type="float">
            <text:p>5.00</text:p>
          </table:table-cell>
          <table:table-cell office:value-type="float" office:value="0.722649586805776" calcext:value-type="float">
            <text:p>0.7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0]*[.$B$4]+[.D860]*[.$B$6]+[.E860]*[.$B$8]" office:value-type="float" office:value="0.11973" calcext:value-type="float">
            <text:p>0.11973</text:p>
          </table:table-cell>
          <table:table-cell table:formula="of:=[.C860]*[.$B$3]+[.D860]*[.$B$5]+[.E860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5.16426723261829" calcext:value-type="float">
            <text:p>5.16</text:p>
          </table:table-cell>
          <table:table-cell office:value-type="float" office:value="0.784283480015211" calcext:value-type="float">
            <text:p>0.7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1]*[.$B$4]+[.D861]*[.$B$6]+[.E861]*[.$B$8]" office:value-type="float" office:value="0.11973" calcext:value-type="float">
            <text:p>0.11973</text:p>
          </table:table-cell>
          <table:table-cell table:formula="of:=[.C861]*[.$B$3]+[.D861]*[.$B$5]+[.E861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5.35436295897234" calcext:value-type="float">
            <text:p>5.35</text:p>
          </table:table-cell>
          <table:table-cell office:value-type="float" office:value="0.858494582574908" calcext:value-type="float">
            <text:p>0.8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2]*[.$B$4]+[.D862]*[.$B$6]+[.E862]*[.$B$8]" office:value-type="float" office:value="0.11973" calcext:value-type="float">
            <text:p>0.11973</text:p>
          </table:table-cell>
          <table:table-cell table:formula="of:=[.C862]*[.$B$3]+[.D862]*[.$B$5]+[.E862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5.51079590045119" calcext:value-type="float">
            <text:p>5.51</text:p>
          </table:table-cell>
          <table:table-cell office:value-type="float" office:value="0.922552603613585" calcext:value-type="float">
            <text:p>0.9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3]*[.$B$4]+[.D863]*[.$B$6]+[.E863]*[.$B$8]" office:value-type="float" office:value="0.11973" calcext:value-type="float">
            <text:p>0.11973</text:p>
          </table:table-cell>
          <table:table-cell table:formula="of:=[.C863]*[.$B$3]+[.D863]*[.$B$5]+[.E863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5.6751494971948" calcext:value-type="float">
            <text:p>5.68</text:p>
          </table:table-cell>
          <table:table-cell office:value-type="float" office:value="0.992881145962309" calcext:value-type="float">
            <text:p>0.9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4]*[.$B$4]+[.D864]*[.$B$6]+[.E864]*[.$B$8]" office:value-type="float" office:value="0.11973" calcext:value-type="float">
            <text:p>0.11973</text:p>
          </table:table-cell>
          <table:table-cell table:formula="of:=[.C864]*[.$B$3]+[.D864]*[.$B$5]+[.E864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5.83422265709523" calcext:value-type="float">
            <text:p>5.83</text:p>
          </table:table-cell>
          <table:table-cell office:value-type="float" office:value="1.06379609796779" calcext:value-type="float">
            <text:p>1.0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5]*[.$B$4]+[.D865]*[.$B$6]+[.E865]*[.$B$8]" office:value-type="float" office:value="0.11973" calcext:value-type="float">
            <text:p>0.11973</text:p>
          </table:table-cell>
          <table:table-cell table:formula="of:=[.C865]*[.$B$3]+[.D865]*[.$B$5]+[.E865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5.98933548936329" calcext:value-type="float">
            <text:p>5.99</text:p>
          </table:table-cell>
          <table:table-cell office:value-type="float" office:value="1.13591822770374" calcext:value-type="float">
            <text:p>1.1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6]*[.$B$4]+[.D866]*[.$B$6]+[.E866]*[.$B$8]" office:value-type="float" office:value="0.11973" calcext:value-type="float">
            <text:p>0.11973</text:p>
          </table:table-cell>
          <table:table-cell table:formula="of:=[.C866]*[.$B$3]+[.D866]*[.$B$5]+[.E866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6.14312821242056" calcext:value-type="float">
            <text:p>6.14</text:p>
          </table:table-cell>
          <table:table-cell office:value-type="float" office:value="1.21019931041716" calcext:value-type="float">
            <text:p>1.2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7]*[.$B$4]+[.D867]*[.$B$6]+[.E867]*[.$B$8]" office:value-type="float" office:value="0.11973" calcext:value-type="float">
            <text:p>0.11973</text:p>
          </table:table-cell>
          <table:table-cell table:formula="of:=[.C867]*[.$B$3]+[.D867]*[.$B$5]+[.E867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6.29230055324006" calcext:value-type="float">
            <text:p>6.29</text:p>
          </table:table-cell>
          <table:table-cell office:value-type="float" office:value="1.28489358351344" calcext:value-type="float">
            <text:p>1.2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8]*[.$B$4]+[.D868]*[.$B$6]+[.E868]*[.$B$8]" office:value-type="float" office:value="0.11973" calcext:value-type="float">
            <text:p>0.11973</text:p>
          </table:table-cell>
          <table:table-cell table:formula="of:=[.C868]*[.$B$3]+[.D868]*[.$B$5]+[.E868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6.43817262103257" calcext:value-type="float">
            <text:p>6.44</text:p>
          </table:table-cell>
          <table:table-cell office:value-type="float" office:value="1.36055698834728" calcext:value-type="float">
            <text:p>1.3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69]*[.$B$4]+[.D869]*[.$B$6]+[.E869]*[.$B$8]" office:value-type="float" office:value="0.11973" calcext:value-type="float">
            <text:p>0.11973</text:p>
          </table:table-cell>
          <table:table-cell table:formula="of:=[.C869]*[.$B$3]+[.D869]*[.$B$5]+[.E869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6.58338463421969" calcext:value-type="float">
            <text:p>6.58</text:p>
          </table:table-cell>
          <table:table-cell office:value-type="float" office:value="1.43849725571318" calcext:value-type="float">
            <text:p>1.4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0]*[.$B$4]+[.D870]*[.$B$6]+[.E870]*[.$B$8]" office:value-type="float" office:value="0.11973" calcext:value-type="float">
            <text:p>0.11973</text:p>
          </table:table-cell>
          <table:table-cell table:formula="of:=[.C870]*[.$B$3]+[.D870]*[.$B$5]+[.E870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6.72397626516904" calcext:value-type="float">
            <text:p>6.72</text:p>
          </table:table-cell>
          <table:table-cell office:value-type="float" office:value="1.51644096496141" calcext:value-type="float">
            <text:p>1.5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1]*[.$B$4]+[.D871]*[.$B$6]+[.E871]*[.$B$8]" office:value-type="float" office:value="0.11973" calcext:value-type="float">
            <text:p>0.11973</text:p>
          </table:table-cell>
          <table:table-cell table:formula="of:=[.C871]*[.$B$3]+[.D871]*[.$B$5]+[.E871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6.86060756848601" calcext:value-type="float">
            <text:p>6.86</text:p>
          </table:table-cell>
          <table:table-cell office:value-type="float" office:value="1.59454933187269" calcext:value-type="float">
            <text:p>1.5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2]*[.$B$4]+[.D872]*[.$B$6]+[.E872]*[.$B$8]" office:value-type="float" office:value="0.11973" calcext:value-type="float">
            <text:p>0.11973</text:p>
          </table:table-cell>
          <table:table-cell table:formula="of:=[.C872]*[.$B$3]+[.D872]*[.$B$5]+[.E872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6.993938598776" calcext:value-type="float">
            <text:p>6.99</text:p>
          </table:table-cell>
          <table:table-cell office:value-type="float" office:value="1.67306110960232" calcext:value-type="float">
            <text:p>1.67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3]*[.$B$4]+[.D873]*[.$B$6]+[.E873]*[.$B$8]" office:value-type="float" office:value="0.11973" calcext:value-type="float">
            <text:p>0.11973</text:p>
          </table:table-cell>
          <table:table-cell table:formula="of:=[.C873]*[.$B$3]+[.D873]*[.$B$5]+[.E873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7.13387017511996" calcext:value-type="float">
            <text:p>7.13</text:p>
          </table:table-cell>
          <table:table-cell office:value-type="float" office:value="1.75795326644652" calcext:value-type="float">
            <text:p>1.7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4]*[.$B$4]+[.D874]*[.$B$6]+[.E874]*[.$B$8]" office:value-type="float" office:value="0.11973" calcext:value-type="float">
            <text:p>0.11973</text:p>
          </table:table-cell>
          <table:table-cell table:formula="of:=[.C874]*[.$B$3]+[.D874]*[.$B$5]+[.E874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7.2586204955398" calcext:value-type="float">
            <text:p>7.26</text:p>
          </table:table-cell>
          <table:table-cell office:value-type="float" office:value="1.83570058271419" calcext:value-type="float">
            <text:p>1.8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5]*[.$B$4]+[.D875]*[.$B$6]+[.E875]*[.$B$8]" office:value-type="float" office:value="0.11973" calcext:value-type="float">
            <text:p>0.11973</text:p>
          </table:table-cell>
          <table:table-cell table:formula="of:=[.C875]*[.$B$3]+[.D875]*[.$B$5]+[.E875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7.38469092517044" calcext:value-type="float">
            <text:p>7.38</text:p>
          </table:table-cell>
          <table:table-cell office:value-type="float" office:value="1.91648934867259" calcext:value-type="float">
            <text:p>1.9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6]*[.$B$4]+[.D876]*[.$B$6]+[.E876]*[.$B$8]" office:value-type="float" office:value="0.11973" calcext:value-type="float">
            <text:p>0.11973</text:p>
          </table:table-cell>
          <table:table-cell table:formula="of:=[.C876]*[.$B$3]+[.D876]*[.$B$5]+[.E876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7.51274151861726" calcext:value-type="float">
            <text:p>7.51</text:p>
          </table:table-cell>
          <table:table-cell office:value-type="float" office:value="2.0005488651195" calcext:value-type="float">
            <text:p>2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7]*[.$B$4]+[.D877]*[.$B$6]+[.E877]*[.$B$8]" office:value-type="float" office:value="0.11973" calcext:value-type="float">
            <text:p>0.11973</text:p>
          </table:table-cell>
          <table:table-cell table:formula="of:=[.C877]*[.$B$3]+[.D877]*[.$B$5]+[.E877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7.63023123837775" calcext:value-type="float">
            <text:p>7.63</text:p>
          </table:table-cell>
          <table:table-cell office:value-type="float" office:value="2.07973288832918" calcext:value-type="float">
            <text:p>2.0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8]*[.$B$4]+[.D878]*[.$B$6]+[.E878]*[.$B$8]" office:value-type="float" office:value="0.11973" calcext:value-type="float">
            <text:p>0.11973</text:p>
          </table:table-cell>
          <table:table-cell table:formula="of:=[.C878]*[.$B$3]+[.D878]*[.$B$5]+[.E878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7.75630166800838" calcext:value-type="float">
            <text:p>7.76</text:p>
          </table:table-cell>
          <table:table-cell office:value-type="float" office:value="2.16666420658812" calcext:value-type="float">
            <text:p>2.17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79]*[.$B$4]+[.D879]*[.$B$6]+[.E879]*[.$B$8]" office:value-type="float" office:value="0.11973" calcext:value-type="float">
            <text:p>0.11973</text:p>
          </table:table-cell>
          <table:table-cell table:formula="of:=[.C879]*[.$B$3]+[.D879]*[.$B$5]+[.E879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7.87511149697966" calcext:value-type="float">
            <text:p>7.88</text:p>
          </table:table-cell>
          <table:table-cell office:value-type="float" office:value="2.25065541196039" calcext:value-type="float">
            <text:p>2.2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0]*[.$B$4]+[.D880]*[.$B$6]+[.E880]*[.$B$8]" office:value-type="float" office:value="0.11973" calcext:value-type="float">
            <text:p>0.11973</text:p>
          </table:table-cell>
          <table:table-cell table:formula="of:=[.C880]*[.$B$3]+[.D880]*[.$B$5]+[.E880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7.99095108022666" calcext:value-type="float">
            <text:p>7.99</text:p>
          </table:table-cell>
          <table:table-cell office:value-type="float" office:value="2.33442551580282" calcext:value-type="float">
            <text:p>2.33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1]*[.$B$4]+[.D881]*[.$B$6]+[.E881]*[.$B$8]" office:value-type="float" office:value="0.11973" calcext:value-type="float">
            <text:p>0.11973</text:p>
          </table:table-cell>
          <table:table-cell table:formula="of:=[.C881]*[.$B$3]+[.D881]*[.$B$5]+[.E881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8.10811077268445" calcext:value-type="float">
            <text:p>8.11</text:p>
          </table:table-cell>
          <table:table-cell office:value-type="float" office:value="2.42102792762252" calcext:value-type="float">
            <text:p>2.4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2]*[.$B$4]+[.D882]*[.$B$6]+[.E882]*[.$B$8]" office:value-type="float" office:value="0.11973" calcext:value-type="float">
            <text:p>0.11973</text:p>
          </table:table-cell>
          <table:table-cell table:formula="of:=[.C882]*[.$B$3]+[.D882]*[.$B$5]+[.E882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8.21767983718019" calcext:value-type="float">
            <text:p>8.22</text:p>
          </table:table-cell>
          <table:table-cell office:value-type="float" office:value="2.50373658793546" calcext:value-type="float">
            <text:p>2.5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3]*[.$B$4]+[.D883]*[.$B$6]+[.E883]*[.$B$8]" office:value-type="float" office:value="0.11973" calcext:value-type="float">
            <text:p>0.11973</text:p>
          </table:table-cell>
          <table:table-cell table:formula="of:=[.C883]*[.$B$3]+[.D883]*[.$B$5]+[.E883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8.32856901088671" calcext:value-type="float">
            <text:p>8.33</text:p>
          </table:table-cell>
          <table:table-cell office:value-type="float" office:value="2.58922623456446" calcext:value-type="float">
            <text:p>2.5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4]*[.$B$4]+[.D884]*[.$B$6]+[.E884]*[.$B$8]" office:value-type="float" office:value="0.11973" calcext:value-type="float">
            <text:p>0.11973</text:p>
          </table:table-cell>
          <table:table-cell table:formula="of:=[.C884]*[.$B$3]+[.D884]*[.$B$5]+[.E884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8.43879812998785" calcext:value-type="float">
            <text:p>8.44</text:p>
          </table:table-cell>
          <table:table-cell office:value-type="float" office:value="2.67586110805351" calcext:value-type="float">
            <text:p>2.6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5]*[.$B$4]+[.D885]*[.$B$6]+[.E885]*[.$B$8]" office:value-type="float" office:value="0.11973" calcext:value-type="float">
            <text:p>0.11973</text:p>
          </table:table-cell>
          <table:table-cell table:formula="of:=[.C885]*[.$B$3]+[.D885]*[.$B$5]+[.E885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8.54770713987818" calcext:value-type="float">
            <text:p>8.55</text:p>
          </table:table-cell>
          <table:table-cell office:value-type="float" office:value="2.7632920847309" calcext:value-type="float">
            <text:p>2.7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6]*[.$B$4]+[.D886]*[.$B$6]+[.E886]*[.$B$8]" office:value-type="float" office:value="0.11973" calcext:value-type="float">
            <text:p>0.11973</text:p>
          </table:table-cell>
          <table:table-cell table:formula="of:=[.C886]*[.$B$3]+[.D886]*[.$B$5]+[.E886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8.65232579483345" calcext:value-type="float">
            <text:p>8.65</text:p>
          </table:table-cell>
          <table:table-cell office:value-type="float" office:value="2.84883304171754" calcext:value-type="float">
            <text:p>2.8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7]*[.$B$4]+[.D887]*[.$B$6]+[.E887]*[.$B$8]" office:value-type="float" office:value="0.11973" calcext:value-type="float">
            <text:p>0.11973</text:p>
          </table:table-cell>
          <table:table-cell table:formula="of:=[.C887]*[.$B$3]+[.D887]*[.$B$5]+[.E887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8.75727447709141" calcext:value-type="float">
            <text:p>8.76</text:p>
          </table:table-cell>
          <table:table-cell office:value-type="float" office:value="2.9363273263122" calcext:value-type="float">
            <text:p>2.9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8]*[.$B$4]+[.D888]*[.$B$6]+[.E888]*[.$B$8]" office:value-type="float" office:value="0.11973" calcext:value-type="float">
            <text:p>0.11973</text:p>
          </table:table-cell>
          <table:table-cell table:formula="of:=[.C888]*[.$B$3]+[.D888]*[.$B$5]+[.E888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8.85958294092779" calcext:value-type="float">
            <text:p>8.86</text:p>
          </table:table-cell>
          <table:table-cell office:value-type="float" office:value="3.02305029553797" calcext:value-type="float">
            <text:p>3.0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89]*[.$B$4]+[.D889]*[.$B$6]+[.E889]*[.$B$8]" office:value-type="float" office:value="0.11973" calcext:value-type="float">
            <text:p>0.11973</text:p>
          </table:table-cell>
          <table:table-cell table:formula="of:=[.C889]*[.$B$3]+[.D889]*[.$B$5]+[.E889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8.96354154127766" calcext:value-type="float">
            <text:p>8.96</text:p>
          </table:table-cell>
          <table:table-cell office:value-type="float" office:value="3.11299965702096" calcext:value-type="float">
            <text:p>3.1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0]*[.$B$4]+[.D890]*[.$B$6]+[.E890]*[.$B$8]" office:value-type="float" office:value="0.11973" calcext:value-type="float">
            <text:p>0.11973</text:p>
          </table:table-cell>
          <table:table-cell table:formula="of:=[.C890]*[.$B$3]+[.D890]*[.$B$5]+[.E890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9.05066874918994" calcext:value-type="float">
            <text:p>9.05</text:p>
          </table:table-cell>
          <table:table-cell office:value-type="float" office:value="3.18941898478989" calcext:value-type="float">
            <text:p>3.1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1]*[.$B$4]+[.D891]*[.$B$6]+[.E891]*[.$B$8]" office:value-type="float" office:value="0.11973" calcext:value-type="float">
            <text:p>0.11973</text:p>
          </table:table-cell>
          <table:table-cell table:formula="of:=[.C891]*[.$B$3]+[.D891]*[.$B$5]+[.E891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9.15924773177758" calcext:value-type="float">
            <text:p>9.16</text:p>
          </table:table-cell>
          <table:table-cell office:value-type="float" office:value="3.28645725179508" calcext:value-type="float">
            <text:p>3.2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2]*[.$B$4]+[.D892]*[.$B$6]+[.E892]*[.$B$8]" office:value-type="float" office:value="0.11973" calcext:value-type="float">
            <text:p>0.11973</text:p>
          </table:table-cell>
          <table:table-cell table:formula="of:=[.C892]*[.$B$3]+[.D892]*[.$B$5]+[.E892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9.2539655676519" calcext:value-type="float">
            <text:p>9.25</text:p>
          </table:table-cell>
          <table:table-cell office:value-type="float" office:value="3.37259495121064" calcext:value-type="float">
            <text:p>3.37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3]*[.$B$4]+[.D893]*[.$B$6]+[.E893]*[.$B$8]" office:value-type="float" office:value="0.11973" calcext:value-type="float">
            <text:p>0.11973</text:p>
          </table:table-cell>
          <table:table-cell table:formula="of:=[.C893]*[.$B$3]+[.D893]*[.$B$5]+[.E893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9.3526437311586" calcext:value-type="float">
            <text:p>9.35</text:p>
          </table:table-cell>
          <table:table-cell office:value-type="float" office:value="3.46366513531039" calcext:value-type="float">
            <text:p>3.4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4]*[.$B$4]+[.D894]*[.$B$6]+[.E894]*[.$B$8]" office:value-type="float" office:value="0.11973" calcext:value-type="float">
            <text:p>0.11973</text:p>
          </table:table-cell>
          <table:table-cell table:formula="of:=[.C894]*[.$B$3]+[.D894]*[.$B$5]+[.E894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9.44934173084912" calcext:value-type="float">
            <text:p>9.45</text:p>
          </table:table-cell>
          <table:table-cell office:value-type="float" office:value="3.55448129150193" calcext:value-type="float">
            <text:p>3.5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5]*[.$B$4]+[.D895]*[.$B$6]+[.E895]*[.$B$8]" office:value-type="float" office:value="0.11973" calcext:value-type="float">
            <text:p>0.11973</text:p>
          </table:table-cell>
          <table:table-cell table:formula="of:=[.C895]*[.$B$3]+[.D895]*[.$B$5]+[.E895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9.53976921178837" calcext:value-type="float">
            <text:p>9.54</text:p>
          </table:table-cell>
          <table:table-cell office:value-type="float" office:value="3.64078452961381" calcext:value-type="float">
            <text:p>3.64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6]*[.$B$4]+[.D896]*[.$B$6]+[.E896]*[.$B$8]" office:value-type="float" office:value="0.11973" calcext:value-type="float">
            <text:p>0.11973</text:p>
          </table:table-cell>
          <table:table-cell table:formula="of:=[.C896]*[.$B$3]+[.D896]*[.$B$5]+[.E896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9.63217685654381" calcext:value-type="float">
            <text:p>9.63</text:p>
          </table:table-cell>
          <table:table-cell office:value-type="float" office:value="3.73028972828256" calcext:value-type="float">
            <text:p>3.73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7]*[.$B$4]+[.D897]*[.$B$6]+[.E897]*[.$B$8]" office:value-type="float" office:value="0.11973" calcext:value-type="float">
            <text:p>0.11973</text:p>
          </table:table-cell>
          <table:table-cell table:formula="of:=[.C897]*[.$B$3]+[.D897]*[.$B$5]+[.E897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9.72359441939116" calcext:value-type="float">
            <text:p>9.72</text:p>
          </table:table-cell>
          <table:table-cell office:value-type="float" office:value="3.82014952760246" calcext:value-type="float">
            <text:p>3.8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8]*[.$B$4]+[.D898]*[.$B$6]+[.E898]*[.$B$8]" office:value-type="float" office:value="0.11973" calcext:value-type="float">
            <text:p>0.11973</text:p>
          </table:table-cell>
          <table:table-cell table:formula="of:=[.C898]*[.$B$3]+[.D898]*[.$B$5]+[.E898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9.81237176381692" calcext:value-type="float">
            <text:p>9.81</text:p>
          </table:table-cell>
          <table:table-cell office:value-type="float" office:value="3.90869696239466" calcext:value-type="float">
            <text:p>3.9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899]*[.$B$4]+[.D899]*[.$B$6]+[.E899]*[.$B$8]" office:value-type="float" office:value="0.11973" calcext:value-type="float">
            <text:p>0.11973</text:p>
          </table:table-cell>
          <table:table-cell table:formula="of:=[.C899]*[.$B$3]+[.D899]*[.$B$5]+[.E899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9.90147913554538" calcext:value-type="float">
            <text:p>9.90</text:p>
          </table:table-cell>
          <table:table-cell office:value-type="float" office:value="3.99884189537968" calcext:value-type="float">
            <text:p>4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0]*[.$B$4]+[.D900]*[.$B$6]+[.E900]*[.$B$8]" office:value-type="float" office:value="0.11973" calcext:value-type="float">
            <text:p>0.11973</text:p>
          </table:table-cell>
          <table:table-cell table:formula="of:=[.C900]*[.$B$3]+[.D900]*[.$B$5]+[.E900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9.98959642536574" calcext:value-type="float">
            <text:p>9.99</text:p>
          </table:table-cell>
          <table:table-cell office:value-type="float" office:value="4.08919267988455" calcext:value-type="float">
            <text:p>4.09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1]*[.$B$4]+[.D901]*[.$B$6]+[.E901]*[.$B$8]" office:value-type="float" office:value="0.11973" calcext:value-type="float">
            <text:p>0.11973</text:p>
          </table:table-cell>
          <table:table-cell table:formula="of:=[.C901]*[.$B$3]+[.D901]*[.$B$5]+[.E901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0.0770536605807" calcext:value-type="float">
            <text:p>10.08</text:p>
          </table:table-cell>
          <table:table-cell office:value-type="float" office:value="4.18029284375418" calcext:value-type="float">
            <text:p>4.18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2]*[.$B$4]+[.D902]*[.$B$6]+[.E902]*[.$B$8]" office:value-type="float" office:value="0.11973" calcext:value-type="float">
            <text:p>0.11973</text:p>
          </table:table-cell>
          <table:table-cell table:formula="of:=[.C902]*[.$B$3]+[.D902]*[.$B$5]+[.E902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0.160880595466" calcext:value-type="float">
            <text:p>10.16</text:p>
          </table:table-cell>
          <table:table-cell office:value-type="float" office:value="4.26854027406327" calcext:value-type="float">
            <text:p>4.27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3]*[.$B$4]+[.D903]*[.$B$6]+[.E903]*[.$B$8]" office:value-type="float" office:value="0.11973" calcext:value-type="float">
            <text:p>0.11973</text:p>
          </table:table-cell>
          <table:table-cell table:formula="of:=[.C903]*[.$B$3]+[.D903]*[.$B$5]+[.E903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0.2480078033783" calcext:value-type="float">
            <text:p>10.25</text:p>
          </table:table-cell>
          <table:table-cell office:value-type="float" office:value="4.36177161982335" calcext:value-type="float">
            <text:p>4.36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4]*[.$B$4]+[.D904]*[.$B$6]+[.E904]*[.$B$8]" office:value-type="float" office:value="0.11973" calcext:value-type="float">
            <text:p>0.11973</text:p>
          </table:table-cell>
          <table:table-cell table:formula="of:=[.C904]*[.$B$3]+[.D904]*[.$B$5]+[.E904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0.3301846017501" calcext:value-type="float">
            <text:p>10.33</text:p>
          </table:table-cell>
          <table:table-cell office:value-type="float" office:value="4.45076104574416" calcext:value-type="float">
            <text:p>4.4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5]*[.$B$4]+[.D905]*[.$B$6]+[.E905]*[.$B$8]" office:value-type="float" office:value="0.11973" calcext:value-type="float">
            <text:p>0.11973</text:p>
          </table:table-cell>
          <table:table-cell table:formula="of:=[.C905]*[.$B$3]+[.D905]*[.$B$5]+[.E905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0.4235823284136" calcext:value-type="float">
            <text:p>10.42</text:p>
          </table:table-cell>
          <table:table-cell office:value-type="float" office:value="4.55328698140141" calcext:value-type="float">
            <text:p>4.55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6]*[.$B$4]+[.D906]*[.$B$6]+[.E906]*[.$B$8]" office:value-type="float" office:value="0.11973" calcext:value-type="float">
            <text:p>0.11973</text:p>
          </table:table-cell>
          <table:table-cell table:formula="of:=[.C906]*[.$B$3]+[.D906]*[.$B$5]+[.E906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0.4961883350072" calcext:value-type="float">
            <text:p>10.50</text:p>
          </table:table-cell>
          <table:table-cell office:value-type="float" office:value="4.6339687411711" calcext:value-type="float">
            <text:p>4.63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7]*[.$B$4]+[.D907]*[.$B$6]+[.E907]*[.$B$8]" office:value-type="float" office:value="0.11973" calcext:value-type="float">
            <text:p>0.11973</text:p>
          </table:table-cell>
          <table:table-cell table:formula="of:=[.C907]*[.$B$3]+[.D907]*[.$B$5]+[.E907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0.5763849695628" calcext:value-type="float">
            <text:p>10.58</text:p>
          </table:table-cell>
          <table:table-cell office:value-type="float" office:value="4.72429124433944" calcext:value-type="float">
            <text:p>4.7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8]*[.$B$4]+[.D908]*[.$B$6]+[.E908]*[.$B$8]" office:value-type="float" office:value="0.11973" calcext:value-type="float">
            <text:p>0.11973</text:p>
          </table:table-cell>
          <table:table-cell table:formula="of:=[.C908]*[.$B$3]+[.D908]*[.$B$5]+[.E908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0.6562515768157" calcext:value-type="float">
            <text:p>10.66</text:p>
          </table:table-cell>
          <table:table-cell office:value-type="float" office:value="4.81534474743566" calcext:value-type="float">
            <text:p>4.82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09]*[.$B$4]+[.D909]*[.$B$6]+[.E909]*[.$B$8]" office:value-type="float" office:value="0.11973" calcext:value-type="float">
            <text:p>0.11973</text:p>
          </table:table-cell>
          <table:table-cell table:formula="of:=[.C909]*[.$B$3]+[.D909]*[.$B$5]+[.E909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0.7361181840686" calcext:value-type="float">
            <text:p>10.74</text:p>
          </table:table-cell>
          <table:table-cell office:value-type="float" office:value="4.90736350593405" calcext:value-type="float">
            <text:p>4.91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10]*[.$B$4]+[.D910]*[.$B$6]+[.E910]*[.$B$8]" office:value-type="float" office:value="0.11973" calcext:value-type="float">
            <text:p>0.11973</text:p>
          </table:table-cell>
          <table:table-cell table:formula="of:=[.C910]*[.$B$3]+[.D910]*[.$B$5]+[.E910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10.8141696411567" calcext:value-type="float">
            <text:p>10.81</text:p>
          </table:table-cell>
          <table:table-cell office:value-type="float" office:value="4.99846066992378" calcext:value-type="float">
            <text:p>5.00</text:p>
          </table:table-cell>
          <table:table-cell table:number-columns-repeated="2" office:value-type="float" office:value="0.075" calcext:value-type="float">
            <text:p>0.08</text:p>
          </table:table-cell>
          <table:table-cell office:value-type="float" office:value="0.85" calcext:value-type="float">
            <text:p>0.85</text:p>
          </table:table-cell>
          <table:table-cell table:formula="of:=[.C911]*[.$B$4]+[.D911]*[.$B$6]+[.E911]*[.$B$8]" office:value-type="float" office:value="0.11973" calcext:value-type="float">
            <text:p>0.11973</text:p>
          </table:table-cell>
          <table:table-cell table:formula="of:=[.C911]*[.$B$3]+[.D911]*[.$B$5]+[.E911]*[.$B$7]" office:value-type="float" office:value="0.22823" calcext:value-type="float">
            <text:p>0.22823</text:p>
          </table:table-cell>
        </table:table-row>
        <table:table-row table:style-name="ro1">
          <table:table-cell office:value-type="float" office:value="0.221991082036402" calcext:value-type="float">
            <text:p>0.22</text:p>
          </table:table-cell>
          <table:table-cell office:value-type="float" office:value="0.0000538569172844291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2]*[.$B$4]+[.D912]*[.$B$6]+[.E912]*[.$B$8]" office:value-type="float" office:value="0.25497" calcext:value-type="float">
            <text:p>0.25497</text:p>
          </table:table-cell>
          <table:table-cell table:formula="of:=[.C912]*[.$B$3]+[.D912]*[.$B$5]+[.E912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0.443982164072804" calcext:value-type="float">
            <text:p>0.44</text:p>
          </table:table-cell>
          <table:table-cell office:value-type="float" office:value="0.00083659776866436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3]*[.$B$4]+[.D913]*[.$B$6]+[.E913]*[.$B$8]" office:value-type="float" office:value="0.25497" calcext:value-type="float">
            <text:p>0.25497</text:p>
          </table:table-cell>
          <table:table-cell table:formula="of:=[.C913]*[.$B$3]+[.D913]*[.$B$5]+[.E913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0.655648079502862" calcext:value-type="float">
            <text:p>0.66</text:p>
          </table:table-cell>
          <table:table-cell office:value-type="float" office:value="0.00388622242119163" calcext:value-type="float">
            <text:p>0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4]*[.$B$4]+[.D914]*[.$B$6]+[.E914]*[.$B$8]" office:value-type="float" office:value="0.25497" calcext:value-type="float">
            <text:p>0.25497</text:p>
          </table:table-cell>
          <table:table-cell table:formula="of:=[.C914]*[.$B$3]+[.D914]*[.$B$5]+[.E914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0.867959317845816" calcext:value-type="float">
            <text:p>0.87</text:p>
          </table:table-cell>
          <table:table-cell office:value-type="float" office:value="0.0102178905320913" calcext:value-type="float">
            <text:p>0.0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5]*[.$B$4]+[.D915]*[.$B$6]+[.E915]*[.$B$8]" office:value-type="float" office:value="0.25497" calcext:value-type="float">
            <text:p>0.25497</text:p>
          </table:table-cell>
          <table:table-cell table:formula="of:=[.C915]*[.$B$3]+[.D915]*[.$B$5]+[.E915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.08930507696932" calcext:value-type="float">
            <text:p>1.09</text:p>
          </table:table-cell>
          <table:table-cell office:value-type="float" office:value="0.0190086749760807" calcext:value-type="float">
            <text:p>0.0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6]*[.$B$4]+[.D916]*[.$B$6]+[.E916]*[.$B$8]" office:value-type="float" office:value="0.25497" calcext:value-type="float">
            <text:p>0.25497</text:p>
          </table:table-cell>
          <table:table-cell table:formula="of:=[.C916]*[.$B$3]+[.D916]*[.$B$5]+[.E916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.31129615900572" calcext:value-type="float">
            <text:p>1.31</text:p>
          </table:table-cell>
          <table:table-cell office:value-type="float" office:value="0.027350268022567" calcext:value-type="float">
            <text:p>0.0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7]*[.$B$4]+[.D917]*[.$B$6]+[.E917]*[.$B$8]" office:value-type="float" office:value="0.25497" calcext:value-type="float">
            <text:p>0.25497</text:p>
          </table:table-cell>
          <table:table-cell table:formula="of:=[.C917]*[.$B$3]+[.D917]*[.$B$5]+[.E917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.51263690782944" calcext:value-type="float">
            <text:p>1.51</text:p>
          </table:table-cell>
          <table:table-cell office:value-type="float" office:value="0.0335003835645504" calcext:value-type="float">
            <text:p>0.0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8]*[.$B$4]+[.D918]*[.$B$6]+[.E918]*[.$B$8]" office:value-type="float" office:value="0.25497" calcext:value-type="float">
            <text:p>0.25497</text:p>
          </table:table-cell>
          <table:table-cell table:formula="of:=[.C918]*[.$B$3]+[.D918]*[.$B$5]+[.E918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.73333734404005" calcext:value-type="float">
            <text:p>1.73</text:p>
          </table:table-cell>
          <table:table-cell office:value-type="float" office:value="0.0464709841802344" calcext:value-type="float">
            <text:p>0.0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19]*[.$B$4]+[.D919]*[.$B$6]+[.E919]*[.$B$8]" office:value-type="float" office:value="0.25497" calcext:value-type="float">
            <text:p>0.25497</text:p>
          </table:table-cell>
          <table:table-cell table:formula="of:=[.C919]*[.$B$3]+[.D919]*[.$B$5]+[.E919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.94887519694748" calcext:value-type="float">
            <text:p>1.95</text:p>
          </table:table-cell>
          <table:table-cell office:value-type="float" office:value="0.0633137277177721" calcext:value-type="float">
            <text:p>0.0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0]*[.$B$4]+[.D920]*[.$B$6]+[.E920]*[.$B$8]" office:value-type="float" office:value="0.25497" calcext:value-type="float">
            <text:p>0.25497</text:p>
          </table:table-cell>
          <table:table-cell table:formula="of:=[.C920]*[.$B$3]+[.D920]*[.$B$5]+[.E920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2.15925046655175" calcext:value-type="float">
            <text:p>2.16</text:p>
          </table:table-cell>
          <table:table-cell office:value-type="float" office:value="0.082935196712222" calcext:value-type="float">
            <text:p>0.08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1]*[.$B$4]+[.D921]*[.$B$6]+[.E921]*[.$B$8]" office:value-type="float" office:value="0.25497" calcext:value-type="float">
            <text:p>0.25497</text:p>
          </table:table-cell>
          <table:table-cell table:formula="of:=[.C921]*[.$B$3]+[.D921]*[.$B$5]+[.E921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2.37349767363339" calcext:value-type="float">
            <text:p>2.37</text:p>
          </table:table-cell>
          <table:table-cell office:value-type="float" office:value="0.106270983684249" calcext:value-type="float">
            <text:p>0.1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2]*[.$B$4]+[.D922]*[.$B$6]+[.E922]*[.$B$8]" office:value-type="float" office:value="0.25497" calcext:value-type="float">
            <text:p>0.25497</text:p>
          </table:table-cell>
          <table:table-cell table:formula="of:=[.C922]*[.$B$3]+[.D922]*[.$B$5]+[.E922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2.58193697449897" calcext:value-type="float">
            <text:p>2.58</text:p>
          </table:table-cell>
          <table:table-cell office:value-type="float" office:value="0.1324253770639" calcext:value-type="float">
            <text:p>0.1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3]*[.$B$4]+[.D923]*[.$B$6]+[.E923]*[.$B$8]" office:value-type="float" office:value="0.25497" calcext:value-type="float">
            <text:p>0.25497</text:p>
          </table:table-cell>
          <table:table-cell table:formula="of:=[.C923]*[.$B$3]+[.D923]*[.$B$5]+[.E923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2.79166692119033" calcext:value-type="float">
            <text:p>2.79</text:p>
          </table:table-cell>
          <table:table-cell office:value-type="float" office:value="0.162337988260277" calcext:value-type="float">
            <text:p>0.1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4]*[.$B$4]+[.D924]*[.$B$6]+[.E924]*[.$B$8]" office:value-type="float" office:value="0.25497" calcext:value-type="float">
            <text:p>0.25497</text:p>
          </table:table-cell>
          <table:table-cell table:formula="of:=[.C924]*[.$B$3]+[.D924]*[.$B$5]+[.E924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2.99558896166563" calcext:value-type="float">
            <text:p>3.00</text:p>
          </table:table-cell>
          <table:table-cell office:value-type="float" office:value="0.195074583206568" calcext:value-type="float">
            <text:p>0.2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5]*[.$B$4]+[.D925]*[.$B$6]+[.E925]*[.$B$8]" office:value-type="float" office:value="0.25497" calcext:value-type="float">
            <text:p>0.25497</text:p>
          </table:table-cell>
          <table:table-cell table:formula="of:=[.C925]*[.$B$3]+[.D925]*[.$B$5]+[.E925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3.19047648136038" calcext:value-type="float">
            <text:p>3.19</text:p>
          </table:table-cell>
          <table:table-cell office:value-type="float" office:value="0.229767132887039" calcext:value-type="float">
            <text:p>0.2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6]*[.$B$4]+[.D926]*[.$B$6]+[.E926]*[.$B$8]" office:value-type="float" office:value="0.25497" calcext:value-type="float">
            <text:p>0.25497</text:p>
          </table:table-cell>
          <table:table-cell table:formula="of:=[.C926]*[.$B$3]+[.D926]*[.$B$5]+[.E926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3.40020642805175" calcext:value-type="float">
            <text:p>3.40</text:p>
          </table:table-cell>
          <table:table-cell office:value-type="float" office:value="0.271011323533021" calcext:value-type="float">
            <text:p>0.27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7]*[.$B$4]+[.D927]*[.$B$6]+[.E927]*[.$B$8]" office:value-type="float" office:value="0.25497" calcext:value-type="float">
            <text:p>0.25497</text:p>
          </table:table-cell>
          <table:table-cell table:formula="of:=[.C927]*[.$B$3]+[.D927]*[.$B$5]+[.E927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3.60090185396257" calcext:value-type="float">
            <text:p>3.60</text:p>
          </table:table-cell>
          <table:table-cell office:value-type="float" office:value="0.314399192329738" calcext:value-type="float">
            <text:p>0.3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8]*[.$B$4]+[.D928]*[.$B$6]+[.E928]*[.$B$8]" office:value-type="float" office:value="0.25497" calcext:value-type="float">
            <text:p>0.25497</text:p>
          </table:table-cell>
          <table:table-cell table:formula="of:=[.C928]*[.$B$3]+[.D928]*[.$B$5]+[.E928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3.79385340491863" calcext:value-type="float">
            <text:p>3.79</text:p>
          </table:table-cell>
          <table:table-cell office:value-type="float" office:value="0.359809705393445" calcext:value-type="float">
            <text:p>0.3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29]*[.$B$4]+[.D929]*[.$B$6]+[.E929]*[.$B$8]" office:value-type="float" office:value="0.25497" calcext:value-type="float">
            <text:p>0.25497</text:p>
          </table:table-cell>
          <table:table-cell table:formula="of:=[.C929]*[.$B$3]+[.D929]*[.$B$5]+[.E929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3.97518914344255" calcext:value-type="float">
            <text:p>3.98</text:p>
          </table:table-cell>
          <table:table-cell office:value-type="float" office:value="0.405981199115124" calcext:value-type="float">
            <text:p>0.4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0]*[.$B$4]+[.D930]*[.$B$6]+[.E930]*[.$B$8]" office:value-type="float" office:value="0.25497" calcext:value-type="float">
            <text:p>0.25497</text:p>
          </table:table-cell>
          <table:table-cell table:formula="of:=[.C930]*[.$B$3]+[.D930]*[.$B$5]+[.E930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4.17201263187599" calcext:value-type="float">
            <text:p>4.17</text:p>
          </table:table-cell>
          <table:table-cell office:value-type="float" office:value="0.459885825769063" calcext:value-type="float">
            <text:p>0.4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1]*[.$B$4]+[.D931]*[.$B$6]+[.E931]*[.$B$8]" office:value-type="float" office:value="0.25497" calcext:value-type="float">
            <text:p>0.25497</text:p>
          </table:table-cell>
          <table:table-cell table:formula="of:=[.C931]*[.$B$3]+[.D931]*[.$B$5]+[.E931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4.34689514127094" calcext:value-type="float">
            <text:p>4.35</text:p>
          </table:table-cell>
          <table:table-cell office:value-type="float" office:value="0.511180901985336" calcext:value-type="float">
            <text:p>0.5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2]*[.$B$4]+[.D932]*[.$B$6]+[.E932]*[.$B$8]" office:value-type="float" office:value="0.25497" calcext:value-type="float">
            <text:p>0.25497</text:p>
          </table:table-cell>
          <table:table-cell table:formula="of:=[.C932]*[.$B$3]+[.D932]*[.$B$5]+[.E932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4.5404920151399" calcext:value-type="float">
            <text:p>4.54</text:p>
          </table:table-cell>
          <table:table-cell office:value-type="float" office:value="0.571840696386788" calcext:value-type="float">
            <text:p>0.57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3]*[.$B$4]+[.D933]*[.$B$6]+[.E933]*[.$B$8]" office:value-type="float" office:value="0.25497" calcext:value-type="float">
            <text:p>0.25497</text:p>
          </table:table-cell>
          <table:table-cell table:formula="of:=[.C933]*[.$B$3]+[.D933]*[.$B$5]+[.E933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4.71472920162196" calcext:value-type="float">
            <text:p>4.71</text:p>
          </table:table-cell>
          <table:table-cell office:value-type="float" office:value="0.630043818507809" calcext:value-type="float">
            <text:p>0.6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4]*[.$B$4]+[.D934]*[.$B$6]+[.E934]*[.$B$8]" office:value-type="float" office:value="0.25497" calcext:value-type="float">
            <text:p>0.25497</text:p>
          </table:table-cell>
          <table:table-cell table:formula="of:=[.C934]*[.$B$3]+[.D934]*[.$B$5]+[.E934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4.88638509645243" calcext:value-type="float">
            <text:p>4.89</text:p>
          </table:table-cell>
          <table:table-cell office:value-type="float" office:value="0.690714761392325" calcext:value-type="float">
            <text:p>0.6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5]*[.$B$4]+[.D935]*[.$B$6]+[.E935]*[.$B$8]" office:value-type="float" office:value="0.25497" calcext:value-type="float">
            <text:p>0.25497</text:p>
          </table:table-cell>
          <table:table-cell table:formula="of:=[.C935]*[.$B$3]+[.D935]*[.$B$5]+[.E935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5.04900647050235" calcext:value-type="float">
            <text:p>5.05</text:p>
          </table:table-cell>
          <table:table-cell office:value-type="float" office:value="0.751276113992892" calcext:value-type="float">
            <text:p>0.7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6]*[.$B$4]+[.D936]*[.$B$6]+[.E936]*[.$B$8]" office:value-type="float" office:value="0.25497" calcext:value-type="float">
            <text:p>0.25497</text:p>
          </table:table-cell>
          <table:table-cell table:formula="of:=[.C936]*[.$B$3]+[.D936]*[.$B$5]+[.E936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5.23485946941655" calcext:value-type="float">
            <text:p>5.23</text:p>
          </table:table-cell>
          <table:table-cell office:value-type="float" office:value="0.824342180138677" calcext:value-type="float">
            <text:p>0.8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7]*[.$B$4]+[.D937]*[.$B$6]+[.E937]*[.$B$8]" office:value-type="float" office:value="0.25497" calcext:value-type="float">
            <text:p>0.25497</text:p>
          </table:table-cell>
          <table:table-cell table:formula="of:=[.C937]*[.$B$3]+[.D937]*[.$B$5]+[.E937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5.38780099977303" calcext:value-type="float">
            <text:p>5.39</text:p>
          </table:table-cell>
          <table:table-cell office:value-type="float" office:value="0.887649374788813" calcext:value-type="float">
            <text:p>0.8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8]*[.$B$4]+[.D938]*[.$B$6]+[.E938]*[.$B$8]" office:value-type="float" office:value="0.25497" calcext:value-type="float">
            <text:p>0.25497</text:p>
          </table:table-cell>
          <table:table-cell table:formula="of:=[.C938]*[.$B$3]+[.D938]*[.$B$5]+[.E938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5.54848640508426" calcext:value-type="float">
            <text:p>5.55</text:p>
          </table:table-cell>
          <table:table-cell office:value-type="float" office:value="0.957148647577893" calcext:value-type="float">
            <text:p>0.9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39]*[.$B$4]+[.D939]*[.$B$6]+[.E939]*[.$B$8]" office:value-type="float" office:value="0.25497" calcext:value-type="float">
            <text:p>0.25497</text:p>
          </table:table-cell>
          <table:table-cell table:formula="of:=[.C939]*[.$B$3]+[.D939]*[.$B$5]+[.E939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5.70400922709232" calcext:value-type="float">
            <text:p>5.70</text:p>
          </table:table-cell>
          <table:table-cell office:value-type="float" office:value="1.02742225447418" calcext:value-type="float">
            <text:p>1.0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0]*[.$B$4]+[.D940]*[.$B$6]+[.E940]*[.$B$8]" office:value-type="float" office:value="0.25497" calcext:value-type="float">
            <text:p>0.25497</text:p>
          </table:table-cell>
          <table:table-cell table:formula="of:=[.C940]*[.$B$3]+[.D940]*[.$B$5]+[.E940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5.855660111623" calcext:value-type="float">
            <text:p>5.86</text:p>
          </table:table-cell>
          <table:table-cell office:value-type="float" office:value="1.09885317846546" calcext:value-type="float">
            <text:p>1.1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1]*[.$B$4]+[.D941]*[.$B$6]+[.E941]*[.$B$8]" office:value-type="float" office:value="0.25497" calcext:value-type="float">
            <text:p>0.25497</text:p>
          </table:table-cell>
          <table:table-cell table:formula="of:=[.C941]*[.$B$3]+[.D941]*[.$B$5]+[.E941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6.00602035032789" calcext:value-type="float">
            <text:p>6.01</text:p>
          </table:table-cell>
          <table:table-cell office:value-type="float" office:value="1.17257799912807" calcext:value-type="float">
            <text:p>1.17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2]*[.$B$4]+[.D942]*[.$B$6]+[.E942]*[.$B$8]" office:value-type="float" office:value="0.25497" calcext:value-type="float">
            <text:p>0.25497</text:p>
          </table:table-cell>
          <table:table-cell table:formula="of:=[.C942]*[.$B$3]+[.D942]*[.$B$5]+[.E942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6.1518633286425" calcext:value-type="float">
            <text:p>6.15</text:p>
          </table:table-cell>
          <table:table-cell office:value-type="float" office:value="1.24695084816884" calcext:value-type="float">
            <text:p>1.2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3]*[.$B$4]+[.D943]*[.$B$6]+[.E943]*[.$B$8]" office:value-type="float" office:value="0.25497" calcext:value-type="float">
            <text:p>0.25497</text:p>
          </table:table-cell>
          <table:table-cell table:formula="of:=[.C943]*[.$B$3]+[.D943]*[.$B$5]+[.E943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6.29447969239263" calcext:value-type="float">
            <text:p>6.29</text:p>
          </table:table-cell>
          <table:table-cell office:value-type="float" office:value="1.3223143409449" calcext:value-type="float">
            <text:p>1.3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4]*[.$B$4]+[.D944]*[.$B$6]+[.E944]*[.$B$8]" office:value-type="float" office:value="0.25497" calcext:value-type="float">
            <text:p>0.25497</text:p>
          </table:table-cell>
          <table:table-cell table:formula="of:=[.C944]*[.$B$3]+[.D944]*[.$B$5]+[.E944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6.43645073322987" calcext:value-type="float">
            <text:p>6.44</text:p>
          </table:table-cell>
          <table:table-cell office:value-type="float" office:value="1.40001412412126" calcext:value-type="float">
            <text:p>1.4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5]*[.$B$4]+[.D945]*[.$B$6]+[.E945]*[.$B$8]" office:value-type="float" office:value="0.25497" calcext:value-type="float">
            <text:p>0.25497</text:p>
          </table:table-cell>
          <table:table-cell table:formula="of:=[.C945]*[.$B$3]+[.D945]*[.$B$5]+[.E945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6.57390451367682" calcext:value-type="float">
            <text:p>6.57</text:p>
          </table:table-cell>
          <table:table-cell office:value-type="float" office:value="1.47780567049962" calcext:value-type="float">
            <text:p>1.48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6]*[.$B$4]+[.D946]*[.$B$6]+[.E946]*[.$B$8]" office:value-type="float" office:value="0.25497" calcext:value-type="float">
            <text:p>0.25497</text:p>
          </table:table-cell>
          <table:table-cell table:formula="of:=[.C946]*[.$B$3]+[.D946]*[.$B$5]+[.E946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6.7074863566464" calcext:value-type="float">
            <text:p>6.71</text:p>
          </table:table-cell>
          <table:table-cell office:value-type="float" office:value="1.55596526189335" calcext:value-type="float">
            <text:p>1.5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7]*[.$B$4]+[.D947]*[.$B$6]+[.E947]*[.$B$8]" office:value-type="float" office:value="0.25497" calcext:value-type="float">
            <text:p>0.25497</text:p>
          </table:table-cell>
          <table:table-cell table:formula="of:=[.C947]*[.$B$3]+[.D947]*[.$B$5]+[.E947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6.8378415850515" calcext:value-type="float">
            <text:p>6.84</text:p>
          </table:table-cell>
          <table:table-cell office:value-type="float" office:value="1.63450583710952" calcext:value-type="float">
            <text:p>1.6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8]*[.$B$4]+[.D948]*[.$B$6]+[.E948]*[.$B$8]" office:value-type="float" office:value="0.25497" calcext:value-type="float">
            <text:p>0.25497</text:p>
          </table:table-cell>
          <table:table-cell table:formula="of:=[.C948]*[.$B$3]+[.D948]*[.$B$5]+[.E948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6.97465004258556" calcext:value-type="float">
            <text:p>6.97</text:p>
          </table:table-cell>
          <table:table-cell office:value-type="float" office:value="1.71956246414507" calcext:value-type="float">
            <text:p>1.7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49]*[.$B$4]+[.D949]*[.$B$6]+[.E949]*[.$B$8]" office:value-type="float" office:value="0.25497" calcext:value-type="float">
            <text:p>0.25497</text:p>
          </table:table-cell>
          <table:table-cell table:formula="of:=[.C949]*[.$B$3]+[.D949]*[.$B$5]+[.E949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7.096616073123" calcext:value-type="float">
            <text:p>7.10</text:p>
          </table:table-cell>
          <table:table-cell office:value-type="float" office:value="1.79759034659065" calcext:value-type="float">
            <text:p>1.8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0]*[.$B$4]+[.D950]*[.$B$6]+[.E950]*[.$B$8]" office:value-type="float" office:value="0.25497" calcext:value-type="float">
            <text:p>0.25497</text:p>
          </table:table-cell>
          <table:table-cell table:formula="of:=[.C950]*[.$B$3]+[.D950]*[.$B$5]+[.E950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7.21987274948624" calcext:value-type="float">
            <text:p>7.22</text:p>
          </table:table-cell>
          <table:table-cell office:value-type="float" office:value="1.87852570306607" calcext:value-type="float">
            <text:p>1.88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1]*[.$B$4]+[.D951]*[.$B$6]+[.E951]*[.$B$8]" office:value-type="float" office:value="0.25497" calcext:value-type="float">
            <text:p>0.25497</text:p>
          </table:table-cell>
          <table:table-cell table:formula="of:=[.C951]*[.$B$3]+[.D951]*[.$B$5]+[.E951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7.34506539458816" calcext:value-type="float">
            <text:p>7.35</text:p>
          </table:table-cell>
          <table:table-cell office:value-type="float" office:value="1.96303035597302" calcext:value-type="float">
            <text:p>1.9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2]*[.$B$4]+[.D952]*[.$B$6]+[.E952]*[.$B$8]" office:value-type="float" office:value="0.25497" calcext:value-type="float">
            <text:p>0.25497</text:p>
          </table:table-cell>
          <table:table-cell table:formula="of:=[.C952]*[.$B$3]+[.D952]*[.$B$5]+[.E952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7.45993287308374" calcext:value-type="float">
            <text:p>7.46</text:p>
          </table:table-cell>
          <table:table-cell office:value-type="float" office:value="2.04250111195538" calcext:value-type="float">
            <text:p>2.04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3]*[.$B$4]+[.D953]*[.$B$6]+[.E953]*[.$B$8]" office:value-type="float" office:value="0.25497" calcext:value-type="float">
            <text:p>0.25497</text:p>
          </table:table-cell>
          <table:table-cell table:formula="of:=[.C953]*[.$B$3]+[.D953]*[.$B$5]+[.E953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7.58318954944698" calcext:value-type="float">
            <text:p>7.58</text:p>
          </table:table-cell>
          <table:table-cell office:value-type="float" office:value="2.13010207161501" calcext:value-type="float">
            <text:p>2.1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4]*[.$B$4]+[.D954]*[.$B$6]+[.E954]*[.$B$8]" office:value-type="float" office:value="0.25497" calcext:value-type="float">
            <text:p>0.25497</text:p>
          </table:table-cell>
          <table:table-cell table:formula="of:=[.C954]*[.$B$3]+[.D954]*[.$B$5]+[.E954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7.69934767376835" calcext:value-type="float">
            <text:p>7.70</text:p>
          </table:table-cell>
          <table:table-cell office:value-type="float" office:value="2.21462295334768" calcext:value-type="float">
            <text:p>2.2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5]*[.$B$4]+[.D955]*[.$B$6]+[.E955]*[.$B$8]" office:value-type="float" office:value="0.25497" calcext:value-type="float">
            <text:p>0.25497</text:p>
          </table:table-cell>
          <table:table-cell table:formula="of:=[.C955]*[.$B$3]+[.D955]*[.$B$5]+[.E955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7.81260184498169" calcext:value-type="float">
            <text:p>7.81</text:p>
          </table:table-cell>
          <table:table-cell office:value-type="float" office:value="2.29895822769405" calcext:value-type="float">
            <text:p>2.3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6]*[.$B$4]+[.D956]*[.$B$6]+[.E956]*[.$B$8]" office:value-type="float" office:value="0.25497" calcext:value-type="float">
            <text:p>0.25497</text:p>
          </table:table-cell>
          <table:table-cell table:formula="of:=[.C956]*[.$B$3]+[.D956]*[.$B$5]+[.E956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7.92714666202082" calcext:value-type="float">
            <text:p>7.93</text:p>
          </table:table-cell>
          <table:table-cell office:value-type="float" office:value="2.38618358447358" calcext:value-type="float">
            <text:p>2.3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7]*[.$B$4]+[.D957]*[.$B$6]+[.E957]*[.$B$8]" office:value-type="float" office:value="0.25497" calcext:value-type="float">
            <text:p>0.25497</text:p>
          </table:table-cell>
          <table:table-cell table:formula="of:=[.C957]*[.$B$3]+[.D957]*[.$B$5]+[.E957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8.03427026556164" calcext:value-type="float">
            <text:p>8.03</text:p>
          </table:table-cell>
          <table:table-cell office:value-type="float" office:value="2.46970535592828" calcext:value-type="float">
            <text:p>2.47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8]*[.$B$4]+[.D958]*[.$B$6]+[.E958]*[.$B$8]" office:value-type="float" office:value="0.25497" calcext:value-type="float">
            <text:p>0.25497</text:p>
          </table:table-cell>
          <table:table-cell table:formula="of:=[.C958]*[.$B$3]+[.D958]*[.$B$5]+[.E958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8.14268451492826" calcext:value-type="float">
            <text:p>8.14</text:p>
          </table:table-cell>
          <table:table-cell office:value-type="float" office:value="2.55591514634298" calcext:value-type="float">
            <text:p>2.5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59]*[.$B$4]+[.D959]*[.$B$6]+[.E959]*[.$B$8]" office:value-type="float" office:value="0.25497" calcext:value-type="float">
            <text:p>0.25497</text:p>
          </table:table-cell>
          <table:table-cell table:formula="of:=[.C959]*[.$B$3]+[.D959]*[.$B$5]+[.E959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8.25045344138198" calcext:value-type="float">
            <text:p>8.25</text:p>
          </table:table-cell>
          <table:table-cell office:value-type="float" office:value="2.64343752098357" calcext:value-type="float">
            <text:p>2.64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0]*[.$B$4]+[.D960]*[.$B$6]+[.E960]*[.$B$8]" office:value-type="float" office:value="0.25497" calcext:value-type="float">
            <text:p>0.25497</text:p>
          </table:table-cell>
          <table:table-cell table:formula="of:=[.C960]*[.$B$3]+[.D960]*[.$B$5]+[.E960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8.3569317220099" calcext:value-type="float">
            <text:p>8.36</text:p>
          </table:table-cell>
          <table:table-cell office:value-type="float" office:value="2.73167684536485" calcext:value-type="float">
            <text:p>2.7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1]*[.$B$4]+[.D961]*[.$B$6]+[.E961]*[.$B$8]" office:value-type="float" office:value="0.25497" calcext:value-type="float">
            <text:p>0.25497</text:p>
          </table:table-cell>
          <table:table-cell table:formula="of:=[.C961]*[.$B$3]+[.D961]*[.$B$5]+[.E961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8.459215403704" calcext:value-type="float">
            <text:p>8.46</text:p>
          </table:table-cell>
          <table:table-cell office:value-type="float" office:value="2.81823099427054" calcext:value-type="float">
            <text:p>2.8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2]*[.$B$4]+[.D962]*[.$B$6]+[.E962]*[.$B$8]" office:value-type="float" office:value="0.25497" calcext:value-type="float">
            <text:p>0.25497</text:p>
          </table:table-cell>
          <table:table-cell table:formula="of:=[.C962]*[.$B$3]+[.D962]*[.$B$5]+[.E962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8.56182174685455" calcext:value-type="float">
            <text:p>8.56</text:p>
          </table:table-cell>
          <table:table-cell office:value-type="float" office:value="2.90665065344844" calcext:value-type="float">
            <text:p>2.9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3]*[.$B$4]+[.D963]*[.$B$6]+[.E963]*[.$B$8]" office:value-type="float" office:value="0.25497" calcext:value-type="float">
            <text:p>0.25497</text:p>
          </table:table-cell>
          <table:table-cell table:formula="of:=[.C963]*[.$B$3]+[.D963]*[.$B$5]+[.E963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8.66184679835351" calcext:value-type="float">
            <text:p>8.66</text:p>
          </table:table-cell>
          <table:table-cell office:value-type="float" office:value="2.99451221059164" calcext:value-type="float">
            <text:p>2.9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4]*[.$B$4]+[.D964]*[.$B$6]+[.E964]*[.$B$8]" office:value-type="float" office:value="0.25497" calcext:value-type="float">
            <text:p>0.25497</text:p>
          </table:table-cell>
          <table:table-cell table:formula="of:=[.C964]*[.$B$3]+[.D964]*[.$B$5]+[.E964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8.76348515713471" calcext:value-type="float">
            <text:p>8.76</text:p>
          </table:table-cell>
          <table:table-cell office:value-type="float" office:value="3.08536654645679" calcext:value-type="float">
            <text:p>3.0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5]*[.$B$4]+[.D965]*[.$B$6]+[.E965]*[.$B$8]" office:value-type="float" office:value="0.25497" calcext:value-type="float">
            <text:p>0.25497</text:p>
          </table:table-cell>
          <table:table-cell table:formula="of:=[.C965]*[.$B$3]+[.D965]*[.$B$5]+[.E965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8.84866778163705" calcext:value-type="float">
            <text:p>8.85</text:p>
          </table:table-cell>
          <table:table-cell office:value-type="float" office:value="3.16281044793749" calcext:value-type="float">
            <text:p>3.1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6]*[.$B$4]+[.D966]*[.$B$6]+[.E966]*[.$B$8]" office:value-type="float" office:value="0.25497" calcext:value-type="float">
            <text:p>0.25497</text:p>
          </table:table-cell>
          <table:table-cell table:formula="of:=[.C966]*[.$B$3]+[.D966]*[.$B$5]+[.E966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8.95482340080853" calcext:value-type="float">
            <text:p>8.95</text:p>
          </table:table-cell>
          <table:table-cell office:value-type="float" office:value="3.26130340890607" calcext:value-type="float">
            <text:p>3.2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7]*[.$B$4]+[.D967]*[.$B$6]+[.E967]*[.$B$8]" office:value-type="float" office:value="0.25497" calcext:value-type="float">
            <text:p>0.25497</text:p>
          </table:table-cell>
          <table:table-cell table:formula="of:=[.C967]*[.$B$3]+[.D967]*[.$B$5]+[.E967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9.04742723880918" calcext:value-type="float">
            <text:p>9.05</text:p>
          </table:table-cell>
          <table:table-cell office:value-type="float" office:value="3.34839292320626" calcext:value-type="float">
            <text:p>3.3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8]*[.$B$4]+[.D968]*[.$B$6]+[.E968]*[.$B$8]" office:value-type="float" office:value="0.25497" calcext:value-type="float">
            <text:p>0.25497</text:p>
          </table:table-cell>
          <table:table-cell table:formula="of:=[.C968]*[.$B$3]+[.D968]*[.$B$5]+[.E968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9.1439030142872" calcext:value-type="float">
            <text:p>9.14</text:p>
          </table:table-cell>
          <table:table-cell office:value-type="float" office:value="3.44070512101332" calcext:value-type="float">
            <text:p>3.44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69]*[.$B$4]+[.D969]*[.$B$6]+[.E969]*[.$B$8]" office:value-type="float" office:value="0.25497" calcext:value-type="float">
            <text:p>0.25497</text:p>
          </table:table-cell>
          <table:table-cell table:formula="of:=[.C969]*[.$B$3]+[.D969]*[.$B$5]+[.E969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9.23844282102655" calcext:value-type="float">
            <text:p>9.24</text:p>
          </table:table-cell>
          <table:table-cell office:value-type="float" office:value="3.5328849384903" calcext:value-type="float">
            <text:p>3.5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0]*[.$B$4]+[.D970]*[.$B$6]+[.E970]*[.$B$8]" office:value-type="float" office:value="0.25497" calcext:value-type="float">
            <text:p>0.25497</text:p>
          </table:table-cell>
          <table:table-cell table:formula="of:=[.C970]*[.$B$3]+[.D970]*[.$B$5]+[.E970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9.32685206009337" calcext:value-type="float">
            <text:p>9.33</text:p>
          </table:table-cell>
          <table:table-cell office:value-type="float" office:value="3.6202049674648" calcext:value-type="float">
            <text:p>3.6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1]*[.$B$4]+[.D971]*[.$B$6]+[.E971]*[.$B$8]" office:value-type="float" office:value="0.25497" calcext:value-type="float">
            <text:p>0.25497</text:p>
          </table:table-cell>
          <table:table-cell table:formula="of:=[.C971]*[.$B$3]+[.D971]*[.$B$5]+[.E971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9.41719726789888" calcext:value-type="float">
            <text:p>9.42</text:p>
          </table:table-cell>
          <table:table-cell office:value-type="float" office:value="3.71098455881191" calcext:value-type="float">
            <text:p>3.7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2]*[.$B$4]+[.D972]*[.$B$6]+[.E972]*[.$B$8]" office:value-type="float" office:value="0.25497" calcext:value-type="float">
            <text:p>0.25497</text:p>
          </table:table-cell>
          <table:table-cell table:formula="of:=[.C972]*[.$B$3]+[.D972]*[.$B$5]+[.E972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9.50657449133505" calcext:value-type="float">
            <text:p>9.51</text:p>
          </table:table-cell>
          <table:table-cell office:value-type="float" office:value="3.80227011450052" calcext:value-type="float">
            <text:p>3.8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3]*[.$B$4]+[.D973]*[.$B$6]+[.E973]*[.$B$8]" office:value-type="float" office:value="0.25497" calcext:value-type="float">
            <text:p>0.25497</text:p>
          </table:table-cell>
          <table:table-cell table:formula="of:=[.C973]*[.$B$3]+[.D973]*[.$B$5]+[.E973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9.59337042311963" calcext:value-type="float">
            <text:p>9.59</text:p>
          </table:table-cell>
          <table:table-cell office:value-type="float" office:value="3.89215743553126" calcext:value-type="float">
            <text:p>3.89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4]*[.$B$4]+[.D974]*[.$B$6]+[.E974]*[.$B$8]" office:value-type="float" office:value="0.25497" calcext:value-type="float">
            <text:p>0.25497</text:p>
          </table:table-cell>
          <table:table-cell table:formula="of:=[.C974]*[.$B$3]+[.D974]*[.$B$5]+[.E974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9.68048901636066" calcext:value-type="float">
            <text:p>9.68</text:p>
          </table:table-cell>
          <table:table-cell office:value-type="float" office:value="3.98357309883919" calcext:value-type="float">
            <text:p>3.98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5]*[.$B$4]+[.D975]*[.$B$6]+[.E975]*[.$B$8]" office:value-type="float" office:value="0.25497" calcext:value-type="float">
            <text:p>0.25497</text:p>
          </table:table-cell>
          <table:table-cell table:formula="of:=[.C975]*[.$B$3]+[.D975]*[.$B$5]+[.E975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9.76663962523234" calcext:value-type="float">
            <text:p>9.77</text:p>
          </table:table-cell>
          <table:table-cell office:value-type="float" office:value="4.07544250834115" calcext:value-type="float">
            <text:p>4.08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6]*[.$B$4]+[.D976]*[.$B$6]+[.E976]*[.$B$8]" office:value-type="float" office:value="0.25497" calcext:value-type="float">
            <text:p>0.25497</text:p>
          </table:table-cell>
          <table:table-cell table:formula="of:=[.C976]*[.$B$3]+[.D976]*[.$B$5]+[.E976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9.85214491119113" calcext:value-type="float">
            <text:p>9.85</text:p>
          </table:table-cell>
          <table:table-cell office:value-type="float" office:value="4.16791640019409" calcext:value-type="float">
            <text:p>4.17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7]*[.$B$4]+[.D977]*[.$B$6]+[.E977]*[.$B$8]" office:value-type="float" office:value="0.25497" calcext:value-type="float">
            <text:p>0.25497</text:p>
          </table:table-cell>
          <table:table-cell table:formula="of:=[.C977]*[.$B$3]+[.D977]*[.$B$5]+[.E977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9.93410092112899" calcext:value-type="float">
            <text:p>9.93</text:p>
          </table:table-cell>
          <table:table-cell office:value-type="float" office:value="4.25765484205529" calcext:value-type="float">
            <text:p>4.26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8]*[.$B$4]+[.D978]*[.$B$6]+[.E978]*[.$B$8]" office:value-type="float" office:value="0.25497" calcext:value-type="float">
            <text:p>0.25497</text:p>
          </table:table-cell>
          <table:table-cell table:formula="of:=[.C978]*[.$B$3]+[.D978]*[.$B$5]+[.E978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0.0192835456313" calcext:value-type="float">
            <text:p>10.02</text:p>
          </table:table-cell>
          <table:table-cell office:value-type="float" office:value="4.35229655804792" calcext:value-type="float">
            <text:p>4.3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79]*[.$B$4]+[.D979]*[.$B$6]+[.E979]*[.$B$8]" office:value-type="float" office:value="0.25497" calcext:value-type="float">
            <text:p>0.25497</text:p>
          </table:table-cell>
          <table:table-cell table:formula="of:=[.C979]*[.$B$3]+[.D979]*[.$B$5]+[.E979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0.0996262482869" calcext:value-type="float">
            <text:p>10.10</text:p>
          </table:table-cell>
          <table:table-cell office:value-type="float" office:value="4.44272925377438" calcext:value-type="float">
            <text:p>4.44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0]*[.$B$4]+[.D980]*[.$B$6]+[.E980]*[.$B$8]" office:value-type="float" office:value="0.25497" calcext:value-type="float">
            <text:p>0.25497</text:p>
          </table:table-cell>
          <table:table-cell table:formula="of:=[.C980]*[.$B$3]+[.D980]*[.$B$5]+[.E980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0.1909394404618" calcext:value-type="float">
            <text:p>10.19</text:p>
          </table:table-cell>
          <table:table-cell office:value-type="float" office:value="4.54706226038298" calcext:value-type="float">
            <text:p>4.55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1]*[.$B$4]+[.D981]*[.$B$6]+[.E981]*[.$B$8]" office:value-type="float" office:value="0.25497" calcext:value-type="float">
            <text:p>0.25497</text:p>
          </table:table-cell>
          <table:table-cell table:formula="of:=[.C981]*[.$B$3]+[.D981]*[.$B$5]+[.E981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0.2619249608804" calcext:value-type="float">
            <text:p>10.26</text:p>
          </table:table-cell>
          <table:table-cell office:value-type="float" office:value="4.62917896749675" calcext:value-type="float">
            <text:p>4.63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2]*[.$B$4]+[.D982]*[.$B$6]+[.E982]*[.$B$8]" office:value-type="float" office:value="0.25497" calcext:value-type="float">
            <text:p>0.25497</text:p>
          </table:table-cell>
          <table:table-cell table:formula="of:=[.C982]*[.$B$3]+[.D982]*[.$B$5]+[.E982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0.3403316947973" calcext:value-type="float">
            <text:p>10.34</text:p>
          </table:table-cell>
          <table:table-cell office:value-type="float" office:value="4.72089467561157" calcext:value-type="float">
            <text:p>4.72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3]*[.$B$4]+[.D983]*[.$B$6]+[.E983]*[.$B$8]" office:value-type="float" office:value="0.25497" calcext:value-type="float">
            <text:p>0.25497</text:p>
          </table:table-cell>
          <table:table-cell table:formula="of:=[.C983]*[.$B$3]+[.D983]*[.$B$5]+[.E983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0.4184157672578" calcext:value-type="float">
            <text:p>10.42</text:p>
          </table:table-cell>
          <table:table-cell office:value-type="float" office:value="4.81340614941698" calcext:value-type="float">
            <text:p>4.8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4]*[.$B$4]+[.D984]*[.$B$6]+[.E984]*[.$B$8]" office:value-type="float" office:value="0.25497" calcext:value-type="float">
            <text:p>0.25497</text:p>
          </table:table-cell>
          <table:table-cell table:formula="of:=[.C984]*[.$B$3]+[.D984]*[.$B$5]+[.E984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0.4964998397183" calcext:value-type="float">
            <text:p>10.50</text:p>
          </table:table-cell>
          <table:table-cell office:value-type="float" office:value="4.90704575289346" calcext:value-type="float">
            <text:p>4.91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5]*[.$B$4]+[.D985]*[.$B$6]+[.E985]*[.$B$8]" office:value-type="float" office:value="0.25497" calcext:value-type="float">
            <text:p>0.25497</text:p>
          </table:table-cell>
          <table:table-cell table:formula="of:=[.C985]*[.$B$3]+[.D985]*[.$B$5]+[.E985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10.5728092741683" calcext:value-type="float">
            <text:p>10.57</text:p>
          </table:table-cell>
          <table:table-cell office:value-type="float" office:value="4.9994957252221" calcext:value-type="float">
            <text:p>5.00</text:p>
          </table:table-cell>
          <table:table-cell table:number-columns-repeated="2" office:value-type="float" office:value="0.175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table:formula="of:=[.C986]*[.$B$4]+[.D986]*[.$B$6]+[.E986]*[.$B$8]" office:value-type="float" office:value="0.25497" calcext:value-type="float">
            <text:p>0.25497</text:p>
          </table:table-cell>
          <table:table-cell table:formula="of:=[.C986]*[.$B$3]+[.D986]*[.$B$5]+[.E986]*[.$B$7]" office:value-type="float" office:value="0.38347" calcext:value-type="float">
            <text:p>0.38347</text:p>
          </table:table-cell>
        </table:table-row>
        <table:table-row table:style-name="ro1">
          <table:table-cell office:value-type="float" office:value="0.212137216608971" calcext:value-type="float">
            <text:p>0.21</text:p>
          </table:table-cell>
          <table:table-cell office:value-type="float" office:value="0.0000320773928239942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87]*[.$B$4]+[.D987]*[.$B$6]+[.E987]*[.$B$8]" office:value-type="float" office:value="0.3564" calcext:value-type="float">
            <text:p>0.3564</text:p>
          </table:table-cell>
          <table:table-cell table:formula="of:=[.C987]*[.$B$3]+[.D987]*[.$B$5]+[.E987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0.424274433217943" calcext:value-type="float">
            <text:p>0.42</text:p>
          </table:table-cell>
          <table:table-cell office:value-type="float" office:value="0.000522824707720429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88]*[.$B$4]+[.D988]*[.$B$6]+[.E988]*[.$B$8]" office:value-type="float" office:value="0.3564" calcext:value-type="float">
            <text:p>0.3564</text:p>
          </table:table-cell>
          <table:table-cell table:formula="of:=[.C988]*[.$B$3]+[.D988]*[.$B$5]+[.E988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0.626544802542776" calcext:value-type="float">
            <text:p>0.63</text:p>
          </table:table-cell>
          <table:table-cell office:value-type="float" office:value="0.00247580583082512" calcext:value-type="float">
            <text:p>0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89]*[.$B$4]+[.D989]*[.$B$6]+[.E989]*[.$B$8]" office:value-type="float" office:value="0.3564" calcext:value-type="float">
            <text:p>0.3564</text:p>
          </table:table-cell>
          <table:table-cell table:formula="of:=[.C989]*[.$B$3]+[.D989]*[.$B$5]+[.E989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0.829431849822867" calcext:value-type="float">
            <text:p>0.83</text:p>
          </table:table-cell>
          <table:table-cell office:value-type="float" office:value="0.00748532121069729" calcext:value-type="float">
            <text:p>0.0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0]*[.$B$4]+[.D990]*[.$B$6]+[.E990]*[.$B$8]" office:value-type="float" office:value="0.3564" calcext:value-type="float">
            <text:p>0.3564</text:p>
          </table:table-cell>
          <table:table-cell table:formula="of:=[.C990]*[.$B$3]+[.D990]*[.$B$5]+[.E990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1.04095238847658" calcext:value-type="float">
            <text:p>1.04</text:p>
          </table:table-cell>
          <table:table-cell office:value-type="float" office:value="0.0169673597774096" calcext:value-type="float">
            <text:p>0.0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1]*[.$B$4]+[.D991]*[.$B$6]+[.E991]*[.$B$8]" office:value-type="float" office:value="0.3564" calcext:value-type="float">
            <text:p>0.3564</text:p>
          </table:table-cell>
          <table:table-cell table:formula="of:=[.C991]*[.$B$3]+[.D991]*[.$B$5]+[.E991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1.25308960508555" calcext:value-type="float">
            <text:p>1.25</text:p>
          </table:table-cell>
          <table:table-cell office:value-type="float" office:value="0.0301273800084181" calcext:value-type="float">
            <text:p>0.0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2]*[.$B$4]+[.D992]*[.$B$6]+[.E992]*[.$B$8]" office:value-type="float" office:value="0.3564" calcext:value-type="float">
            <text:p>0.3564</text:p>
          </table:table-cell>
          <table:table-cell table:formula="of:=[.C992]*[.$B$3]+[.D992]*[.$B$5]+[.E992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1.44549312712625" calcext:value-type="float">
            <text:p>1.45</text:p>
          </table:table-cell>
          <table:table-cell office:value-type="float" office:value="0.0433581317545846" calcext:value-type="float">
            <text:p>0.0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3]*[.$B$4]+[.D993]*[.$B$6]+[.E993]*[.$B$8]" office:value-type="float" office:value="0.3564" calcext:value-type="float">
            <text:p>0.3564</text:p>
          </table:table-cell>
          <table:table-cell table:formula="of:=[.C993]*[.$B$3]+[.D993]*[.$B$5]+[.E993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1.6563969878247" calcext:value-type="float">
            <text:p>1.66</text:p>
          </table:table-cell>
          <table:table-cell office:value-type="float" office:value="0.057537474628333" calcext:value-type="float">
            <text:p>0.0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4]*[.$B$4]+[.D994]*[.$B$6]+[.E994]*[.$B$8]" office:value-type="float" office:value="0.3564" calcext:value-type="float">
            <text:p>0.3564</text:p>
          </table:table-cell>
          <table:table-cell table:formula="of:=[.C994]*[.$B$3]+[.D994]*[.$B$5]+[.E994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1.86236742488109" calcext:value-type="float">
            <text:p>1.86</text:p>
          </table:table-cell>
          <table:table-cell office:value-type="float" office:value="0.0700216962487064" calcext:value-type="float">
            <text:p>0.0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5]*[.$B$4]+[.D995]*[.$B$6]+[.E995]*[.$B$8]" office:value-type="float" office:value="0.3564" calcext:value-type="float">
            <text:p>0.3564</text:p>
          </table:table-cell>
          <table:table-cell table:formula="of:=[.C995]*[.$B$3]+[.D995]*[.$B$5]+[.E995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2.0634044382954" calcext:value-type="float">
            <text:p>2.06</text:p>
          </table:table-cell>
          <table:table-cell office:value-type="float" office:value="0.0801369783769548" calcext:value-type="float">
            <text:p>0.0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6]*[.$B$4]+[.D996]*[.$B$6]+[.E996]*[.$B$8]" office:value-type="float" office:value="0.3564" calcext:value-type="float">
            <text:p>0.3564</text:p>
          </table:table-cell>
          <table:table-cell table:formula="of:=[.C996]*[.$B$3]+[.D996]*[.$B$5]+[.E996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2.26814151944127" calcext:value-type="float">
            <text:p>2.27</text:p>
          </table:table-cell>
          <table:table-cell office:value-type="float" office:value="0.103006709009241" calcext:value-type="float">
            <text:p>0.1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7]*[.$B$4]+[.D997]*[.$B$6]+[.E997]*[.$B$8]" office:value-type="float" office:value="0.3564" calcext:value-type="float">
            <text:p>0.3564</text:p>
          </table:table-cell>
          <table:table-cell table:formula="of:=[.C997]*[.$B$3]+[.D997]*[.$B$5]+[.E997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2.46732849898981" calcext:value-type="float">
            <text:p>2.47</text:p>
          </table:table-cell>
          <table:table-cell office:value-type="float" office:value="0.128647142441999" calcext:value-type="float">
            <text:p>0.1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8]*[.$B$4]+[.D998]*[.$B$6]+[.E998]*[.$B$8]" office:value-type="float" office:value="0.3564" calcext:value-type="float">
            <text:p>0.3564</text:p>
          </table:table-cell>
          <table:table-cell table:formula="of:=[.C998]*[.$B$3]+[.D998]*[.$B$5]+[.E998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2.66774883444887" calcext:value-type="float">
            <text:p>2.67</text:p>
          </table:table-cell>
          <table:table-cell office:value-type="float" office:value="0.158036129071433" calcext:value-type="float">
            <text:p>0.1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999]*[.$B$4]+[.D999]*[.$B$6]+[.E999]*[.$B$8]" office:value-type="float" office:value="0.3564" calcext:value-type="float">
            <text:p>0.3564</text:p>
          </table:table-cell>
          <table:table-cell table:formula="of:=[.C999]*[.$B$3]+[.D999]*[.$B$5]+[.E999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2.8626190683106" calcext:value-type="float">
            <text:p>2.86</text:p>
          </table:table-cell>
          <table:table-cell office:value-type="float" office:value="0.19023581623299" calcext:value-type="float">
            <text:p>0.1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0]*[.$B$4]+[.D1000]*[.$B$6]+[.E1000]*[.$B$8]" office:value-type="float" office:value="0.3564" calcext:value-type="float">
            <text:p>0.3564</text:p>
          </table:table-cell>
          <table:table-cell table:formula="of:=[.C1000]*[.$B$3]+[.D1000]*[.$B$5]+[.E1000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3.0488558107987" calcext:value-type="float">
            <text:p>3.05</text:p>
          </table:table-cell>
          <table:table-cell office:value-type="float" office:value="0.224485403493978" calcext:value-type="float">
            <text:p>0.2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1]*[.$B$4]+[.D1001]*[.$B$6]+[.E1001]*[.$B$8]" office:value-type="float" office:value="0.3564" calcext:value-type="float">
            <text:p>0.3564</text:p>
          </table:table-cell>
          <table:table-cell table:formula="of:=[.C1001]*[.$B$3]+[.D1001]*[.$B$5]+[.E1001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3.24927614625776" calcext:value-type="float">
            <text:p>3.25</text:p>
          </table:table-cell>
          <table:table-cell office:value-type="float" office:value="0.265193332686909" calcext:value-type="float">
            <text:p>0.2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2]*[.$B$4]+[.D1002]*[.$B$6]+[.E1002]*[.$B$8]" office:value-type="float" office:value="0.3564" calcext:value-type="float">
            <text:p>0.3564</text:p>
          </table:table-cell>
          <table:table-cell table:formula="of:=[.C1002]*[.$B$3]+[.D1002]*[.$B$5]+[.E1002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3.4410629903432" calcext:value-type="float">
            <text:p>3.44</text:p>
          </table:table-cell>
          <table:table-cell office:value-type="float" office:value="0.30809660266567" calcext:value-type="float">
            <text:p>0.3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3]*[.$B$4]+[.D1003]*[.$B$6]+[.E1003]*[.$B$8]" office:value-type="float" office:value="0.3564" calcext:value-type="float">
            <text:p>0.3564</text:p>
          </table:table-cell>
          <table:table-cell table:formula="of:=[.C1003]*[.$B$3]+[.D1003]*[.$B$5]+[.E1003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3.62544969896553" calcext:value-type="float">
            <text:p>3.63</text:p>
          </table:table-cell>
          <table:table-cell office:value-type="float" office:value="0.353107404294629" calcext:value-type="float">
            <text:p>0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4]*[.$B$4]+[.D1004]*[.$B$6]+[.E1004]*[.$B$8]" office:value-type="float" office:value="0.3564" calcext:value-type="float">
            <text:p>0.3564</text:p>
          </table:table-cell>
          <table:table-cell table:formula="of:=[.C1004]*[.$B$3]+[.D1004]*[.$B$5]+[.E1004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3.79873620439321" calcext:value-type="float">
            <text:p>3.80</text:p>
          </table:table-cell>
          <table:table-cell office:value-type="float" office:value="0.398820344073512" calcext:value-type="float">
            <text:p>0.4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5]*[.$B$4]+[.D1005]*[.$B$6]+[.E1005]*[.$B$8]" office:value-type="float" office:value="0.3564" calcext:value-type="float">
            <text:p>0.3564</text:p>
          </table:table-cell>
          <table:table-cell table:formula="of:=[.C1005]*[.$B$3]+[.D1005]*[.$B$5]+[.E1005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3.98682298074709" calcext:value-type="float">
            <text:p>3.99</text:p>
          </table:table-cell>
          <table:table-cell office:value-type="float" office:value="0.45233536447458" calcext:value-type="float">
            <text:p>0.4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6]*[.$B$4]+[.D1006]*[.$B$6]+[.E1006]*[.$B$8]" office:value-type="float" office:value="0.3564" calcext:value-type="float">
            <text:p>0.3564</text:p>
          </table:table-cell>
          <table:table-cell table:formula="of:=[.C1006]*[.$B$3]+[.D1006]*[.$B$5]+[.E1006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4.15394270662218" calcext:value-type="float">
            <text:p>4.15</text:p>
          </table:table-cell>
          <table:table-cell office:value-type="float" office:value="0.503325021166913" calcext:value-type="float">
            <text:p>0.5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7]*[.$B$4]+[.D1007]*[.$B$6]+[.E1007]*[.$B$8]" office:value-type="float" office:value="0.3564" calcext:value-type="float">
            <text:p>0.3564</text:p>
          </table:table-cell>
          <table:table-cell table:formula="of:=[.C1007]*[.$B$3]+[.D1007]*[.$B$5]+[.E1007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4.33894609319977" calcext:value-type="float">
            <text:p>4.34</text:p>
          </table:table-cell>
          <table:table-cell office:value-type="float" office:value="0.56365016034551" calcext:value-type="float">
            <text:p>0.5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8]*[.$B$4]+[.D1008]*[.$B$6]+[.E1008]*[.$B$8]" office:value-type="float" office:value="0.3564" calcext:value-type="float">
            <text:p>0.3564</text:p>
          </table:table-cell>
          <table:table-cell table:formula="of:=[.C1008]*[.$B$3]+[.D1008]*[.$B$5]+[.E1008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4.50544914111961" calcext:value-type="float">
            <text:p>4.51</text:p>
          </table:table-cell>
          <table:table-cell office:value-type="float" office:value="0.62152084653901" calcext:value-type="float">
            <text:p>0.6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09]*[.$B$4]+[.D1009]*[.$B$6]+[.E1009]*[.$B$8]" office:value-type="float" office:value="0.3564" calcext:value-type="float">
            <text:p>0.3564</text:p>
          </table:table-cell>
          <table:table-cell table:formula="of:=[.C1009]*[.$B$3]+[.D1009]*[.$B$5]+[.E1009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4.6694854772184" calcext:value-type="float">
            <text:p>4.67</text:p>
          </table:table-cell>
          <table:table-cell office:value-type="float" office:value="0.681930065445043" calcext:value-type="float">
            <text:p>0.6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0]*[.$B$4]+[.D1010]*[.$B$6]+[.E1010]*[.$B$8]" office:value-type="float" office:value="0.3564" calcext:value-type="float">
            <text:p>0.3564</text:p>
          </table:table-cell>
          <table:table-cell table:formula="of:=[.C1010]*[.$B$3]+[.D1010]*[.$B$5]+[.E1010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4.82488832194358" calcext:value-type="float">
            <text:p>4.82</text:p>
          </table:table-cell>
          <table:table-cell office:value-type="float" office:value="0.742361491133627" calcext:value-type="float">
            <text:p>0.7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1]*[.$B$4]+[.D1011]*[.$B$6]+[.E1011]*[.$B$8]" office:value-type="float" office:value="0.3564" calcext:value-type="float">
            <text:p>0.3564</text:p>
          </table:table-cell>
          <table:table-cell table:formula="of:=[.C1011]*[.$B$3]+[.D1011]*[.$B$5]+[.E1011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5.00249157305807" calcext:value-type="float">
            <text:p>5.00</text:p>
          </table:table-cell>
          <table:table-cell office:value-type="float" office:value="0.815147719761636" calcext:value-type="float">
            <text:p>0.8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2]*[.$B$4]+[.D1012]*[.$B$6]+[.E1012]*[.$B$8]" office:value-type="float" office:value="0.3564" calcext:value-type="float">
            <text:p>0.3564</text:p>
          </table:table-cell>
          <table:table-cell table:formula="of:=[.C1012]*[.$B$3]+[.D1012]*[.$B$5]+[.E1012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5.14864424845437" calcext:value-type="float">
            <text:p>5.15</text:p>
          </table:table-cell>
          <table:table-cell office:value-type="float" office:value="0.878302469663304" calcext:value-type="float">
            <text:p>0.8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3]*[.$B$4]+[.D1013]*[.$B$6]+[.E1013]*[.$B$8]" office:value-type="float" office:value="0.3564" calcext:value-type="float">
            <text:p>0.3564</text:p>
          </table:table-cell>
          <table:table-cell table:formula="of:=[.C1013]*[.$B$3]+[.D1013]*[.$B$5]+[.E1013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5.30219705931377" calcext:value-type="float">
            <text:p>5.30</text:p>
          </table:table-cell>
          <table:table-cell office:value-type="float" office:value="0.947670481756218" calcext:value-type="float">
            <text:p>0.9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4]*[.$B$4]+[.D1014]*[.$B$6]+[.E1014]*[.$B$8]" office:value-type="float" office:value="0.3564" calcext:value-type="float">
            <text:p>0.3564</text:p>
          </table:table-cell>
          <table:table-cell table:formula="of:=[.C1014]*[.$B$3]+[.D1014]*[.$B$5]+[.E1014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5.4508164465311" calcext:value-type="float">
            <text:p>5.45</text:p>
          </table:table-cell>
          <table:table-cell office:value-type="float" office:value="1.01782421060264" calcext:value-type="float">
            <text:p>1.0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5]*[.$B$4]+[.D1015]*[.$B$6]+[.E1015]*[.$B$8]" office:value-type="float" office:value="0.3564" calcext:value-type="float">
            <text:p>0.3564</text:p>
          </table:table-cell>
          <table:table-cell table:formula="of:=[.C1015]*[.$B$3]+[.D1015]*[.$B$5]+[.E1015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5.59573576601688" calcext:value-type="float">
            <text:p>5.60</text:p>
          </table:table-cell>
          <table:table-cell office:value-type="float" office:value="1.08923944815351" calcext:value-type="float">
            <text:p>1.0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6]*[.$B$4]+[.D1016]*[.$B$6]+[.E1016]*[.$B$8]" office:value-type="float" office:value="0.3564" calcext:value-type="float">
            <text:p>0.3564</text:p>
          </table:table-cell>
          <table:table-cell table:formula="of:=[.C1016]*[.$B$3]+[.D1016]*[.$B$5]+[.E1016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5.73942172959214" calcext:value-type="float">
            <text:p>5.74</text:p>
          </table:table-cell>
          <table:table-cell office:value-type="float" office:value="1.16300993522575" calcext:value-type="float">
            <text:p>1.1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7]*[.$B$4]+[.D1017]*[.$B$6]+[.E1017]*[.$B$8]" office:value-type="float" office:value="0.3564" calcext:value-type="float">
            <text:p>0.3564</text:p>
          </table:table-cell>
          <table:table-cell table:formula="of:=[.C1017]*[.$B$3]+[.D1017]*[.$B$5]+[.E1017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5.87879094748059" calcext:value-type="float">
            <text:p>5.88</text:p>
          </table:table-cell>
          <table:table-cell office:value-type="float" office:value="1.23733941196369" calcext:value-type="float">
            <text:p>1.2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8]*[.$B$4]+[.D1018]*[.$B$6]+[.E1018]*[.$B$8]" office:value-type="float" office:value="0.3564" calcext:value-type="float">
            <text:p>0.3564</text:p>
          </table:table-cell>
          <table:table-cell table:formula="of:=[.C1018]*[.$B$3]+[.D1018]*[.$B$5]+[.E1018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6.01507677559275" calcext:value-type="float">
            <text:p>6.02</text:p>
          </table:table-cell>
          <table:table-cell office:value-type="float" office:value="1.31273292751186" calcext:value-type="float">
            <text:p>1.3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19]*[.$B$4]+[.D1019]*[.$B$6]+[.E1019]*[.$B$8]" office:value-type="float" office:value="0.3564" calcext:value-type="float">
            <text:p>0.3564</text:p>
          </table:table-cell>
          <table:table-cell table:formula="of:=[.C1019]*[.$B$3]+[.D1019]*[.$B$5]+[.E1019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6.15074592574965" calcext:value-type="float">
            <text:p>6.15</text:p>
          </table:table-cell>
          <table:table-cell office:value-type="float" office:value="1.39054702867489" calcext:value-type="float">
            <text:p>1.3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0]*[.$B$4]+[.D1020]*[.$B$6]+[.E1020]*[.$B$8]" office:value-type="float" office:value="0.3564" calcext:value-type="float">
            <text:p>0.3564</text:p>
          </table:table-cell>
          <table:table-cell table:formula="of:=[.C1020]*[.$B$3]+[.D1020]*[.$B$5]+[.E1020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6.28209833021974" calcext:value-type="float">
            <text:p>6.28</text:p>
          </table:table-cell>
          <table:table-cell office:value-type="float" office:value="1.46843084276089" calcext:value-type="float">
            <text:p>1.4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1]*[.$B$4]+[.D1021]*[.$B$6]+[.E1021]*[.$B$8]" office:value-type="float" office:value="0.3564" calcext:value-type="float">
            <text:p>0.3564</text:p>
          </table:table-cell>
          <table:table-cell table:formula="of:=[.C1021]*[.$B$3]+[.D1021]*[.$B$5]+[.E1021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6.40975066695828" calcext:value-type="float">
            <text:p>6.41</text:p>
          </table:table-cell>
          <table:table-cell office:value-type="float" office:value="1.546655218956" calcext:value-type="float">
            <text:p>1.5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2]*[.$B$4]+[.D1022]*[.$B$6]+[.E1022]*[.$B$8]" office:value-type="float" office:value="0.3564" calcext:value-type="float">
            <text:p>0.3564</text:p>
          </table:table-cell>
          <table:table-cell table:formula="of:=[.C1022]*[.$B$3]+[.D1022]*[.$B$5]+[.E1022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6.53431961392052" calcext:value-type="float">
            <text:p>6.53</text:p>
          </table:table-cell>
          <table:table-cell office:value-type="float" office:value="1.62533033992765" calcext:value-type="float">
            <text:p>1.6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3]*[.$B$4]+[.D1023]*[.$B$6]+[.E1023]*[.$B$8]" office:value-type="float" office:value="0.3564" calcext:value-type="float">
            <text:p>0.3564</text:p>
          </table:table-cell>
          <table:table-cell table:formula="of:=[.C1023]*[.$B$3]+[.D1023]*[.$B$5]+[.E1023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6.66505534043535" calcext:value-type="float">
            <text:p>6.67</text:p>
          </table:table-cell>
          <table:table-cell office:value-type="float" office:value="1.71049677589845" calcext:value-type="float">
            <text:p>1.7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4]*[.$B$4]+[.D1024]*[.$B$6]+[.E1024]*[.$B$8]" office:value-type="float" office:value="0.3564" calcext:value-type="float">
            <text:p>0.3564</text:p>
          </table:table-cell>
          <table:table-cell table:formula="of:=[.C1024]*[.$B$3]+[.D1024]*[.$B$5]+[.E1024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6.78160747397924" calcext:value-type="float">
            <text:p>6.78</text:p>
          </table:table-cell>
          <table:table-cell office:value-type="float" office:value="1.78871187884076" calcext:value-type="float">
            <text:p>1.7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5]*[.$B$4]+[.D1025]*[.$B$6]+[.E1025]*[.$B$8]" office:value-type="float" office:value="0.3564" calcext:value-type="float">
            <text:p>0.3564</text:p>
          </table:table-cell>
          <table:table-cell table:formula="of:=[.C1025]*[.$B$3]+[.D1025]*[.$B$5]+[.E1025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6.89939296343364" calcext:value-type="float">
            <text:p>6.90</text:p>
          </table:table-cell>
          <table:table-cell office:value-type="float" office:value="1.86980397953816" calcext:value-type="float">
            <text:p>1.8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6]*[.$B$4]+[.D1026]*[.$B$6]+[.E1026]*[.$B$8]" office:value-type="float" office:value="0.3564" calcext:value-type="float">
            <text:p>0.3564</text:p>
          </table:table-cell>
          <table:table-cell table:formula="of:=[.C1026]*[.$B$3]+[.D1026]*[.$B$5]+[.E1026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7.01902848675381" calcext:value-type="float">
            <text:p>7.02</text:p>
          </table:table-cell>
          <table:table-cell office:value-type="float" office:value="1.9545987093221" calcext:value-type="float">
            <text:p>1.9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7]*[.$B$4]+[.D1027]*[.$B$6]+[.E1027]*[.$B$8]" office:value-type="float" office:value="0.3564" calcext:value-type="float">
            <text:p>0.3564</text:p>
          </table:table-cell>
          <table:table-cell table:formula="of:=[.C1027]*[.$B$3]+[.D1027]*[.$B$5]+[.E1027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7.12879716278985" calcext:value-type="float">
            <text:p>7.13</text:p>
          </table:table-cell>
          <table:table-cell office:value-type="float" office:value="2.03433260885129" calcext:value-type="float">
            <text:p>2.0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8]*[.$B$4]+[.D1028]*[.$B$6]+[.E1028]*[.$B$8]" office:value-type="float" office:value="0.3564" calcext:value-type="float">
            <text:p>0.3564</text:p>
          </table:table-cell>
          <table:table-cell table:formula="of:=[.C1028]*[.$B$3]+[.D1028]*[.$B$5]+[.E1028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7.24658265224425" calcext:value-type="float">
            <text:p>7.25</text:p>
          </table:table-cell>
          <table:table-cell office:value-type="float" office:value="2.122061880375" calcext:value-type="float">
            <text:p>2.1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29]*[.$B$4]+[.D1029]*[.$B$6]+[.E1029]*[.$B$8]" office:value-type="float" office:value="0.3564" calcext:value-type="float">
            <text:p>0.3564</text:p>
          </table:table-cell>
          <table:table-cell table:formula="of:=[.C1029]*[.$B$3]+[.D1029]*[.$B$5]+[.E1029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7.3575846841908" calcext:value-type="float">
            <text:p>7.36</text:p>
          </table:table-cell>
          <table:table-cell office:value-type="float" office:value="2.2068237768298" calcext:value-type="float">
            <text:p>2.2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0]*[.$B$4]+[.D1030]*[.$B$6]+[.E1030]*[.$B$8]" office:value-type="float" office:value="0.3564" calcext:value-type="float">
            <text:p>0.3564</text:p>
          </table:table-cell>
          <table:table-cell table:formula="of:=[.C1030]*[.$B$3]+[.D1030]*[.$B$5]+[.E1030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7.4658116653387" calcext:value-type="float">
            <text:p>7.47</text:p>
          </table:table-cell>
          <table:table-cell office:value-type="float" office:value="2.29147556078169" calcext:value-type="float">
            <text:p>2.2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1]*[.$B$4]+[.D1031]*[.$B$6]+[.E1031]*[.$B$8]" office:value-type="float" office:value="0.3564" calcext:value-type="float">
            <text:p>0.3564</text:p>
          </table:table-cell>
          <table:table-cell table:formula="of:=[.C1031]*[.$B$3]+[.D1031]*[.$B$5]+[.E1031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7.5752720023971" calcext:value-type="float">
            <text:p>7.58</text:p>
          </table:table-cell>
          <table:table-cell office:value-type="float" office:value="2.37908807844801" calcext:value-type="float">
            <text:p>2.3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2]*[.$B$4]+[.D1032]*[.$B$6]+[.E1032]*[.$B$8]" office:value-type="float" office:value="0.3564" calcext:value-type="float">
            <text:p>0.3564</text:p>
          </table:table-cell>
          <table:table-cell table:formula="of:=[.C1032]*[.$B$3]+[.D1032]*[.$B$5]+[.E1032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7.67764054297004" calcext:value-type="float">
            <text:p>7.68</text:p>
          </table:table-cell>
          <table:table-cell office:value-type="float" office:value="2.46287165571058" calcext:value-type="float">
            <text:p>2.4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3]*[.$B$4]+[.D1033]*[.$B$6]+[.E1033]*[.$B$8]" office:value-type="float" office:value="0.3564" calcext:value-type="float">
            <text:p>0.3564</text:p>
          </table:table-cell>
          <table:table-cell table:formula="of:=[.C1033]*[.$B$3]+[.D1033]*[.$B$5]+[.E1033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7.78124243945349" calcext:value-type="float">
            <text:p>7.78</text:p>
          </table:table-cell>
          <table:table-cell office:value-type="float" office:value="2.54940425954845" calcext:value-type="float">
            <text:p>2.5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4]*[.$B$4]+[.D1034]*[.$B$6]+[.E1034]*[.$B$8]" office:value-type="float" office:value="0.3564" calcext:value-type="float">
            <text:p>0.3564</text:p>
          </table:table-cell>
          <table:table-cell table:formula="of:=[.C1034]*[.$B$3]+[.D1034]*[.$B$5]+[.E1034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7.88422765798168" calcext:value-type="float">
            <text:p>7.88</text:p>
          </table:table-cell>
          <table:table-cell office:value-type="float" office:value="2.63724460285313" calcext:value-type="float">
            <text:p>2.6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5]*[.$B$4]+[.D1035]*[.$B$6]+[.E1035]*[.$B$8]" office:value-type="float" office:value="0.3564" calcext:value-type="float">
            <text:p>0.3564</text:p>
          </table:table-cell>
          <table:table-cell table:formula="of:=[.C1035]*[.$B$3]+[.D1035]*[.$B$5]+[.E1035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7.98597952059936" calcext:value-type="float">
            <text:p>7.99</text:p>
          </table:table-cell>
          <table:table-cell office:value-type="float" office:value="2.72586994740658" calcext:value-type="float">
            <text:p>2.7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6]*[.$B$4]+[.D1036]*[.$B$6]+[.E1036]*[.$B$8]" office:value-type="float" office:value="0.3564" calcext:value-type="float">
            <text:p>0.3564</text:p>
          </table:table-cell>
          <table:table-cell table:formula="of:=[.C1036]*[.$B$3]+[.D1036]*[.$B$5]+[.E1036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8.08372297650785" calcext:value-type="float">
            <text:p>8.08</text:p>
          </table:table-cell>
          <table:table-cell office:value-type="float" office:value="2.81267538826596" calcext:value-type="float">
            <text:p>2.8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7]*[.$B$4]+[.D1037]*[.$B$6]+[.E1037]*[.$B$8]" office:value-type="float" office:value="0.3564" calcext:value-type="float">
            <text:p>0.3564</text:p>
          </table:table-cell>
          <table:table-cell table:formula="of:=[.C1037]*[.$B$3]+[.D1037]*[.$B$5]+[.E1037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8.18177477139397" calcext:value-type="float">
            <text:p>8.18</text:p>
          </table:table-cell>
          <table:table-cell office:value-type="float" office:value="2.90144509834634" calcext:value-type="float">
            <text:p>2.9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8]*[.$B$4]+[.D1038]*[.$B$6]+[.E1038]*[.$B$8]" office:value-type="float" office:value="0.3564" calcext:value-type="float">
            <text:p>0.3564</text:p>
          </table:table-cell>
          <table:table-cell table:formula="of:=[.C1038]*[.$B$3]+[.D1038]*[.$B$5]+[.E1038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8.27735985445906" calcext:value-type="float">
            <text:p>8.28</text:p>
          </table:table-cell>
          <table:table-cell office:value-type="float" office:value="2.9896747370231" calcext:value-type="float">
            <text:p>2.9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39]*[.$B$4]+[.D1039]*[.$B$6]+[.E1039]*[.$B$8]" office:value-type="float" office:value="0.3564" calcext:value-type="float">
            <text:p>0.3564</text:p>
          </table:table-cell>
          <table:table-cell table:formula="of:=[.C1039]*[.$B$3]+[.D1039]*[.$B$5]+[.E1039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8.3744866324123" calcext:value-type="float">
            <text:p>8.37</text:p>
          </table:table-cell>
          <table:table-cell office:value-type="float" office:value="3.08093750258913" calcext:value-type="float">
            <text:p>3.0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0]*[.$B$4]+[.D1040]*[.$B$6]+[.E1040]*[.$B$8]" office:value-type="float" office:value="0.3564" calcext:value-type="float">
            <text:p>0.3564</text:p>
          </table:table-cell>
          <table:table-cell table:formula="of:=[.C1040]*[.$B$3]+[.D1040]*[.$B$5]+[.E1040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8.45588812250644" calcext:value-type="float">
            <text:p>8.46</text:p>
          </table:table-cell>
          <table:table-cell office:value-type="float" office:value="3.1587729024457" calcext:value-type="float">
            <text:p>3.1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1]*[.$B$4]+[.D1041]*[.$B$6]+[.E1041]*[.$B$8]" office:value-type="float" office:value="0.3564" calcext:value-type="float">
            <text:p>0.3564</text:p>
          </table:table-cell>
          <table:table-cell table:formula="of:=[.C1041]*[.$B$3]+[.D1041]*[.$B$5]+[.E1041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8.55733164614648" calcext:value-type="float">
            <text:p>8.56</text:p>
          </table:table-cell>
          <table:table-cell office:value-type="float" office:value="3.25749714607438" calcext:value-type="float">
            <text:p>3.2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2]*[.$B$4]+[.D1042]*[.$B$6]+[.E1042]*[.$B$8]" office:value-type="float" office:value="0.3564" calcext:value-type="float">
            <text:p>0.3564</text:p>
          </table:table-cell>
          <table:table-cell table:formula="of:=[.C1042]*[.$B$3]+[.D1042]*[.$B$5]+[.E1042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8.6458249327261" calcext:value-type="float">
            <text:p>8.65</text:p>
          </table:table-cell>
          <table:table-cell office:value-type="float" office:value="3.34500428091085" calcext:value-type="float">
            <text:p>3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3]*[.$B$4]+[.D1043]*[.$B$6]+[.E1043]*[.$B$8]" office:value-type="float" office:value="0.3564" calcext:value-type="float">
            <text:p>0.3564</text:p>
          </table:table-cell>
          <table:table-cell table:formula="of:=[.C1043]*[.$B$3]+[.D1043]*[.$B$5]+[.E1043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8.73801828703726" calcext:value-type="float">
            <text:p>8.74</text:p>
          </table:table-cell>
          <table:table-cell office:value-type="float" office:value="3.43788307128953" calcext:value-type="float">
            <text:p>3.4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4]*[.$B$4]+[.D1044]*[.$B$6]+[.E1044]*[.$B$8]" office:value-type="float" office:value="0.3564" calcext:value-type="float">
            <text:p>0.3564</text:p>
          </table:table-cell>
          <table:table-cell table:formula="of:=[.C1044]*[.$B$3]+[.D1044]*[.$B$5]+[.E1044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8.82836160748266" calcext:value-type="float">
            <text:p>8.83</text:p>
          </table:table-cell>
          <table:table-cell office:value-type="float" office:value="3.53034951536225" calcext:value-type="float">
            <text:p>3.5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5]*[.$B$4]+[.D1045]*[.$B$6]+[.E1045]*[.$B$8]" office:value-type="float" office:value="0.3564" calcext:value-type="float">
            <text:p>0.3564</text:p>
          </table:table-cell>
          <table:table-cell table:formula="of:=[.C1045]*[.$B$3]+[.D1045]*[.$B$5]+[.E1045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8.91284648735309" calcext:value-type="float">
            <text:p>8.91</text:p>
          </table:table-cell>
          <table:table-cell office:value-type="float" office:value="3.61815615689917" calcext:value-type="float">
            <text:p>3.6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6]*[.$B$4]+[.D1046]*[.$B$6]+[.E1046]*[.$B$8]" office:value-type="float" office:value="0.3564" calcext:value-type="float">
            <text:p>0.3564</text:p>
          </table:table-cell>
          <table:table-cell table:formula="of:=[.C1046]*[.$B$3]+[.D1046]*[.$B$5]+[.E1046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8.9991814010893" calcext:value-type="float">
            <text:p>9.00</text:p>
          </table:table-cell>
          <table:table-cell office:value-type="float" office:value="3.70926456584625" calcext:value-type="float">
            <text:p>3.7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7]*[.$B$4]+[.D1047]*[.$B$6]+[.E1047]*[.$B$8]" office:value-type="float" office:value="0.3564" calcext:value-type="float">
            <text:p>0.3564</text:p>
          </table:table-cell>
          <table:table-cell table:formula="of:=[.C1047]*[.$B$3]+[.D1047]*[.$B$5]+[.E1047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08459129789262" calcext:value-type="float">
            <text:p>9.08</text:p>
          </table:table-cell>
          <table:table-cell office:value-type="float" office:value="3.80079532223046" calcext:value-type="float">
            <text:p>3.8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8]*[.$B$4]+[.D1048]*[.$B$6]+[.E1048]*[.$B$8]" office:value-type="float" office:value="0.3564" calcext:value-type="float">
            <text:p>0.3564</text:p>
          </table:table-cell>
          <table:table-cell table:formula="of:=[.C1048]*[.$B$3]+[.D1048]*[.$B$5]+[.E1048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16753448287491" calcext:value-type="float">
            <text:p>9.17</text:p>
          </table:table-cell>
          <table:table-cell office:value-type="float" office:value="3.89116927549606" calcext:value-type="float">
            <text:p>3.8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49]*[.$B$4]+[.D1049]*[.$B$6]+[.E1049]*[.$B$8]" office:value-type="float" office:value="0.3564" calcext:value-type="float">
            <text:p>0.3564</text:p>
          </table:table-cell>
          <table:table-cell table:formula="of:=[.C1049]*[.$B$3]+[.D1049]*[.$B$5]+[.E1049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25078600683482" calcext:value-type="float">
            <text:p>9.25</text:p>
          </table:table-cell>
          <table:table-cell office:value-type="float" office:value="3.9829556638542" calcext:value-type="float">
            <text:p>3.9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0]*[.$B$4]+[.D1050]*[.$B$6]+[.E1050]*[.$B$8]" office:value-type="float" office:value="0.3564" calcext:value-type="float">
            <text:p>0.3564</text:p>
          </table:table-cell>
          <table:table-cell table:formula="of:=[.C1050]*[.$B$3]+[.D1050]*[.$B$5]+[.E1050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33311251386185" calcext:value-type="float">
            <text:p>9.33</text:p>
          </table:table-cell>
          <table:table-cell office:value-type="float" office:value="4.07524182767548" calcext:value-type="float">
            <text:p>4.0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1]*[.$B$4]+[.D1051]*[.$B$6]+[.E1051]*[.$B$8]" office:value-type="float" office:value="0.3564" calcext:value-type="float">
            <text:p>0.3564</text:p>
          </table:table-cell>
          <table:table-cell table:formula="of:=[.C1051]*[.$B$3]+[.D1051]*[.$B$5]+[.E1051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41482234293362" calcext:value-type="float">
            <text:p>9.41</text:p>
          </table:table-cell>
          <table:table-cell office:value-type="float" office:value="4.16808564048773" calcext:value-type="float">
            <text:p>4.1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2]*[.$B$4]+[.D1052]*[.$B$6]+[.E1052]*[.$B$8]" office:value-type="float" office:value="0.3564" calcext:value-type="float">
            <text:p>0.3564</text:p>
          </table:table-cell>
          <table:table-cell table:formula="of:=[.C1052]*[.$B$3]+[.D1052]*[.$B$5]+[.E1052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49314044325147" calcext:value-type="float">
            <text:p>9.49</text:p>
          </table:table-cell>
          <table:table-cell office:value-type="float" office:value="4.2582102011681" calcext:value-type="float">
            <text:p>4.2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3]*[.$B$4]+[.D1053]*[.$B$6]+[.E1053]*[.$B$8]" office:value-type="float" office:value="0.3564" calcext:value-type="float">
            <text:p>0.3564</text:p>
          </table:table-cell>
          <table:table-cell table:formula="of:=[.C1053]*[.$B$3]+[.D1053]*[.$B$5]+[.E1053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57454193334561" calcext:value-type="float">
            <text:p>9.57</text:p>
          </table:table-cell>
          <table:table-cell office:value-type="float" office:value="4.35327828115506" calcext:value-type="float">
            <text:p>4.3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4]*[.$B$4]+[.D1054]*[.$B$6]+[.E1054]*[.$B$8]" office:value-type="float" office:value="0.3564" calcext:value-type="float">
            <text:p>0.3564</text:p>
          </table:table-cell>
          <table:table-cell table:formula="of:=[.C1054]*[.$B$3]+[.D1054]*[.$B$5]+[.E1054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65131833877531" calcext:value-type="float">
            <text:p>9.65</text:p>
          </table:table-cell>
          <table:table-cell office:value-type="float" office:value="4.44408272099048" calcext:value-type="float">
            <text:p>4.4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5]*[.$B$4]+[.D1055]*[.$B$6]+[.E1055]*[.$B$8]" office:value-type="float" office:value="0.3564" calcext:value-type="float">
            <text:p>0.3564</text:p>
          </table:table-cell>
          <table:table-cell table:formula="of:=[.C1055]*[.$B$3]+[.D1055]*[.$B$5]+[.E1055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7385782694444" calcext:value-type="float">
            <text:p>9.74</text:p>
          </table:table-cell>
          <table:table-cell office:value-type="float" office:value="4.54875178772325" calcext:value-type="float">
            <text:p>4.5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6]*[.$B$4]+[.D1056]*[.$B$6]+[.E1056]*[.$B$8]" office:value-type="float" office:value="0.3564" calcext:value-type="float">
            <text:p>0.3564</text:p>
          </table:table-cell>
          <table:table-cell table:formula="of:=[.C1056]*[.$B$3]+[.D1056]*[.$B$5]+[.E1056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80641284452285" calcext:value-type="float">
            <text:p>9.81</text:p>
          </table:table-cell>
          <table:table-cell office:value-type="float" office:value="4.63114972293895" calcext:value-type="float">
            <text:p>4.6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7]*[.$B$4]+[.D1057]*[.$B$6]+[.E1057]*[.$B$8]" office:value-type="float" office:value="0.3564" calcext:value-type="float">
            <text:p>0.3564</text:p>
          </table:table-cell>
          <table:table-cell table:formula="of:=[.C1057]*[.$B$3]+[.D1057]*[.$B$5]+[.E1057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88133921608678" calcext:value-type="float">
            <text:p>9.88</text:p>
          </table:table-cell>
          <table:table-cell office:value-type="float" office:value="4.72332637494445" calcext:value-type="float">
            <text:p>4.7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8]*[.$B$4]+[.D1058]*[.$B$6]+[.E1058]*[.$B$8]" office:value-type="float" office:value="0.3564" calcext:value-type="float">
            <text:p>0.3564</text:p>
          </table:table-cell>
          <table:table-cell table:formula="of:=[.C1058]*[.$B$3]+[.D1058]*[.$B$5]+[.E1058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9.95595724867307" calcext:value-type="float">
            <text:p>9.96</text:p>
          </table:table-cell>
          <table:table-cell office:value-type="float" office:value="4.81621888963679" calcext:value-type="float">
            <text:p>4.8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59]*[.$B$4]+[.D1059]*[.$B$6]+[.E1059]*[.$B$8]" office:value-type="float" office:value="0.3564" calcext:value-type="float">
            <text:p>0.3564</text:p>
          </table:table-cell>
          <table:table-cell table:formula="of:=[.C1059]*[.$B$3]+[.D1059]*[.$B$5]+[.E1059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10.0305752812594" calcext:value-type="float">
            <text:p>10.03</text:p>
          </table:table-cell>
          <table:table-cell office:value-type="float" office:value="4.91021221700763" calcext:value-type="float">
            <text:p>4.9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60]*[.$B$4]+[.D1060]*[.$B$6]+[.E1060]*[.$B$8]" office:value-type="float" office:value="0.3564" calcext:value-type="float">
            <text:p>0.3564</text:p>
          </table:table-cell>
          <table:table-cell table:formula="of:=[.C1060]*[.$B$3]+[.D1060]*[.$B$5]+[.E1060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10.1034974494687" calcext:value-type="float">
            <text:p>10.10</text:p>
          </table:table-cell>
          <table:table-cell office:value-type="float" office:value="5.00312215889925" calcext:value-type="float">
            <text:p>5.0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  <table:table-cell table:formula="of:=[.C1061]*[.$B$4]+[.D1061]*[.$B$6]+[.E1061]*[.$B$8]" office:value-type="float" office:value="0.3564" calcext:value-type="float">
            <text:p>0.3564</text:p>
          </table:table-cell>
          <table:table-cell table:formula="of:=[.C1061]*[.$B$3]+[.D1061]*[.$B$5]+[.E1061]*[.$B$7]" office:value-type="float" office:value="0.4999" calcext:value-type="float">
            <text:p>0.4999</text:p>
          </table:table-cell>
        </table:table-row>
        <table:table-row table:style-name="ro1">
          <table:table-cell office:value-type="float" office:value="0.204817202291451" calcext:value-type="float">
            <text:p>0.20</text:p>
          </table:table-cell>
          <table:table-cell office:value-type="float" office:value="0.0000227344063669443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2]*[.$B$4]+[.D1062]*[.$B$6]+[.E1062]*[.$B$8]" office:value-type="float" office:value="0.52545" calcext:value-type="float">
            <text:p>0.52545</text:p>
          </table:table-cell>
          <table:table-cell table:formula="of:=[.C1062]*[.$B$3]+[.D1062]*[.$B$5]+[.E1062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0.409634404582903" calcext:value-type="float">
            <text:p>0.41</text:p>
          </table:table-cell>
          <table:table-cell office:value-type="float" office:value="0.000274394330885261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3]*[.$B$4]+[.D1063]*[.$B$6]+[.E1063]*[.$B$8]" office:value-type="float" office:value="0.52545" calcext:value-type="float">
            <text:p>0.52545</text:p>
          </table:table-cell>
          <table:table-cell table:formula="of:=[.C1063]*[.$B$3]+[.D1063]*[.$B$5]+[.E1063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0.604925225372426" calcext:value-type="float">
            <text:p>0.60</text:p>
          </table:table-cell>
          <table:table-cell office:value-type="float" office:value="0.00128162436785176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4]*[.$B$4]+[.D1064]*[.$B$6]+[.E1064]*[.$B$8]" office:value-type="float" office:value="0.52545" calcext:value-type="float">
            <text:p>0.52545</text:p>
          </table:table-cell>
          <table:table-cell table:formula="of:=[.C1064]*[.$B$3]+[.D1064]*[.$B$5]+[.E1064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0.80081144500582" calcext:value-type="float">
            <text:p>0.80</text:p>
          </table:table-cell>
          <table:table-cell office:value-type="float" office:value="0.00391789591779932" calcext:value-type="float">
            <text:p>0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5]*[.$B$4]+[.D1065]*[.$B$6]+[.E1065]*[.$B$8]" office:value-type="float" office:value="0.52545" calcext:value-type="float">
            <text:p>0.52545</text:p>
          </table:table-cell>
          <table:table-cell table:formula="of:=[.C1065]*[.$B$3]+[.D1065]*[.$B$5]+[.E1065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1.0050332484534" calcext:value-type="float">
            <text:p>1.01</text:p>
          </table:table-cell>
          <table:table-cell office:value-type="float" office:value="0.00968277760608122" calcext:value-type="float">
            <text:p>0.0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6]*[.$B$4]+[.D1066]*[.$B$6]+[.E1066]*[.$B$8]" office:value-type="float" office:value="0.52545" calcext:value-type="float">
            <text:p>0.52545</text:p>
          </table:table-cell>
          <table:table-cell table:formula="of:=[.C1066]*[.$B$3]+[.D1066]*[.$B$5]+[.E1066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1.20985045074485" calcext:value-type="float">
            <text:p>1.21</text:p>
          </table:table-cell>
          <table:table-cell office:value-type="float" office:value="0.020194876003284" calcext:value-type="float">
            <text:p>0.0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7]*[.$B$4]+[.D1067]*[.$B$6]+[.E1067]*[.$B$8]" office:value-type="float" office:value="0.52545" calcext:value-type="float">
            <text:p>0.52545</text:p>
          </table:table-cell>
          <table:table-cell table:formula="of:=[.C1067]*[.$B$3]+[.D1067]*[.$B$5]+[.E1067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1.39561489003245" calcext:value-type="float">
            <text:p>1.40</text:p>
          </table:table-cell>
          <table:table-cell office:value-type="float" office:value="0.0346421363935061" calcext:value-type="float">
            <text:p>0.0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8]*[.$B$4]+[.D1068]*[.$B$6]+[.E1068]*[.$B$8]" office:value-type="float" office:value="0.52545" calcext:value-type="float">
            <text:p>0.52545</text:p>
          </table:table-cell>
          <table:table-cell table:formula="of:=[.C1068]*[.$B$3]+[.D1068]*[.$B$5]+[.E1068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1.59924129463616" calcext:value-type="float">
            <text:p>1.60</text:p>
          </table:table-cell>
          <table:table-cell office:value-type="float" office:value="0.0558910213291273" calcext:value-type="float">
            <text:p>0.0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69]*[.$B$4]+[.D1069]*[.$B$6]+[.E1069]*[.$B$8]" office:value-type="float" office:value="0.52545" calcext:value-type="float">
            <text:p>0.52545</text:p>
          </table:table-cell>
          <table:table-cell table:formula="of:=[.C1069]*[.$B$3]+[.D1069]*[.$B$5]+[.E1069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1.7981045084889" calcext:value-type="float">
            <text:p>1.80</text:p>
          </table:table-cell>
          <table:table-cell office:value-type="float" office:value="0.081108397043068" calcext:value-type="float">
            <text:p>0.08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0]*[.$B$4]+[.D1070]*[.$B$6]+[.E1070]*[.$B$8]" office:value-type="float" office:value="0.52545" calcext:value-type="float">
            <text:p>0.52545</text:p>
          </table:table-cell>
          <table:table-cell table:formula="of:=[.C1070]*[.$B$3]+[.D1070]*[.$B$5]+[.E1070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1.99220453159069" calcext:value-type="float">
            <text:p>1.99</text:p>
          </table:table-cell>
          <table:table-cell office:value-type="float" office:value="0.10836733616136" calcext:value-type="float">
            <text:p>0.1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1]*[.$B$4]+[.D1071]*[.$B$6]+[.E1071]*[.$B$8]" office:value-type="float" office:value="0.52545" calcext:value-type="float">
            <text:p>0.52545</text:p>
          </table:table-cell>
          <table:table-cell table:formula="of:=[.C1071]*[.$B$3]+[.D1071]*[.$B$5]+[.E1071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2.18987694775569" calcext:value-type="float">
            <text:p>2.19</text:p>
          </table:table-cell>
          <table:table-cell office:value-type="float" office:value="0.137421855463143" calcext:value-type="float">
            <text:p>0.1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2]*[.$B$4]+[.D1072]*[.$B$6]+[.E1072]*[.$B$8]" office:value-type="float" office:value="0.52545" calcext:value-type="float">
            <text:p>0.52545</text:p>
          </table:table-cell>
          <table:table-cell table:formula="of:=[.C1072]*[.$B$3]+[.D1072]*[.$B$5]+[.E1072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2.38219077432586" calcext:value-type="float">
            <text:p>2.38</text:p>
          </table:table-cell>
          <table:table-cell office:value-type="float" office:value="0.16637457101237" calcext:value-type="float">
            <text:p>0.1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3]*[.$B$4]+[.D1073]*[.$B$6]+[.E1073]*[.$B$8]" office:value-type="float" office:value="0.52545" calcext:value-type="float">
            <text:p>0.52545</text:p>
          </table:table-cell>
          <table:table-cell table:formula="of:=[.C1073]*[.$B$3]+[.D1073]*[.$B$5]+[.E1073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2.57569539858377" calcext:value-type="float">
            <text:p>2.58</text:p>
          </table:table-cell>
          <table:table-cell office:value-type="float" office:value="0.192497275200356" calcext:value-type="float">
            <text:p>0.19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4]*[.$B$4]+[.D1074]*[.$B$6]+[.E1074]*[.$B$8]" office:value-type="float" office:value="0.52545" calcext:value-type="float">
            <text:p>0.52545</text:p>
          </table:table-cell>
          <table:table-cell table:formula="of:=[.C1074]*[.$B$3]+[.D1074]*[.$B$5]+[.E1074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2.76384143324685" calcext:value-type="float">
            <text:p>2.76</text:p>
          </table:table-cell>
          <table:table-cell office:value-type="float" office:value="0.216977241079211" calcext:value-type="float">
            <text:p>0.2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5]*[.$B$4]+[.D1075]*[.$B$6]+[.E1075]*[.$B$8]" office:value-type="float" office:value="0.52545" calcext:value-type="float">
            <text:p>0.52545</text:p>
          </table:table-cell>
          <table:table-cell table:formula="of:=[.C1075]*[.$B$3]+[.D1075]*[.$B$5]+[.E1075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2.94365188409574" calcext:value-type="float">
            <text:p>2.94</text:p>
          </table:table-cell>
          <table:table-cell office:value-type="float" office:value="0.236911065090653" calcext:value-type="float">
            <text:p>0.2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6]*[.$B$4]+[.D1076]*[.$B$6]+[.E1076]*[.$B$8]" office:value-type="float" office:value="0.52545" calcext:value-type="float">
            <text:p>0.52545</text:p>
          </table:table-cell>
          <table:table-cell table:formula="of:=[.C1076]*[.$B$3]+[.D1076]*[.$B$5]+[.E1076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3.13715650835365" calcext:value-type="float">
            <text:p>3.14</text:p>
          </table:table-cell>
          <table:table-cell office:value-type="float" office:value="0.257088839707058" calcext:value-type="float">
            <text:p>0.2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7]*[.$B$4]+[.D1077]*[.$B$6]+[.E1077]*[.$B$8]" office:value-type="float" office:value="0.52545" calcext:value-type="float">
            <text:p>0.52545</text:p>
          </table:table-cell>
          <table:table-cell table:formula="of:=[.C1077]*[.$B$3]+[.D1077]*[.$B$5]+[.E1077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3.32232554879738" calcext:value-type="float">
            <text:p>3.32</text:p>
          </table:table-cell>
          <table:table-cell office:value-type="float" office:value="0.298130376330465" calcext:value-type="float">
            <text:p>0.3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8]*[.$B$4]+[.D1078]*[.$B$6]+[.E1078]*[.$B$8]" office:value-type="float" office:value="0.52545" calcext:value-type="float">
            <text:p>0.52545</text:p>
          </table:table-cell>
          <table:table-cell table:formula="of:=[.C1078]*[.$B$3]+[.D1078]*[.$B$5]+[.E1078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3.50034980311466" calcext:value-type="float">
            <text:p>3.50</text:p>
          </table:table-cell>
          <table:table-cell office:value-type="float" office:value="0.342418978003636" calcext:value-type="float">
            <text:p>0.3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79]*[.$B$4]+[.D1079]*[.$B$6]+[.E1079]*[.$B$8]" office:value-type="float" office:value="0.52545" calcext:value-type="float">
            <text:p>0.52545</text:p>
          </table:table-cell>
          <table:table-cell table:formula="of:=[.C1079]*[.$B$3]+[.D1079]*[.$B$5]+[.E1079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3.66765687824227" calcext:value-type="float">
            <text:p>3.67</text:p>
          </table:table-cell>
          <table:table-cell office:value-type="float" office:value="0.387435510564931" calcext:value-type="float">
            <text:p>0.39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0]*[.$B$4]+[.D1080]*[.$B$6]+[.E1080]*[.$B$8]" office:value-type="float" office:value="0.52545" calcext:value-type="float">
            <text:p>0.52545</text:p>
          </table:table-cell>
          <table:table-cell table:formula="of:=[.C1080]*[.$B$3]+[.D1080]*[.$B$5]+[.E1080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3.84925352562277" calcext:value-type="float">
            <text:p>3.85</text:p>
          </table:table-cell>
          <table:table-cell office:value-type="float" office:value="0.440171845068764" calcext:value-type="float">
            <text:p>0.4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1]*[.$B$4]+[.D1081]*[.$B$6]+[.E1081]*[.$B$8]" office:value-type="float" office:value="0.52545" calcext:value-type="float">
            <text:p>0.52545</text:p>
          </table:table-cell>
          <table:table-cell table:formula="of:=[.C1081]*[.$B$3]+[.D1081]*[.$B$5]+[.E1081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4.01060661231168" calcext:value-type="float">
            <text:p>4.01</text:p>
          </table:table-cell>
          <table:table-cell office:value-type="float" office:value="0.4905219683313" calcext:value-type="float">
            <text:p>0.49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2]*[.$B$4]+[.D1082]*[.$B$6]+[.E1082]*[.$B$8]" office:value-type="float" office:value="0.52545" calcext:value-type="float">
            <text:p>0.52545</text:p>
          </table:table-cell>
          <table:table-cell table:formula="of:=[.C1082]*[.$B$3]+[.D1082]*[.$B$5]+[.E1082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4.18922626547283" calcext:value-type="float">
            <text:p>4.19</text:p>
          </table:table-cell>
          <table:table-cell office:value-type="float" office:value="0.550209006082006" calcext:value-type="float">
            <text:p>0.5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3]*[.$B$4]+[.D1083]*[.$B$6]+[.E1083]*[.$B$8]" office:value-type="float" office:value="0.52545" calcext:value-type="float">
            <text:p>0.52545</text:p>
          </table:table-cell>
          <table:table-cell table:formula="of:=[.C1083]*[.$B$3]+[.D1083]*[.$B$5]+[.E1083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4.34998395331786" calcext:value-type="float">
            <text:p>4.35</text:p>
          </table:table-cell>
          <table:table-cell office:value-type="float" office:value="0.607544578320738" calcext:value-type="float">
            <text:p>0.6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4]*[.$B$4]+[.D1084]*[.$B$6]+[.E1084]*[.$B$8]" office:value-type="float" office:value="0.52545" calcext:value-type="float">
            <text:p>0.52545</text:p>
          </table:table-cell>
          <table:table-cell table:formula="of:=[.C1084]*[.$B$3]+[.D1084]*[.$B$5]+[.E1084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4.50836004578741" calcext:value-type="float">
            <text:p>4.51</text:p>
          </table:table-cell>
          <table:table-cell office:value-type="float" office:value="0.667481632658802" calcext:value-type="float">
            <text:p>0.6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5]*[.$B$4]+[.D1085]*[.$B$6]+[.E1085]*[.$B$8]" office:value-type="float" office:value="0.52545" calcext:value-type="float">
            <text:p>0.52545</text:p>
          </table:table-cell>
          <table:table-cell table:formula="of:=[.C1085]*[.$B$3]+[.D1085]*[.$B$5]+[.E1085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4.65840055444278" calcext:value-type="float">
            <text:p>4.66</text:p>
          </table:table-cell>
          <table:table-cell office:value-type="float" office:value="0.727391407442242" calcext:value-type="float">
            <text:p>0.7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6]*[.$B$4]+[.D1086]*[.$B$6]+[.E1086]*[.$B$8]" office:value-type="float" office:value="0.52545" calcext:value-type="float">
            <text:p>0.52545</text:p>
          </table:table-cell>
          <table:table-cell table:formula="of:=[.C1086]*[.$B$3]+[.D1086]*[.$B$5]+[.E1086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4.82987542147748" calcext:value-type="float">
            <text:p>4.83</text:p>
          </table:table-cell>
          <table:table-cell office:value-type="float" office:value="0.799762582862023" calcext:value-type="float">
            <text:p>0.8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7]*[.$B$4]+[.D1087]*[.$B$6]+[.E1087]*[.$B$8]" office:value-type="float" office:value="0.52545" calcext:value-type="float">
            <text:p>0.52545</text:p>
          </table:table-cell>
          <table:table-cell table:formula="of:=[.C1087]*[.$B$3]+[.D1087]*[.$B$5]+[.E1087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4.97098494747479" calcext:value-type="float">
            <text:p>4.97</text:p>
          </table:table-cell>
          <table:table-cell office:value-type="float" office:value="0.862555919609834" calcext:value-type="float">
            <text:p>0.8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8]*[.$B$4]+[.D1088]*[.$B$6]+[.E1088]*[.$B$8]" office:value-type="float" office:value="0.52545" calcext:value-type="float">
            <text:p>0.52545</text:p>
          </table:table-cell>
          <table:table-cell table:formula="of:=[.C1088]*[.$B$3]+[.D1088]*[.$B$5]+[.E1088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5.11923925959854" calcext:value-type="float">
            <text:p>5.12</text:p>
          </table:table-cell>
          <table:table-cell office:value-type="float" office:value="0.931586616644505" calcext:value-type="float">
            <text:p>0.9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89]*[.$B$4]+[.D1089]*[.$B$6]+[.E1089]*[.$B$8]" office:value-type="float" office:value="0.52545" calcext:value-type="float">
            <text:p>0.52545</text:p>
          </table:table-cell>
          <table:table-cell table:formula="of:=[.C1089]*[.$B$3]+[.D1089]*[.$B$5]+[.E1089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5.26273038097133" calcext:value-type="float">
            <text:p>5.26</text:p>
          </table:table-cell>
          <table:table-cell office:value-type="float" office:value="1.00149941085968" calcext:value-type="float">
            <text:p>1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0]*[.$B$4]+[.D1090]*[.$B$6]+[.E1090]*[.$B$8]" office:value-type="float" office:value="0.52545" calcext:value-type="float">
            <text:p>0.52545</text:p>
          </table:table-cell>
          <table:table-cell table:formula="of:=[.C1090]*[.$B$3]+[.D1090]*[.$B$5]+[.E1090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5.4026491092809" calcext:value-type="float">
            <text:p>5.40</text:p>
          </table:table-cell>
          <table:table-cell office:value-type="float" office:value="1.07273208975196" calcext:value-type="float">
            <text:p>1.0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1]*[.$B$4]+[.D1091]*[.$B$6]+[.E1091]*[.$B$8]" office:value-type="float" office:value="0.52545" calcext:value-type="float">
            <text:p>0.52545</text:p>
          </table:table-cell>
          <table:table-cell table:formula="of:=[.C1091]*[.$B$3]+[.D1091]*[.$B$5]+[.E1091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5.54137703990273" calcext:value-type="float">
            <text:p>5.54</text:p>
          </table:table-cell>
          <table:table-cell office:value-type="float" office:value="1.14629685949238" calcext:value-type="float">
            <text:p>1.1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2]*[.$B$4]+[.D1092]*[.$B$6]+[.E1092]*[.$B$8]" office:value-type="float" office:value="0.52545" calcext:value-type="float">
            <text:p>0.52545</text:p>
          </table:table-cell>
          <table:table-cell table:formula="of:=[.C1092]*[.$B$3]+[.D1092]*[.$B$5]+[.E1092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5.67593717861746" calcext:value-type="float">
            <text:p>5.68</text:p>
          </table:table-cell>
          <table:table-cell office:value-type="float" office:value="1.22048374593236" calcext:value-type="float">
            <text:p>1.2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3]*[.$B$4]+[.D1093]*[.$B$6]+[.E1093]*[.$B$8]" office:value-type="float" office:value="0.52545" calcext:value-type="float">
            <text:p>0.52545</text:p>
          </table:table-cell>
          <table:table-cell table:formula="of:=[.C1093]*[.$B$3]+[.D1093]*[.$B$5]+[.E1093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5.80752032311284" calcext:value-type="float">
            <text:p>5.81</text:p>
          </table:table-cell>
          <table:table-cell office:value-type="float" office:value="1.29579797118383" calcext:value-type="float">
            <text:p>1.3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4]*[.$B$4]+[.D1094]*[.$B$6]+[.E1094]*[.$B$8]" office:value-type="float" office:value="0.52545" calcext:value-type="float">
            <text:p>0.52545</text:p>
          </table:table-cell>
          <table:table-cell table:formula="of:=[.C1094]*[.$B$3]+[.D1094]*[.$B$5]+[.E1094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5.93850806876435" calcext:value-type="float">
            <text:p>5.94</text:p>
          </table:table-cell>
          <table:table-cell office:value-type="float" office:value="1.3735658665942" calcext:value-type="float">
            <text:p>1.3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5]*[.$B$4]+[.D1095]*[.$B$6]+[.E1095]*[.$B$8]" office:value-type="float" office:value="0.52545" calcext:value-type="float">
            <text:p>0.52545</text:p>
          </table:table-cell>
          <table:table-cell table:formula="of:=[.C1095]*[.$B$3]+[.D1095]*[.$B$5]+[.E1095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6.06532802250876" calcext:value-type="float">
            <text:p>6.07</text:p>
          </table:table-cell>
          <table:table-cell office:value-type="float" office:value="1.45149364750437" calcext:value-type="float">
            <text:p>1.4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6]*[.$B$4]+[.D1096]*[.$B$6]+[.E1096]*[.$B$8]" office:value-type="float" office:value="0.52545" calcext:value-type="float">
            <text:p>0.52545</text:p>
          </table:table-cell>
          <table:table-cell table:formula="of:=[.C1096]*[.$B$3]+[.D1096]*[.$B$5]+[.E1096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6.18857558318996" calcext:value-type="float">
            <text:p>6.19</text:p>
          </table:table-cell>
          <table:table-cell office:value-type="float" office:value="1.52977690538313" calcext:value-type="float">
            <text:p>1.5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7]*[.$B$4]+[.D1097]*[.$B$6]+[.E1097]*[.$B$8]" office:value-type="float" office:value="0.52545" calcext:value-type="float">
            <text:p>0.52545</text:p>
          </table:table-cell>
          <table:table-cell table:formula="of:=[.C1097]*[.$B$3]+[.D1097]*[.$B$5]+[.E1097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6.3088461496518" calcext:value-type="float">
            <text:p>6.31</text:p>
          </table:table-cell>
          <table:table-cell office:value-type="float" office:value="1.60848473511131" calcext:value-type="float">
            <text:p>1.6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8]*[.$B$4]+[.D1098]*[.$B$6]+[.E1098]*[.$B$8]" office:value-type="float" office:value="0.52545" calcext:value-type="float">
            <text:p>0.52545</text:p>
          </table:table-cell>
          <table:table-cell table:formula="of:=[.C1098]*[.$B$3]+[.D1098]*[.$B$5]+[.E1098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6.43507070455234" calcext:value-type="float">
            <text:p>6.44</text:p>
          </table:table-cell>
          <table:table-cell office:value-type="float" office:value="1.69377455789635" calcext:value-type="float">
            <text:p>1.69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099]*[.$B$4]+[.D1099]*[.$B$6]+[.E1099]*[.$B$8]" office:value-type="float" office:value="0.52545" calcext:value-type="float">
            <text:p>0.52545</text:p>
          </table:table-cell>
          <table:table-cell table:formula="of:=[.C1099]*[.$B$3]+[.D1099]*[.$B$5]+[.E1099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6.54760108604387" calcext:value-type="float">
            <text:p>6.55</text:p>
          </table:table-cell>
          <table:table-cell office:value-type="float" office:value="1.7720895867084" calcext:value-type="float">
            <text:p>1.7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0]*[.$B$4]+[.D1100]*[.$B$6]+[.E1100]*[.$B$8]" office:value-type="float" office:value="0.52545" calcext:value-type="float">
            <text:p>0.52545</text:p>
          </table:table-cell>
          <table:table-cell table:formula="of:=[.C1100]*[.$B$3]+[.D1100]*[.$B$5]+[.E1100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6.66132226522313" calcext:value-type="float">
            <text:p>6.66</text:p>
          </table:table-cell>
          <table:table-cell office:value-type="float" office:value="1.85354078283666" calcext:value-type="float">
            <text:p>1.8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1]*[.$B$4]+[.D1101]*[.$B$6]+[.E1101]*[.$B$8]" office:value-type="float" office:value="0.52545" calcext:value-type="float">
            <text:p>0.52545</text:p>
          </table:table-cell>
          <table:table-cell table:formula="of:=[.C1101]*[.$B$3]+[.D1101]*[.$B$5]+[.E1101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6.77682964093401" calcext:value-type="float">
            <text:p>6.78</text:p>
          </table:table-cell>
          <table:table-cell office:value-type="float" office:value="1.93839349880334" calcext:value-type="float">
            <text:p>1.9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2]*[.$B$4]+[.D1102]*[.$B$6]+[.E1102]*[.$B$8]" office:value-type="float" office:value="0.52545" calcext:value-type="float">
            <text:p>0.52545</text:p>
          </table:table-cell>
          <table:table-cell table:formula="of:=[.C1102]*[.$B$3]+[.D1102]*[.$B$5]+[.E1102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6.88281063514296" calcext:value-type="float">
            <text:p>6.88</text:p>
          </table:table-cell>
          <table:table-cell office:value-type="float" office:value="2.01843050935816" calcext:value-type="float">
            <text:p>2.0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3]*[.$B$4]+[.D1103]*[.$B$6]+[.E1103]*[.$B$8]" office:value-type="float" office:value="0.52545" calcext:value-type="float">
            <text:p>0.52545</text:p>
          </table:table-cell>
          <table:table-cell table:formula="of:=[.C1103]*[.$B$3]+[.D1103]*[.$B$5]+[.E1103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6.99653181432222" calcext:value-type="float">
            <text:p>7.00</text:p>
          </table:table-cell>
          <table:table-cell office:value-type="float" office:value="2.10641801675567" calcext:value-type="float">
            <text:p>2.1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4]*[.$B$4]+[.D1104]*[.$B$6]+[.E1104]*[.$B$8]" office:value-type="float" office:value="0.52545" calcext:value-type="float">
            <text:p>0.52545</text:p>
          </table:table-cell>
          <table:table-cell table:formula="of:=[.C1104]*[.$B$3]+[.D1104]*[.$B$5]+[.E1104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7.10370360621891" calcext:value-type="float">
            <text:p>7.10</text:p>
          </table:table-cell>
          <table:table-cell office:value-type="float" office:value="2.19154431084437" calcext:value-type="float">
            <text:p>2.19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5]*[.$B$4]+[.D1105]*[.$B$6]+[.E1105]*[.$B$8]" office:value-type="float" office:value="0.52545" calcext:value-type="float">
            <text:p>0.52545</text:p>
          </table:table-cell>
          <table:table-cell table:formula="of:=[.C1105]*[.$B$3]+[.D1105]*[.$B$5]+[.E1105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7.20819610331819" calcext:value-type="float">
            <text:p>7.21</text:p>
          </table:table-cell>
          <table:table-cell office:value-type="float" office:value="2.27642152082212" calcext:value-type="float">
            <text:p>2.28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6]*[.$B$4]+[.D1106]*[.$B$6]+[.E1106]*[.$B$8]" office:value-type="float" office:value="0.52545" calcext:value-type="float">
            <text:p>0.52545</text:p>
          </table:table-cell>
          <table:table-cell table:formula="of:=[.C1106]*[.$B$3]+[.D1106]*[.$B$5]+[.E1106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7.3138793981052" calcext:value-type="float">
            <text:p>7.31</text:p>
          </table:table-cell>
          <table:table-cell office:value-type="float" office:value="2.36435054767868" calcext:value-type="float">
            <text:p>2.3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7]*[.$B$4]+[.D1107]*[.$B$6]+[.E1107]*[.$B$8]" office:value-type="float" office:value="0.52545" calcext:value-type="float">
            <text:p>0.52545</text:p>
          </table:table-cell>
          <table:table-cell table:formula="of:=[.C1107]*[.$B$3]+[.D1107]*[.$B$5]+[.E1107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7.4127156061877" calcext:value-type="float">
            <text:p>7.41</text:p>
          </table:table-cell>
          <table:table-cell office:value-type="float" office:value="2.44852691994278" calcext:value-type="float">
            <text:p>2.4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8]*[.$B$4]+[.D1108]*[.$B$6]+[.E1108]*[.$B$8]" office:value-type="float" office:value="0.52545" calcext:value-type="float">
            <text:p>0.52545</text:p>
          </table:table-cell>
          <table:table-cell table:formula="of:=[.C1108]*[.$B$3]+[.D1108]*[.$B$5]+[.E1108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7.51274261195795" calcext:value-type="float">
            <text:p>7.51</text:p>
          </table:table-cell>
          <table:table-cell office:value-type="float" office:value="2.53536986342547" calcext:value-type="float">
            <text:p>2.5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09]*[.$B$4]+[.D1109]*[.$B$6]+[.E1109]*[.$B$8]" office:value-type="float" office:value="0.52545" calcext:value-type="float">
            <text:p>0.52545</text:p>
          </table:table-cell>
          <table:table-cell table:formula="of:=[.C1109]*[.$B$3]+[.D1109]*[.$B$5]+[.E1109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7.61217421888432" calcext:value-type="float">
            <text:p>7.61</text:p>
          </table:table-cell>
          <table:table-cell office:value-type="float" office:value="2.62368962611461" calcext:value-type="float">
            <text:p>2.6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0]*[.$B$4]+[.D1110]*[.$B$6]+[.E1110]*[.$B$8]" office:value-type="float" office:value="0.52545" calcext:value-type="float">
            <text:p>0.52545</text:p>
          </table:table-cell>
          <table:table-cell table:formula="of:=[.C1110]*[.$B$3]+[.D1110]*[.$B$5]+[.E1110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7.71041502812295" calcext:value-type="float">
            <text:p>7.71</text:p>
          </table:table-cell>
          <table:table-cell office:value-type="float" office:value="2.71267390503904" calcext:value-type="float">
            <text:p>2.7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1]*[.$B$4]+[.D1111]*[.$B$6]+[.E1111]*[.$B$8]" office:value-type="float" office:value="0.52545" calcext:value-type="float">
            <text:p>0.52545</text:p>
          </table:table-cell>
          <table:table-cell table:formula="of:=[.C1111]*[.$B$3]+[.D1111]*[.$B$5]+[.E1111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7.80478574487642" calcext:value-type="float">
            <text:p>7.80</text:p>
          </table:table-cell>
          <table:table-cell office:value-type="float" office:value="2.79995551150409" calcext:value-type="float">
            <text:p>2.8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2]*[.$B$4]+[.D1112]*[.$B$6]+[.E1112]*[.$B$8]" office:value-type="float" office:value="0.52545" calcext:value-type="float">
            <text:p>0.52545</text:p>
          </table:table-cell>
          <table:table-cell table:formula="of:=[.C1112]*[.$B$3]+[.D1112]*[.$B$5]+[.E1112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7.89945416105183" calcext:value-type="float">
            <text:p>7.90</text:p>
          </table:table-cell>
          <table:table-cell office:value-type="float" office:value="2.88918474841291" calcext:value-type="float">
            <text:p>2.89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3]*[.$B$4]+[.D1113]*[.$B$6]+[.E1113]*[.$B$8]" office:value-type="float" office:value="0.52545" calcext:value-type="float">
            <text:p>0.52545</text:p>
          </table:table-cell>
          <table:table-cell table:formula="of:=[.C1113]*[.$B$3]+[.D1113]*[.$B$5]+[.E1113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7.99174098185176" calcext:value-type="float">
            <text:p>7.99</text:p>
          </table:table-cell>
          <table:table-cell office:value-type="float" office:value="2.97789260795604" calcext:value-type="float">
            <text:p>2.98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4]*[.$B$4]+[.D1114]*[.$B$6]+[.E1114]*[.$B$8]" office:value-type="float" office:value="0.52545" calcext:value-type="float">
            <text:p>0.52545</text:p>
          </table:table-cell>
          <table:table-cell table:formula="of:=[.C1114]*[.$B$3]+[.D1114]*[.$B$5]+[.E1114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8.08551629976136" calcext:value-type="float">
            <text:p>8.09</text:p>
          </table:table-cell>
          <table:table-cell office:value-type="float" office:value="3.0696792683981" calcext:value-type="float">
            <text:p>3.0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5]*[.$B$4]+[.D1115]*[.$B$6]+[.E1115]*[.$B$8]" office:value-type="float" office:value="0.52545" calcext:value-type="float">
            <text:p>0.52545</text:p>
          </table:table-cell>
          <table:table-cell table:formula="of:=[.C1115]*[.$B$3]+[.D1115]*[.$B$5]+[.E1115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8.16410894715227" calcext:value-type="float">
            <text:p>8.16</text:p>
          </table:table-cell>
          <table:table-cell office:value-type="float" office:value="3.14790030235199" calcext:value-type="float">
            <text:p>3.1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6]*[.$B$4]+[.D1116]*[.$B$6]+[.E1116]*[.$B$8]" office:value-type="float" office:value="0.52545" calcext:value-type="float">
            <text:p>0.52545</text:p>
          </table:table-cell>
          <table:table-cell table:formula="of:=[.C1116]*[.$B$3]+[.D1116]*[.$B$5]+[.E1116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8.26205205696897" calcext:value-type="float">
            <text:p>8.26</text:p>
          </table:table-cell>
          <table:table-cell office:value-type="float" office:value="3.24706409623085" calcext:value-type="float">
            <text:p>3.2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7]*[.$B$4]+[.D1117]*[.$B$6]+[.E1117]*[.$B$8]" office:value-type="float" office:value="0.52545" calcext:value-type="float">
            <text:p>0.52545</text:p>
          </table:table-cell>
          <table:table-cell table:formula="of:=[.C1117]*[.$B$3]+[.D1117]*[.$B$5]+[.E1117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8.34749179106438" calcext:value-type="float">
            <text:p>8.35</text:p>
          </table:table-cell>
          <table:table-cell office:value-type="float" office:value="3.33525350890886" calcext:value-type="float">
            <text:p>3.3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8]*[.$B$4]+[.D1118]*[.$B$6]+[.E1118]*[.$B$8]" office:value-type="float" office:value="0.52545" calcext:value-type="float">
            <text:p>0.52545</text:p>
          </table:table-cell>
          <table:table-cell table:formula="of:=[.C1118]*[.$B$3]+[.D1118]*[.$B$5]+[.E1118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8.43650391822302" calcext:value-type="float">
            <text:p>8.44</text:p>
          </table:table-cell>
          <table:table-cell office:value-type="float" office:value="3.4284764301141" calcext:value-type="float">
            <text:p>3.4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19]*[.$B$4]+[.D1119]*[.$B$6]+[.E1119]*[.$B$8]" office:value-type="float" office:value="0.52545" calcext:value-type="float">
            <text:p>0.52545</text:p>
          </table:table-cell>
          <table:table-cell table:formula="of:=[.C1119]*[.$B$3]+[.D1119]*[.$B$5]+[.E1119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8.52372984885005" calcext:value-type="float">
            <text:p>8.52</text:p>
          </table:table-cell>
          <table:table-cell office:value-type="float" office:value="3.52149604266016" calcext:value-type="float">
            <text:p>3.5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0]*[.$B$4]+[.D1120]*[.$B$6]+[.E1120]*[.$B$8]" office:value-type="float" office:value="0.52545" calcext:value-type="float">
            <text:p>0.52545</text:p>
          </table:table-cell>
          <table:table-cell table:formula="of:=[.C1120]*[.$B$3]+[.D1120]*[.$B$5]+[.E1120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8.60529949046031" calcext:value-type="float">
            <text:p>8.61</text:p>
          </table:table-cell>
          <table:table-cell office:value-type="float" office:value="3.60993333733724" calcext:value-type="float">
            <text:p>3.6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1]*[.$B$4]+[.D1121]*[.$B$6]+[.E1121]*[.$B$8]" office:value-type="float" office:value="0.52545" calcext:value-type="float">
            <text:p>0.52545</text:p>
          </table:table-cell>
          <table:table-cell table:formula="of:=[.C1121]*[.$B$3]+[.D1121]*[.$B$5]+[.E1121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8.68865532860218" calcext:value-type="float">
            <text:p>8.69</text:p>
          </table:table-cell>
          <table:table-cell office:value-type="float" office:value="3.70153734854601" calcext:value-type="float">
            <text:p>3.7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2]*[.$B$4]+[.D1122]*[.$B$6]+[.E1122]*[.$B$8]" office:value-type="float" office:value="0.52545" calcext:value-type="float">
            <text:p>0.52545</text:p>
          </table:table-cell>
          <table:table-cell table:formula="of:=[.C1122]*[.$B$3]+[.D1122]*[.$B$5]+[.E1122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8.77111806847824" calcext:value-type="float">
            <text:p>8.77</text:p>
          </table:table-cell>
          <table:table-cell office:value-type="float" office:value="3.79369593247808" calcext:value-type="float">
            <text:p>3.79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3]*[.$B$4]+[.D1123]*[.$B$6]+[.E1123]*[.$B$8]" office:value-type="float" office:value="0.52545" calcext:value-type="float">
            <text:p>0.52545</text:p>
          </table:table-cell>
          <table:table-cell table:formula="of:=[.C1123]*[.$B$3]+[.D1123]*[.$B$5]+[.E1123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8.85119921297883" calcext:value-type="float">
            <text:p>8.85</text:p>
          </table:table-cell>
          <table:table-cell office:value-type="float" office:value="3.88449996845582" calcext:value-type="float">
            <text:p>3.88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4]*[.$B$4]+[.D1124]*[.$B$6]+[.E1124]*[.$B$8]" office:value-type="float" office:value="0.52545" calcext:value-type="float">
            <text:p>0.52545</text:p>
          </table:table-cell>
          <table:table-cell table:formula="of:=[.C1124]*[.$B$3]+[.D1124]*[.$B$5]+[.E1124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8.93157805690134" calcext:value-type="float">
            <text:p>8.93</text:p>
          </table:table-cell>
          <table:table-cell office:value-type="float" office:value="3.97693316498134" calcext:value-type="float">
            <text:p>3.98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5]*[.$B$4]+[.D1125]*[.$B$6]+[.E1125]*[.$B$8]" office:value-type="float" office:value="0.52545" calcext:value-type="float">
            <text:p>0.52545</text:p>
          </table:table-cell>
          <table:table-cell table:formula="of:=[.C1125]*[.$B$3]+[.D1125]*[.$B$5]+[.E1125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9.01106380255805" calcext:value-type="float">
            <text:p>9.01</text:p>
          </table:table-cell>
          <table:table-cell office:value-type="float" office:value="4.06973263417468" calcext:value-type="float">
            <text:p>4.07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6]*[.$B$4]+[.D1126]*[.$B$6]+[.E1126]*[.$B$8]" office:value-type="float" office:value="0.52545" calcext:value-type="float">
            <text:p>0.52545</text:p>
          </table:table-cell>
          <table:table-cell table:formula="of:=[.C1126]*[.$B$3]+[.D1126]*[.$B$5]+[.E1126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9.0899541493709" calcext:value-type="float">
            <text:p>9.09</text:p>
          </table:table-cell>
          <table:table-cell office:value-type="float" office:value="4.16311993113477" calcext:value-type="float">
            <text:p>4.16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7]*[.$B$4]+[.D1127]*[.$B$6]+[.E1127]*[.$B$8]" office:value-type="float" office:value="0.52545" calcext:value-type="float">
            <text:p>0.52545</text:p>
          </table:table-cell>
          <table:table-cell table:formula="of:=[.C1127]*[.$B$3]+[.D1127]*[.$B$5]+[.E1127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9.16556980254245" calcext:value-type="float">
            <text:p>9.17</text:p>
          </table:table-cell>
          <table:table-cell office:value-type="float" office:value="4.25389018877871" calcext:value-type="float">
            <text:p>4.2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8]*[.$B$4]+[.D1128]*[.$B$6]+[.E1128]*[.$B$8]" office:value-type="float" office:value="0.52545" calcext:value-type="float">
            <text:p>0.52545</text:p>
          </table:table-cell>
          <table:table-cell table:formula="of:=[.C1128]*[.$B$3]+[.D1128]*[.$B$5]+[.E1128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9.24416244993335" calcext:value-type="float">
            <text:p>9.24</text:p>
          </table:table-cell>
          <table:table-cell office:value-type="float" office:value="4.34936943510277" calcext:value-type="float">
            <text:p>4.3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29]*[.$B$4]+[.D1129]*[.$B$6]+[.E1129]*[.$B$8]" office:value-type="float" office:value="0.52545" calcext:value-type="float">
            <text:p>0.52545</text:p>
          </table:table-cell>
          <table:table-cell table:formula="of:=[.C1129]*[.$B$3]+[.D1129]*[.$B$5]+[.E1129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9.31828960599523" calcext:value-type="float">
            <text:p>9.32</text:p>
          </table:table-cell>
          <table:table-cell office:value-type="float" office:value="4.44078765276562" calcext:value-type="float">
            <text:p>4.44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0]*[.$B$4]+[.D1130]*[.$B$6]+[.E1130]*[.$B$8]" office:value-type="float" office:value="0.52545" calcext:value-type="float">
            <text:p>0.52545</text:p>
          </table:table-cell>
          <table:table-cell table:formula="of:=[.C1130]*[.$B$3]+[.D1130]*[.$B$5]+[.E1130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9.40253854240291" calcext:value-type="float">
            <text:p>9.40</text:p>
          </table:table-cell>
          <table:table-cell office:value-type="float" office:value="4.54608483115066" calcext:value-type="float">
            <text:p>4.55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1]*[.$B$4]+[.D1131]*[.$B$6]+[.E1131]*[.$B$8]" office:value-type="float" office:value="0.52545" calcext:value-type="float">
            <text:p>0.52545</text:p>
          </table:table-cell>
          <table:table-cell table:formula="of:=[.C1131]*[.$B$3]+[.D1131]*[.$B$5]+[.E1131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9.46803241522866" calcext:value-type="float">
            <text:p>9.47</text:p>
          </table:table-cell>
          <table:table-cell office:value-type="float" office:value="4.62899267476626" calcext:value-type="float">
            <text:p>4.63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2]*[.$B$4]+[.D1132]*[.$B$6]+[.E1132]*[.$B$8]" office:value-type="float" office:value="0.52545" calcext:value-type="float">
            <text:p>0.52545</text:p>
          </table:table-cell>
          <table:table-cell table:formula="of:=[.C1132]*[.$B$3]+[.D1132]*[.$B$5]+[.E1132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9.54037337475893" calcext:value-type="float">
            <text:p>9.54</text:p>
          </table:table-cell>
          <table:table-cell office:value-type="float" office:value="4.72166280501474" calcext:value-type="float">
            <text:p>4.7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3]*[.$B$4]+[.D1133]*[.$B$6]+[.E1133]*[.$B$8]" office:value-type="float" office:value="0.52545" calcext:value-type="float">
            <text:p>0.52545</text:p>
          </table:table-cell>
          <table:table-cell table:formula="of:=[.C1133]*[.$B$3]+[.D1133]*[.$B$5]+[.E1133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9.61241663486726" calcext:value-type="float">
            <text:p>9.61</text:p>
          </table:table-cell>
          <table:table-cell office:value-type="float" office:value="4.81515398343924" calcext:value-type="float">
            <text:p>4.82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4]*[.$B$4]+[.D1134]*[.$B$6]+[.E1134]*[.$B$8]" office:value-type="float" office:value="0.52545" calcext:value-type="float">
            <text:p>0.52545</text:p>
          </table:table-cell>
          <table:table-cell table:formula="of:=[.C1134]*[.$B$3]+[.D1134]*[.$B$5]+[.E1134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9.68445989497559" calcext:value-type="float">
            <text:p>9.68</text:p>
          </table:table-cell>
          <table:table-cell office:value-type="float" office:value="4.90968049482999" calcext:value-type="float">
            <text:p>4.91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5]*[.$B$4]+[.D1135]*[.$B$6]+[.E1135]*[.$B$8]" office:value-type="float" office:value="0.52545" calcext:value-type="float">
            <text:p>0.52545</text:p>
          </table:table-cell>
          <table:table-cell table:formula="of:=[.C1135]*[.$B$3]+[.D1135]*[.$B$5]+[.E1135]*[.$B$7]" office:value-type="float" office:value="0.69395" calcext:value-type="float">
            <text:p>0.69395</text:p>
          </table:table-cell>
        </table:table-row>
        <table:table-row table:style-name="ro1">
          <table:table-cell office:value-type="float" office:value="9.75486580826327" calcext:value-type="float">
            <text:p>9.75</text:p>
          </table:table-cell>
          <table:table-cell office:value-type="float" office:value="5.00323355582206" calcext:value-type="float">
            <text:p>5.00</text:p>
          </table:table-cell>
          <table:table-cell table:number-columns-repeated="2" office:value-type="float" office:value="0.375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table:formula="of:=[.C1136]*[.$B$4]+[.D1136]*[.$B$6]+[.E1136]*[.$B$8]" office:value-type="float" office:value="0.52545" calcext:value-type="float">
            <text:p>0.52545</text:p>
          </table:table-cell>
          <table:table-cell table:formula="of:=[.C1136]*[.$B$3]+[.D1136]*[.$B$5]+[.E1136]*[.$B$7]" office:value-type="float" office:value="0.69395" calcext:value-type="float">
            <text:p>0.69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5" loext:min-decimal-places="5" number:min-integer-digits="1"/>
    </number:number-style>
    <number:number-style style:name="N161">
      <number:number number:decimal-places="4" loext:min-decimal-places="4" number:min-integer-digits="1"/>
    </number:number-style>
    <number:number-style style:name="N162">
      <number:number number:decimal-places="1" loext:min-decimal-places="1" number:min-integer-digits="1"/>
    </number:number-style>
    <number:number-style style:name="N16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2:31:39.764408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2:53:03.272732519</meta:creation-date>
    <dc:date>2022-06-15T22:39:47.295975698</dc:date>
    <meta:editing-duration>PT21H44M4S</meta:editing-duration>
    <meta:editing-cycles>2</meta:editing-cycles>
    <meta:generator>LibreOffice/6.4.7.2$Linux_X86_64 LibreOffice_project/40$Build-2</meta:generator>
    <meta:document-statistic meta:table-count="1" meta:cell-count="7909" meta:object-count="0"/>
  </office:meta>
</office:document-meta>
</file>